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179.6pt"/>
    </style:style>
    <style:style style:name="co3" style:family="table-column">
      <style:table-column-properties fo:break-before="auto" style:column-width="10.8pt"/>
    </style:style>
    <style:style style:name="co4" style:family="table-column">
      <style:table-column-properties fo:break-before="auto" style:column-width="54.99pt"/>
    </style:style>
    <style:style style:name="co5" style:family="table-column">
      <style:table-column-properties fo:break-before="auto" style:column-width="40.85pt"/>
    </style:style>
    <style:style style:name="co6" style:family="table-column">
      <style:table-column-properties fo:break-before="auto" style:column-width="32.2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0.15pt"/>
    </style:style>
    <style:style style:name="co9" style:family="table-column">
      <style:table-column-properties fo:break-before="auto" style:column-width="191.96pt"/>
    </style:style>
    <style:style style:name="co10" style:family="table-column">
      <style:table-column-properties fo:break-before="auto" style:column-width="80.11pt"/>
    </style:style>
    <style:style style:name="co11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-bottom="0.99pt" fo:padding-left="0.99pt" fo:padding-right="2.01pt" fo:padding-top="0.99pt"/>
      <style:paragraph-properties fo:text-align="end" fo:margin-left="0pt"/>
    </style:style>
    <style:style style:name="ce2" style:family="table-cell" style:parent-style-name="Alternating_20_Dark">
      <style:table-cell-properties style:text-align-source="fix" style:repeat-content="false" fo:padding-bottom="0.99pt" fo:padding-left="0.99pt" fo:padding-right="2.01pt" fo:padding-top="0.99pt"/>
      <style:paragraph-properties fo:text-align="end" fo:margin-left="0pt"/>
    </style:style>
    <style:style style:name="ce3" style:family="table-cell" style:parent-style-name="Alternating_20_Light">
      <style:table-cell-properties style:text-align-source="fix" style:repeat-content="false" fo:padding-bottom="0.99pt" fo:padding-left="0.99pt" fo:padding-right="2.01pt" fo:padding-top="0.99pt"/>
      <style:paragraph-properties fo:text-align="end" fo:margin-left="0pt"/>
    </style:style>
    <style:style style:name="ce4" style:family="table-cell" style:parent-style-name="Default">
      <style:table-cell-properties fo:padding-bottom="0.99pt" fo:padding-left="0.99pt" fo:padding-right="2.01pt" fo:padding-top="0.99pt"/>
    </style:style>
    <style:style style:name="ce5" style:family="table-cell" style:parent-style-name="Alternating_20_Dark">
      <style:table-cell-properties fo:background-color="transparent" fo:padding-bottom="0.99pt" fo:padding-left="2.01pt" fo:padding-right="0.99pt" fo:padding-top="0.99pt"/>
    </style:style>
    <style:style style:name="ce6" style:family="table-cell" style:parent-style-name="Alternating_20_Dark">
      <style:table-cell-properties fo:padding-bottom="0.99pt" fo:padding-left="2.01pt" fo:padding-right="0.99pt" fo:padding-top="0.99pt"/>
    </style:style>
    <style:style style:name="ce7" style:family="table-cell" style:parent-style-name="Alternating_20_Light">
      <style:table-cell-properties fo:padding-bottom="0.99pt" fo:padding-left="2.01pt" fo:padding-right="0.99pt" fo:padding-top="0.99pt"/>
    </style:style>
    <style:style style:name="ce8" style:family="table-cell" style:parent-style-name="Default">
      <style:table-cell-properties fo:padding-bottom="0.99pt" fo:padding-left="2.01pt" fo:padding-right="0.99pt" fo:padding-top="0.99pt"/>
    </style:style>
    <style:style style:name="ce9" style:family="table-cell" style:parent-style-name="Alternating_20_Dark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Alternating_20_Ligh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White_20_on_20_Black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White_20_on_20_Gray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6" style:family="table-cell" style:parent-style-name="Alternating_20_Dark">
      <style:table-cell-properties style:text-align-source="fix" style:repeat-content="false"/>
      <style:paragraph-properties fo:text-align="end" fo:margin-left="0pt"/>
    </style:style>
    <style:style style:name="ce17" style:family="table-cell" style:parent-style-name="Alternating_20_Light">
      <style:table-cell-properties style:text-align-source="fix" style:repeat-content="false"/>
      <style:paragraph-properties fo:text-align="end" fo:margin-left="0pt"/>
    </style:style>
  </office:automatic-styles>
  <office:body>
    <office:spreadsheet>
      <table:table table:name="Printable Version" table:style-name="ta1">
        <table:table-column table:style-name="co1" table:default-cell-style-name="ce4"/>
        <table:table-column table:style-name="co2" table:default-cell-style-name="ce8"/>
        <table:table-column table:style-name="co3" table:number-columns-repeated="15" table:default-cell-style-name="ce11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5" table:default-cell-style-name="Default"/>
        <table:table-column table:style-name="co8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5" office:value-type="string" calcext:value-type="string">
            <text:p>Game</text:p>
          </table:table-cell>
          <table:table-cell table:style-name="Default"/>
          <table:table-cell table:style-name="ce12" table:number-columns-repeated="6"/>
          <table:table-cell office:value-type="string" calcext:value-type="string">
            <text:p>Player Counts</text:p>
          </table:table-cell>
          <table:table-cell table:style-name="ce12" table:number-columns-repeated="7"/>
          <table:table-cell office:value-type="string" calcext:value-type="string">
            <text:p>Play Ti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Year</text:p>
          </table:table-cell>
          <table:table-cell table:number-columns-repeated="8"/>
          <table:table-cell table:style-name="ce12" table:number-columns-repeated="996"/>
        </table:table-row>
        <table:table-row table:style-name="ro1">
          <table:table-cell table:style-name="ce2" table:formula="of:=ROW() - 1&amp;T(ORG.OPENOFFICE.STYLE(IF(ISEVEN(ROW( ));&quot;Alternating Dark&quot;;&quot;Alternating Light&quot;)))" office:value-type="string" office:string-value="1" calcext:value-type="string">
            <text:p>1</text:p>
          </table:table-cell>
          <table:table-cell table:style-name="ce6" table:formula="of:=['Game Data'.A1]&amp;T(ORG.OPENOFFICE.STYLE(IF(ISEVEN(ROW( ));&quot;Alternating Dark&quot;;&quot;Alternating Light&quot;)))" office:value-type="string" office:string-value="Abalone" calcext:value-type="string">
            <text:p>Abalone</text:p>
          </table:table-cell>
          <table:table-cell table:style-name="ce9" table:formula="of:=TEXT([Step2.B1]; &quot;##&quot;)&amp;T(ORG.OPENOFFICE.STYLE([Style1.B1]))">
            <text:p/>
          </table:table-cell>
          <table:table-cell table:style-name="ce13" table:formula="of:=TEXT([Step2.C1]; &quot;##&quot;)&amp;T(ORG.OPENOFFICE.STYLE([Style1.C1]))" office:value-type="string" office:string-value="2" calcext:value-type="string">
            <text:p>2</text:p>
          </table:table-cell>
          <table:table-cell table:style-name="ce9" table:formula="of:=TEXT([Step2.D1]; &quot;##&quot;)&amp;T(ORG.OPENOFFICE.STYLE([Style1.D1]))">
            <text:p/>
          </table:table-cell>
          <table:table-cell table:style-name="ce9" table:formula="of:=TEXT([Step2.E1]; &quot;##&quot;)&amp;T(ORG.OPENOFFICE.STYLE([Style1.E1]))">
            <text:p/>
          </table:table-cell>
          <table:table-cell table:style-name="ce9" table:formula="of:=TEXT([Step2.F1]; &quot;##&quot;)&amp;T(ORG.OPENOFFICE.STYLE([Style1.F1]))">
            <text:p/>
          </table:table-cell>
          <table:table-cell table:style-name="ce9" table:formula="of:=TEXT([Step2.G1]; &quot;##&quot;)&amp;T(ORG.OPENOFFICE.STYLE([Style1.G1]))">
            <text:p/>
          </table:table-cell>
          <table:table-cell table:style-name="ce9" table:formula="of:=TEXT([Step2.H1]; &quot;##&quot;)&amp;T(ORG.OPENOFFICE.STYLE([Style1.H1]))">
            <text:p/>
          </table:table-cell>
          <table:table-cell table:style-name="ce9" table:formula="of:=TEXT([Step2.I1]; &quot;##&quot;)&amp;T(ORG.OPENOFFICE.STYLE([Style1.I1]))">
            <text:p/>
          </table:table-cell>
          <table:table-cell table:style-name="ce9" table:formula="of:=TEXT([Step2.J1]; &quot;##&quot;)&amp;T(ORG.OPENOFFICE.STYLE([Style1.J1]))">
            <text:p/>
          </table:table-cell>
          <table:table-cell table:style-name="ce9" table:formula="of:=TEXT([Step2.K1]; &quot;##&quot;)&amp;T(ORG.OPENOFFICE.STYLE([Style1.K1]))">
            <text:p/>
          </table:table-cell>
          <table:table-cell table:style-name="ce9" table:formula="of:=TEXT([Step2.L1]; &quot;##&quot;)&amp;T(ORG.OPENOFFICE.STYLE([Style1.L1]))">
            <text:p/>
          </table:table-cell>
          <table:table-cell table:style-name="ce9" table:formula="of:=TEXT([Step2.M1]; &quot;##&quot;)&amp;T(ORG.OPENOFFICE.STYLE([Style1.M1]))">
            <text:p/>
          </table:table-cell>
          <table:table-cell table:style-name="ce9" table:formula="of:=TEXT([Step2.N1]; &quot;##&quot;)&amp;T(ORG.OPENOFFICE.STYLE([Style1.N1]))">
            <text:p/>
          </table:table-cell>
          <table:table-cell table:style-name="ce9" table:formula="of:=TEXT([Step2.O1]; &quot;##&quot;)&amp;T(ORG.OPENOFFICE.STYLE([Style1.O1]))">
            <text:p/>
          </table:table-cell>
          <table:table-cell table:style-name="ce9" table:formula="of:=TEXT([Step2.P1]; &quot;##&quot;)&amp;T(ORG.OPENOFFICE.STYLE([Style1.P1]))">
            <text:p/>
          </table:table-cell>
          <table:table-cell office:value-type="string" calcext:value-type="string">
            <text:p>30 Min</text:p>
          </table:table-cell>
          <table:table-cell table:style-name="ce16" table:formula="of:=['Game Data'.$J1]&amp;T(ORG.OPENOFFICE.STYLE(IF(ISEVEN(ROW( ));&quot;Alternating Dark&quot;;&quot;Alternating Light&quot;)))" office:value-type="string" office:string-value="2.2244" calcext:value-type="string">
            <text:p>2.2244</text:p>
          </table:table-cell>
          <table:table-cell table:style-name="ce16" table:formula="of:=['Game Data'.$K1]&amp;T(ORG.OPENOFFICE.STYLE(IF(ISEVEN(ROW( ));&quot;Alternating Dark&quot;;&quot;Alternating Light&quot;)))" office:value-type="string" office:string-value="1987" calcext:value-type="string">
            <text:p>1987</text:p>
          </table:table-cell>
          <table:table-cell table:number-columns-repeated="1004"/>
        </table:table-row>
        <table:table-row table:style-name="ro1">
          <table:table-cell table:style-name="ce3" table:formula="of:=ROW() - 1&amp;T(ORG.OPENOFFICE.STYLE(IF(ISEVEN(ROW( ));&quot;Alternating Dark&quot;;&quot;Alternating Light&quot;)))" office:value-type="string" office:string-value="2" calcext:value-type="string">
            <text:p>2</text:p>
          </table:table-cell>
          <table:table-cell table:style-name="ce7" table:formula="of:=['Game Data'.A2]&amp;T(ORG.OPENOFFICE.STYLE(IF(ISEVEN(ROW( ));&quot;Alternating Dark&quot;;&quot;Alternating Light&quot;)))" office:value-type="string" office:string-value="The Adventurers: The Temple of Chac" calcext:value-type="string">
            <text:p>The Adventurers: The Temple of Chac</text:p>
          </table:table-cell>
          <table:table-cell table:style-name="ce10" table:formula="of:=TEXT([Step2.B2]; &quot;##&quot;)&amp;T(ORG.OPENOFFICE.STYLE([Style1.B2]))">
            <text:p/>
          </table:table-cell>
          <table:table-cell table:style-name="ce13" table:formula="of:=TEXT([Step2.C2]; &quot;##&quot;)&amp;T(ORG.OPENOFFICE.STYLE([Style1.C2]))" office:value-type="string" office:string-value="2" calcext:value-type="string">
            <text:p>2</text:p>
          </table:table-cell>
          <table:table-cell table:style-name="ce13" table:formula="of:=TEXT([Step2.D2]; &quot;##&quot;)&amp;T(ORG.OPENOFFICE.STYLE([Style1.D2]))">
            <text:p/>
          </table:table-cell>
          <table:table-cell table:style-name="ce13" table:formula="of:=TEXT([Step2.E2]; &quot;##&quot;)&amp;T(ORG.OPENOFFICE.STYLE([Style1.E2]))">
            <text:p/>
          </table:table-cell>
          <table:table-cell table:style-name="ce13" table:formula="of:=TEXT([Step2.F2]; &quot;##&quot;)&amp;T(ORG.OPENOFFICE.STYLE([Style1.F2]))">
            <text:p/>
          </table:table-cell>
          <table:table-cell table:style-name="ce13" table:formula="of:=TEXT([Step2.G2]; &quot;##&quot;)&amp;T(ORG.OPENOFFICE.STYLE([Style1.G2]))" office:value-type="string" office:string-value="6" calcext:value-type="string">
            <text:p>6</text:p>
          </table:table-cell>
          <table:table-cell table:style-name="ce10" table:formula="of:=TEXT([Step2.H2]; &quot;##&quot;)&amp;T(ORG.OPENOFFICE.STYLE([Style1.H2]))">
            <text:p/>
          </table:table-cell>
          <table:table-cell table:style-name="ce10" table:formula="of:=TEXT([Step2.I2]; &quot;##&quot;)&amp;T(ORG.OPENOFFICE.STYLE([Style1.I2]))">
            <text:p/>
          </table:table-cell>
          <table:table-cell table:style-name="ce10" table:formula="of:=TEXT([Step2.J2]; &quot;##&quot;)&amp;T(ORG.OPENOFFICE.STYLE([Style1.J2]))">
            <text:p/>
          </table:table-cell>
          <table:table-cell table:style-name="ce10" table:formula="of:=TEXT([Step2.K2]; &quot;##&quot;)&amp;T(ORG.OPENOFFICE.STYLE([Style1.K2]))">
            <text:p/>
          </table:table-cell>
          <table:table-cell table:style-name="ce10" table:formula="of:=TEXT([Step2.L2]; &quot;##&quot;)&amp;T(ORG.OPENOFFICE.STYLE([Style1.L2]))">
            <text:p/>
          </table:table-cell>
          <table:table-cell table:style-name="ce10" table:formula="of:=TEXT([Step2.M2]; &quot;##&quot;)&amp;T(ORG.OPENOFFICE.STYLE([Style1.M2]))">
            <text:p/>
          </table:table-cell>
          <table:table-cell table:style-name="ce10" table:formula="of:=TEXT([Step2.N2]; &quot;##&quot;)&amp;T(ORG.OPENOFFICE.STYLE([Style1.N2]))">
            <text:p/>
          </table:table-cell>
          <table:table-cell table:style-name="ce10" table:formula="of:=TEXT([Step2.O2]; &quot;##&quot;)&amp;T(ORG.OPENOFFICE.STYLE([Style1.O2]))">
            <text:p/>
          </table:table-cell>
          <table:table-cell table:style-name="ce10" table:formula="of:=TEXT([Step2.P2]; &quot;##&quot;)&amp;T(ORG.OPENOFFICE.STYLE([Style1.P2]))">
            <text:p/>
          </table:table-cell>
          <table:table-cell office:value-type="string" calcext:value-type="string">
            <text:p>45 Min</text:p>
          </table:table-cell>
          <table:table-cell table:style-name="ce17" table:formula="of:=['Game Data'.$J2]&amp;T(ORG.OPENOFFICE.STYLE(IF(ISEVEN(ROW( ));&quot;Alternating Dark&quot;;&quot;Alternating Light&quot;)))" office:value-type="string" office:string-value="1.6686" calcext:value-type="string">
            <text:p>1.6686</text:p>
          </table:table-cell>
          <table:table-cell table:style-name="ce17" table:formula="of:=['Game Data'.$K2]&amp;T(ORG.OPENOFFICE.STYLE(IF(ISEVEN(ROW( ));&quot;Alternating Dark&quot;;&quot;Alternating Light&quot;)))" office:value-type="string" office:string-value="2009" calcext:value-type="string">
            <text:p>2009</text:p>
          </table:table-cell>
          <table:table-cell table:number-columns-repeated="1004"/>
        </table:table-row>
        <table:table-row table:style-name="ro1">
          <table:table-cell table:style-name="ce2" table:formula="of:=ROW() - 1&amp;T(ORG.OPENOFFICE.STYLE(IF(ISEVEN(ROW( ));&quot;Alternating Dark&quot;;&quot;Alternating Light&quot;)))" office:value-type="string" office:string-value="3" calcext:value-type="string">
            <text:p>3</text:p>
          </table:table-cell>
          <table:table-cell table:style-name="ce6" table:formula="of:=['Game Data'.A3]&amp;T(ORG.OPENOFFICE.STYLE(IF(ISEVEN(ROW( ));&quot;Alternating Dark&quot;;&quot;Alternating Light&quot;)))" office:value-type="string" office:string-value="Alhambra: Big Box" calcext:value-type="string">
            <text:p>Alhambra: Big Box</text:p>
          </table:table-cell>
          <table:table-cell table:style-name="ce9" table:formula="of:=TEXT([Step2.B3]; &quot;##&quot;)&amp;T(ORG.OPENOFFICE.STYLE([Style1.B3]))">
            <text:p/>
          </table:table-cell>
          <table:table-cell table:style-name="ce13" table:formula="of:=TEXT([Step2.C3]; &quot;##&quot;)&amp;T(ORG.OPENOFFICE.STYLE([Style1.C3]))" office:value-type="string" office:string-value="2" calcext:value-type="string">
            <text:p>2</text:p>
          </table:table-cell>
          <table:table-cell table:style-name="ce13" table:formula="of:=TEXT([Step2.D3]; &quot;##&quot;)&amp;T(ORG.OPENOFFICE.STYLE([Style1.D3]))">
            <text:p/>
          </table:table-cell>
          <table:table-cell table:style-name="ce13" table:formula="of:=TEXT([Step2.E3]; &quot;##&quot;)&amp;T(ORG.OPENOFFICE.STYLE([Style1.E3]))">
            <text:p/>
          </table:table-cell>
          <table:table-cell table:style-name="ce13" table:formula="of:=TEXT([Step2.F3]; &quot;##&quot;)&amp;T(ORG.OPENOFFICE.STYLE([Style1.F3]))">
            <text:p/>
          </table:table-cell>
          <table:table-cell table:style-name="ce13" table:formula="of:=TEXT([Step2.G3]; &quot;##&quot;)&amp;T(ORG.OPENOFFICE.STYLE([Style1.G3]))" office:value-type="string" office:string-value="6" calcext:value-type="string">
            <text:p>6</text:p>
          </table:table-cell>
          <table:table-cell table:style-name="ce9" table:formula="of:=TEXT([Step2.H3]; &quot;##&quot;)&amp;T(ORG.OPENOFFICE.STYLE([Style1.H3]))">
            <text:p/>
          </table:table-cell>
          <table:table-cell table:style-name="ce9" table:formula="of:=TEXT([Step2.I3]; &quot;##&quot;)&amp;T(ORG.OPENOFFICE.STYLE([Style1.I3]))">
            <text:p/>
          </table:table-cell>
          <table:table-cell table:style-name="ce9" table:formula="of:=TEXT([Step2.J3]; &quot;##&quot;)&amp;T(ORG.OPENOFFICE.STYLE([Style1.J3]))">
            <text:p/>
          </table:table-cell>
          <table:table-cell table:style-name="ce9" table:formula="of:=TEXT([Step2.K3]; &quot;##&quot;)&amp;T(ORG.OPENOFFICE.STYLE([Style1.K3]))">
            <text:p/>
          </table:table-cell>
          <table:table-cell table:style-name="ce9" table:formula="of:=TEXT([Step2.L3]; &quot;##&quot;)&amp;T(ORG.OPENOFFICE.STYLE([Style1.L3]))">
            <text:p/>
          </table:table-cell>
          <table:table-cell table:style-name="ce9" table:formula="of:=TEXT([Step2.M3]; &quot;##&quot;)&amp;T(ORG.OPENOFFICE.STYLE([Style1.M3]))">
            <text:p/>
          </table:table-cell>
          <table:table-cell table:style-name="ce9" table:formula="of:=TEXT([Step2.N3]; &quot;##&quot;)&amp;T(ORG.OPENOFFICE.STYLE([Style1.N3]))">
            <text:p/>
          </table:table-cell>
          <table:table-cell table:style-name="ce9" table:formula="of:=TEXT([Step2.O3]; &quot;##&quot;)&amp;T(ORG.OPENOFFICE.STYLE([Style1.O3]))">
            <text:p/>
          </table:table-cell>
          <table:table-cell table:style-name="ce9" table:formula="of:=TEXT([Step2.P3]; &quot;##&quot;)&amp;T(ORG.OPENOFFICE.STYLE([Style1.P3]))">
            <text:p/>
          </table:table-cell>
          <table:table-cell office:value-type="string" calcext:value-type="string">
            <text:p>60 Min</text:p>
          </table:table-cell>
          <table:table-cell table:style-name="ce16" table:formula="of:=['Game Data'.$J3]&amp;T(ORG.OPENOFFICE.STYLE(IF(ISEVEN(ROW( ));&quot;Alternating Dark&quot;;&quot;Alternating Light&quot;)))" office:value-type="string" office:string-value="2.3444" calcext:value-type="string">
            <text:p>2.3444</text:p>
          </table:table-cell>
          <table:table-cell table:style-name="ce16" table:formula="of:=['Game Data'.$K3]&amp;T(ORG.OPENOFFICE.STYLE(IF(ISEVEN(ROW( ));&quot;Alternating Dark&quot;;&quot;Alternating Light&quot;)))" office:value-type="string" office:string-value="2009" calcext:value-type="string">
            <text:p>2009</text:p>
          </table:table-cell>
          <table:table-cell table:number-columns-repeated="1004"/>
        </table:table-row>
        <table:table-row table:style-name="ro1">
          <table:table-cell table:style-name="ce3" table:formula="of:=ROW() - 1&amp;T(ORG.OPENOFFICE.STYLE(IF(ISEVEN(ROW( ));&quot;Alternating Dark&quot;;&quot;Alternating Light&quot;)))" office:value-type="string" office:string-value="4" calcext:value-type="string">
            <text:p>4</text:p>
          </table:table-cell>
          <table:table-cell table:style-name="ce7" table:formula="of:=['Game Data'.A4]&amp;T(ORG.OPENOFFICE.STYLE(IF(ISEVEN(ROW( ));&quot;Alternating Dark&quot;;&quot;Alternating Light&quot;)))" office:value-type="string" office:string-value="The Ark of the Covenant" calcext:value-type="string">
            <text:p>The Ark of the Covenant</text:p>
          </table:table-cell>
          <table:table-cell table:style-name="ce10" table:formula="of:=TEXT([Step2.B4]; &quot;##&quot;)&amp;T(ORG.OPENOFFICE.STYLE([Style1.B4]))">
            <text:p/>
          </table:table-cell>
          <table:table-cell table:style-name="ce13" table:formula="of:=TEXT([Step2.C4]; &quot;##&quot;)&amp;T(ORG.OPENOFFICE.STYLE([Style1.C4]))" office:value-type="string" office:string-value="2" calcext:value-type="string">
            <text:p>2</text:p>
          </table:table-cell>
          <table:table-cell table:style-name="ce13" table:formula="of:=TEXT([Step2.D4]; &quot;##&quot;)&amp;T(ORG.OPENOFFICE.STYLE([Style1.D4]))">
            <text:p/>
          </table:table-cell>
          <table:table-cell table:style-name="ce13" table:formula="of:=TEXT([Step2.E4]; &quot;##&quot;)&amp;T(ORG.OPENOFFICE.STYLE([Style1.E4]))">
            <text:p/>
          </table:table-cell>
          <table:table-cell table:style-name="ce13" table:formula="of:=TEXT([Step2.F4]; &quot;##&quot;)&amp;T(ORG.OPENOFFICE.STYLE([Style1.F4]))" office:value-type="string" office:string-value="5" calcext:value-type="string">
            <text:p>5</text:p>
          </table:table-cell>
          <table:table-cell table:style-name="ce10" table:formula="of:=TEXT([Step2.G4]; &quot;##&quot;)&amp;T(ORG.OPENOFFICE.STYLE([Style1.G4]))">
            <text:p/>
          </table:table-cell>
          <table:table-cell table:style-name="ce10" table:formula="of:=TEXT([Step2.H4]; &quot;##&quot;)&amp;T(ORG.OPENOFFICE.STYLE([Style1.H4]))">
            <text:p/>
          </table:table-cell>
          <table:table-cell table:style-name="ce10" table:formula="of:=TEXT([Step2.I4]; &quot;##&quot;)&amp;T(ORG.OPENOFFICE.STYLE([Style1.I4]))">
            <text:p/>
          </table:table-cell>
          <table:table-cell table:style-name="ce10" table:formula="of:=TEXT([Step2.J4]; &quot;##&quot;)&amp;T(ORG.OPENOFFICE.STYLE([Style1.J4]))">
            <text:p/>
          </table:table-cell>
          <table:table-cell table:style-name="ce10" table:formula="of:=TEXT([Step2.K4]; &quot;##&quot;)&amp;T(ORG.OPENOFFICE.STYLE([Style1.K4]))">
            <text:p/>
          </table:table-cell>
          <table:table-cell table:style-name="ce10" table:formula="of:=TEXT([Step2.L4]; &quot;##&quot;)&amp;T(ORG.OPENOFFICE.STYLE([Style1.L4]))">
            <text:p/>
          </table:table-cell>
          <table:table-cell table:style-name="ce10" table:formula="of:=TEXT([Step2.M4]; &quot;##&quot;)&amp;T(ORG.OPENOFFICE.STYLE([Style1.M4]))">
            <text:p/>
          </table:table-cell>
          <table:table-cell table:style-name="ce10" table:formula="of:=TEXT([Step2.N4]; &quot;##&quot;)&amp;T(ORG.OPENOFFICE.STYLE([Style1.N4]))">
            <text:p/>
          </table:table-cell>
          <table:table-cell table:style-name="ce10" table:formula="of:=TEXT([Step2.O4]; &quot;##&quot;)&amp;T(ORG.OPENOFFICE.STYLE([Style1.O4]))">
            <text:p/>
          </table:table-cell>
          <table:table-cell table:style-name="ce10" table:formula="of:=TEXT([Step2.P4]; &quot;##&quot;)&amp;T(ORG.OPENOFFICE.STYLE([Style1.P4]))">
            <text:p/>
          </table:table-cell>
          <table:table-cell office:value-type="string" calcext:value-type="string">
            <text:p>30 Min</text:p>
          </table:table-cell>
          <table:table-cell table:style-name="ce17" table:formula="of:=['Game Data'.$J4]&amp;T(ORG.OPENOFFICE.STYLE(IF(ISEVEN(ROW( ));&quot;Alternating Dark&quot;;&quot;Alternating Light&quot;)))" office:value-type="string" office:string-value="1.9231" calcext:value-type="string">
            <text:p>1.9231</text:p>
          </table:table-cell>
          <table:table-cell table:style-name="ce17" table:formula="of:=['Game Data'.$K4]&amp;T(ORG.OPENOFFICE.STYLE(IF(ISEVEN(ROW( ));&quot;Alternating Dark&quot;;&quot;Alternating Light&quot;)))" office:value-type="string" office:string-value="2003" calcext:value-type="string">
            <text:p>2003</text:p>
          </table:table-cell>
          <table:table-cell table:number-columns-repeated="1004"/>
        </table:table-row>
        <table:table-row table:style-name="ro1">
          <table:table-cell table:style-name="ce2" table:formula="of:=ROW() - 1&amp;T(ORG.OPENOFFICE.STYLE(IF(ISEVEN(ROW( ));&quot;Alternating Dark&quot;;&quot;Alternating Light&quot;)))" office:value-type="string" office:string-value="5" calcext:value-type="string">
            <text:p>5</text:p>
          </table:table-cell>
          <table:table-cell table:style-name="ce6" table:formula="of:=['Game Data'.A5]&amp;T(ORG.OPENOFFICE.STYLE(IF(ISEVEN(ROW( ));&quot;Alternating Dark&quot;;&quot;Alternating Light&quot;)))" office:value-type="string" office:string-value="Armadöra" calcext:value-type="string">
            <text:p>Armadöra</text:p>
          </table:table-cell>
          <table:table-cell table:style-name="ce9" table:formula="of:=TEXT([Step2.B5]; &quot;##&quot;)&amp;T(ORG.OPENOFFICE.STYLE([Style1.B5]))">
            <text:p/>
          </table:table-cell>
          <table:table-cell table:style-name="ce13" table:formula="of:=TEXT([Step2.C5]; &quot;##&quot;)&amp;T(ORG.OPENOFFICE.STYLE([Style1.C5]))" office:value-type="string" office:string-value="2" calcext:value-type="string">
            <text:p>2</text:p>
          </table:table-cell>
          <table:table-cell table:style-name="ce13" table:formula="of:=TEXT([Step2.D5]; &quot;##&quot;)&amp;T(ORG.OPENOFFICE.STYLE([Style1.D5]))">
            <text:p/>
          </table:table-cell>
          <table:table-cell table:style-name="ce13" table:formula="of:=TEXT([Step2.E5]; &quot;##&quot;)&amp;T(ORG.OPENOFFICE.STYLE([Style1.E5]))" office:value-type="string" office:string-value="4" calcext:value-type="string">
            <text:p>4</text:p>
          </table:table-cell>
          <table:table-cell table:style-name="ce9" table:formula="of:=TEXT([Step2.F5]; &quot;##&quot;)&amp;T(ORG.OPENOFFICE.STYLE([Style1.F5]))">
            <text:p/>
          </table:table-cell>
          <table:table-cell table:style-name="ce9" table:formula="of:=TEXT([Step2.G5]; &quot;##&quot;)&amp;T(ORG.OPENOFFICE.STYLE([Style1.G5]))">
            <text:p/>
          </table:table-cell>
          <table:table-cell table:style-name="ce9" table:formula="of:=TEXT([Step2.H5]; &quot;##&quot;)&amp;T(ORG.OPENOFFICE.STYLE([Style1.H5]))">
            <text:p/>
          </table:table-cell>
          <table:table-cell table:style-name="ce9" table:formula="of:=TEXT([Step2.I5]; &quot;##&quot;)&amp;T(ORG.OPENOFFICE.STYLE([Style1.I5]))">
            <text:p/>
          </table:table-cell>
          <table:table-cell table:style-name="ce9" table:formula="of:=TEXT([Step2.J5]; &quot;##&quot;)&amp;T(ORG.OPENOFFICE.STYLE([Style1.J5]))">
            <text:p/>
          </table:table-cell>
          <table:table-cell table:style-name="ce9" table:formula="of:=TEXT([Step2.K5]; &quot;##&quot;)&amp;T(ORG.OPENOFFICE.STYLE([Style1.K5]))">
            <text:p/>
          </table:table-cell>
          <table:table-cell table:style-name="ce9" table:formula="of:=TEXT([Step2.L5]; &quot;##&quot;)&amp;T(ORG.OPENOFFICE.STYLE([Style1.L5]))">
            <text:p/>
          </table:table-cell>
          <table:table-cell table:style-name="ce9" table:formula="of:=TEXT([Step2.M5]; &quot;##&quot;)&amp;T(ORG.OPENOFFICE.STYLE([Style1.M5]))">
            <text:p/>
          </table:table-cell>
          <table:table-cell table:style-name="ce9" table:formula="of:=TEXT([Step2.N5]; &quot;##&quot;)&amp;T(ORG.OPENOFFICE.STYLE([Style1.N5]))">
            <text:p/>
          </table:table-cell>
          <table:table-cell table:style-name="ce9" table:formula="of:=TEXT([Step2.O5]; &quot;##&quot;)&amp;T(ORG.OPENOFFICE.STYLE([Style1.O5]))">
            <text:p/>
          </table:table-cell>
          <table:table-cell table:style-name="ce9" table:formula="of:=TEXT([Step2.P5]; &quot;##&quot;)&amp;T(ORG.OPENOFFICE.STYLE([Style1.P5]))">
            <text:p/>
          </table:table-cell>
          <table:table-cell office:value-type="string" calcext:value-type="string">
            <text:p>30 Min</text:p>
          </table:table-cell>
          <table:table-cell table:style-name="ce16" table:formula="of:=['Game Data'.$J5]&amp;T(ORG.OPENOFFICE.STYLE(IF(ISEVEN(ROW( ));&quot;Alternating Dark&quot;;&quot;Alternating Light&quot;)))" office:value-type="string" office:string-value="2.0182" calcext:value-type="string">
            <text:p>2.0182</text:p>
          </table:table-cell>
          <table:table-cell table:style-name="ce16" table:formula="of:=['Game Data'.$K5]&amp;T(ORG.OPENOFFICE.STYLE(IF(ISEVEN(ROW( ));&quot;Alternating Dark&quot;;&quot;Alternating Light&quot;)))" office:value-type="string" office:string-value="2003" calcext:value-type="string">
            <text:p>2003</text:p>
          </table:table-cell>
          <table:table-cell table:number-columns-repeated="1004"/>
        </table:table-row>
        <table:table-row table:style-name="ro1">
          <table:table-cell table:style-name="ce3" table:formula="of:=ROW() - 1&amp;T(ORG.OPENOFFICE.STYLE(IF(ISEVEN(ROW( ));&quot;Alternating Dark&quot;;&quot;Alternating Light&quot;)))" office:value-type="string" office:string-value="6" calcext:value-type="string">
            <text:p>6</text:p>
          </table:table-cell>
          <table:table-cell table:style-name="ce7" table:formula="of:=['Game Data'.A6]&amp;T(ORG.OPENOFFICE.STYLE(IF(ISEVEN(ROW( ));&quot;Alternating Dark&quot;;&quot;Alternating Light&quot;)))" office:value-type="string" office:string-value="Bandu" calcext:value-type="string">
            <text:p>Bandu</text:p>
          </table:table-cell>
          <table:table-cell table:style-name="ce10" table:formula="of:=TEXT([Step2.B6]; &quot;##&quot;)&amp;T(ORG.OPENOFFICE.STYLE([Style1.B6]))">
            <text:p/>
          </table:table-cell>
          <table:table-cell table:style-name="ce13" table:formula="of:=TEXT([Step2.C6]; &quot;##&quot;)&amp;T(ORG.OPENOFFICE.STYLE([Style1.C6]))" office:value-type="string" office:string-value="2" calcext:value-type="string">
            <text:p>2</text:p>
          </table:table-cell>
          <table:table-cell table:style-name="ce13" table:formula="of:=TEXT([Step2.D6]; &quot;##&quot;)&amp;T(ORG.OPENOFFICE.STYLE([Style1.D6]))">
            <text:p/>
          </table:table-cell>
          <table:table-cell table:style-name="ce13" table:formula="of:=TEXT([Step2.E6]; &quot;##&quot;)&amp;T(ORG.OPENOFFICE.STYLE([Style1.E6]))">
            <text:p/>
          </table:table-cell>
          <table:table-cell table:style-name="ce13" table:formula="of:=TEXT([Step2.F6]; &quot;##&quot;)&amp;T(ORG.OPENOFFICE.STYLE([Style1.F6]))">
            <text:p/>
          </table:table-cell>
          <table:table-cell table:style-name="ce13" table:formula="of:=TEXT([Step2.G6]; &quot;##&quot;)&amp;T(ORG.OPENOFFICE.STYLE([Style1.G6]))">
            <text:p/>
          </table:table-cell>
          <table:table-cell table:style-name="ce13" table:formula="of:=TEXT([Step2.H6]; &quot;##&quot;)&amp;T(ORG.OPENOFFICE.STYLE([Style1.H6]))">
            <text:p/>
          </table:table-cell>
          <table:table-cell table:style-name="ce13" table:formula="of:=TEXT([Step2.I6]; &quot;##&quot;)&amp;T(ORG.OPENOFFICE.STYLE([Style1.I6]))" office:value-type="string" office:string-value="8" calcext:value-type="string">
            <text:p>8</text:p>
          </table:table-cell>
          <table:table-cell table:style-name="ce10" table:formula="of:=TEXT([Step2.J6]; &quot;##&quot;)&amp;T(ORG.OPENOFFICE.STYLE([Style1.J6]))">
            <text:p/>
          </table:table-cell>
          <table:table-cell table:style-name="ce10" table:formula="of:=TEXT([Step2.K6]; &quot;##&quot;)&amp;T(ORG.OPENOFFICE.STYLE([Style1.K6]))">
            <text:p/>
          </table:table-cell>
          <table:table-cell table:style-name="ce10" table:formula="of:=TEXT([Step2.L6]; &quot;##&quot;)&amp;T(ORG.OPENOFFICE.STYLE([Style1.L6]))">
            <text:p/>
          </table:table-cell>
          <table:table-cell table:style-name="ce10" table:formula="of:=TEXT([Step2.M6]; &quot;##&quot;)&amp;T(ORG.OPENOFFICE.STYLE([Style1.M6]))">
            <text:p/>
          </table:table-cell>
          <table:table-cell table:style-name="ce10" table:formula="of:=TEXT([Step2.N6]; &quot;##&quot;)&amp;T(ORG.OPENOFFICE.STYLE([Style1.N6]))">
            <text:p/>
          </table:table-cell>
          <table:table-cell table:style-name="ce10" table:formula="of:=TEXT([Step2.O6]; &quot;##&quot;)&amp;T(ORG.OPENOFFICE.STYLE([Style1.O6]))">
            <text:p/>
          </table:table-cell>
          <table:table-cell table:style-name="ce10" table:formula="of:=TEXT([Step2.P6]; &quot;##&quot;)&amp;T(ORG.OPENOFFICE.STYLE([Style1.P6]))">
            <text:p/>
          </table:table-cell>
          <table:table-cell office:value-type="string" calcext:value-type="string">
            <text:p>15-45 Min</text:p>
          </table:table-cell>
          <table:table-cell table:style-name="ce17" table:formula="of:=['Game Data'.$J6]&amp;T(ORG.OPENOFFICE.STYLE(IF(ISEVEN(ROW( ));&quot;Alternating Dark&quot;;&quot;Alternating Light&quot;)))" office:value-type="string" office:string-value="1.3071" calcext:value-type="string">
            <text:p>1.3071</text:p>
          </table:table-cell>
          <table:table-cell table:style-name="ce17" table:formula="of:=['Game Data'.$K6]&amp;T(ORG.OPENOFFICE.STYLE(IF(ISEVEN(ROW( ));&quot;Alternating Dark&quot;;&quot;Alternating Light&quot;)))" office:value-type="string" office:string-value="1987" calcext:value-type="string">
            <text:p>1987</text:p>
          </table:table-cell>
          <table:table-cell table:number-columns-repeated="1004"/>
        </table:table-row>
        <table:table-row table:style-name="ro1">
          <table:table-cell table:style-name="ce2" table:formula="of:=ROW() - 1&amp;T(ORG.OPENOFFICE.STYLE(IF(ISEVEN(ROW( ));&quot;Alternating Dark&quot;;&quot;Alternating Light&quot;)))" office:value-type="string" office:string-value="7" calcext:value-type="string">
            <text:p>7</text:p>
          </table:table-cell>
          <table:table-cell table:style-name="ce6" table:formula="of:=['Game Data'.A7]&amp;T(ORG.OPENOFFICE.STYLE(IF(ISEVEN(ROW( ));&quot;Alternating Dark&quot;;&quot;Alternating Light&quot;)))" office:value-type="string" office:string-value="BANG!" calcext:value-type="string">
            <text:p>BANG!</text:p>
          </table:table-cell>
          <table:table-cell table:style-name="ce9" table:formula="of:=TEXT([Step2.B7]; &quot;##&quot;)&amp;T(ORG.OPENOFFICE.STYLE([Style1.B7]))">
            <text:p/>
          </table:table-cell>
          <table:table-cell table:style-name="ce9" table:formula="of:=TEXT([Step2.C7]; &quot;##&quot;)&amp;T(ORG.OPENOFFICE.STYLE([Style1.C7]))">
            <text:p/>
          </table:table-cell>
          <table:table-cell table:style-name="ce14" table:formula="of:=TEXT([Step2.D7]; &quot;##&quot;)&amp;T(ORG.OPENOFFICE.STYLE([Style1.D7]))" office:value-type="string" office:string-value="3" calcext:value-type="string">
            <text:p>3</text:p>
          </table:table-cell>
          <table:table-cell table:style-name="ce13" table:formula="of:=TEXT([Step2.E7]; &quot;##&quot;)&amp;T(ORG.OPENOFFICE.STYLE([Style1.E7]))">
            <text:p/>
          </table:table-cell>
          <table:table-cell table:style-name="ce13" table:formula="of:=TEXT([Step2.F7]; &quot;##&quot;)&amp;T(ORG.OPENOFFICE.STYLE([Style1.F7]))">
            <text:p/>
          </table:table-cell>
          <table:table-cell table:style-name="ce13" table:formula="of:=TEXT([Step2.G7]; &quot;##&quot;)&amp;T(ORG.OPENOFFICE.STYLE([Style1.G7]))">
            <text:p/>
          </table:table-cell>
          <table:table-cell table:style-name="ce13" table:formula="of:=TEXT([Step2.H7]; &quot;##&quot;)&amp;T(ORG.OPENOFFICE.STYLE([Style1.H7]))">
            <text:p/>
          </table:table-cell>
          <table:table-cell table:style-name="ce14" table:formula="of:=TEXT([Step2.I7]; &quot;##&quot;)&amp;T(ORG.OPENOFFICE.STYLE([Style1.I7]))" office:value-type="string" office:string-value="8" calcext:value-type="string">
            <text:p>8</text:p>
          </table:table-cell>
          <table:table-cell table:style-name="ce9" table:formula="of:=TEXT([Step2.J7]; &quot;##&quot;)&amp;T(ORG.OPENOFFICE.STYLE([Style1.J7]))">
            <text:p/>
          </table:table-cell>
          <table:table-cell table:style-name="ce9" table:formula="of:=TEXT([Step2.K7]; &quot;##&quot;)&amp;T(ORG.OPENOFFICE.STYLE([Style1.K7]))">
            <text:p/>
          </table:table-cell>
          <table:table-cell table:style-name="ce9" table:formula="of:=TEXT([Step2.L7]; &quot;##&quot;)&amp;T(ORG.OPENOFFICE.STYLE([Style1.L7]))">
            <text:p/>
          </table:table-cell>
          <table:table-cell table:style-name="ce9" table:formula="of:=TEXT([Step2.M7]; &quot;##&quot;)&amp;T(ORG.OPENOFFICE.STYLE([Style1.M7]))">
            <text:p/>
          </table:table-cell>
          <table:table-cell table:style-name="ce9" table:formula="of:=TEXT([Step2.N7]; &quot;##&quot;)&amp;T(ORG.OPENOFFICE.STYLE([Style1.N7]))">
            <text:p/>
          </table:table-cell>
          <table:table-cell table:style-name="ce9" table:formula="of:=TEXT([Step2.O7]; &quot;##&quot;)&amp;T(ORG.OPENOFFICE.STYLE([Style1.O7]))">
            <text:p/>
          </table:table-cell>
          <table:table-cell table:style-name="ce9" table:formula="of:=TEXT([Step2.P7]; &quot;##&quot;)&amp;T(ORG.OPENOFFICE.STYLE([Style1.P7]))">
            <text:p/>
          </table:table-cell>
          <table:table-cell office:value-type="string" calcext:value-type="string">
            <text:p>20-40 Min</text:p>
          </table:table-cell>
          <table:table-cell table:style-name="ce16" table:formula="of:=['Game Data'.$J7]&amp;T(ORG.OPENOFFICE.STYLE(IF(ISEVEN(ROW( ));&quot;Alternating Dark&quot;;&quot;Alternating Light&quot;)))" office:value-type="string" office:string-value="1.6397" calcext:value-type="string">
            <text:p>1.6397</text:p>
          </table:table-cell>
          <table:table-cell table:style-name="ce16" table:formula="of:=['Game Data'.$K7]&amp;T(ORG.OPENOFFICE.STYLE(IF(ISEVEN(ROW( ));&quot;Alternating Dark&quot;;&quot;Alternating Light&quot;)))" office:value-type="string" office:string-value="2002" calcext:value-type="string">
            <text:p>2002</text:p>
          </table:table-cell>
          <table:table-cell table:number-columns-repeated="1004"/>
        </table:table-row>
        <table:table-row table:style-name="ro1">
          <table:table-cell table:style-name="ce3" table:formula="of:=ROW() - 1&amp;T(ORG.OPENOFFICE.STYLE(IF(ISEVEN(ROW( ));&quot;Alternating Dark&quot;;&quot;Alternating Light&quot;)))" office:value-type="string" office:string-value="8" calcext:value-type="string">
            <text:p>8</text:p>
          </table:table-cell>
          <table:table-cell table:style-name="ce7" table:formula="of:=['Game Data'.A8]&amp;T(ORG.OPENOFFICE.STYLE(IF(ISEVEN(ROW( ));&quot;Alternating Dark&quot;;&quot;Alternating Light&quot;)))">
            <text:p/>
          </table:table-cell>
          <table:table-cell table:style-name="ce10" table:formula="of:=TEXT([Step2.B8]; &quot;##&quot;)&amp;T(ORG.OPENOFFICE.STYLE([Style1.B8]))">
            <text:p/>
          </table:table-cell>
          <table:table-cell table:style-name="ce10" table:formula="of:=TEXT([Step2.C8]; &quot;##&quot;)&amp;T(ORG.OPENOFFICE.STYLE([Style1.C8]))">
            <text:p/>
          </table:table-cell>
          <table:table-cell table:style-name="ce10" table:formula="of:=TEXT([Step2.D8]; &quot;##&quot;)&amp;T(ORG.OPENOFFICE.STYLE([Style1.D8]))">
            <text:p/>
          </table:table-cell>
          <table:table-cell table:style-name="ce10" table:formula="of:=TEXT([Step2.E8]; &quot;##&quot;)&amp;T(ORG.OPENOFFICE.STYLE([Style1.E8]))">
            <text:p/>
          </table:table-cell>
          <table:table-cell table:style-name="ce10" table:formula="of:=TEXT([Step2.F8]; &quot;##&quot;)&amp;T(ORG.OPENOFFICE.STYLE([Style1.F8]))">
            <text:p/>
          </table:table-cell>
          <table:table-cell table:style-name="ce10" table:formula="of:=TEXT([Step2.G8]; &quot;##&quot;)&amp;T(ORG.OPENOFFICE.STYLE([Style1.G8]))">
            <text:p/>
          </table:table-cell>
          <table:table-cell table:style-name="ce10" table:formula="of:=TEXT([Step2.H8]; &quot;##&quot;)&amp;T(ORG.OPENOFFICE.STYLE([Style1.H8]))">
            <text:p/>
          </table:table-cell>
          <table:table-cell table:style-name="ce10" table:formula="of:=TEXT([Step2.I8]; &quot;##&quot;)&amp;T(ORG.OPENOFFICE.STYLE([Style1.I8]))">
            <text:p/>
          </table:table-cell>
          <table:table-cell table:style-name="ce10" table:formula="of:=TEXT([Step2.J8]; &quot;##&quot;)&amp;T(ORG.OPENOFFICE.STYLE([Style1.J8]))">
            <text:p/>
          </table:table-cell>
          <table:table-cell table:style-name="ce10" table:formula="of:=TEXT([Step2.K8]; &quot;##&quot;)&amp;T(ORG.OPENOFFICE.STYLE([Style1.K8]))">
            <text:p/>
          </table:table-cell>
          <table:table-cell table:style-name="ce10" table:formula="of:=TEXT([Step2.L8]; &quot;##&quot;)&amp;T(ORG.OPENOFFICE.STYLE([Style1.L8]))">
            <text:p/>
          </table:table-cell>
          <table:table-cell table:style-name="ce10" table:formula="of:=TEXT([Step2.M8]; &quot;##&quot;)&amp;T(ORG.OPENOFFICE.STYLE([Style1.M8]))">
            <text:p/>
          </table:table-cell>
          <table:table-cell table:style-name="ce10" table:formula="of:=TEXT([Step2.N8]; &quot;##&quot;)&amp;T(ORG.OPENOFFICE.STYLE([Style1.N8]))">
            <text:p/>
          </table:table-cell>
          <table:table-cell table:style-name="ce10" table:formula="of:=TEXT([Step2.O8]; &quot;##&quot;)&amp;T(ORG.OPENOFFICE.STYLE([Style1.O8]))">
            <text:p/>
          </table:table-cell>
          <table:table-cell table:style-name="ce10" table:formula="of:=TEXT([Step2.P8]; &quot;##&quot;)&amp;T(ORG.OPENOFFICE.STYLE([Style1.P8]))">
            <text:p/>
          </table:table-cell>
          <table:table-cell/>
          <table:table-cell table:style-name="ce17" table:formula="of:=['Game Data'.$J8]&amp;T(ORG.OPENOFFICE.STYLE(IF(ISEVEN(ROW( ));&quot;Alternating Dark&quot;;&quot;Alternating Light&quot;)))">
            <text:p/>
          </table:table-cell>
          <table:table-cell table:style-name="ce17" table:formula="of:=['Game Data'.$K8]&amp;T(ORG.OPENOFFICE.STYLE(IF(ISEVEN(ROW( ));&quot;Alternating Dark&quot;;&quot;Alternating Light&quot;)))">
            <text:p/>
          </table:table-cell>
          <table:table-cell table:number-columns-repeated="1004"/>
        </table:table-row>
        <table:table-row table:style-name="ro1">
          <table:table-cell table:style-name="ce2" table:formula="of:=ROW() - 1&amp;T(ORG.OPENOFFICE.STYLE(IF(ISEVEN(ROW( ));&quot;Alternating Dark&quot;;&quot;Alternating Light&quot;)))" office:value-type="string" office:string-value="9" calcext:value-type="string">
            <text:p>9</text:p>
          </table:table-cell>
          <table:table-cell table:style-name="ce6" table:formula="of:=['Game Data'.A9]&amp;T(ORG.OPENOFFICE.STYLE(IF(ISEVEN(ROW( ));&quot;Alternating Dark&quot;;&quot;Alternating Light&quot;)))">
            <text:p/>
          </table:table-cell>
          <table:table-cell table:style-name="ce9" table:formula="of:=TEXT([Step2.B9]; &quot;##&quot;)&amp;T(ORG.OPENOFFICE.STYLE([Style1.B9]))">
            <text:p/>
          </table:table-cell>
          <table:table-cell table:style-name="ce9" table:formula="of:=TEXT([Step2.C9]; &quot;##&quot;)&amp;T(ORG.OPENOFFICE.STYLE([Style1.C9]))">
            <text:p/>
          </table:table-cell>
          <table:table-cell table:style-name="ce9" table:formula="of:=TEXT([Step2.D9]; &quot;##&quot;)&amp;T(ORG.OPENOFFICE.STYLE([Style1.D9]))">
            <text:p/>
          </table:table-cell>
          <table:table-cell table:style-name="ce9" table:formula="of:=TEXT([Step2.E9]; &quot;##&quot;)&amp;T(ORG.OPENOFFICE.STYLE([Style1.E9]))">
            <text:p/>
          </table:table-cell>
          <table:table-cell table:style-name="ce9" table:formula="of:=TEXT([Step2.F9]; &quot;##&quot;)&amp;T(ORG.OPENOFFICE.STYLE([Style1.F9]))">
            <text:p/>
          </table:table-cell>
          <table:table-cell table:style-name="ce9" table:formula="of:=TEXT([Step2.G9]; &quot;##&quot;)&amp;T(ORG.OPENOFFICE.STYLE([Style1.G9]))">
            <text:p/>
          </table:table-cell>
          <table:table-cell table:style-name="ce9" table:formula="of:=TEXT([Step2.H9]; &quot;##&quot;)&amp;T(ORG.OPENOFFICE.STYLE([Style1.H9]))">
            <text:p/>
          </table:table-cell>
          <table:table-cell table:style-name="ce9" table:formula="of:=TEXT([Step2.I9]; &quot;##&quot;)&amp;T(ORG.OPENOFFICE.STYLE([Style1.I9]))">
            <text:p/>
          </table:table-cell>
          <table:table-cell table:style-name="ce9" table:formula="of:=TEXT([Step2.J9]; &quot;##&quot;)&amp;T(ORG.OPENOFFICE.STYLE([Style1.J9]))">
            <text:p/>
          </table:table-cell>
          <table:table-cell table:style-name="ce9" table:formula="of:=TEXT([Step2.K9]; &quot;##&quot;)&amp;T(ORG.OPENOFFICE.STYLE([Style1.K9]))">
            <text:p/>
          </table:table-cell>
          <table:table-cell table:style-name="ce9" table:formula="of:=TEXT([Step2.L9]; &quot;##&quot;)&amp;T(ORG.OPENOFFICE.STYLE([Style1.L9]))">
            <text:p/>
          </table:table-cell>
          <table:table-cell table:style-name="ce9" table:formula="of:=TEXT([Step2.M9]; &quot;##&quot;)&amp;T(ORG.OPENOFFICE.STYLE([Style1.M9]))">
            <text:p/>
          </table:table-cell>
          <table:table-cell table:style-name="ce9" table:formula="of:=TEXT([Step2.N9]; &quot;##&quot;)&amp;T(ORG.OPENOFFICE.STYLE([Style1.N9]))">
            <text:p/>
          </table:table-cell>
          <table:table-cell table:style-name="ce9" table:formula="of:=TEXT([Step2.O9]; &quot;##&quot;)&amp;T(ORG.OPENOFFICE.STYLE([Style1.O9]))">
            <text:p/>
          </table:table-cell>
          <table:table-cell table:style-name="ce9" table:formula="of:=TEXT([Step2.P9]; &quot;##&quot;)&amp;T(ORG.OPENOFFICE.STYLE([Style1.P9]))">
            <text:p/>
          </table:table-cell>
          <table:table-cell/>
          <table:table-cell table:style-name="ce16" table:formula="of:=['Game Data'.$J9]&amp;T(ORG.OPENOFFICE.STYLE(IF(ISEVEN(ROW( ));&quot;Alternating Dark&quot;;&quot;Alternating Light&quot;)))">
            <text:p/>
          </table:table-cell>
          <table:table-cell table:style-name="ce16" table:formula="of:=['Game Data'.$K9]&amp;T(ORG.OPENOFFICE.STYLE(IF(ISEVEN(ROW( ));&quot;Alternating Dark&quot;;&quot;Alternating Light&quot;)))">
            <text:p/>
          </table:table-cell>
          <table:table-cell table:number-columns-repeated="1004"/>
        </table:table-row>
        <table:table-row table:style-name="ro1">
          <table:table-cell table:style-name="ce3" table:formula="of:=ROW() - 1&amp;T(ORG.OPENOFFICE.STYLE(IF(ISEVEN(ROW( ));&quot;Alternating Dark&quot;;&quot;Alternating Light&quot;)))" office:value-type="string" office:string-value="10" calcext:value-type="string">
            <text:p>10</text:p>
          </table:table-cell>
          <table:table-cell table:style-name="ce7" table:formula="of:=['Game Data'.A10]&amp;T(ORG.OPENOFFICE.STYLE(IF(ISEVEN(ROW( ));&quot;Alternating Dark&quot;;&quot;Alternating Light&quot;)))">
            <text:p/>
          </table:table-cell>
          <table:table-cell table:style-name="ce10" table:formula="of:=TEXT([Step2.B10]; &quot;##&quot;)&amp;T(ORG.OPENOFFICE.STYLE([Style1.B10]))">
            <text:p/>
          </table:table-cell>
          <table:table-cell table:style-name="ce10" table:formula="of:=TEXT([Step2.C10]; &quot;##&quot;)&amp;T(ORG.OPENOFFICE.STYLE([Style1.C10]))">
            <text:p/>
          </table:table-cell>
          <table:table-cell table:style-name="ce10" table:formula="of:=TEXT([Step2.D10]; &quot;##&quot;)&amp;T(ORG.OPENOFFICE.STYLE([Style1.D10]))">
            <text:p/>
          </table:table-cell>
          <table:table-cell table:style-name="ce10" table:formula="of:=TEXT([Step2.E10]; &quot;##&quot;)&amp;T(ORG.OPENOFFICE.STYLE([Style1.E10]))">
            <text:p/>
          </table:table-cell>
          <table:table-cell table:style-name="ce10" table:formula="of:=TEXT([Step2.F10]; &quot;##&quot;)&amp;T(ORG.OPENOFFICE.STYLE([Style1.F10]))">
            <text:p/>
          </table:table-cell>
          <table:table-cell table:style-name="ce10" table:formula="of:=TEXT([Step2.G10]; &quot;##&quot;)&amp;T(ORG.OPENOFFICE.STYLE([Style1.G10]))">
            <text:p/>
          </table:table-cell>
          <table:table-cell table:style-name="ce10" table:formula="of:=TEXT([Step2.H10]; &quot;##&quot;)&amp;T(ORG.OPENOFFICE.STYLE([Style1.H10]))">
            <text:p/>
          </table:table-cell>
          <table:table-cell table:style-name="ce10" table:formula="of:=TEXT([Step2.I10]; &quot;##&quot;)&amp;T(ORG.OPENOFFICE.STYLE([Style1.I10]))">
            <text:p/>
          </table:table-cell>
          <table:table-cell table:style-name="ce10" table:formula="of:=TEXT([Step2.J10]; &quot;##&quot;)&amp;T(ORG.OPENOFFICE.STYLE([Style1.J10]))">
            <text:p/>
          </table:table-cell>
          <table:table-cell table:style-name="ce10" table:formula="of:=TEXT([Step2.K10]; &quot;##&quot;)&amp;T(ORG.OPENOFFICE.STYLE([Style1.K10]))">
            <text:p/>
          </table:table-cell>
          <table:table-cell table:style-name="ce10" table:formula="of:=TEXT([Step2.L10]; &quot;##&quot;)&amp;T(ORG.OPENOFFICE.STYLE([Style1.L10]))">
            <text:p/>
          </table:table-cell>
          <table:table-cell table:style-name="ce10" table:formula="of:=TEXT([Step2.M10]; &quot;##&quot;)&amp;T(ORG.OPENOFFICE.STYLE([Style1.M10]))">
            <text:p/>
          </table:table-cell>
          <table:table-cell table:style-name="ce10" table:formula="of:=TEXT([Step2.N10]; &quot;##&quot;)&amp;T(ORG.OPENOFFICE.STYLE([Style1.N10]))">
            <text:p/>
          </table:table-cell>
          <table:table-cell table:style-name="ce10" table:formula="of:=TEXT([Step2.O10]; &quot;##&quot;)&amp;T(ORG.OPENOFFICE.STYLE([Style1.O10]))">
            <text:p/>
          </table:table-cell>
          <table:table-cell table:style-name="ce10" table:formula="of:=TEXT([Step2.P10]; &quot;##&quot;)&amp;T(ORG.OPENOFFICE.STYLE([Style1.P10]))">
            <text:p/>
          </table:table-cell>
          <table:table-cell/>
          <table:table-cell table:style-name="ce17" table:formula="of:=['Game Data'.$J10]&amp;T(ORG.OPENOFFICE.STYLE(IF(ISEVEN(ROW( ));&quot;Alternating Dark&quot;;&quot;Alternating Light&quot;)))">
            <text:p/>
          </table:table-cell>
          <table:table-cell table:style-name="ce17" table:formula="of:=['Game Data'.$K10]&amp;T(ORG.OPENOFFICE.STYLE(IF(ISEVEN(ROW( ));&quot;Alternating Dark&quot;;&quot;Alternating Light&quot;)))">
            <text:p/>
          </table:table-cell>
          <table:table-cell table:number-columns-repeated="1004"/>
        </table:table-row>
        <table:table-row table:style-name="ro1">
          <table:table-cell table:style-name="ce2" table:formula="of:=ROW() - 1&amp;T(ORG.OPENOFFICE.STYLE(IF(ISEVEN(ROW( ));&quot;Alternating Dark&quot;;&quot;Alternating Light&quot;)))" office:value-type="string" office:string-value="11" calcext:value-type="string">
            <text:p>11</text:p>
          </table:table-cell>
          <table:table-cell table:style-name="ce6" table:formula="of:=['Game Data'.A11]&amp;T(ORG.OPENOFFICE.STYLE(IF(ISEVEN(ROW( ));&quot;Alternating Dark&quot;;&quot;Alternating Light&quot;)))">
            <text:p/>
          </table:table-cell>
          <table:table-cell table:style-name="ce9" table:formula="of:=TEXT([Step2.B11]; &quot;##&quot;)&amp;T(ORG.OPENOFFICE.STYLE([Style1.B11]))">
            <text:p/>
          </table:table-cell>
          <table:table-cell table:style-name="ce9" table:formula="of:=TEXT([Step2.C11]; &quot;##&quot;)&amp;T(ORG.OPENOFFICE.STYLE([Style1.C11]))">
            <text:p/>
          </table:table-cell>
          <table:table-cell table:style-name="ce9" table:formula="of:=TEXT([Step2.D11]; &quot;##&quot;)&amp;T(ORG.OPENOFFICE.STYLE([Style1.D11]))">
            <text:p/>
          </table:table-cell>
          <table:table-cell table:style-name="ce9" table:formula="of:=TEXT([Step2.E11]; &quot;##&quot;)&amp;T(ORG.OPENOFFICE.STYLE([Style1.E11]))">
            <text:p/>
          </table:table-cell>
          <table:table-cell table:style-name="ce9" table:formula="of:=TEXT([Step2.F11]; &quot;##&quot;)&amp;T(ORG.OPENOFFICE.STYLE([Style1.F11]))">
            <text:p/>
          </table:table-cell>
          <table:table-cell table:style-name="ce9" table:formula="of:=TEXT([Step2.G11]; &quot;##&quot;)&amp;T(ORG.OPENOFFICE.STYLE([Style1.G11]))">
            <text:p/>
          </table:table-cell>
          <table:table-cell table:style-name="ce9" table:formula="of:=TEXT([Step2.H11]; &quot;##&quot;)&amp;T(ORG.OPENOFFICE.STYLE([Style1.H11]))">
            <text:p/>
          </table:table-cell>
          <table:table-cell table:style-name="ce9" table:formula="of:=TEXT([Step2.I11]; &quot;##&quot;)&amp;T(ORG.OPENOFFICE.STYLE([Style1.I11]))">
            <text:p/>
          </table:table-cell>
          <table:table-cell table:style-name="ce9" table:formula="of:=TEXT([Step2.J11]; &quot;##&quot;)&amp;T(ORG.OPENOFFICE.STYLE([Style1.J11]))">
            <text:p/>
          </table:table-cell>
          <table:table-cell table:style-name="ce9" table:formula="of:=TEXT([Step2.K11]; &quot;##&quot;)&amp;T(ORG.OPENOFFICE.STYLE([Style1.K11]))">
            <text:p/>
          </table:table-cell>
          <table:table-cell table:style-name="ce9" table:formula="of:=TEXT([Step2.L11]; &quot;##&quot;)&amp;T(ORG.OPENOFFICE.STYLE([Style1.L11]))">
            <text:p/>
          </table:table-cell>
          <table:table-cell table:style-name="ce9" table:formula="of:=TEXT([Step2.M11]; &quot;##&quot;)&amp;T(ORG.OPENOFFICE.STYLE([Style1.M11]))">
            <text:p/>
          </table:table-cell>
          <table:table-cell table:style-name="ce9" table:formula="of:=TEXT([Step2.N11]; &quot;##&quot;)&amp;T(ORG.OPENOFFICE.STYLE([Style1.N11]))">
            <text:p/>
          </table:table-cell>
          <table:table-cell table:style-name="ce9" table:formula="of:=TEXT([Step2.O11]; &quot;##&quot;)&amp;T(ORG.OPENOFFICE.STYLE([Style1.O11]))">
            <text:p/>
          </table:table-cell>
          <table:table-cell table:style-name="ce9" table:formula="of:=TEXT([Step2.P11]; &quot;##&quot;)&amp;T(ORG.OPENOFFICE.STYLE([Style1.P11]))">
            <text:p/>
          </table:table-cell>
          <table:table-cell/>
          <table:table-cell table:style-name="ce16" table:formula="of:=['Game Data'.$J11]&amp;T(ORG.OPENOFFICE.STYLE(IF(ISEVEN(ROW( ));&quot;Alternating Dark&quot;;&quot;Alternating Light&quot;)))">
            <text:p/>
          </table:table-cell>
          <table:table-cell table:style-name="ce16" table:formula="of:=['Game Data'.$K11]&amp;T(ORG.OPENOFFICE.STYLE(IF(ISEVEN(ROW( ));&quot;Alternating Dark&quot;;&quot;Alternating Light&quot;)))">
            <text:p/>
          </table:table-cell>
          <table:table-cell table:number-columns-repeated="1004"/>
        </table:table-row>
        <table:table-row table:style-name="ro1">
          <table:table-cell table:style-name="ce3" table:formula="of:=ROW() - 1&amp;T(ORG.OPENOFFICE.STYLE(IF(ISEVEN(ROW( ));&quot;Alternating Dark&quot;;&quot;Alternating Light&quot;)))" office:value-type="string" office:string-value="12" calcext:value-type="string">
            <text:p>12</text:p>
          </table:table-cell>
          <table:table-cell table:style-name="ce7" table:formula="of:=['Game Data'.A12]&amp;T(ORG.OPENOFFICE.STYLE(IF(ISEVEN(ROW( ));&quot;Alternating Dark&quot;;&quot;Alternating Light&quot;)))">
            <text:p/>
          </table:table-cell>
          <table:table-cell table:style-name="ce10" table:formula="of:=TEXT([Step2.B12]; &quot;##&quot;)&amp;T(ORG.OPENOFFICE.STYLE([Style1.B12]))">
            <text:p/>
          </table:table-cell>
          <table:table-cell table:style-name="ce10" table:formula="of:=TEXT([Step2.C12]; &quot;##&quot;)&amp;T(ORG.OPENOFFICE.STYLE([Style1.C12]))">
            <text:p/>
          </table:table-cell>
          <table:table-cell table:style-name="ce10" table:formula="of:=TEXT([Step2.D12]; &quot;##&quot;)&amp;T(ORG.OPENOFFICE.STYLE([Style1.D12]))">
            <text:p/>
          </table:table-cell>
          <table:table-cell table:style-name="ce10" table:formula="of:=TEXT([Step2.E12]; &quot;##&quot;)&amp;T(ORG.OPENOFFICE.STYLE([Style1.E12]))">
            <text:p/>
          </table:table-cell>
          <table:table-cell table:style-name="ce10" table:formula="of:=TEXT([Step2.F12]; &quot;##&quot;)&amp;T(ORG.OPENOFFICE.STYLE([Style1.F12]))">
            <text:p/>
          </table:table-cell>
          <table:table-cell table:style-name="ce10" table:formula="of:=TEXT([Step2.G12]; &quot;##&quot;)&amp;T(ORG.OPENOFFICE.STYLE([Style1.G12]))">
            <text:p/>
          </table:table-cell>
          <table:table-cell table:style-name="ce10" table:formula="of:=TEXT([Step2.H12]; &quot;##&quot;)&amp;T(ORG.OPENOFFICE.STYLE([Style1.H12]))">
            <text:p/>
          </table:table-cell>
          <table:table-cell table:style-name="ce10" table:formula="of:=TEXT([Step2.I12]; &quot;##&quot;)&amp;T(ORG.OPENOFFICE.STYLE([Style1.I12]))">
            <text:p/>
          </table:table-cell>
          <table:table-cell table:style-name="ce10" table:formula="of:=TEXT([Step2.J12]; &quot;##&quot;)&amp;T(ORG.OPENOFFICE.STYLE([Style1.J12]))">
            <text:p/>
          </table:table-cell>
          <table:table-cell table:style-name="ce10" table:formula="of:=TEXT([Step2.K12]; &quot;##&quot;)&amp;T(ORG.OPENOFFICE.STYLE([Style1.K12]))">
            <text:p/>
          </table:table-cell>
          <table:table-cell table:style-name="ce10" table:formula="of:=TEXT([Step2.L12]; &quot;##&quot;)&amp;T(ORG.OPENOFFICE.STYLE([Style1.L12]))">
            <text:p/>
          </table:table-cell>
          <table:table-cell table:style-name="ce10" table:formula="of:=TEXT([Step2.M12]; &quot;##&quot;)&amp;T(ORG.OPENOFFICE.STYLE([Style1.M12]))">
            <text:p/>
          </table:table-cell>
          <table:table-cell table:style-name="ce10" table:formula="of:=TEXT([Step2.N12]; &quot;##&quot;)&amp;T(ORG.OPENOFFICE.STYLE([Style1.N12]))">
            <text:p/>
          </table:table-cell>
          <table:table-cell table:style-name="ce10" table:formula="of:=TEXT([Step2.O12]; &quot;##&quot;)&amp;T(ORG.OPENOFFICE.STYLE([Style1.O12]))">
            <text:p/>
          </table:table-cell>
          <table:table-cell table:style-name="ce10" table:formula="of:=TEXT([Step2.P12]; &quot;##&quot;)&amp;T(ORG.OPENOFFICE.STYLE([Style1.P12]))">
            <text:p/>
          </table:table-cell>
          <table:table-cell/>
          <table:table-cell table:style-name="ce17" table:formula="of:=['Game Data'.$J12]&amp;T(ORG.OPENOFFICE.STYLE(IF(ISEVEN(ROW( ));&quot;Alternating Dark&quot;;&quot;Alternating Light&quot;)))">
            <text:p/>
          </table:table-cell>
          <table:table-cell table:style-name="ce17" table:formula="of:=['Game Data'.$K12]&amp;T(ORG.OPENOFFICE.STYLE(IF(ISEVEN(ROW( ));&quot;Alternating Dark&quot;;&quot;Alternating Light&quot;)))">
            <text:p/>
          </table:table-cell>
          <table:table-cell table:number-columns-repeated="1004"/>
        </table:table-row>
        <table:table-row table:style-name="ro1">
          <table:table-cell table:style-name="ce2" table:formula="of:=ROW() - 1&amp;T(ORG.OPENOFFICE.STYLE(IF(ISEVEN(ROW( ));&quot;Alternating Dark&quot;;&quot;Alternating Light&quot;)))" office:value-type="string" office:string-value="13" calcext:value-type="string">
            <text:p>13</text:p>
          </table:table-cell>
          <table:table-cell table:style-name="ce6" table:formula="of:=['Game Data'.A13]&amp;T(ORG.OPENOFFICE.STYLE(IF(ISEVEN(ROW( ));&quot;Alternating Dark&quot;;&quot;Alternating Light&quot;)))">
            <text:p/>
          </table:table-cell>
          <table:table-cell table:style-name="ce9" table:formula="of:=TEXT([Step2.B13]; &quot;##&quot;)&amp;T(ORG.OPENOFFICE.STYLE([Style1.B13]))">
            <text:p/>
          </table:table-cell>
          <table:table-cell table:style-name="ce9" table:formula="of:=TEXT([Step2.C13]; &quot;##&quot;)&amp;T(ORG.OPENOFFICE.STYLE([Style1.C13]))">
            <text:p/>
          </table:table-cell>
          <table:table-cell table:style-name="ce9" table:formula="of:=TEXT([Step2.D13]; &quot;##&quot;)&amp;T(ORG.OPENOFFICE.STYLE([Style1.D13]))">
            <text:p/>
          </table:table-cell>
          <table:table-cell table:style-name="ce9" table:formula="of:=TEXT([Step2.E13]; &quot;##&quot;)&amp;T(ORG.OPENOFFICE.STYLE([Style1.E13]))">
            <text:p/>
          </table:table-cell>
          <table:table-cell table:style-name="ce9" table:formula="of:=TEXT([Step2.F13]; &quot;##&quot;)&amp;T(ORG.OPENOFFICE.STYLE([Style1.F13]))">
            <text:p/>
          </table:table-cell>
          <table:table-cell table:style-name="ce9" table:formula="of:=TEXT([Step2.G13]; &quot;##&quot;)&amp;T(ORG.OPENOFFICE.STYLE([Style1.G13]))">
            <text:p/>
          </table:table-cell>
          <table:table-cell table:style-name="ce9" table:formula="of:=TEXT([Step2.H13]; &quot;##&quot;)&amp;T(ORG.OPENOFFICE.STYLE([Style1.H13]))">
            <text:p/>
          </table:table-cell>
          <table:table-cell table:style-name="ce9" table:formula="of:=TEXT([Step2.I13]; &quot;##&quot;)&amp;T(ORG.OPENOFFICE.STYLE([Style1.I13]))">
            <text:p/>
          </table:table-cell>
          <table:table-cell table:style-name="ce9" table:formula="of:=TEXT([Step2.J13]; &quot;##&quot;)&amp;T(ORG.OPENOFFICE.STYLE([Style1.J13]))">
            <text:p/>
          </table:table-cell>
          <table:table-cell table:style-name="ce9" table:formula="of:=TEXT([Step2.K13]; &quot;##&quot;)&amp;T(ORG.OPENOFFICE.STYLE([Style1.K13]))">
            <text:p/>
          </table:table-cell>
          <table:table-cell table:style-name="ce9" table:formula="of:=TEXT([Step2.L13]; &quot;##&quot;)&amp;T(ORG.OPENOFFICE.STYLE([Style1.L13]))">
            <text:p/>
          </table:table-cell>
          <table:table-cell table:style-name="ce9" table:formula="of:=TEXT([Step2.M13]; &quot;##&quot;)&amp;T(ORG.OPENOFFICE.STYLE([Style1.M13]))">
            <text:p/>
          </table:table-cell>
          <table:table-cell table:style-name="ce9" table:formula="of:=TEXT([Step2.N13]; &quot;##&quot;)&amp;T(ORG.OPENOFFICE.STYLE([Style1.N13]))">
            <text:p/>
          </table:table-cell>
          <table:table-cell table:style-name="ce9" table:formula="of:=TEXT([Step2.O13]; &quot;##&quot;)&amp;T(ORG.OPENOFFICE.STYLE([Style1.O13]))">
            <text:p/>
          </table:table-cell>
          <table:table-cell table:style-name="ce9" table:formula="of:=TEXT([Step2.P13]; &quot;##&quot;)&amp;T(ORG.OPENOFFICE.STYLE([Style1.P13]))">
            <text:p/>
          </table:table-cell>
          <table:table-cell/>
          <table:table-cell table:style-name="ce16" table:formula="of:=['Game Data'.$J13]&amp;T(ORG.OPENOFFICE.STYLE(IF(ISEVEN(ROW( ));&quot;Alternating Dark&quot;;&quot;Alternating Light&quot;)))">
            <text:p/>
          </table:table-cell>
          <table:table-cell table:style-name="ce16" table:formula="of:=['Game Data'.$K13]&amp;T(ORG.OPENOFFICE.STYLE(IF(ISEVEN(ROW( ));&quot;Alternating Dark&quot;;&quot;Alternating Light&quot;)))">
            <text:p/>
          </table:table-cell>
          <table:table-cell table:number-columns-repeated="1004"/>
        </table:table-row>
        <table:table-row table:style-name="ro1">
          <table:table-cell/>
          <table:table-cell table:formula="of:=['Game Data'.A14]" office:value-type="float" office:value="0" calcext:value-type="float">
            <text:p>0</text:p>
          </table:table-cell>
          <table:table-cell table:style-name="ce10" table:formula="of:=TEXT([Step2.B14]; &quot;##&quot;)&amp;T(ORG.OPENOFFICE.STYLE([Style1.B14]))">
            <text:p/>
          </table:table-cell>
          <table:table-cell table:style-name="ce10" table:formula="of:=TEXT([Step2.C14]; &quot;##&quot;)&amp;T(ORG.OPENOFFICE.STYLE([Style1.C14]))">
            <text:p/>
          </table:table-cell>
          <table:table-cell table:style-name="ce10" table:formula="of:=TEXT([Step2.D14]; &quot;##&quot;)&amp;T(ORG.OPENOFFICE.STYLE([Style1.D14]))">
            <text:p/>
          </table:table-cell>
          <table:table-cell table:style-name="ce10" table:formula="of:=TEXT([Step2.E14]; &quot;##&quot;)&amp;T(ORG.OPENOFFICE.STYLE([Style1.E14]))">
            <text:p/>
          </table:table-cell>
          <table:table-cell table:style-name="ce10" table:formula="of:=TEXT([Step2.F14]; &quot;##&quot;)&amp;T(ORG.OPENOFFICE.STYLE([Style1.F14]))">
            <text:p/>
          </table:table-cell>
          <table:table-cell table:style-name="ce10" table:formula="of:=TEXT([Step2.G14]; &quot;##&quot;)&amp;T(ORG.OPENOFFICE.STYLE([Style1.G14]))">
            <text:p/>
          </table:table-cell>
          <table:table-cell table:style-name="ce10" table:formula="of:=TEXT([Step2.H14]; &quot;##&quot;)&amp;T(ORG.OPENOFFICE.STYLE([Style1.H14]))">
            <text:p/>
          </table:table-cell>
          <table:table-cell table:style-name="ce10" table:formula="of:=TEXT([Step2.I14]; &quot;##&quot;)&amp;T(ORG.OPENOFFICE.STYLE([Style1.I14]))">
            <text:p/>
          </table:table-cell>
          <table:table-cell table:style-name="ce10" table:formula="of:=TEXT([Step2.J14]; &quot;##&quot;)&amp;T(ORG.OPENOFFICE.STYLE([Style1.J14]))">
            <text:p/>
          </table:table-cell>
          <table:table-cell table:style-name="ce10" table:formula="of:=TEXT([Step2.K14]; &quot;##&quot;)&amp;T(ORG.OPENOFFICE.STYLE([Style1.K14]))">
            <text:p/>
          </table:table-cell>
          <table:table-cell table:style-name="ce10" table:formula="of:=TEXT([Step2.L14]; &quot;##&quot;)&amp;T(ORG.OPENOFFICE.STYLE([Style1.L14]))">
            <text:p/>
          </table:table-cell>
          <table:table-cell table:style-name="ce10" table:formula="of:=TEXT([Step2.M14]; &quot;##&quot;)&amp;T(ORG.OPENOFFICE.STYLE([Style1.M14]))">
            <text:p/>
          </table:table-cell>
          <table:table-cell table:style-name="ce10" table:formula="of:=TEXT([Step2.N14]; &quot;##&quot;)&amp;T(ORG.OPENOFFICE.STYLE([Style1.N14]))">
            <text:p/>
          </table:table-cell>
          <table:table-cell table:style-name="ce10" table:formula="of:=TEXT([Step2.O14]; &quot;##&quot;)&amp;T(ORG.OPENOFFICE.STYLE([Style1.O14]))">
            <text:p/>
          </table:table-cell>
          <table:table-cell table:style-name="ce10" table:formula="of:=TEXT([Step2.P14]; &quot;##&quot;)&amp;T(ORG.OPENOFFICE.STYLE([Style1.P14]))">
            <text:p/>
          </table:table-cell>
          <table:table-cell table:number-columns-repeated="1007"/>
        </table:table-row>
        <table:table-row table:style-name="ro1">
          <table:table-cell/>
          <table:table-cell table:formula="of:=['Game Data'.A15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16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17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18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19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2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21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22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23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24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25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26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27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28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29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3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31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32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33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34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35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36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37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38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39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4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41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42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43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44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45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46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47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48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49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5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51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52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53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54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55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56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57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58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59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6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61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62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63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64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65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66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67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68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69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7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71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72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73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74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75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76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77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78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79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8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81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82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83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84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85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86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87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88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89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9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91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92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93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94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95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96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97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98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'Game Data'.A99]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me Data" table:style-name="ta1">
        <table:table-column table:style-name="co7" table:number-columns-repeated="11" table:default-cell-style-name="Default"/>
        <table:table-row table:style-name="ro1">
          <table:table-cell office:value-type="string" calcext:value-type="string">
            <text:p>Abalone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2.2244" calcext:value-type="float">
            <text:p>2.2244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The Adventurers: The Temple of Chac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float" office:value="1.6686" calcext:value-type="float">
            <text:p>1.6686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Alhambra: Big Box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60" calcext:value-type="float">
            <text:p>60</text:p>
          </table:table-cell>
          <table:table-cell office:value-type="float" office:value="2.3444" calcext:value-type="float">
            <text:p>2.3444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The Ark of the Covenan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1.9231" calcext:value-type="float">
            <text:p>1.923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Armadör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2.0182" calcext:value-type="float">
            <text:p>2.0182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Bandu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.3071" calcext:value-type="float">
            <text:p>1.3071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BANG!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.6397" calcext:value-type="float">
            <text:p>1.6397</text:p>
          </table:table-cell>
          <table:table-cell office:value-type="float" office:value="2002" calcext:value-type="float">
            <text:p>2002</text:p>
          </table:table-cell>
        </table:table-row>
      </table:table>
      <table:table table:name="Step1" table:style-name="ta1">
        <table:table-column table:style-name="co9" table:default-cell-style-name="Default"/>
        <table:table-column table:style-name="co7" table:number-columns-repeated="4" table:default-cell-style-name="Default"/>
        <table:table-row table:style-name="ro1">
          <table:table-cell table:formula="of:=['Game Data'.A1]" office:value-type="string" office:string-value="Abalone" calcext:value-type="string">
            <text:p>Abalone</text:p>
          </table:table-cell>
          <table:table-cell table:formula="of:= MIN(['Game Data'.$B1]; ['Game Data'.$C1])" office:value-type="float" office:value="2" calcext:value-type="float">
            <text:p>2</text:p>
          </table:table-cell>
          <table:table-cell table:formula="of:=['Game Data'.$C1]" office:value-type="float" office:value="2" calcext:value-type="float">
            <text:p>2</text:p>
          </table:table-cell>
          <table:table-cell table:formula="of:=['Game Data'.$D1]" office:value-type="float" office:value="2" calcext:value-type="float">
            <text:p>2</text:p>
          </table:table-cell>
          <table:table-cell table:formula="of:= MAX(['Game Data'.$D1]; ['Game Data'.$E1])" office:value-type="float" office:value="2" calcext:value-type="float">
            <text:p>2</text:p>
          </table:table-cell>
        </table:table-row>
        <table:table-row table:style-name="ro1">
          <table:table-cell table:formula="of:=['Game Data'.A2]" office:value-type="string" office:string-value="The Adventurers: The Temple of Chac" calcext:value-type="string">
            <text:p>The Adventurers: The Temple of Chac</text:p>
          </table:table-cell>
          <table:table-cell table:formula="of:= MIN(['Game Data'.$B2]; ['Game Data'.$C2])" office:value-type="float" office:value="2" calcext:value-type="float">
            <text:p>2</text:p>
          </table:table-cell>
          <table:table-cell table:formula="of:=['Game Data'.$C2]" office:value-type="float" office:value="2" calcext:value-type="float">
            <text:p>2</text:p>
          </table:table-cell>
          <table:table-cell table:formula="of:=['Game Data'.$D2]" office:value-type="float" office:value="6" calcext:value-type="float">
            <text:p>6</text:p>
          </table:table-cell>
          <table:table-cell table:formula="of:= MAX(['Game Data'.$D2]; ['Game Data'.$E2])" office:value-type="float" office:value="6" calcext:value-type="float">
            <text:p>6</text:p>
          </table:table-cell>
        </table:table-row>
        <table:table-row table:style-name="ro1">
          <table:table-cell table:formula="of:=['Game Data'.A3]" office:value-type="string" office:string-value="Alhambra: Big Box" calcext:value-type="string">
            <text:p>Alhambra: Big Box</text:p>
          </table:table-cell>
          <table:table-cell table:formula="of:= MIN(['Game Data'.$B3]; ['Game Data'.$C3])" office:value-type="float" office:value="2" calcext:value-type="float">
            <text:p>2</text:p>
          </table:table-cell>
          <table:table-cell table:formula="of:=['Game Data'.$C3]" office:value-type="float" office:value="2" calcext:value-type="float">
            <text:p>2</text:p>
          </table:table-cell>
          <table:table-cell table:formula="of:=['Game Data'.$D3]" office:value-type="float" office:value="6" calcext:value-type="float">
            <text:p>6</text:p>
          </table:table-cell>
          <table:table-cell table:formula="of:= MAX(['Game Data'.$D3]; ['Game Data'.$E3])" office:value-type="float" office:value="6" calcext:value-type="float">
            <text:p>6</text:p>
          </table:table-cell>
        </table:table-row>
        <table:table-row table:style-name="ro1">
          <table:table-cell table:formula="of:=['Game Data'.A4]" office:value-type="string" office:string-value="The Ark of the Covenant" calcext:value-type="string">
            <text:p>The Ark of the Covenant</text:p>
          </table:table-cell>
          <table:table-cell table:formula="of:= MIN(['Game Data'.$B4]; ['Game Data'.$C4])" office:value-type="float" office:value="2" calcext:value-type="float">
            <text:p>2</text:p>
          </table:table-cell>
          <table:table-cell table:formula="of:=['Game Data'.$C4]" office:value-type="float" office:value="2" calcext:value-type="float">
            <text:p>2</text:p>
          </table:table-cell>
          <table:table-cell table:formula="of:=['Game Data'.$D4]" office:value-type="float" office:value="5" calcext:value-type="float">
            <text:p>5</text:p>
          </table:table-cell>
          <table:table-cell table:formula="of:= MAX(['Game Data'.$D4]; ['Game Data'.$E4])" office:value-type="float" office:value="5" calcext:value-type="float">
            <text:p>5</text:p>
          </table:table-cell>
        </table:table-row>
        <table:table-row table:style-name="ro1">
          <table:table-cell table:formula="of:=['Game Data'.A5]" office:value-type="string" office:string-value="Armadöra" calcext:value-type="string">
            <text:p>Armadöra</text:p>
          </table:table-cell>
          <table:table-cell table:formula="of:= MIN(['Game Data'.$B5]; ['Game Data'.$C5])" office:value-type="float" office:value="2" calcext:value-type="float">
            <text:p>2</text:p>
          </table:table-cell>
          <table:table-cell table:formula="of:=['Game Data'.$C5]" office:value-type="float" office:value="2" calcext:value-type="float">
            <text:p>2</text:p>
          </table:table-cell>
          <table:table-cell table:formula="of:=['Game Data'.$D5]" office:value-type="float" office:value="4" calcext:value-type="float">
            <text:p>4</text:p>
          </table:table-cell>
          <table:table-cell table:formula="of:= MAX(['Game Data'.$D5]; ['Game Data'.$E5])" office:value-type="float" office:value="4" calcext:value-type="float">
            <text:p>4</text:p>
          </table:table-cell>
        </table:table-row>
        <table:table-row table:style-name="ro1">
          <table:table-cell table:formula="of:=['Game Data'.A6]" office:value-type="string" office:string-value="Bandu" calcext:value-type="string">
            <text:p>Bandu</text:p>
          </table:table-cell>
          <table:table-cell table:formula="of:= MIN(['Game Data'.$B6]; ['Game Data'.$C6])" office:value-type="float" office:value="2" calcext:value-type="float">
            <text:p>2</text:p>
          </table:table-cell>
          <table:table-cell table:formula="of:=['Game Data'.$C6]" office:value-type="float" office:value="2" calcext:value-type="float">
            <text:p>2</text:p>
          </table:table-cell>
          <table:table-cell table:formula="of:=['Game Data'.$D6]" office:value-type="float" office:value="8" calcext:value-type="float">
            <text:p>8</text:p>
          </table:table-cell>
          <table:table-cell table:formula="of:= MAX(['Game Data'.$D6]; ['Game Data'.$E6])" office:value-type="float" office:value="8" calcext:value-type="float">
            <text:p>8</text:p>
          </table:table-cell>
        </table:table-row>
        <table:table-row table:style-name="ro1">
          <table:table-cell table:formula="of:=['Game Data'.A7]" office:value-type="string" office:string-value="BANG!" calcext:value-type="string">
            <text:p>BANG!</text:p>
          </table:table-cell>
          <table:table-cell table:formula="of:= MIN(['Game Data'.$B7]; ['Game Data'.$C7])" office:value-type="float" office:value="3" calcext:value-type="float">
            <text:p>3</text:p>
          </table:table-cell>
          <table:table-cell table:formula="of:=['Game Data'.$C7]" office:value-type="float" office:value="4" calcext:value-type="float">
            <text:p>4</text:p>
          </table:table-cell>
          <table:table-cell table:formula="of:=['Game Data'.$D7]" office:value-type="float" office:value="7" calcext:value-type="float">
            <text:p>7</text:p>
          </table:table-cell>
          <table:table-cell table:formula="of:= MAX(['Game Data'.$D7]; ['Game Data'.$E7])" office:value-type="float" office:value="8" calcext:value-type="float">
            <text:p>8</text:p>
          </table:table-cell>
        </table:table-row>
        <table:table-row table:style-name="ro1">
          <table:table-cell table:formula="of:=['Game Data'.A8]" office:value-type="float" office:value="0" calcext:value-type="float">
            <text:p>0</text:p>
          </table:table-cell>
          <table:table-cell table:formula="of:= MIN(['Game Data'.B8]; ['Game Data'.C8])" office:value-type="float" office:value="0" calcext:value-type="float">
            <text:p>0</text:p>
          </table:table-cell>
          <table:table-cell table:formula="of:=['Game Data'.C9]" office:value-type="float" office:value="0" calcext:value-type="float">
            <text:p>0</text:p>
          </table:table-cell>
          <table:table-cell table:formula="of:=['Game Data'.D8]" office:value-type="float" office:value="0" calcext:value-type="float">
            <text:p>0</text:p>
          </table:table-cell>
          <table:table-cell table:formula="of:= MAX(['Game Data'.D8]; ['Game Data'.E8])" office:value-type="float" office:value="0" calcext:value-type="float">
            <text:p>0</text:p>
          </table:table-cell>
        </table:table-row>
      </table:table>
      <table:table table:name="Step2" table:style-name="ta1">
        <table:table-column table:style-name="co7" table:number-columns-repeated="14" table:default-cell-style-name="Default"/>
        <table:table-row table:style-name="ro1">
          <table:table-cell/>
          <table:table-cell table:formula="of:=IF(COLUMN()-1=[Step1.$B1];VALUE([Step1.$B1]);IF(COLUMN()-1=[Step1.$E1];VALUE([Step1.$E1]);&quot;&quot;))">
            <text:p/>
          </table:table-cell>
          <table:table-cell table:formula="of:=IF(COLUMN()-1=[Step1.$B1];VALUE([Step1.$B1]);IF(COLUMN()-1=[Step1.$E1];VALUE([Step1.$E1]);&quot;&quot;))" office:value-type="float" office:value="2" calcext:value-type="float">
            <text:p>2</text:p>
          </table:table-cell>
          <table:table-cell table:formula="of:=IF(COLUMN()-1=[Step1.$B1];VALUE([Step1.$B1]);IF(COLUMN()-1=[Step1.$E1];VALUE([Step1.$E1]);&quot;&quot;))">
            <text:p/>
          </table:table-cell>
          <table:table-cell table:formula="of:=IF(COLUMN()-1=[Step1.$B1];VALUE([Step1.$B1]);IF(COLUMN()-1=[Step1.$E1];VALUE([Step1.$E1]);&quot;&quot;))">
            <text:p/>
          </table:table-cell>
          <table:table-cell table:formula="of:=IF(COLUMN()-1=[Step1.$B1];VALUE([Step1.$B1]);IF(COLUMN()-1=[Step1.$E1];VALUE([Step1.$E1]);&quot;&quot;))">
            <text:p/>
          </table:table-cell>
          <table:table-cell table:formula="of:=IF(COLUMN()-1=[Step1.$B1];VALUE([Step1.$B1]);IF(COLUMN()-1=[Step1.$E1];VALUE([Step1.$E1]);&quot;&quot;))">
            <text:p/>
          </table:table-cell>
          <table:table-cell table:formula="of:=IF(COLUMN()-1=[Step1.$B1];VALUE([Step1.$B1]);IF(COLUMN()-1=[Step1.$E1];VALUE([Step1.$E1]);&quot;&quot;))">
            <text:p/>
          </table:table-cell>
          <table:table-cell table:formula="of:=IF(COLUMN()-1=[Step1.$B1];VALUE([Step1.$B1]);IF(COLUMN()-1=[Step1.$E1];VALUE([Step1.$E1]);&quot;&quot;))">
            <text:p/>
          </table:table-cell>
          <table:table-cell table:formula="of:=IF(COLUMN()-1=[Step1.$B1];VALUE([Step1.$B1]);IF(COLUMN()-1=[Step1.$E1];VALUE([Step1.$E1]);&quot;&quot;))">
            <text:p/>
          </table:table-cell>
          <table:table-cell table:formula="of:=IF(COLUMN()-1=[Step1.$B1];VALUE([Step1.$B1]);IF(COLUMN()-1=[Step1.$E1];VALUE([Step1.$E1]);&quot;&quot;))">
            <text:p/>
          </table:table-cell>
          <table:table-cell table:formula="of:=IF(COLUMN()-1=[Step1.$B1];VALUE([Step1.$B1]);IF(COLUMN()-1=[Step1.$E1];VALUE([Step1.$E1]);&quot;&quot;))">
            <text:p/>
          </table:table-cell>
          <table:table-cell table:formula="of:=IF(COLUMN()-1=[Step1.$B1];VALUE([Step1.$B1]);IF(COLUMN()-1=[Step1.$E1];VALUE([Step1.$E1]);&quot;&quot;))">
            <text:p/>
          </table:table-cell>
          <table:table-cell table:formula="of:=IF(COLUMN()-1=[Step1.$B1];VALUE([Step1.$B1]);IF(COLUMN()-1=[Step1.$E1];VALUE([Step1.$E1]);&quot;&quot;))">
            <text:p/>
          </table:table-cell>
        </table:table-row>
        <table:table-row table:style-name="ro1">
          <table:table-cell/>
          <table:table-cell table:formula="of:=IF(COLUMN()-1=[Step1.$B2];VALUE([Step1.$B2]);IF(COLUMN()-1=[Step1.$E2];VALUE([Step1.$E2]);&quot;&quot;))">
            <text:p/>
          </table:table-cell>
          <table:table-cell table:formula="of:=IF(COLUMN()-1=[Step1.$B2];VALUE([Step1.$B2]);IF(COLUMN()-1=[Step1.$E2];VALUE([Step1.$E2]);&quot;&quot;))" office:value-type="float" office:value="2" calcext:value-type="float">
            <text:p>2</text:p>
          </table:table-cell>
          <table:table-cell table:formula="of:=IF(COLUMN()-1=[Step1.$B2];VALUE([Step1.$B2]);IF(COLUMN()-1=[Step1.$E2];VALUE([Step1.$E2]);&quot;&quot;))">
            <text:p/>
          </table:table-cell>
          <table:table-cell table:formula="of:=IF(COLUMN()-1=[Step1.$B2];VALUE([Step1.$B2]);IF(COLUMN()-1=[Step1.$E2];VALUE([Step1.$E2]);&quot;&quot;))">
            <text:p/>
          </table:table-cell>
          <table:table-cell table:formula="of:=IF(COLUMN()-1=[Step1.$B2];VALUE([Step1.$B2]);IF(COLUMN()-1=[Step1.$E2];VALUE([Step1.$E2]);&quot;&quot;))">
            <text:p/>
          </table:table-cell>
          <table:table-cell table:formula="of:=IF(COLUMN()-1=[Step1.$B2];VALUE([Step1.$B2]);IF(COLUMN()-1=[Step1.$E2];VALUE([Step1.$E2]);&quot;&quot;))" office:value-type="float" office:value="6" calcext:value-type="float">
            <text:p>6</text:p>
          </table:table-cell>
          <table:table-cell table:formula="of:=IF(COLUMN()-1=[Step1.$B2];VALUE([Step1.$B2]);IF(COLUMN()-1=[Step1.$E2];VALUE([Step1.$E2]);&quot;&quot;))">
            <text:p/>
          </table:table-cell>
          <table:table-cell table:formula="of:=IF(COLUMN()-1=[Step1.$B2];VALUE([Step1.$B2]);IF(COLUMN()-1=[Step1.$E2];VALUE([Step1.$E2]);&quot;&quot;))">
            <text:p/>
          </table:table-cell>
          <table:table-cell table:formula="of:=IF(COLUMN()-1=[Step1.$B2];VALUE([Step1.$B2]);IF(COLUMN()-1=[Step1.$E2];VALUE([Step1.$E2]);&quot;&quot;))">
            <text:p/>
          </table:table-cell>
          <table:table-cell table:formula="of:=IF(COLUMN()-1=[Step1.$B2];VALUE([Step1.$B2]);IF(COLUMN()-1=[Step1.$E2];VALUE([Step1.$E2]);&quot;&quot;))">
            <text:p/>
          </table:table-cell>
          <table:table-cell table:formula="of:=IF(COLUMN()-1=[Step1.$B2];VALUE([Step1.$B2]);IF(COLUMN()-1=[Step1.$E2];VALUE([Step1.$E2]);&quot;&quot;))">
            <text:p/>
          </table:table-cell>
          <table:table-cell table:formula="of:=IF(COLUMN()-1=[Step1.$B2];VALUE([Step1.$B2]);IF(COLUMN()-1=[Step1.$E2];VALUE([Step1.$E2]);&quot;&quot;))">
            <text:p/>
          </table:table-cell>
          <table:table-cell/>
        </table:table-row>
        <table:table-row table:style-name="ro1">
          <table:table-cell/>
          <table:table-cell table:formula="of:=IF(COLUMN()-1=[Step1.$B3];VALUE([Step1.$B3]);IF(COLUMN()-1=[Step1.$E3];VALUE([Step1.$E3]);&quot;&quot;))">
            <text:p/>
          </table:table-cell>
          <table:table-cell table:formula="of:=IF(COLUMN()-1=[Step1.$B3];VALUE([Step1.$B3]);IF(COLUMN()-1=[Step1.$E3];VALUE([Step1.$E3]);&quot;&quot;))" office:value-type="float" office:value="2" calcext:value-type="float">
            <text:p>2</text:p>
          </table:table-cell>
          <table:table-cell table:formula="of:=IF(COLUMN()-1=[Step1.$B3];VALUE([Step1.$B3]);IF(COLUMN()-1=[Step1.$E3];VALUE([Step1.$E3]);&quot;&quot;))">
            <text:p/>
          </table:table-cell>
          <table:table-cell table:formula="of:=IF(COLUMN()-1=[Step1.$B3];VALUE([Step1.$B3]);IF(COLUMN()-1=[Step1.$E3];VALUE([Step1.$E3]);&quot;&quot;))">
            <text:p/>
          </table:table-cell>
          <table:table-cell table:formula="of:=IF(COLUMN()-1=[Step1.$B3];VALUE([Step1.$B3]);IF(COLUMN()-1=[Step1.$E3];VALUE([Step1.$E3]);&quot;&quot;))">
            <text:p/>
          </table:table-cell>
          <table:table-cell table:formula="of:=IF(COLUMN()-1=[Step1.$B3];VALUE([Step1.$B3]);IF(COLUMN()-1=[Step1.$E3];VALUE([Step1.$E3]);&quot;&quot;))" office:value-type="float" office:value="6" calcext:value-type="float">
            <text:p>6</text:p>
          </table:table-cell>
          <table:table-cell table:formula="of:=IF(COLUMN()-1=[Step1.$B3];VALUE([Step1.$B3]);IF(COLUMN()-1=[Step1.$E3];VALUE([Step1.$E3]);&quot;&quot;))">
            <text:p/>
          </table:table-cell>
          <table:table-cell table:formula="of:=IF(COLUMN()-1=[Step1.$B3];VALUE([Step1.$B3]);IF(COLUMN()-1=[Step1.$E3];VALUE([Step1.$E3]);&quot;&quot;))">
            <text:p/>
          </table:table-cell>
          <table:table-cell table:formula="of:=IF(COLUMN()-1=[Step1.$B3];VALUE([Step1.$B3]);IF(COLUMN()-1=[Step1.$E3];VALUE([Step1.$E3]);&quot;&quot;))">
            <text:p/>
          </table:table-cell>
          <table:table-cell table:formula="of:=IF(COLUMN()-1=[Step1.$B3];VALUE([Step1.$B3]);IF(COLUMN()-1=[Step1.$E3];VALUE([Step1.$E3]);&quot;&quot;))">
            <text:p/>
          </table:table-cell>
          <table:table-cell table:formula="of:=IF(COLUMN()-1=[Step1.$B3];VALUE([Step1.$B3]);IF(COLUMN()-1=[Step1.$E3];VALUE([Step1.$E3]);&quot;&quot;))">
            <text:p/>
          </table:table-cell>
          <table:table-cell table:formula="of:=IF(COLUMN()-1=[Step1.$B3];VALUE([Step1.$B3]);IF(COLUMN()-1=[Step1.$E3];VALUE([Step1.$E3]);&quot;&quot;))">
            <text:p/>
          </table:table-cell>
          <table:table-cell/>
        </table:table-row>
        <table:table-row table:style-name="ro1">
          <table:table-cell/>
          <table:table-cell table:formula="of:=IF(COLUMN()-1=[Step1.$B4];VALUE([Step1.$B4]);IF(COLUMN()-1=[Step1.$E4];VALUE([Step1.$E4]);&quot;&quot;))">
            <text:p/>
          </table:table-cell>
          <table:table-cell table:formula="of:=IF(COLUMN()-1=[Step1.$B4];VALUE([Step1.$B4]);IF(COLUMN()-1=[Step1.$E4];VALUE([Step1.$E4]);&quot;&quot;))" office:value-type="float" office:value="2" calcext:value-type="float">
            <text:p>2</text:p>
          </table:table-cell>
          <table:table-cell table:formula="of:=IF(COLUMN()-1=[Step1.$B4];VALUE([Step1.$B4]);IF(COLUMN()-1=[Step1.$E4];VALUE([Step1.$E4]);&quot;&quot;))">
            <text:p/>
          </table:table-cell>
          <table:table-cell table:formula="of:=IF(COLUMN()-1=[Step1.$B4];VALUE([Step1.$B4]);IF(COLUMN()-1=[Step1.$E4];VALUE([Step1.$E4]);&quot;&quot;))">
            <text:p/>
          </table:table-cell>
          <table:table-cell table:formula="of:=IF(COLUMN()-1=[Step1.$B4];VALUE([Step1.$B4]);IF(COLUMN()-1=[Step1.$E4];VALUE([Step1.$E4]);&quot;&quot;))" office:value-type="float" office:value="5" calcext:value-type="float">
            <text:p>5</text:p>
          </table:table-cell>
          <table:table-cell table:formula="of:=IF(COLUMN()-1=[Step1.$B4];VALUE([Step1.$B4]);IF(COLUMN()-1=[Step1.$E4];VALUE([Step1.$E4]);&quot;&quot;))">
            <text:p/>
          </table:table-cell>
          <table:table-cell table:formula="of:=IF(COLUMN()-1=[Step1.$B4];VALUE([Step1.$B4]);IF(COLUMN()-1=[Step1.$E4];VALUE([Step1.$E4]);&quot;&quot;))">
            <text:p/>
          </table:table-cell>
          <table:table-cell table:formula="of:=IF(COLUMN()-1=[Step1.$B4];VALUE([Step1.$B4]);IF(COLUMN()-1=[Step1.$E4];VALUE([Step1.$E4]);&quot;&quot;))">
            <text:p/>
          </table:table-cell>
          <table:table-cell table:formula="of:=IF(COLUMN()-1=[Step1.$B4];VALUE([Step1.$B4]);IF(COLUMN()-1=[Step1.$E4];VALUE([Step1.$E4]);&quot;&quot;))">
            <text:p/>
          </table:table-cell>
          <table:table-cell table:formula="of:=IF(COLUMN()-1=[Step1.$B4];VALUE([Step1.$B4]);IF(COLUMN()-1=[Step1.$E4];VALUE([Step1.$E4]);&quot;&quot;))">
            <text:p/>
          </table:table-cell>
          <table:table-cell table:formula="of:=IF(COLUMN()-1=[Step1.$B4];VALUE([Step1.$B4]);IF(COLUMN()-1=[Step1.$E4];VALUE([Step1.$E4]);&quot;&quot;))">
            <text:p/>
          </table:table-cell>
          <table:table-cell table:formula="of:=IF(COLUMN()-1=[Step1.$B4];VALUE([Step1.$B4]);IF(COLUMN()-1=[Step1.$E4];VALUE([Step1.$E4]);&quot;&quot;))">
            <text:p/>
          </table:table-cell>
          <table:table-cell/>
        </table:table-row>
        <table:table-row table:style-name="ro1">
          <table:table-cell/>
          <table:table-cell table:formula="of:=IF(COLUMN()-1=[Step1.$B5];VALUE([Step1.$B5]);IF(COLUMN()-1=[Step1.$E5];VALUE([Step1.$E5]);&quot;&quot;))">
            <text:p/>
          </table:table-cell>
          <table:table-cell table:formula="of:=IF(COLUMN()-1=[Step1.$B5];VALUE([Step1.$B5]);IF(COLUMN()-1=[Step1.$E5];VALUE([Step1.$E5]);&quot;&quot;))" office:value-type="float" office:value="2" calcext:value-type="float">
            <text:p>2</text:p>
          </table:table-cell>
          <table:table-cell table:formula="of:=IF(COLUMN()-1=[Step1.$B5];VALUE([Step1.$B5]);IF(COLUMN()-1=[Step1.$E5];VALUE([Step1.$E5]);&quot;&quot;))">
            <text:p/>
          </table:table-cell>
          <table:table-cell table:formula="of:=IF(COLUMN()-1=[Step1.$B5];VALUE([Step1.$B5]);IF(COLUMN()-1=[Step1.$E5];VALUE([Step1.$E5]);&quot;&quot;))" office:value-type="float" office:value="4" calcext:value-type="float">
            <text:p>4</text:p>
          </table:table-cell>
          <table:table-cell table:formula="of:=IF(COLUMN()-1=[Step1.$B5];VALUE([Step1.$B5]);IF(COLUMN()-1=[Step1.$E5];VALUE([Step1.$E5]);&quot;&quot;))">
            <text:p/>
          </table:table-cell>
          <table:table-cell table:formula="of:=IF(COLUMN()-1=[Step1.$B5];VALUE([Step1.$B5]);IF(COLUMN()-1=[Step1.$E5];VALUE([Step1.$E5]);&quot;&quot;))">
            <text:p/>
          </table:table-cell>
          <table:table-cell table:formula="of:=IF(COLUMN()-1=[Step1.$B5];VALUE([Step1.$B5]);IF(COLUMN()-1=[Step1.$E5];VALUE([Step1.$E5]);&quot;&quot;))">
            <text:p/>
          </table:table-cell>
          <table:table-cell table:formula="of:=IF(COLUMN()-1=[Step1.$B5];VALUE([Step1.$B5]);IF(COLUMN()-1=[Step1.$E5];VALUE([Step1.$E5]);&quot;&quot;))">
            <text:p/>
          </table:table-cell>
          <table:table-cell table:formula="of:=IF(COLUMN()-1=[Step1.$B5];VALUE([Step1.$B5]);IF(COLUMN()-1=[Step1.$E5];VALUE([Step1.$E5]);&quot;&quot;))">
            <text:p/>
          </table:table-cell>
          <table:table-cell table:formula="of:=IF(COLUMN()-1=[Step1.$B5];VALUE([Step1.$B5]);IF(COLUMN()-1=[Step1.$E5];VALUE([Step1.$E5]);&quot;&quot;))">
            <text:p/>
          </table:table-cell>
          <table:table-cell table:formula="of:=IF(COLUMN()-1=[Step1.$B5];VALUE([Step1.$B5]);IF(COLUMN()-1=[Step1.$E5];VALUE([Step1.$E5]);&quot;&quot;))">
            <text:p/>
          </table:table-cell>
          <table:table-cell table:formula="of:=IF(COLUMN()-1=[Step1.$B5];VALUE([Step1.$B5]);IF(COLUMN()-1=[Step1.$E5];VALUE([Step1.$E5]);&quot;&quot;))">
            <text:p/>
          </table:table-cell>
          <table:table-cell/>
        </table:table-row>
        <table:table-row table:style-name="ro1">
          <table:table-cell/>
          <table:table-cell table:formula="of:=IF(COLUMN()-1=[Step1.$B6];VALUE([Step1.$B6]);IF(COLUMN()-1=[Step1.$E6];VALUE([Step1.$E6]);&quot;&quot;))">
            <text:p/>
          </table:table-cell>
          <table:table-cell table:formula="of:=IF(COLUMN()-1=[Step1.$B6];VALUE([Step1.$B6]);IF(COLUMN()-1=[Step1.$E6];VALUE([Step1.$E6]);&quot;&quot;))" office:value-type="float" office:value="2" calcext:value-type="float">
            <text:p>2</text:p>
          </table:table-cell>
          <table:table-cell table:formula="of:=IF(COLUMN()-1=[Step1.$B6];VALUE([Step1.$B6]);IF(COLUMN()-1=[Step1.$E6];VALUE([Step1.$E6]);&quot;&quot;))">
            <text:p/>
          </table:table-cell>
          <table:table-cell table:formula="of:=IF(COLUMN()-1=[Step1.$B6];VALUE([Step1.$B6]);IF(COLUMN()-1=[Step1.$E6];VALUE([Step1.$E6]);&quot;&quot;))">
            <text:p/>
          </table:table-cell>
          <table:table-cell table:formula="of:=IF(COLUMN()-1=[Step1.$B6];VALUE([Step1.$B6]);IF(COLUMN()-1=[Step1.$E6];VALUE([Step1.$E6]);&quot;&quot;))">
            <text:p/>
          </table:table-cell>
          <table:table-cell table:formula="of:=IF(COLUMN()-1=[Step1.$B6];VALUE([Step1.$B6]);IF(COLUMN()-1=[Step1.$E6];VALUE([Step1.$E6]);&quot;&quot;))">
            <text:p/>
          </table:table-cell>
          <table:table-cell table:formula="of:=IF(COLUMN()-1=[Step1.$B6];VALUE([Step1.$B6]);IF(COLUMN()-1=[Step1.$E6];VALUE([Step1.$E6]);&quot;&quot;))">
            <text:p/>
          </table:table-cell>
          <table:table-cell table:formula="of:=IF(COLUMN()-1=[Step1.$B6];VALUE([Step1.$B6]);IF(COLUMN()-1=[Step1.$E6];VALUE([Step1.$E6]);&quot;&quot;))" office:value-type="float" office:value="8" calcext:value-type="float">
            <text:p>8</text:p>
          </table:table-cell>
          <table:table-cell table:formula="of:=IF(COLUMN()-1=[Step1.$B6];VALUE([Step1.$B6]);IF(COLUMN()-1=[Step1.$E6];VALUE([Step1.$E6]);&quot;&quot;))">
            <text:p/>
          </table:table-cell>
          <table:table-cell table:formula="of:=IF(COLUMN()-1=[Step1.$B6];VALUE([Step1.$B6]);IF(COLUMN()-1=[Step1.$E6];VALUE([Step1.$E6]);&quot;&quot;))">
            <text:p/>
          </table:table-cell>
          <table:table-cell table:formula="of:=IF(COLUMN()-1=[Step1.$B6];VALUE([Step1.$B6]);IF(COLUMN()-1=[Step1.$E6];VALUE([Step1.$E6]);&quot;&quot;))">
            <text:p/>
          </table:table-cell>
          <table:table-cell table:formula="of:=IF(COLUMN()-1=[Step1.$B6];VALUE([Step1.$B6]);IF(COLUMN()-1=[Step1.$E6];VALUE([Step1.$E6]);&quot;&quot;))">
            <text:p/>
          </table:table-cell>
          <table:table-cell/>
        </table:table-row>
        <table:table-row table:style-name="ro1">
          <table:table-cell/>
          <table:table-cell table:formula="of:=IF(COLUMN()-1=[Step1.$B7];VALUE([Step1.$B7]);IF(COLUMN()-1=[Step1.$E7];VALUE([Step1.$E7]);&quot;&quot;))">
            <text:p/>
          </table:table-cell>
          <table:table-cell table:formula="of:=IF(COLUMN()-1=[Step1.$B7];VALUE([Step1.$B7]);IF(COLUMN()-1=[Step1.$E7];VALUE([Step1.$E7]);&quot;&quot;))">
            <text:p/>
          </table:table-cell>
          <table:table-cell table:formula="of:=IF(COLUMN()-1=[Step1.$B7];VALUE([Step1.$B7]);IF(COLUMN()-1=[Step1.$E7];VALUE([Step1.$E7]);&quot;&quot;))" office:value-type="float" office:value="3" calcext:value-type="float">
            <text:p>3</text:p>
          </table:table-cell>
          <table:table-cell table:formula="of:=IF(COLUMN()-1=[Step1.$B7];VALUE([Step1.$B7]);IF(COLUMN()-1=[Step1.$E7];VALUE([Step1.$E7]);&quot;&quot;))">
            <text:p/>
          </table:table-cell>
          <table:table-cell table:formula="of:=IF(COLUMN()-1=[Step1.$B7];VALUE([Step1.$B7]);IF(COLUMN()-1=[Step1.$E7];VALUE([Step1.$E7]);&quot;&quot;))">
            <text:p/>
          </table:table-cell>
          <table:table-cell table:formula="of:=IF(COLUMN()-1=[Step1.$B7];VALUE([Step1.$B7]);IF(COLUMN()-1=[Step1.$E7];VALUE([Step1.$E7]);&quot;&quot;))">
            <text:p/>
          </table:table-cell>
          <table:table-cell table:formula="of:=IF(COLUMN()-1=[Step1.$B7];VALUE([Step1.$B7]);IF(COLUMN()-1=[Step1.$E7];VALUE([Step1.$E7]);&quot;&quot;))">
            <text:p/>
          </table:table-cell>
          <table:table-cell table:formula="of:=IF(COLUMN()-1=[Step1.$B7];VALUE([Step1.$B7]);IF(COLUMN()-1=[Step1.$E7];VALUE([Step1.$E7]);&quot;&quot;))" office:value-type="float" office:value="8" calcext:value-type="float">
            <text:p>8</text:p>
          </table:table-cell>
          <table:table-cell table:formula="of:=IF(COLUMN()-1=[Step1.$B7];VALUE([Step1.$B7]);IF(COLUMN()-1=[Step1.$E7];VALUE([Step1.$E7]);&quot;&quot;))">
            <text:p/>
          </table:table-cell>
          <table:table-cell table:formula="of:=IF(COLUMN()-1=[Step1.$B7];VALUE([Step1.$B7]);IF(COLUMN()-1=[Step1.$E7];VALUE([Step1.$E7]);&quot;&quot;))">
            <text:p/>
          </table:table-cell>
          <table:table-cell table:formula="of:=IF(COLUMN()-1=[Step1.$B7];VALUE([Step1.$B7]);IF(COLUMN()-1=[Step1.$E7];VALUE([Step1.$E7]);&quot;&quot;))">
            <text:p/>
          </table:table-cell>
          <table:table-cell table:formula="of:=IF(COLUMN()-1=[Step1.$B7];VALUE([Step1.$B7]);IF(COLUMN()-1=[Step1.$E7];VALUE([Step1.$E7]);&quot;&quot;))">
            <text:p/>
          </table:table-cell>
          <table:table-cell/>
        </table:table-row>
        <table:table-row table:style-name="ro1">
          <table:table-cell/>
          <table:table-cell table:formula="of:=IF(COLUMN()-1=[Step1.$B8];VALUE([Step1.$B8]);&quot;&quot;)">
            <text:p/>
          </table:table-cell>
          <table:table-cell table:formula="of:=IF(COLUMN()-1=[Step1.$B8];VALUE([Step1.$B8]);&quot;&quot;)">
            <text:p/>
          </table:table-cell>
          <table:table-cell table:formula="of:=IF(COLUMN()-1=[Step1.$B8];VALUE([Step1.$B8]);&quot;&quot;)">
            <text:p/>
          </table:table-cell>
          <table:table-cell table:formula="of:=IF(COLUMN()-1=[Step1.$B8];VALUE([Step1.$B8]);&quot;&quot;)">
            <text:p/>
          </table:table-cell>
          <table:table-cell table:formula="of:=IF(COLUMN()-1=[Step1.$B8];VALUE([Step1.$B8]);&quot;&quot;)">
            <text:p/>
          </table:table-cell>
          <table:table-cell table:formula="of:=IF(COLUMN()-1=[Step1.$B8];VALUE([Step1.$B8]);&quot;&quot;)">
            <text:p/>
          </table:table-cell>
          <table:table-cell table:number-columns-repeated="7"/>
        </table:table-row>
        <table:table-row table:style-name="ro1">
          <table:table-cell/>
          <table:table-cell table:formula="of:=IF(COLUMN()-1=[Step1.$B9];VALUE([Step1.$B9]);&quot;&quot;)">
            <text:p/>
          </table:table-cell>
          <table:table-cell table:formula="of:=IF(COLUMN()-1=[Step1.$B9];VALUE([Step1.$B9]);&quot;&quot;)">
            <text:p/>
          </table:table-cell>
          <table:table-cell table:formula="of:=IF(COLUMN()-1=[Step1.$B9];VALUE([Step1.$B9]);&quot;&quot;)">
            <text:p/>
          </table:table-cell>
          <table:table-cell table:formula="of:=IF(COLUMN()-1=[Step1.$B9];VALUE([Step1.$B9]);&quot;&quot;)">
            <text:p/>
          </table:table-cell>
          <table:table-cell table:formula="of:=IF(COLUMN()-1=[Step1.$B9];VALUE([Step1.$B9]);&quot;&quot;)">
            <text:p/>
          </table:table-cell>
          <table:table-cell table:formula="of:=IF(COLUMN()-1=[Step1.$B9];VALUE([Step1.$B9]);&quot;&quot;)">
            <text:p/>
          </table:table-cell>
          <table:table-cell table:number-columns-repeated="7"/>
        </table:table-row>
        <table:table-row table:style-name="ro1">
          <table:table-cell/>
          <table:table-cell table:formula="of:=IF(COLUMN()-1=[Step1.$B10];VALUE([Step1.$B10]);&quot;&quot;)">
            <text:p/>
          </table:table-cell>
          <table:table-cell table:formula="of:=IF(COLUMN()-1=[Step1.$B10];VALUE([Step1.$B10]);&quot;&quot;)">
            <text:p/>
          </table:table-cell>
          <table:table-cell table:formula="of:=IF(COLUMN()-1=[Step1.$B10];VALUE([Step1.$B10]);&quot;&quot;)">
            <text:p/>
          </table:table-cell>
          <table:table-cell table:formula="of:=IF(COLUMN()-1=[Step1.$B10];VALUE([Step1.$B10]);&quot;&quot;)">
            <text:p/>
          </table:table-cell>
          <table:table-cell table:formula="of:=IF(COLUMN()-1=[Step1.$B10];VALUE([Step1.$B10]);&quot;&quot;)">
            <text:p/>
          </table:table-cell>
          <table:table-cell table:formula="of:=IF(COLUMN()-1=[Step1.$B10];VALUE([Step1.$B10]);&quot;&quot;)">
            <text:p/>
          </table:table-cell>
          <table:table-cell table:number-columns-repeated="7"/>
        </table:table-row>
        <table:table-row table:style-name="ro1">
          <table:table-cell/>
          <table:table-cell table:formula="of:=IF(COLUMN()-1=[Step1.$B11];VALUE([Step1.$B11]);&quot;&quot;)">
            <text:p/>
          </table:table-cell>
          <table:table-cell table:formula="of:=IF(COLUMN()-1=[Step1.$B11];VALUE([Step1.$B11]);&quot;&quot;)">
            <text:p/>
          </table:table-cell>
          <table:table-cell table:formula="of:=IF(COLUMN()-1=[Step1.$B11];VALUE([Step1.$B11]);&quot;&quot;)">
            <text:p/>
          </table:table-cell>
          <table:table-cell table:formula="of:=IF(COLUMN()-1=[Step1.$B11];VALUE([Step1.$B11]);&quot;&quot;)">
            <text:p/>
          </table:table-cell>
          <table:table-cell table:formula="of:=IF(COLUMN()-1=[Step1.$B11];VALUE([Step1.$B11]);&quot;&quot;)">
            <text:p/>
          </table:table-cell>
          <table:table-cell table:formula="of:=IF(COLUMN()-1=[Step1.$B11];VALUE([Step1.$B11]);&quot;&quot;)">
            <text:p/>
          </table:table-cell>
          <table:table-cell table:number-columns-repeated="7"/>
        </table:table-row>
        <table:table-row table:style-name="ro1">
          <table:table-cell/>
          <table:table-cell table:formula="of:=IF(COLUMN()-1=[Step1.$B12];VALUE([Step1.$B12]);&quot;&quot;)">
            <text:p/>
          </table:table-cell>
          <table:table-cell table:formula="of:=IF(COLUMN()-1=[Step1.$B12];VALUE([Step1.$B12]);&quot;&quot;)">
            <text:p/>
          </table:table-cell>
          <table:table-cell table:formula="of:=IF(COLUMN()-1=[Step1.$B12];VALUE([Step1.$B12]);&quot;&quot;)">
            <text:p/>
          </table:table-cell>
          <table:table-cell table:formula="of:=IF(COLUMN()-1=[Step1.$B12];VALUE([Step1.$B12]);&quot;&quot;)">
            <text:p/>
          </table:table-cell>
          <table:table-cell table:formula="of:=IF(COLUMN()-1=[Step1.$B12];VALUE([Step1.$B12]);&quot;&quot;)">
            <text:p/>
          </table:table-cell>
          <table:table-cell table:formula="of:=IF(COLUMN()-1=[Step1.$B12];VALUE([Step1.$B12]);&quot;&quot;)">
            <text:p/>
          </table:table-cell>
          <table:table-cell table:number-columns-repeated="7"/>
        </table:table-row>
        <table:table-row table:style-name="ro1">
          <table:table-cell/>
          <table:table-cell table:formula="of:=IF(COLUMN()-1=[Step1.$B13];VALUE([Step1.$B13]);&quot;&quot;)">
            <text:p/>
          </table:table-cell>
          <table:table-cell table:formula="of:=IF(COLUMN()-1=[Step1.$B13];VALUE([Step1.$B13]);&quot;&quot;)">
            <text:p/>
          </table:table-cell>
          <table:table-cell table:formula="of:=IF(COLUMN()-1=[Step1.$B13];VALUE([Step1.$B13]);&quot;&quot;)">
            <text:p/>
          </table:table-cell>
          <table:table-cell table:formula="of:=IF(COLUMN()-1=[Step1.$B13];VALUE([Step1.$B13]);&quot;&quot;)">
            <text:p/>
          </table:table-cell>
          <table:table-cell table:formula="of:=IF(COLUMN()-1=[Step1.$B13];VALUE([Step1.$B13]);&quot;&quot;)">
            <text:p/>
          </table:table-cell>
          <table:table-cell table:formula="of:=IF(COLUMN()-1=[Step1.$B13];VALUE([Step1.$B13]);&quot;&quot;)">
            <text:p/>
          </table:table-cell>
          <table:table-cell table:number-columns-repeated="7"/>
        </table:table-row>
        <table:table-row table:style-name="ro1">
          <table:table-cell/>
          <table:table-cell table:formula="of:=IF(COLUMN()-1=[Step1.$B14];VALUE([Step1.$B14]);&quot;&quot;)">
            <text:p/>
          </table:table-cell>
          <table:table-cell table:formula="of:=IF(COLUMN()-1=[Step1.$B14];VALUE([Step1.$B14]);&quot;&quot;)">
            <text:p/>
          </table:table-cell>
          <table:table-cell table:formula="of:=IF(COLUMN()-1=[Step1.$B14];VALUE([Step1.$B14]);&quot;&quot;)">
            <text:p/>
          </table:table-cell>
          <table:table-cell table:formula="of:=IF(COLUMN()-1=[Step1.$B14];VALUE([Step1.$B14]);&quot;&quot;)">
            <text:p/>
          </table:table-cell>
          <table:table-cell table:formula="of:=IF(COLUMN()-1=[Step1.$B14];VALUE([Step1.$B14]);&quot;&quot;)">
            <text:p/>
          </table:table-cell>
          <table:table-cell table:formula="of:=IF(COLUMN()-1=[Step1.$B14];VALUE([Step1.$B14]);&quot;&quot;)">
            <text:p/>
          </table:table-cell>
          <table:table-cell table:number-columns-repeated="7"/>
        </table:table-row>
        <table:table-row table:style-name="ro1">
          <table:table-cell/>
          <table:table-cell table:formula="of:=IF(COLUMN()-1=[Step1.$B15];VALUE([Step1.$B15]);&quot;&quot;)">
            <text:p/>
          </table:table-cell>
          <table:table-cell table:formula="of:=IF(COLUMN()-1=[Step1.$B15];VALUE([Step1.$B15]);&quot;&quot;)">
            <text:p/>
          </table:table-cell>
          <table:table-cell table:formula="of:=IF(COLUMN()-1=[Step1.$B15];VALUE([Step1.$B15]);&quot;&quot;)">
            <text:p/>
          </table:table-cell>
          <table:table-cell table:formula="of:=IF(COLUMN()-1=[Step1.$B15];VALUE([Step1.$B15]);&quot;&quot;)">
            <text:p/>
          </table:table-cell>
          <table:table-cell table:formula="of:=IF(COLUMN()-1=[Step1.$B15];VALUE([Step1.$B15]);&quot;&quot;)">
            <text:p/>
          </table:table-cell>
          <table:table-cell table:formula="of:=IF(COLUMN()-1=[Step1.$B15];VALUE([Step1.$B15]);&quot;&quot;)">
            <text:p/>
          </table:table-cell>
          <table:table-cell table:number-columns-repeated="7"/>
        </table:table-row>
      </table:table>
      <table:table table:name="Style1" table:style-name="ta1">
        <table:table-column table:style-name="co10" table:number-columns-repeated="20" table:default-cell-style-name="Default"/>
        <table:table-column table:style-name="co11" table:number-columns-repeated="1004" table:default-cell-style-name="Default"/>
        <table:table-row table:style-name="ro1">
          <table:table-cell table:formula="of:=IF(AND(COLUMN()-1&gt;=[Step1.$C1];COLUMN()-1&lt;=[Step1.$D1]);&quot;White on Black&quot;;IF(AND(COLUMN()-1&gt;=[Step1.$B1];COLUMN()-1&lt;=[Step1.$E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];COLUMN()-1&lt;=[Step1.$D1]);&quot;White on Black&quot;;IF(AND(COLUMN()-1&gt;=[Step1.$B1];COLUMN()-1&lt;=[Step1.$E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];COLUMN()-1&lt;=[Step1.$D1]);&quot;White on Black&quot;;IF(AND(COLUMN()-1&gt;=[Step1.$B1];COLUMN()-1&lt;=[Step1.$E1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1];COLUMN()-1&lt;=[Step1.$D1]);&quot;White on Black&quot;;IF(AND(COLUMN()-1&gt;=[Step1.$B1];COLUMN()-1&lt;=[Step1.$E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];COLUMN()-1&lt;=[Step1.$D1]);&quot;White on Black&quot;;IF(AND(COLUMN()-1&gt;=[Step1.$B1];COLUMN()-1&lt;=[Step1.$E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];COLUMN()-1&lt;=[Step1.$D1]);&quot;White on Black&quot;;IF(AND(COLUMN()-1&gt;=[Step1.$B1];COLUMN()-1&lt;=[Step1.$E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];COLUMN()-1&lt;=[Step1.$D1]);&quot;White on Black&quot;;IF(AND(COLUMN()-1&gt;=[Step1.$B1];COLUMN()-1&lt;=[Step1.$E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];COLUMN()-1&lt;=[Step1.$D1]);&quot;White on Black&quot;;IF(AND(COLUMN()-1&gt;=[Step1.$B1];COLUMN()-1&lt;=[Step1.$E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];COLUMN()-1&lt;=[Step1.$D1]);&quot;White on Black&quot;;IF(AND(COLUMN()-1&gt;=[Step1.$B1];COLUMN()-1&lt;=[Step1.$E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];COLUMN()-1&lt;=[Step1.$D1]);&quot;White on Black&quot;;IF(AND(COLUMN()-1&gt;=[Step1.$B1];COLUMN()-1&lt;=[Step1.$E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];COLUMN()-1&lt;=[Step1.$D1]);&quot;White on Black&quot;;IF(AND(COLUMN()-1&gt;=[Step1.$B1];COLUMN()-1&lt;=[Step1.$E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];COLUMN()-1&lt;=[Step1.$D1]);&quot;White on Black&quot;;IF(AND(COLUMN()-1&gt;=[Step1.$B1];COLUMN()-1&lt;=[Step1.$E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];COLUMN()-1&lt;=[Step1.$D1]);&quot;White on Black&quot;;IF(AND(COLUMN()-1&gt;=[Step1.$B1];COLUMN()-1&lt;=[Step1.$E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];COLUMN()-1&lt;=[Step1.$D1]);&quot;White on Black&quot;;IF(AND(COLUMN()-1&gt;=[Step1.$B1];COLUMN()-1&lt;=[Step1.$E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];COLUMN()-1&lt;=[Step1.$D1]);&quot;White on Black&quot;;IF(AND(COLUMN()-1&gt;=[Step1.$B1];COLUMN()-1&lt;=[Step1.$E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];COLUMN()-1&lt;=[Step1.$D1]);&quot;White on Black&quot;;IF(AND(COLUMN()-1&gt;=[Step1.$B1];COLUMN()-1&lt;=[Step1.$E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];COLUMN()-1&lt;=[Step1.$D1]);&quot;White on Black&quot;;IF(AND(COLUMN()-1&gt;=[Step1.$B1];COLUMN()-1&lt;=[Step1.$E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];COLUMN()-1&lt;=[Step1.$D1]);&quot;White on Black&quot;;IF(AND(COLUMN()-1&gt;=[Step1.$B1];COLUMN()-1&lt;=[Step1.$E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];COLUMN()-1&lt;=[Step1.$D1]);&quot;White on Black&quot;;IF(AND(COLUMN()-1&gt;=[Step1.$B1];COLUMN()-1&lt;=[Step1.$E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];COLUMN()-1&lt;=[Step1.$D1]);&quot;White on Black&quot;;IF(AND(COLUMN()-1&gt;=[Step1.$B1];COLUMN()-1&lt;=[Step1.$E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number-columns-repeated="1004"/>
        </table:table-row>
        <table:table-row table:style-name="ro1">
          <table:table-cell table:formula="of:=IF(AND(COLUMN()-1&gt;=[Step1.$C2];COLUMN()-1&lt;=[Step1.$D2]);&quot;White on Black&quot;;IF(AND(COLUMN()-1&gt;=[Step1.$B2];COLUMN()-1&lt;=[Step1.$E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];COLUMN()-1&lt;=[Step1.$D2]);&quot;White on Black&quot;;IF(AND(COLUMN()-1&gt;=[Step1.$B2];COLUMN()-1&lt;=[Step1.$E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];COLUMN()-1&lt;=[Step1.$D2]);&quot;White on Black&quot;;IF(AND(COLUMN()-1&gt;=[Step1.$B2];COLUMN()-1&lt;=[Step1.$E2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2];COLUMN()-1&lt;=[Step1.$D2]);&quot;White on Black&quot;;IF(AND(COLUMN()-1&gt;=[Step1.$B2];COLUMN()-1&lt;=[Step1.$E2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2];COLUMN()-1&lt;=[Step1.$D2]);&quot;White on Black&quot;;IF(AND(COLUMN()-1&gt;=[Step1.$B2];COLUMN()-1&lt;=[Step1.$E2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2];COLUMN()-1&lt;=[Step1.$D2]);&quot;White on Black&quot;;IF(AND(COLUMN()-1&gt;=[Step1.$B2];COLUMN()-1&lt;=[Step1.$E2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2];COLUMN()-1&lt;=[Step1.$D2]);&quot;White on Black&quot;;IF(AND(COLUMN()-1&gt;=[Step1.$B2];COLUMN()-1&lt;=[Step1.$E2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2];COLUMN()-1&lt;=[Step1.$D2]);&quot;White on Black&quot;;IF(AND(COLUMN()-1&gt;=[Step1.$B2];COLUMN()-1&lt;=[Step1.$E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];COLUMN()-1&lt;=[Step1.$D2]);&quot;White on Black&quot;;IF(AND(COLUMN()-1&gt;=[Step1.$B2];COLUMN()-1&lt;=[Step1.$E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];COLUMN()-1&lt;=[Step1.$D2]);&quot;White on Black&quot;;IF(AND(COLUMN()-1&gt;=[Step1.$B2];COLUMN()-1&lt;=[Step1.$E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];COLUMN()-1&lt;=[Step1.$D2]);&quot;White on Black&quot;;IF(AND(COLUMN()-1&gt;=[Step1.$B2];COLUMN()-1&lt;=[Step1.$E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];COLUMN()-1&lt;=[Step1.$D2]);&quot;White on Black&quot;;IF(AND(COLUMN()-1&gt;=[Step1.$B2];COLUMN()-1&lt;=[Step1.$E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];COLUMN()-1&lt;=[Step1.$D2]);&quot;White on Black&quot;;IF(AND(COLUMN()-1&gt;=[Step1.$B2];COLUMN()-1&lt;=[Step1.$E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];COLUMN()-1&lt;=[Step1.$D2]);&quot;White on Black&quot;;IF(AND(COLUMN()-1&gt;=[Step1.$B2];COLUMN()-1&lt;=[Step1.$E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];COLUMN()-1&lt;=[Step1.$D2]);&quot;White on Black&quot;;IF(AND(COLUMN()-1&gt;=[Step1.$B2];COLUMN()-1&lt;=[Step1.$E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];COLUMN()-1&lt;=[Step1.$D2]);&quot;White on Black&quot;;IF(AND(COLUMN()-1&gt;=[Step1.$B2];COLUMN()-1&lt;=[Step1.$E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];COLUMN()-1&lt;=[Step1.$D2]);&quot;White on Black&quot;;IF(AND(COLUMN()-1&gt;=[Step1.$B2];COLUMN()-1&lt;=[Step1.$E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];COLUMN()-1&lt;=[Step1.$D2]);&quot;White on Black&quot;;IF(AND(COLUMN()-1&gt;=[Step1.$B2];COLUMN()-1&lt;=[Step1.$E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];COLUMN()-1&lt;=[Step1.$D2]);&quot;White on Black&quot;;IF(AND(COLUMN()-1&gt;=[Step1.$B2];COLUMN()-1&lt;=[Step1.$E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];COLUMN()-1&lt;=[Step1.$D2]);&quot;White on Black&quot;;IF(AND(COLUMN()-1&gt;=[Step1.$B2];COLUMN()-1&lt;=[Step1.$E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number-columns-repeated="1004"/>
        </table:table-row>
        <table:table-row table:style-name="ro1">
          <table:table-cell table:formula="of:=IF(AND(COLUMN()-1&gt;=[Step1.$C3];COLUMN()-1&lt;=[Step1.$D3]);&quot;White on Black&quot;;IF(AND(COLUMN()-1&gt;=[Step1.$B3];COLUMN()-1&lt;=[Step1.$E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];COLUMN()-1&lt;=[Step1.$D3]);&quot;White on Black&quot;;IF(AND(COLUMN()-1&gt;=[Step1.$B3];COLUMN()-1&lt;=[Step1.$E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];COLUMN()-1&lt;=[Step1.$D3]);&quot;White on Black&quot;;IF(AND(COLUMN()-1&gt;=[Step1.$B3];COLUMN()-1&lt;=[Step1.$E3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3];COLUMN()-1&lt;=[Step1.$D3]);&quot;White on Black&quot;;IF(AND(COLUMN()-1&gt;=[Step1.$B3];COLUMN()-1&lt;=[Step1.$E3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3];COLUMN()-1&lt;=[Step1.$D3]);&quot;White on Black&quot;;IF(AND(COLUMN()-1&gt;=[Step1.$B3];COLUMN()-1&lt;=[Step1.$E3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3];COLUMN()-1&lt;=[Step1.$D3]);&quot;White on Black&quot;;IF(AND(COLUMN()-1&gt;=[Step1.$B3];COLUMN()-1&lt;=[Step1.$E3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3];COLUMN()-1&lt;=[Step1.$D3]);&quot;White on Black&quot;;IF(AND(COLUMN()-1&gt;=[Step1.$B3];COLUMN()-1&lt;=[Step1.$E3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3];COLUMN()-1&lt;=[Step1.$D3]);&quot;White on Black&quot;;IF(AND(COLUMN()-1&gt;=[Step1.$B3];COLUMN()-1&lt;=[Step1.$E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];COLUMN()-1&lt;=[Step1.$D3]);&quot;White on Black&quot;;IF(AND(COLUMN()-1&gt;=[Step1.$B3];COLUMN()-1&lt;=[Step1.$E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];COLUMN()-1&lt;=[Step1.$D3]);&quot;White on Black&quot;;IF(AND(COLUMN()-1&gt;=[Step1.$B3];COLUMN()-1&lt;=[Step1.$E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];COLUMN()-1&lt;=[Step1.$D3]);&quot;White on Black&quot;;IF(AND(COLUMN()-1&gt;=[Step1.$B3];COLUMN()-1&lt;=[Step1.$E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];COLUMN()-1&lt;=[Step1.$D3]);&quot;White on Black&quot;;IF(AND(COLUMN()-1&gt;=[Step1.$B3];COLUMN()-1&lt;=[Step1.$E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];COLUMN()-1&lt;=[Step1.$D3]);&quot;White on Black&quot;;IF(AND(COLUMN()-1&gt;=[Step1.$B3];COLUMN()-1&lt;=[Step1.$E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];COLUMN()-1&lt;=[Step1.$D3]);&quot;White on Black&quot;;IF(AND(COLUMN()-1&gt;=[Step1.$B3];COLUMN()-1&lt;=[Step1.$E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];COLUMN()-1&lt;=[Step1.$D3]);&quot;White on Black&quot;;IF(AND(COLUMN()-1&gt;=[Step1.$B3];COLUMN()-1&lt;=[Step1.$E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];COLUMN()-1&lt;=[Step1.$D3]);&quot;White on Black&quot;;IF(AND(COLUMN()-1&gt;=[Step1.$B3];COLUMN()-1&lt;=[Step1.$E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];COLUMN()-1&lt;=[Step1.$D3]);&quot;White on Black&quot;;IF(AND(COLUMN()-1&gt;=[Step1.$B3];COLUMN()-1&lt;=[Step1.$E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];COLUMN()-1&lt;=[Step1.$D3]);&quot;White on Black&quot;;IF(AND(COLUMN()-1&gt;=[Step1.$B3];COLUMN()-1&lt;=[Step1.$E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];COLUMN()-1&lt;=[Step1.$D3]);&quot;White on Black&quot;;IF(AND(COLUMN()-1&gt;=[Step1.$B3];COLUMN()-1&lt;=[Step1.$E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];COLUMN()-1&lt;=[Step1.$D3]);&quot;White on Black&quot;;IF(AND(COLUMN()-1&gt;=[Step1.$B3];COLUMN()-1&lt;=[Step1.$E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number-columns-repeated="1004"/>
        </table:table-row>
        <table:table-row table:style-name="ro1">
          <table:table-cell table:formula="of:=IF(AND(COLUMN()-1&gt;=[Step1.$C4];COLUMN()-1&lt;=[Step1.$D4]);&quot;White on Black&quot;;IF(AND(COLUMN()-1&gt;=[Step1.$B4];COLUMN()-1&lt;=[Step1.$E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];COLUMN()-1&lt;=[Step1.$D4]);&quot;White on Black&quot;;IF(AND(COLUMN()-1&gt;=[Step1.$B4];COLUMN()-1&lt;=[Step1.$E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];COLUMN()-1&lt;=[Step1.$D4]);&quot;White on Black&quot;;IF(AND(COLUMN()-1&gt;=[Step1.$B4];COLUMN()-1&lt;=[Step1.$E4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4];COLUMN()-1&lt;=[Step1.$D4]);&quot;White on Black&quot;;IF(AND(COLUMN()-1&gt;=[Step1.$B4];COLUMN()-1&lt;=[Step1.$E4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4];COLUMN()-1&lt;=[Step1.$D4]);&quot;White on Black&quot;;IF(AND(COLUMN()-1&gt;=[Step1.$B4];COLUMN()-1&lt;=[Step1.$E4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4];COLUMN()-1&lt;=[Step1.$D4]);&quot;White on Black&quot;;IF(AND(COLUMN()-1&gt;=[Step1.$B4];COLUMN()-1&lt;=[Step1.$E4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4];COLUMN()-1&lt;=[Step1.$D4]);&quot;White on Black&quot;;IF(AND(COLUMN()-1&gt;=[Step1.$B4];COLUMN()-1&lt;=[Step1.$E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];COLUMN()-1&lt;=[Step1.$D4]);&quot;White on Black&quot;;IF(AND(COLUMN()-1&gt;=[Step1.$B4];COLUMN()-1&lt;=[Step1.$E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];COLUMN()-1&lt;=[Step1.$D4]);&quot;White on Black&quot;;IF(AND(COLUMN()-1&gt;=[Step1.$B4];COLUMN()-1&lt;=[Step1.$E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];COLUMN()-1&lt;=[Step1.$D4]);&quot;White on Black&quot;;IF(AND(COLUMN()-1&gt;=[Step1.$B4];COLUMN()-1&lt;=[Step1.$E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];COLUMN()-1&lt;=[Step1.$D4]);&quot;White on Black&quot;;IF(AND(COLUMN()-1&gt;=[Step1.$B4];COLUMN()-1&lt;=[Step1.$E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];COLUMN()-1&lt;=[Step1.$D4]);&quot;White on Black&quot;;IF(AND(COLUMN()-1&gt;=[Step1.$B4];COLUMN()-1&lt;=[Step1.$E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];COLUMN()-1&lt;=[Step1.$D4]);&quot;White on Black&quot;;IF(AND(COLUMN()-1&gt;=[Step1.$B4];COLUMN()-1&lt;=[Step1.$E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];COLUMN()-1&lt;=[Step1.$D4]);&quot;White on Black&quot;;IF(AND(COLUMN()-1&gt;=[Step1.$B4];COLUMN()-1&lt;=[Step1.$E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];COLUMN()-1&lt;=[Step1.$D4]);&quot;White on Black&quot;;IF(AND(COLUMN()-1&gt;=[Step1.$B4];COLUMN()-1&lt;=[Step1.$E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];COLUMN()-1&lt;=[Step1.$D4]);&quot;White on Black&quot;;IF(AND(COLUMN()-1&gt;=[Step1.$B4];COLUMN()-1&lt;=[Step1.$E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];COLUMN()-1&lt;=[Step1.$D4]);&quot;White on Black&quot;;IF(AND(COLUMN()-1&gt;=[Step1.$B4];COLUMN()-1&lt;=[Step1.$E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];COLUMN()-1&lt;=[Step1.$D4]);&quot;White on Black&quot;;IF(AND(COLUMN()-1&gt;=[Step1.$B4];COLUMN()-1&lt;=[Step1.$E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];COLUMN()-1&lt;=[Step1.$D4]);&quot;White on Black&quot;;IF(AND(COLUMN()-1&gt;=[Step1.$B4];COLUMN()-1&lt;=[Step1.$E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];COLUMN()-1&lt;=[Step1.$D4]);&quot;White on Black&quot;;IF(AND(COLUMN()-1&gt;=[Step1.$B4];COLUMN()-1&lt;=[Step1.$E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number-columns-repeated="1004"/>
        </table:table-row>
        <table:table-row table:style-name="ro1">
          <table:table-cell table:formula="of:=IF(AND(COLUMN()-1&gt;=[Step1.$C5];COLUMN()-1&lt;=[Step1.$D5]);&quot;White on Black&quot;;IF(AND(COLUMN()-1&gt;=[Step1.$B5];COLUMN()-1&lt;=[Step1.$E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];COLUMN()-1&lt;=[Step1.$D5]);&quot;White on Black&quot;;IF(AND(COLUMN()-1&gt;=[Step1.$B5];COLUMN()-1&lt;=[Step1.$E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];COLUMN()-1&lt;=[Step1.$D5]);&quot;White on Black&quot;;IF(AND(COLUMN()-1&gt;=[Step1.$B5];COLUMN()-1&lt;=[Step1.$E5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5];COLUMN()-1&lt;=[Step1.$D5]);&quot;White on Black&quot;;IF(AND(COLUMN()-1&gt;=[Step1.$B5];COLUMN()-1&lt;=[Step1.$E5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5];COLUMN()-1&lt;=[Step1.$D5]);&quot;White on Black&quot;;IF(AND(COLUMN()-1&gt;=[Step1.$B5];COLUMN()-1&lt;=[Step1.$E5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5];COLUMN()-1&lt;=[Step1.$D5]);&quot;White on Black&quot;;IF(AND(COLUMN()-1&gt;=[Step1.$B5];COLUMN()-1&lt;=[Step1.$E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];COLUMN()-1&lt;=[Step1.$D5]);&quot;White on Black&quot;;IF(AND(COLUMN()-1&gt;=[Step1.$B5];COLUMN()-1&lt;=[Step1.$E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];COLUMN()-1&lt;=[Step1.$D5]);&quot;White on Black&quot;;IF(AND(COLUMN()-1&gt;=[Step1.$B5];COLUMN()-1&lt;=[Step1.$E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];COLUMN()-1&lt;=[Step1.$D5]);&quot;White on Black&quot;;IF(AND(COLUMN()-1&gt;=[Step1.$B5];COLUMN()-1&lt;=[Step1.$E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];COLUMN()-1&lt;=[Step1.$D5]);&quot;White on Black&quot;;IF(AND(COLUMN()-1&gt;=[Step1.$B5];COLUMN()-1&lt;=[Step1.$E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];COLUMN()-1&lt;=[Step1.$D5]);&quot;White on Black&quot;;IF(AND(COLUMN()-1&gt;=[Step1.$B5];COLUMN()-1&lt;=[Step1.$E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];COLUMN()-1&lt;=[Step1.$D5]);&quot;White on Black&quot;;IF(AND(COLUMN()-1&gt;=[Step1.$B5];COLUMN()-1&lt;=[Step1.$E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];COLUMN()-1&lt;=[Step1.$D5]);&quot;White on Black&quot;;IF(AND(COLUMN()-1&gt;=[Step1.$B5];COLUMN()-1&lt;=[Step1.$E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];COLUMN()-1&lt;=[Step1.$D5]);&quot;White on Black&quot;;IF(AND(COLUMN()-1&gt;=[Step1.$B5];COLUMN()-1&lt;=[Step1.$E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];COLUMN()-1&lt;=[Step1.$D5]);&quot;White on Black&quot;;IF(AND(COLUMN()-1&gt;=[Step1.$B5];COLUMN()-1&lt;=[Step1.$E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];COLUMN()-1&lt;=[Step1.$D5]);&quot;White on Black&quot;;IF(AND(COLUMN()-1&gt;=[Step1.$B5];COLUMN()-1&lt;=[Step1.$E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];COLUMN()-1&lt;=[Step1.$D5]);&quot;White on Black&quot;;IF(AND(COLUMN()-1&gt;=[Step1.$B5];COLUMN()-1&lt;=[Step1.$E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];COLUMN()-1&lt;=[Step1.$D5]);&quot;White on Black&quot;;IF(AND(COLUMN()-1&gt;=[Step1.$B5];COLUMN()-1&lt;=[Step1.$E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];COLUMN()-1&lt;=[Step1.$D5]);&quot;White on Black&quot;;IF(AND(COLUMN()-1&gt;=[Step1.$B5];COLUMN()-1&lt;=[Step1.$E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];COLUMN()-1&lt;=[Step1.$D5]);&quot;White on Black&quot;;IF(AND(COLUMN()-1&gt;=[Step1.$B5];COLUMN()-1&lt;=[Step1.$E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number-columns-repeated="1004"/>
        </table:table-row>
        <table:table-row table:style-name="ro1">
          <table:table-cell table:formula="of:=IF(AND(COLUMN()-1&gt;=[Step1.$C6];COLUMN()-1&lt;=[Step1.$D6]);&quot;White on Black&quot;;IF(AND(COLUMN()-1&gt;=[Step1.$B6];COLUMN()-1&lt;=[Step1.$E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];COLUMN()-1&lt;=[Step1.$D6]);&quot;White on Black&quot;;IF(AND(COLUMN()-1&gt;=[Step1.$B6];COLUMN()-1&lt;=[Step1.$E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];COLUMN()-1&lt;=[Step1.$D6]);&quot;White on Black&quot;;IF(AND(COLUMN()-1&gt;=[Step1.$B6];COLUMN()-1&lt;=[Step1.$E6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6];COLUMN()-1&lt;=[Step1.$D6]);&quot;White on Black&quot;;IF(AND(COLUMN()-1&gt;=[Step1.$B6];COLUMN()-1&lt;=[Step1.$E6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6];COLUMN()-1&lt;=[Step1.$D6]);&quot;White on Black&quot;;IF(AND(COLUMN()-1&gt;=[Step1.$B6];COLUMN()-1&lt;=[Step1.$E6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6];COLUMN()-1&lt;=[Step1.$D6]);&quot;White on Black&quot;;IF(AND(COLUMN()-1&gt;=[Step1.$B6];COLUMN()-1&lt;=[Step1.$E6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6];COLUMN()-1&lt;=[Step1.$D6]);&quot;White on Black&quot;;IF(AND(COLUMN()-1&gt;=[Step1.$B6];COLUMN()-1&lt;=[Step1.$E6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6];COLUMN()-1&lt;=[Step1.$D6]);&quot;White on Black&quot;;IF(AND(COLUMN()-1&gt;=[Step1.$B6];COLUMN()-1&lt;=[Step1.$E6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6];COLUMN()-1&lt;=[Step1.$D6]);&quot;White on Black&quot;;IF(AND(COLUMN()-1&gt;=[Step1.$B6];COLUMN()-1&lt;=[Step1.$E6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6];COLUMN()-1&lt;=[Step1.$D6]);&quot;White on Black&quot;;IF(AND(COLUMN()-1&gt;=[Step1.$B6];COLUMN()-1&lt;=[Step1.$E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];COLUMN()-1&lt;=[Step1.$D6]);&quot;White on Black&quot;;IF(AND(COLUMN()-1&gt;=[Step1.$B6];COLUMN()-1&lt;=[Step1.$E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];COLUMN()-1&lt;=[Step1.$D6]);&quot;White on Black&quot;;IF(AND(COLUMN()-1&gt;=[Step1.$B6];COLUMN()-1&lt;=[Step1.$E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];COLUMN()-1&lt;=[Step1.$D6]);&quot;White on Black&quot;;IF(AND(COLUMN()-1&gt;=[Step1.$B6];COLUMN()-1&lt;=[Step1.$E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];COLUMN()-1&lt;=[Step1.$D6]);&quot;White on Black&quot;;IF(AND(COLUMN()-1&gt;=[Step1.$B6];COLUMN()-1&lt;=[Step1.$E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];COLUMN()-1&lt;=[Step1.$D6]);&quot;White on Black&quot;;IF(AND(COLUMN()-1&gt;=[Step1.$B6];COLUMN()-1&lt;=[Step1.$E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];COLUMN()-1&lt;=[Step1.$D6]);&quot;White on Black&quot;;IF(AND(COLUMN()-1&gt;=[Step1.$B6];COLUMN()-1&lt;=[Step1.$E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];COLUMN()-1&lt;=[Step1.$D6]);&quot;White on Black&quot;;IF(AND(COLUMN()-1&gt;=[Step1.$B6];COLUMN()-1&lt;=[Step1.$E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];COLUMN()-1&lt;=[Step1.$D6]);&quot;White on Black&quot;;IF(AND(COLUMN()-1&gt;=[Step1.$B6];COLUMN()-1&lt;=[Step1.$E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];COLUMN()-1&lt;=[Step1.$D6]);&quot;White on Black&quot;;IF(AND(COLUMN()-1&gt;=[Step1.$B6];COLUMN()-1&lt;=[Step1.$E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];COLUMN()-1&lt;=[Step1.$D6]);&quot;White on Black&quot;;IF(AND(COLUMN()-1&gt;=[Step1.$B6];COLUMN()-1&lt;=[Step1.$E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number-columns-repeated="1004"/>
        </table:table-row>
        <table:table-row table:style-name="ro1">
          <table:table-cell table:formula="of:=IF(AND(COLUMN()-1&gt;=[Step1.$C7];COLUMN()-1&lt;=[Step1.$D7]);&quot;White on Black&quot;;IF(AND(COLUMN()-1&gt;=[Step1.$B7];COLUMN()-1&lt;=[Step1.$E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];COLUMN()-1&lt;=[Step1.$D7]);&quot;White on Black&quot;;IF(AND(COLUMN()-1&gt;=[Step1.$B7];COLUMN()-1&lt;=[Step1.$E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];COLUMN()-1&lt;=[Step1.$D7]);&quot;White on Black&quot;;IF(AND(COLUMN()-1&gt;=[Step1.$B7];COLUMN()-1&lt;=[Step1.$E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];COLUMN()-1&lt;=[Step1.$D7]);&quot;White on Black&quot;;IF(AND(COLUMN()-1&gt;=[Step1.$B7];COLUMN()-1&lt;=[Step1.$E7]);&quot;White on Gray&quot;;IF(ISEVEN(ROW( ));&quot;Alternating Light&quot;;&quot;Alternating Dark&quot;)))" office:value-type="string" office:string-value="White on Gray" calcext:value-type="string">
            <text:p>White on Gray</text:p>
          </table:table-cell>
          <table:table-cell table:formula="of:=IF(AND(COLUMN()-1&gt;=[Step1.$C7];COLUMN()-1&lt;=[Step1.$D7]);&quot;White on Black&quot;;IF(AND(COLUMN()-1&gt;=[Step1.$B7];COLUMN()-1&lt;=[Step1.$E7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7];COLUMN()-1&lt;=[Step1.$D7]);&quot;White on Black&quot;;IF(AND(COLUMN()-1&gt;=[Step1.$B7];COLUMN()-1&lt;=[Step1.$E7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7];COLUMN()-1&lt;=[Step1.$D7]);&quot;White on Black&quot;;IF(AND(COLUMN()-1&gt;=[Step1.$B7];COLUMN()-1&lt;=[Step1.$E7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7];COLUMN()-1&lt;=[Step1.$D7]);&quot;White on Black&quot;;IF(AND(COLUMN()-1&gt;=[Step1.$B7];COLUMN()-1&lt;=[Step1.$E7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7];COLUMN()-1&lt;=[Step1.$D7]);&quot;White on Black&quot;;IF(AND(COLUMN()-1&gt;=[Step1.$B7];COLUMN()-1&lt;=[Step1.$E7]);&quot;White on Gray&quot;;IF(ISEVEN(ROW( ));&quot;Alternating Light&quot;;&quot;Alternating Dark&quot;)))" office:value-type="string" office:string-value="White on Gray" calcext:value-type="string">
            <text:p>White on Gray</text:p>
          </table:table-cell>
          <table:table-cell table:formula="of:=IF(AND(COLUMN()-1&gt;=[Step1.$C7];COLUMN()-1&lt;=[Step1.$D7]);&quot;White on Black&quot;;IF(AND(COLUMN()-1&gt;=[Step1.$B7];COLUMN()-1&lt;=[Step1.$E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];COLUMN()-1&lt;=[Step1.$D7]);&quot;White on Black&quot;;IF(AND(COLUMN()-1&gt;=[Step1.$B7];COLUMN()-1&lt;=[Step1.$E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];COLUMN()-1&lt;=[Step1.$D7]);&quot;White on Black&quot;;IF(AND(COLUMN()-1&gt;=[Step1.$B7];COLUMN()-1&lt;=[Step1.$E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];COLUMN()-1&lt;=[Step1.$D7]);&quot;White on Black&quot;;IF(AND(COLUMN()-1&gt;=[Step1.$B7];COLUMN()-1&lt;=[Step1.$E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];COLUMN()-1&lt;=[Step1.$D7]);&quot;White on Black&quot;;IF(AND(COLUMN()-1&gt;=[Step1.$B7];COLUMN()-1&lt;=[Step1.$E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];COLUMN()-1&lt;=[Step1.$D7]);&quot;White on Black&quot;;IF(AND(COLUMN()-1&gt;=[Step1.$B7];COLUMN()-1&lt;=[Step1.$E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];COLUMN()-1&lt;=[Step1.$D7]);&quot;White on Black&quot;;IF(AND(COLUMN()-1&gt;=[Step1.$B7];COLUMN()-1&lt;=[Step1.$E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];COLUMN()-1&lt;=[Step1.$D7]);&quot;White on Black&quot;;IF(AND(COLUMN()-1&gt;=[Step1.$B7];COLUMN()-1&lt;=[Step1.$E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];COLUMN()-1&lt;=[Step1.$D7]);&quot;White on Black&quot;;IF(AND(COLUMN()-1&gt;=[Step1.$B7];COLUMN()-1&lt;=[Step1.$E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];COLUMN()-1&lt;=[Step1.$D7]);&quot;White on Black&quot;;IF(AND(COLUMN()-1&gt;=[Step1.$B7];COLUMN()-1&lt;=[Step1.$E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];COLUMN()-1&lt;=[Step1.$D7]);&quot;White on Black&quot;;IF(AND(COLUMN()-1&gt;=[Step1.$B7];COLUMN()-1&lt;=[Step1.$E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number-columns-repeated="1004"/>
        </table:table-row>
        <table:table-row table:style-name="ro1">
          <table:table-cell table:formula="of:=IF(AND(COLUMN()-1&gt;=[Step1.$C8];COLUMN()-1&lt;=[Step1.$D8]);&quot;White on Black&quot;;IF(AND(COLUMN()-1&gt;=[Step1.$B8];COLUMN()-1&lt;=[Step1.$E8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8];COLUMN()-1&lt;=[Step1.$D8]);&quot;White on Black&quot;;IF(AND(COLUMN()-1&gt;=[Step1.$B8];COLUMN()-1&lt;=[Step1.$E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];COLUMN()-1&lt;=[Step1.$D8]);&quot;White on Black&quot;;IF(AND(COLUMN()-1&gt;=[Step1.$B8];COLUMN()-1&lt;=[Step1.$E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];COLUMN()-1&lt;=[Step1.$D8]);&quot;White on Black&quot;;IF(AND(COLUMN()-1&gt;=[Step1.$B8];COLUMN()-1&lt;=[Step1.$E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];COLUMN()-1&lt;=[Step1.$D8]);&quot;White on Black&quot;;IF(AND(COLUMN()-1&gt;=[Step1.$B8];COLUMN()-1&lt;=[Step1.$E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];COLUMN()-1&lt;=[Step1.$D8]);&quot;White on Black&quot;;IF(AND(COLUMN()-1&gt;=[Step1.$B8];COLUMN()-1&lt;=[Step1.$E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];COLUMN()-1&lt;=[Step1.$D8]);&quot;White on Black&quot;;IF(AND(COLUMN()-1&gt;=[Step1.$B8];COLUMN()-1&lt;=[Step1.$E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];COLUMN()-1&lt;=[Step1.$D8]);&quot;White on Black&quot;;IF(AND(COLUMN()-1&gt;=[Step1.$B8];COLUMN()-1&lt;=[Step1.$E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];COLUMN()-1&lt;=[Step1.$D8]);&quot;White on Black&quot;;IF(AND(COLUMN()-1&gt;=[Step1.$B8];COLUMN()-1&lt;=[Step1.$E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];COLUMN()-1&lt;=[Step1.$D8]);&quot;White on Black&quot;;IF(AND(COLUMN()-1&gt;=[Step1.$B8];COLUMN()-1&lt;=[Step1.$E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];COLUMN()-1&lt;=[Step1.$D8]);&quot;White on Black&quot;;IF(AND(COLUMN()-1&gt;=[Step1.$B8];COLUMN()-1&lt;=[Step1.$E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];COLUMN()-1&lt;=[Step1.$D8]);&quot;White on Black&quot;;IF(AND(COLUMN()-1&gt;=[Step1.$B8];COLUMN()-1&lt;=[Step1.$E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];COLUMN()-1&lt;=[Step1.$D8]);&quot;White on Black&quot;;IF(AND(COLUMN()-1&gt;=[Step1.$B8];COLUMN()-1&lt;=[Step1.$E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];COLUMN()-1&lt;=[Step1.$D8]);&quot;White on Black&quot;;IF(AND(COLUMN()-1&gt;=[Step1.$B8];COLUMN()-1&lt;=[Step1.$E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];COLUMN()-1&lt;=[Step1.$D8]);&quot;White on Black&quot;;IF(AND(COLUMN()-1&gt;=[Step1.$B8];COLUMN()-1&lt;=[Step1.$E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];COLUMN()-1&lt;=[Step1.$D8]);&quot;White on Black&quot;;IF(AND(COLUMN()-1&gt;=[Step1.$B8];COLUMN()-1&lt;=[Step1.$E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];COLUMN()-1&lt;=[Step1.$D8]);&quot;White on Black&quot;;IF(AND(COLUMN()-1&gt;=[Step1.$B8];COLUMN()-1&lt;=[Step1.$E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];COLUMN()-1&lt;=[Step1.$D8]);&quot;White on Black&quot;;IF(AND(COLUMN()-1&gt;=[Step1.$B8];COLUMN()-1&lt;=[Step1.$E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];COLUMN()-1&lt;=[Step1.$D8]);&quot;White on Black&quot;;IF(AND(COLUMN()-1&gt;=[Step1.$B8];COLUMN()-1&lt;=[Step1.$E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];COLUMN()-1&lt;=[Step1.$D8]);&quot;White on Black&quot;;IF(AND(COLUMN()-1&gt;=[Step1.$B8];COLUMN()-1&lt;=[Step1.$E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number-columns-repeated="1004"/>
        </table:table-row>
        <table:table-row table:style-name="ro1">
          <table:table-cell table:formula="of:=IF(AND(COLUMN()-1&gt;=[Step1.$C9];COLUMN()-1&lt;=[Step1.$D9]);&quot;White on Black&quot;;IF(AND(COLUMN()-1&gt;=[Step1.$B9];COLUMN()-1&lt;=[Step1.$E9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9];COLUMN()-1&lt;=[Step1.$D9]);&quot;White on Black&quot;;IF(AND(COLUMN()-1&gt;=[Step1.$B9];COLUMN()-1&lt;=[Step1.$E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];COLUMN()-1&lt;=[Step1.$D9]);&quot;White on Black&quot;;IF(AND(COLUMN()-1&gt;=[Step1.$B9];COLUMN()-1&lt;=[Step1.$E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];COLUMN()-1&lt;=[Step1.$D9]);&quot;White on Black&quot;;IF(AND(COLUMN()-1&gt;=[Step1.$B9];COLUMN()-1&lt;=[Step1.$E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];COLUMN()-1&lt;=[Step1.$D9]);&quot;White on Black&quot;;IF(AND(COLUMN()-1&gt;=[Step1.$B9];COLUMN()-1&lt;=[Step1.$E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];COLUMN()-1&lt;=[Step1.$D9]);&quot;White on Black&quot;;IF(AND(COLUMN()-1&gt;=[Step1.$B9];COLUMN()-1&lt;=[Step1.$E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];COLUMN()-1&lt;=[Step1.$D9]);&quot;White on Black&quot;;IF(AND(COLUMN()-1&gt;=[Step1.$B9];COLUMN()-1&lt;=[Step1.$E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];COLUMN()-1&lt;=[Step1.$D9]);&quot;White on Black&quot;;IF(AND(COLUMN()-1&gt;=[Step1.$B9];COLUMN()-1&lt;=[Step1.$E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];COLUMN()-1&lt;=[Step1.$D9]);&quot;White on Black&quot;;IF(AND(COLUMN()-1&gt;=[Step1.$B9];COLUMN()-1&lt;=[Step1.$E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];COLUMN()-1&lt;=[Step1.$D9]);&quot;White on Black&quot;;IF(AND(COLUMN()-1&gt;=[Step1.$B9];COLUMN()-1&lt;=[Step1.$E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];COLUMN()-1&lt;=[Step1.$D9]);&quot;White on Black&quot;;IF(AND(COLUMN()-1&gt;=[Step1.$B9];COLUMN()-1&lt;=[Step1.$E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];COLUMN()-1&lt;=[Step1.$D9]);&quot;White on Black&quot;;IF(AND(COLUMN()-1&gt;=[Step1.$B9];COLUMN()-1&lt;=[Step1.$E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];COLUMN()-1&lt;=[Step1.$D9]);&quot;White on Black&quot;;IF(AND(COLUMN()-1&gt;=[Step1.$B9];COLUMN()-1&lt;=[Step1.$E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];COLUMN()-1&lt;=[Step1.$D9]);&quot;White on Black&quot;;IF(AND(COLUMN()-1&gt;=[Step1.$B9];COLUMN()-1&lt;=[Step1.$E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];COLUMN()-1&lt;=[Step1.$D9]);&quot;White on Black&quot;;IF(AND(COLUMN()-1&gt;=[Step1.$B9];COLUMN()-1&lt;=[Step1.$E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];COLUMN()-1&lt;=[Step1.$D9]);&quot;White on Black&quot;;IF(AND(COLUMN()-1&gt;=[Step1.$B9];COLUMN()-1&lt;=[Step1.$E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];COLUMN()-1&lt;=[Step1.$D9]);&quot;White on Black&quot;;IF(AND(COLUMN()-1&gt;=[Step1.$B9];COLUMN()-1&lt;=[Step1.$E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];COLUMN()-1&lt;=[Step1.$D9]);&quot;White on Black&quot;;IF(AND(COLUMN()-1&gt;=[Step1.$B9];COLUMN()-1&lt;=[Step1.$E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];COLUMN()-1&lt;=[Step1.$D9]);&quot;White on Black&quot;;IF(AND(COLUMN()-1&gt;=[Step1.$B9];COLUMN()-1&lt;=[Step1.$E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];COLUMN()-1&lt;=[Step1.$D9]);&quot;White on Black&quot;;IF(AND(COLUMN()-1&gt;=[Step1.$B9];COLUMN()-1&lt;=[Step1.$E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number-columns-repeated="1004"/>
        </table:table-row>
        <table:table-row table:style-name="ro1">
          <table:table-cell table:formula="of:=IF(AND(COLUMN()-1&gt;=[Step1.$C10];COLUMN()-1&lt;=[Step1.$D10]);&quot;White on Black&quot;;IF(AND(COLUMN()-1&gt;=[Step1.$B10];COLUMN()-1&lt;=[Step1.$E10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10];COLUMN()-1&lt;=[Step1.$D10]);&quot;White on Black&quot;;IF(AND(COLUMN()-1&gt;=[Step1.$B10];COLUMN()-1&lt;=[Step1.$E1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0];COLUMN()-1&lt;=[Step1.$D10]);&quot;White on Black&quot;;IF(AND(COLUMN()-1&gt;=[Step1.$B10];COLUMN()-1&lt;=[Step1.$E1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0];COLUMN()-1&lt;=[Step1.$D10]);&quot;White on Black&quot;;IF(AND(COLUMN()-1&gt;=[Step1.$B10];COLUMN()-1&lt;=[Step1.$E1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0];COLUMN()-1&lt;=[Step1.$D10]);&quot;White on Black&quot;;IF(AND(COLUMN()-1&gt;=[Step1.$B10];COLUMN()-1&lt;=[Step1.$E1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0];COLUMN()-1&lt;=[Step1.$D10]);&quot;White on Black&quot;;IF(AND(COLUMN()-1&gt;=[Step1.$B10];COLUMN()-1&lt;=[Step1.$E1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0];COLUMN()-1&lt;=[Step1.$D10]);&quot;White on Black&quot;;IF(AND(COLUMN()-1&gt;=[Step1.$B10];COLUMN()-1&lt;=[Step1.$E1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0];COLUMN()-1&lt;=[Step1.$D10]);&quot;White on Black&quot;;IF(AND(COLUMN()-1&gt;=[Step1.$B10];COLUMN()-1&lt;=[Step1.$E1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0];COLUMN()-1&lt;=[Step1.$D10]);&quot;White on Black&quot;;IF(AND(COLUMN()-1&gt;=[Step1.$B10];COLUMN()-1&lt;=[Step1.$E1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0];COLUMN()-1&lt;=[Step1.$D10]);&quot;White on Black&quot;;IF(AND(COLUMN()-1&gt;=[Step1.$B10];COLUMN()-1&lt;=[Step1.$E1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0];COLUMN()-1&lt;=[Step1.$D10]);&quot;White on Black&quot;;IF(AND(COLUMN()-1&gt;=[Step1.$B10];COLUMN()-1&lt;=[Step1.$E1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0];COLUMN()-1&lt;=[Step1.$D10]);&quot;White on Black&quot;;IF(AND(COLUMN()-1&gt;=[Step1.$B10];COLUMN()-1&lt;=[Step1.$E1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0];COLUMN()-1&lt;=[Step1.$D10]);&quot;White on Black&quot;;IF(AND(COLUMN()-1&gt;=[Step1.$B10];COLUMN()-1&lt;=[Step1.$E1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0];COLUMN()-1&lt;=[Step1.$D10]);&quot;White on Black&quot;;IF(AND(COLUMN()-1&gt;=[Step1.$B10];COLUMN()-1&lt;=[Step1.$E1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0];COLUMN()-1&lt;=[Step1.$D10]);&quot;White on Black&quot;;IF(AND(COLUMN()-1&gt;=[Step1.$B10];COLUMN()-1&lt;=[Step1.$E1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0];COLUMN()-1&lt;=[Step1.$D10]);&quot;White on Black&quot;;IF(AND(COLUMN()-1&gt;=[Step1.$B10];COLUMN()-1&lt;=[Step1.$E1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0];COLUMN()-1&lt;=[Step1.$D10]);&quot;White on Black&quot;;IF(AND(COLUMN()-1&gt;=[Step1.$B10];COLUMN()-1&lt;=[Step1.$E1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0];COLUMN()-1&lt;=[Step1.$D10]);&quot;White on Black&quot;;IF(AND(COLUMN()-1&gt;=[Step1.$B10];COLUMN()-1&lt;=[Step1.$E1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0];COLUMN()-1&lt;=[Step1.$D10]);&quot;White on Black&quot;;IF(AND(COLUMN()-1&gt;=[Step1.$B10];COLUMN()-1&lt;=[Step1.$E1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0];COLUMN()-1&lt;=[Step1.$D10]);&quot;White on Black&quot;;IF(AND(COLUMN()-1&gt;=[Step1.$B10];COLUMN()-1&lt;=[Step1.$E1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number-columns-repeated="1004"/>
        </table:table-row>
        <table:table-row table:style-name="ro1">
          <table:table-cell table:formula="of:=IF(AND(COLUMN()-1&gt;=[Step1.$C11];COLUMN()-1&lt;=[Step1.$D11]);&quot;White on Black&quot;;IF(AND(COLUMN()-1&gt;=[Step1.$B11];COLUMN()-1&lt;=[Step1.$E11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11];COLUMN()-1&lt;=[Step1.$D11]);&quot;White on Black&quot;;IF(AND(COLUMN()-1&gt;=[Step1.$B11];COLUMN()-1&lt;=[Step1.$E1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1];COLUMN()-1&lt;=[Step1.$D11]);&quot;White on Black&quot;;IF(AND(COLUMN()-1&gt;=[Step1.$B11];COLUMN()-1&lt;=[Step1.$E1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1];COLUMN()-1&lt;=[Step1.$D11]);&quot;White on Black&quot;;IF(AND(COLUMN()-1&gt;=[Step1.$B11];COLUMN()-1&lt;=[Step1.$E1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1];COLUMN()-1&lt;=[Step1.$D11]);&quot;White on Black&quot;;IF(AND(COLUMN()-1&gt;=[Step1.$B11];COLUMN()-1&lt;=[Step1.$E1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1];COLUMN()-1&lt;=[Step1.$D11]);&quot;White on Black&quot;;IF(AND(COLUMN()-1&gt;=[Step1.$B11];COLUMN()-1&lt;=[Step1.$E1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1];COLUMN()-1&lt;=[Step1.$D11]);&quot;White on Black&quot;;IF(AND(COLUMN()-1&gt;=[Step1.$B11];COLUMN()-1&lt;=[Step1.$E1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1];COLUMN()-1&lt;=[Step1.$D11]);&quot;White on Black&quot;;IF(AND(COLUMN()-1&gt;=[Step1.$B11];COLUMN()-1&lt;=[Step1.$E1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1];COLUMN()-1&lt;=[Step1.$D11]);&quot;White on Black&quot;;IF(AND(COLUMN()-1&gt;=[Step1.$B11];COLUMN()-1&lt;=[Step1.$E1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1];COLUMN()-1&lt;=[Step1.$D11]);&quot;White on Black&quot;;IF(AND(COLUMN()-1&gt;=[Step1.$B11];COLUMN()-1&lt;=[Step1.$E1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1];COLUMN()-1&lt;=[Step1.$D11]);&quot;White on Black&quot;;IF(AND(COLUMN()-1&gt;=[Step1.$B11];COLUMN()-1&lt;=[Step1.$E1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1];COLUMN()-1&lt;=[Step1.$D11]);&quot;White on Black&quot;;IF(AND(COLUMN()-1&gt;=[Step1.$B11];COLUMN()-1&lt;=[Step1.$E1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1];COLUMN()-1&lt;=[Step1.$D11]);&quot;White on Black&quot;;IF(AND(COLUMN()-1&gt;=[Step1.$B11];COLUMN()-1&lt;=[Step1.$E1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1];COLUMN()-1&lt;=[Step1.$D11]);&quot;White on Black&quot;;IF(AND(COLUMN()-1&gt;=[Step1.$B11];COLUMN()-1&lt;=[Step1.$E1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1];COLUMN()-1&lt;=[Step1.$D11]);&quot;White on Black&quot;;IF(AND(COLUMN()-1&gt;=[Step1.$B11];COLUMN()-1&lt;=[Step1.$E1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1];COLUMN()-1&lt;=[Step1.$D11]);&quot;White on Black&quot;;IF(AND(COLUMN()-1&gt;=[Step1.$B11];COLUMN()-1&lt;=[Step1.$E1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1];COLUMN()-1&lt;=[Step1.$D11]);&quot;White on Black&quot;;IF(AND(COLUMN()-1&gt;=[Step1.$B11];COLUMN()-1&lt;=[Step1.$E1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1];COLUMN()-1&lt;=[Step1.$D11]);&quot;White on Black&quot;;IF(AND(COLUMN()-1&gt;=[Step1.$B11];COLUMN()-1&lt;=[Step1.$E1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1];COLUMN()-1&lt;=[Step1.$D11]);&quot;White on Black&quot;;IF(AND(COLUMN()-1&gt;=[Step1.$B11];COLUMN()-1&lt;=[Step1.$E1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1];COLUMN()-1&lt;=[Step1.$D11]);&quot;White on Black&quot;;IF(AND(COLUMN()-1&gt;=[Step1.$B11];COLUMN()-1&lt;=[Step1.$E1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number-columns-repeated="1004"/>
        </table:table-row>
        <table:table-row table:style-name="ro1">
          <table:table-cell table:formula="of:=IF(AND(COLUMN()-1&gt;=[Step1.$C12];COLUMN()-1&lt;=[Step1.$D12]);&quot;White on Black&quot;;IF(AND(COLUMN()-1&gt;=[Step1.$B12];COLUMN()-1&lt;=[Step1.$E12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12];COLUMN()-1&lt;=[Step1.$D12]);&quot;White on Black&quot;;IF(AND(COLUMN()-1&gt;=[Step1.$B12];COLUMN()-1&lt;=[Step1.$E1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2];COLUMN()-1&lt;=[Step1.$D12]);&quot;White on Black&quot;;IF(AND(COLUMN()-1&gt;=[Step1.$B12];COLUMN()-1&lt;=[Step1.$E1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2];COLUMN()-1&lt;=[Step1.$D12]);&quot;White on Black&quot;;IF(AND(COLUMN()-1&gt;=[Step1.$B12];COLUMN()-1&lt;=[Step1.$E1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2];COLUMN()-1&lt;=[Step1.$D12]);&quot;White on Black&quot;;IF(AND(COLUMN()-1&gt;=[Step1.$B12];COLUMN()-1&lt;=[Step1.$E1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2];COLUMN()-1&lt;=[Step1.$D12]);&quot;White on Black&quot;;IF(AND(COLUMN()-1&gt;=[Step1.$B12];COLUMN()-1&lt;=[Step1.$E1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2];COLUMN()-1&lt;=[Step1.$D12]);&quot;White on Black&quot;;IF(AND(COLUMN()-1&gt;=[Step1.$B12];COLUMN()-1&lt;=[Step1.$E1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2];COLUMN()-1&lt;=[Step1.$D12]);&quot;White on Black&quot;;IF(AND(COLUMN()-1&gt;=[Step1.$B12];COLUMN()-1&lt;=[Step1.$E1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2];COLUMN()-1&lt;=[Step1.$D12]);&quot;White on Black&quot;;IF(AND(COLUMN()-1&gt;=[Step1.$B12];COLUMN()-1&lt;=[Step1.$E1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2];COLUMN()-1&lt;=[Step1.$D12]);&quot;White on Black&quot;;IF(AND(COLUMN()-1&gt;=[Step1.$B12];COLUMN()-1&lt;=[Step1.$E1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2];COLUMN()-1&lt;=[Step1.$D12]);&quot;White on Black&quot;;IF(AND(COLUMN()-1&gt;=[Step1.$B12];COLUMN()-1&lt;=[Step1.$E1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2];COLUMN()-1&lt;=[Step1.$D12]);&quot;White on Black&quot;;IF(AND(COLUMN()-1&gt;=[Step1.$B12];COLUMN()-1&lt;=[Step1.$E1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2];COLUMN()-1&lt;=[Step1.$D12]);&quot;White on Black&quot;;IF(AND(COLUMN()-1&gt;=[Step1.$B12];COLUMN()-1&lt;=[Step1.$E1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2];COLUMN()-1&lt;=[Step1.$D12]);&quot;White on Black&quot;;IF(AND(COLUMN()-1&gt;=[Step1.$B12];COLUMN()-1&lt;=[Step1.$E1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2];COLUMN()-1&lt;=[Step1.$D12]);&quot;White on Black&quot;;IF(AND(COLUMN()-1&gt;=[Step1.$B12];COLUMN()-1&lt;=[Step1.$E1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2];COLUMN()-1&lt;=[Step1.$D12]);&quot;White on Black&quot;;IF(AND(COLUMN()-1&gt;=[Step1.$B12];COLUMN()-1&lt;=[Step1.$E1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2];COLUMN()-1&lt;=[Step1.$D12]);&quot;White on Black&quot;;IF(AND(COLUMN()-1&gt;=[Step1.$B12];COLUMN()-1&lt;=[Step1.$E1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2];COLUMN()-1&lt;=[Step1.$D12]);&quot;White on Black&quot;;IF(AND(COLUMN()-1&gt;=[Step1.$B12];COLUMN()-1&lt;=[Step1.$E1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2];COLUMN()-1&lt;=[Step1.$D12]);&quot;White on Black&quot;;IF(AND(COLUMN()-1&gt;=[Step1.$B12];COLUMN()-1&lt;=[Step1.$E1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2];COLUMN()-1&lt;=[Step1.$D12]);&quot;White on Black&quot;;IF(AND(COLUMN()-1&gt;=[Step1.$B12];COLUMN()-1&lt;=[Step1.$E1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number-columns-repeated="1004"/>
        </table:table-row>
        <table:table-row table:style-name="ro1">
          <table:table-cell table:formula="of:=IF(AND(COLUMN()-1&gt;=[Step1.$C13];COLUMN()-1&lt;=[Step1.$D13]);&quot;White on Black&quot;;IF(AND(COLUMN()-1&gt;=[Step1.$B13];COLUMN()-1&lt;=[Step1.$E13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13];COLUMN()-1&lt;=[Step1.$D13]);&quot;White on Black&quot;;IF(AND(COLUMN()-1&gt;=[Step1.$B13];COLUMN()-1&lt;=[Step1.$E1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3];COLUMN()-1&lt;=[Step1.$D13]);&quot;White on Black&quot;;IF(AND(COLUMN()-1&gt;=[Step1.$B13];COLUMN()-1&lt;=[Step1.$E1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3];COLUMN()-1&lt;=[Step1.$D13]);&quot;White on Black&quot;;IF(AND(COLUMN()-1&gt;=[Step1.$B13];COLUMN()-1&lt;=[Step1.$E1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3];COLUMN()-1&lt;=[Step1.$D13]);&quot;White on Black&quot;;IF(AND(COLUMN()-1&gt;=[Step1.$B13];COLUMN()-1&lt;=[Step1.$E1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3];COLUMN()-1&lt;=[Step1.$D13]);&quot;White on Black&quot;;IF(AND(COLUMN()-1&gt;=[Step1.$B13];COLUMN()-1&lt;=[Step1.$E1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3];COLUMN()-1&lt;=[Step1.$D13]);&quot;White on Black&quot;;IF(AND(COLUMN()-1&gt;=[Step1.$B13];COLUMN()-1&lt;=[Step1.$E1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3];COLUMN()-1&lt;=[Step1.$D13]);&quot;White on Black&quot;;IF(AND(COLUMN()-1&gt;=[Step1.$B13];COLUMN()-1&lt;=[Step1.$E1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3];COLUMN()-1&lt;=[Step1.$D13]);&quot;White on Black&quot;;IF(AND(COLUMN()-1&gt;=[Step1.$B13];COLUMN()-1&lt;=[Step1.$E1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3];COLUMN()-1&lt;=[Step1.$D13]);&quot;White on Black&quot;;IF(AND(COLUMN()-1&gt;=[Step1.$B13];COLUMN()-1&lt;=[Step1.$E1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3];COLUMN()-1&lt;=[Step1.$D13]);&quot;White on Black&quot;;IF(AND(COLUMN()-1&gt;=[Step1.$B13];COLUMN()-1&lt;=[Step1.$E1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3];COLUMN()-1&lt;=[Step1.$D13]);&quot;White on Black&quot;;IF(AND(COLUMN()-1&gt;=[Step1.$B13];COLUMN()-1&lt;=[Step1.$E1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3];COLUMN()-1&lt;=[Step1.$D13]);&quot;White on Black&quot;;IF(AND(COLUMN()-1&gt;=[Step1.$B13];COLUMN()-1&lt;=[Step1.$E1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3];COLUMN()-1&lt;=[Step1.$D13]);&quot;White on Black&quot;;IF(AND(COLUMN()-1&gt;=[Step1.$B13];COLUMN()-1&lt;=[Step1.$E1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3];COLUMN()-1&lt;=[Step1.$D13]);&quot;White on Black&quot;;IF(AND(COLUMN()-1&gt;=[Step1.$B13];COLUMN()-1&lt;=[Step1.$E1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3];COLUMN()-1&lt;=[Step1.$D13]);&quot;White on Black&quot;;IF(AND(COLUMN()-1&gt;=[Step1.$B13];COLUMN()-1&lt;=[Step1.$E1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3];COLUMN()-1&lt;=[Step1.$D13]);&quot;White on Black&quot;;IF(AND(COLUMN()-1&gt;=[Step1.$B13];COLUMN()-1&lt;=[Step1.$E1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3];COLUMN()-1&lt;=[Step1.$D13]);&quot;White on Black&quot;;IF(AND(COLUMN()-1&gt;=[Step1.$B13];COLUMN()-1&lt;=[Step1.$E1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3];COLUMN()-1&lt;=[Step1.$D13]);&quot;White on Black&quot;;IF(AND(COLUMN()-1&gt;=[Step1.$B13];COLUMN()-1&lt;=[Step1.$E1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3];COLUMN()-1&lt;=[Step1.$D13]);&quot;White on Black&quot;;IF(AND(COLUMN()-1&gt;=[Step1.$B13];COLUMN()-1&lt;=[Step1.$E1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number-columns-repeated="1004"/>
        </table:table-row>
        <table:table-row table:style-name="ro1">
          <table:table-cell table:formula="of:=IF(AND(COLUMN()-1&gt;=[Step1.$C14];COLUMN()-1&lt;=[Step1.$D14]);&quot;White on Black&quot;;IF(AND(COLUMN()-1&gt;=[Step1.$B14];COLUMN()-1&lt;=[Step1.$E14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14];COLUMN()-1&lt;=[Step1.$D14]);&quot;White on Black&quot;;IF(AND(COLUMN()-1&gt;=[Step1.$B14];COLUMN()-1&lt;=[Step1.$E1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4];COLUMN()-1&lt;=[Step1.$D14]);&quot;White on Black&quot;;IF(AND(COLUMN()-1&gt;=[Step1.$B14];COLUMN()-1&lt;=[Step1.$E1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4];COLUMN()-1&lt;=[Step1.$D14]);&quot;White on Black&quot;;IF(AND(COLUMN()-1&gt;=[Step1.$B14];COLUMN()-1&lt;=[Step1.$E1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4];COLUMN()-1&lt;=[Step1.$D14]);&quot;White on Black&quot;;IF(AND(COLUMN()-1&gt;=[Step1.$B14];COLUMN()-1&lt;=[Step1.$E1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4];COLUMN()-1&lt;=[Step1.$D14]);&quot;White on Black&quot;;IF(AND(COLUMN()-1&gt;=[Step1.$B14];COLUMN()-1&lt;=[Step1.$E1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4];COLUMN()-1&lt;=[Step1.$D14]);&quot;White on Black&quot;;IF(AND(COLUMN()-1&gt;=[Step1.$B14];COLUMN()-1&lt;=[Step1.$E1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4];COLUMN()-1&lt;=[Step1.$D14]);&quot;White on Black&quot;;IF(AND(COLUMN()-1&gt;=[Step1.$B14];COLUMN()-1&lt;=[Step1.$E1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4];COLUMN()-1&lt;=[Step1.$D14]);&quot;White on Black&quot;;IF(AND(COLUMN()-1&gt;=[Step1.$B14];COLUMN()-1&lt;=[Step1.$E1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4];COLUMN()-1&lt;=[Step1.$D14]);&quot;White on Black&quot;;IF(AND(COLUMN()-1&gt;=[Step1.$B14];COLUMN()-1&lt;=[Step1.$E1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4];COLUMN()-1&lt;=[Step1.$D14]);&quot;White on Black&quot;;IF(AND(COLUMN()-1&gt;=[Step1.$B14];COLUMN()-1&lt;=[Step1.$E1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4];COLUMN()-1&lt;=[Step1.$D14]);&quot;White on Black&quot;;IF(AND(COLUMN()-1&gt;=[Step1.$B14];COLUMN()-1&lt;=[Step1.$E1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4];COLUMN()-1&lt;=[Step1.$D14]);&quot;White on Black&quot;;IF(AND(COLUMN()-1&gt;=[Step1.$B14];COLUMN()-1&lt;=[Step1.$E1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4];COLUMN()-1&lt;=[Step1.$D14]);&quot;White on Black&quot;;IF(AND(COLUMN()-1&gt;=[Step1.$B14];COLUMN()-1&lt;=[Step1.$E1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4];COLUMN()-1&lt;=[Step1.$D14]);&quot;White on Black&quot;;IF(AND(COLUMN()-1&gt;=[Step1.$B14];COLUMN()-1&lt;=[Step1.$E1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4];COLUMN()-1&lt;=[Step1.$D14]);&quot;White on Black&quot;;IF(AND(COLUMN()-1&gt;=[Step1.$B14];COLUMN()-1&lt;=[Step1.$E1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4];COLUMN()-1&lt;=[Step1.$D14]);&quot;White on Black&quot;;IF(AND(COLUMN()-1&gt;=[Step1.$B14];COLUMN()-1&lt;=[Step1.$E1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4];COLUMN()-1&lt;=[Step1.$D14]);&quot;White on Black&quot;;IF(AND(COLUMN()-1&gt;=[Step1.$B14];COLUMN()-1&lt;=[Step1.$E1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4];COLUMN()-1&lt;=[Step1.$D14]);&quot;White on Black&quot;;IF(AND(COLUMN()-1&gt;=[Step1.$B14];COLUMN()-1&lt;=[Step1.$E1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4];COLUMN()-1&lt;=[Step1.$D14]);&quot;White on Black&quot;;IF(AND(COLUMN()-1&gt;=[Step1.$B14];COLUMN()-1&lt;=[Step1.$E1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number-columns-repeated="1004"/>
        </table:table-row>
        <table:table-row table:style-name="ro1">
          <table:table-cell table:formula="of:=IF(AND(COLUMN()-1&gt;=[Step1.$C15];COLUMN()-1&lt;=[Step1.$D15]);&quot;White on Black&quot;;IF(AND(COLUMN()-1&gt;=[Step1.$B15];COLUMN()-1&lt;=[Step1.$E15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15];COLUMN()-1&lt;=[Step1.$D15]);&quot;White on Black&quot;;IF(AND(COLUMN()-1&gt;=[Step1.$B15];COLUMN()-1&lt;=[Step1.$E1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5];COLUMN()-1&lt;=[Step1.$D15]);&quot;White on Black&quot;;IF(AND(COLUMN()-1&gt;=[Step1.$B15];COLUMN()-1&lt;=[Step1.$E1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5];COLUMN()-1&lt;=[Step1.$D15]);&quot;White on Black&quot;;IF(AND(COLUMN()-1&gt;=[Step1.$B15];COLUMN()-1&lt;=[Step1.$E1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5];COLUMN()-1&lt;=[Step1.$D15]);&quot;White on Black&quot;;IF(AND(COLUMN()-1&gt;=[Step1.$B15];COLUMN()-1&lt;=[Step1.$E1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5];COLUMN()-1&lt;=[Step1.$D15]);&quot;White on Black&quot;;IF(AND(COLUMN()-1&gt;=[Step1.$B15];COLUMN()-1&lt;=[Step1.$E1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5];COLUMN()-1&lt;=[Step1.$D15]);&quot;White on Black&quot;;IF(AND(COLUMN()-1&gt;=[Step1.$B15];COLUMN()-1&lt;=[Step1.$E1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5];COLUMN()-1&lt;=[Step1.$D15]);&quot;White on Black&quot;;IF(AND(COLUMN()-1&gt;=[Step1.$B15];COLUMN()-1&lt;=[Step1.$E1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5];COLUMN()-1&lt;=[Step1.$D15]);&quot;White on Black&quot;;IF(AND(COLUMN()-1&gt;=[Step1.$B15];COLUMN()-1&lt;=[Step1.$E1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5];COLUMN()-1&lt;=[Step1.$D15]);&quot;White on Black&quot;;IF(AND(COLUMN()-1&gt;=[Step1.$B15];COLUMN()-1&lt;=[Step1.$E1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5];COLUMN()-1&lt;=[Step1.$D15]);&quot;White on Black&quot;;IF(AND(COLUMN()-1&gt;=[Step1.$B15];COLUMN()-1&lt;=[Step1.$E1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5];COLUMN()-1&lt;=[Step1.$D15]);&quot;White on Black&quot;;IF(AND(COLUMN()-1&gt;=[Step1.$B15];COLUMN()-1&lt;=[Step1.$E1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5];COLUMN()-1&lt;=[Step1.$D15]);&quot;White on Black&quot;;IF(AND(COLUMN()-1&gt;=[Step1.$B15];COLUMN()-1&lt;=[Step1.$E1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5];COLUMN()-1&lt;=[Step1.$D15]);&quot;White on Black&quot;;IF(AND(COLUMN()-1&gt;=[Step1.$B15];COLUMN()-1&lt;=[Step1.$E1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5];COLUMN()-1&lt;=[Step1.$D15]);&quot;White on Black&quot;;IF(AND(COLUMN()-1&gt;=[Step1.$B15];COLUMN()-1&lt;=[Step1.$E1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5];COLUMN()-1&lt;=[Step1.$D15]);&quot;White on Black&quot;;IF(AND(COLUMN()-1&gt;=[Step1.$B15];COLUMN()-1&lt;=[Step1.$E1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5];COLUMN()-1&lt;=[Step1.$D15]);&quot;White on Black&quot;;IF(AND(COLUMN()-1&gt;=[Step1.$B15];COLUMN()-1&lt;=[Step1.$E1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5];COLUMN()-1&lt;=[Step1.$D15]);&quot;White on Black&quot;;IF(AND(COLUMN()-1&gt;=[Step1.$B15];COLUMN()-1&lt;=[Step1.$E1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5];COLUMN()-1&lt;=[Step1.$D15]);&quot;White on Black&quot;;IF(AND(COLUMN()-1&gt;=[Step1.$B15];COLUMN()-1&lt;=[Step1.$E1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5];COLUMN()-1&lt;=[Step1.$D15]);&quot;White on Black&quot;;IF(AND(COLUMN()-1&gt;=[Step1.$B15];COLUMN()-1&lt;=[Step1.$E1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number-columns-repeated="1004"/>
        </table:table-row>
        <table:table-row table:style-name="ro1">
          <table:table-cell table:formula="of:=IF(AND(COLUMN()-1&gt;=[Step1.$C16];COLUMN()-1&lt;=[Step1.$D16]);&quot;White on Black&quot;;IF(AND(COLUMN()-1&gt;=[Step1.$B16];COLUMN()-1&lt;=[Step1.$E16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16];COLUMN()-1&lt;=[Step1.$D16]);&quot;White on Black&quot;;IF(AND(COLUMN()-1&gt;=[Step1.$B16];COLUMN()-1&lt;=[Step1.$E1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6];COLUMN()-1&lt;=[Step1.$D16]);&quot;White on Black&quot;;IF(AND(COLUMN()-1&gt;=[Step1.$B16];COLUMN()-1&lt;=[Step1.$E1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6];COLUMN()-1&lt;=[Step1.$D16]);&quot;White on Black&quot;;IF(AND(COLUMN()-1&gt;=[Step1.$B16];COLUMN()-1&lt;=[Step1.$E1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6];COLUMN()-1&lt;=[Step1.$D16]);&quot;White on Black&quot;;IF(AND(COLUMN()-1&gt;=[Step1.$B16];COLUMN()-1&lt;=[Step1.$E1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6];COLUMN()-1&lt;=[Step1.$D16]);&quot;White on Black&quot;;IF(AND(COLUMN()-1&gt;=[Step1.$B16];COLUMN()-1&lt;=[Step1.$E1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6];COLUMN()-1&lt;=[Step1.$D16]);&quot;White on Black&quot;;IF(AND(COLUMN()-1&gt;=[Step1.$B16];COLUMN()-1&lt;=[Step1.$E1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6];COLUMN()-1&lt;=[Step1.$D16]);&quot;White on Black&quot;;IF(AND(COLUMN()-1&gt;=[Step1.$B16];COLUMN()-1&lt;=[Step1.$E1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6];COLUMN()-1&lt;=[Step1.$D16]);&quot;White on Black&quot;;IF(AND(COLUMN()-1&gt;=[Step1.$B16];COLUMN()-1&lt;=[Step1.$E1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6];COLUMN()-1&lt;=[Step1.$D16]);&quot;White on Black&quot;;IF(AND(COLUMN()-1&gt;=[Step1.$B16];COLUMN()-1&lt;=[Step1.$E1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6];COLUMN()-1&lt;=[Step1.$D16]);&quot;White on Black&quot;;IF(AND(COLUMN()-1&gt;=[Step1.$B16];COLUMN()-1&lt;=[Step1.$E1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6];COLUMN()-1&lt;=[Step1.$D16]);&quot;White on Black&quot;;IF(AND(COLUMN()-1&gt;=[Step1.$B16];COLUMN()-1&lt;=[Step1.$E1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6];COLUMN()-1&lt;=[Step1.$D16]);&quot;White on Black&quot;;IF(AND(COLUMN()-1&gt;=[Step1.$B16];COLUMN()-1&lt;=[Step1.$E1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6];COLUMN()-1&lt;=[Step1.$D16]);&quot;White on Black&quot;;IF(AND(COLUMN()-1&gt;=[Step1.$B16];COLUMN()-1&lt;=[Step1.$E1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6];COLUMN()-1&lt;=[Step1.$D16]);&quot;White on Black&quot;;IF(AND(COLUMN()-1&gt;=[Step1.$B16];COLUMN()-1&lt;=[Step1.$E1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6];COLUMN()-1&lt;=[Step1.$D16]);&quot;White on Black&quot;;IF(AND(COLUMN()-1&gt;=[Step1.$B16];COLUMN()-1&lt;=[Step1.$E1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6];COLUMN()-1&lt;=[Step1.$D16]);&quot;White on Black&quot;;IF(AND(COLUMN()-1&gt;=[Step1.$B16];COLUMN()-1&lt;=[Step1.$E1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6];COLUMN()-1&lt;=[Step1.$D16]);&quot;White on Black&quot;;IF(AND(COLUMN()-1&gt;=[Step1.$B16];COLUMN()-1&lt;=[Step1.$E1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6];COLUMN()-1&lt;=[Step1.$D16]);&quot;White on Black&quot;;IF(AND(COLUMN()-1&gt;=[Step1.$B16];COLUMN()-1&lt;=[Step1.$E1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6];COLUMN()-1&lt;=[Step1.$D16]);&quot;White on Black&quot;;IF(AND(COLUMN()-1&gt;=[Step1.$B16];COLUMN()-1&lt;=[Step1.$E1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number-columns-repeated="1004"/>
        </table:table-row>
        <table:table-row table:style-name="ro1">
          <table:table-cell table:formula="of:=IF(AND(COLUMN()-1&gt;=[Step1.$C17];COLUMN()-1&lt;=[Step1.$D17]);&quot;White on Black&quot;;IF(AND(COLUMN()-1&gt;=[Step1.$B17];COLUMN()-1&lt;=[Step1.$E17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17];COLUMN()-1&lt;=[Step1.$D17]);&quot;White on Black&quot;;IF(AND(COLUMN()-1&gt;=[Step1.$B17];COLUMN()-1&lt;=[Step1.$E1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7];COLUMN()-1&lt;=[Step1.$D17]);&quot;White on Black&quot;;IF(AND(COLUMN()-1&gt;=[Step1.$B17];COLUMN()-1&lt;=[Step1.$E1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7];COLUMN()-1&lt;=[Step1.$D17]);&quot;White on Black&quot;;IF(AND(COLUMN()-1&gt;=[Step1.$B17];COLUMN()-1&lt;=[Step1.$E1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7];COLUMN()-1&lt;=[Step1.$D17]);&quot;White on Black&quot;;IF(AND(COLUMN()-1&gt;=[Step1.$B17];COLUMN()-1&lt;=[Step1.$E1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7];COLUMN()-1&lt;=[Step1.$D17]);&quot;White on Black&quot;;IF(AND(COLUMN()-1&gt;=[Step1.$B17];COLUMN()-1&lt;=[Step1.$E1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7];COLUMN()-1&lt;=[Step1.$D17]);&quot;White on Black&quot;;IF(AND(COLUMN()-1&gt;=[Step1.$B17];COLUMN()-1&lt;=[Step1.$E1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7];COLUMN()-1&lt;=[Step1.$D17]);&quot;White on Black&quot;;IF(AND(COLUMN()-1&gt;=[Step1.$B17];COLUMN()-1&lt;=[Step1.$E1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7];COLUMN()-1&lt;=[Step1.$D17]);&quot;White on Black&quot;;IF(AND(COLUMN()-1&gt;=[Step1.$B17];COLUMN()-1&lt;=[Step1.$E1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7];COLUMN()-1&lt;=[Step1.$D17]);&quot;White on Black&quot;;IF(AND(COLUMN()-1&gt;=[Step1.$B17];COLUMN()-1&lt;=[Step1.$E1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7];COLUMN()-1&lt;=[Step1.$D17]);&quot;White on Black&quot;;IF(AND(COLUMN()-1&gt;=[Step1.$B17];COLUMN()-1&lt;=[Step1.$E1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7];COLUMN()-1&lt;=[Step1.$D17]);&quot;White on Black&quot;;IF(AND(COLUMN()-1&gt;=[Step1.$B17];COLUMN()-1&lt;=[Step1.$E1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7];COLUMN()-1&lt;=[Step1.$D17]);&quot;White on Black&quot;;IF(AND(COLUMN()-1&gt;=[Step1.$B17];COLUMN()-1&lt;=[Step1.$E1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7];COLUMN()-1&lt;=[Step1.$D17]);&quot;White on Black&quot;;IF(AND(COLUMN()-1&gt;=[Step1.$B17];COLUMN()-1&lt;=[Step1.$E1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7];COLUMN()-1&lt;=[Step1.$D17]);&quot;White on Black&quot;;IF(AND(COLUMN()-1&gt;=[Step1.$B17];COLUMN()-1&lt;=[Step1.$E1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7];COLUMN()-1&lt;=[Step1.$D17]);&quot;White on Black&quot;;IF(AND(COLUMN()-1&gt;=[Step1.$B17];COLUMN()-1&lt;=[Step1.$E1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7];COLUMN()-1&lt;=[Step1.$D17]);&quot;White on Black&quot;;IF(AND(COLUMN()-1&gt;=[Step1.$B17];COLUMN()-1&lt;=[Step1.$E1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7];COLUMN()-1&lt;=[Step1.$D17]);&quot;White on Black&quot;;IF(AND(COLUMN()-1&gt;=[Step1.$B17];COLUMN()-1&lt;=[Step1.$E1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7];COLUMN()-1&lt;=[Step1.$D17]);&quot;White on Black&quot;;IF(AND(COLUMN()-1&gt;=[Step1.$B17];COLUMN()-1&lt;=[Step1.$E1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7];COLUMN()-1&lt;=[Step1.$D17]);&quot;White on Black&quot;;IF(AND(COLUMN()-1&gt;=[Step1.$B17];COLUMN()-1&lt;=[Step1.$E1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number-columns-repeated="1004"/>
        </table:table-row>
        <table:table-row table:style-name="ro1">
          <table:table-cell table:formula="of:=IF(AND(COLUMN()-1&gt;=[Step1.$C18];COLUMN()-1&lt;=[Step1.$D18]);&quot;White on Black&quot;;IF(AND(COLUMN()-1&gt;=[Step1.$B18];COLUMN()-1&lt;=[Step1.$E18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18];COLUMN()-1&lt;=[Step1.$D18]);&quot;White on Black&quot;;IF(AND(COLUMN()-1&gt;=[Step1.$B18];COLUMN()-1&lt;=[Step1.$E1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8];COLUMN()-1&lt;=[Step1.$D18]);&quot;White on Black&quot;;IF(AND(COLUMN()-1&gt;=[Step1.$B18];COLUMN()-1&lt;=[Step1.$E1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8];COLUMN()-1&lt;=[Step1.$D18]);&quot;White on Black&quot;;IF(AND(COLUMN()-1&gt;=[Step1.$B18];COLUMN()-1&lt;=[Step1.$E1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8];COLUMN()-1&lt;=[Step1.$D18]);&quot;White on Black&quot;;IF(AND(COLUMN()-1&gt;=[Step1.$B18];COLUMN()-1&lt;=[Step1.$E1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8];COLUMN()-1&lt;=[Step1.$D18]);&quot;White on Black&quot;;IF(AND(COLUMN()-1&gt;=[Step1.$B18];COLUMN()-1&lt;=[Step1.$E1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8];COLUMN()-1&lt;=[Step1.$D18]);&quot;White on Black&quot;;IF(AND(COLUMN()-1&gt;=[Step1.$B18];COLUMN()-1&lt;=[Step1.$E1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8];COLUMN()-1&lt;=[Step1.$D18]);&quot;White on Black&quot;;IF(AND(COLUMN()-1&gt;=[Step1.$B18];COLUMN()-1&lt;=[Step1.$E1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8];COLUMN()-1&lt;=[Step1.$D18]);&quot;White on Black&quot;;IF(AND(COLUMN()-1&gt;=[Step1.$B18];COLUMN()-1&lt;=[Step1.$E1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8];COLUMN()-1&lt;=[Step1.$D18]);&quot;White on Black&quot;;IF(AND(COLUMN()-1&gt;=[Step1.$B18];COLUMN()-1&lt;=[Step1.$E1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8];COLUMN()-1&lt;=[Step1.$D18]);&quot;White on Black&quot;;IF(AND(COLUMN()-1&gt;=[Step1.$B18];COLUMN()-1&lt;=[Step1.$E1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8];COLUMN()-1&lt;=[Step1.$D18]);&quot;White on Black&quot;;IF(AND(COLUMN()-1&gt;=[Step1.$B18];COLUMN()-1&lt;=[Step1.$E1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8];COLUMN()-1&lt;=[Step1.$D18]);&quot;White on Black&quot;;IF(AND(COLUMN()-1&gt;=[Step1.$B18];COLUMN()-1&lt;=[Step1.$E1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8];COLUMN()-1&lt;=[Step1.$D18]);&quot;White on Black&quot;;IF(AND(COLUMN()-1&gt;=[Step1.$B18];COLUMN()-1&lt;=[Step1.$E1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8];COLUMN()-1&lt;=[Step1.$D18]);&quot;White on Black&quot;;IF(AND(COLUMN()-1&gt;=[Step1.$B18];COLUMN()-1&lt;=[Step1.$E1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8];COLUMN()-1&lt;=[Step1.$D18]);&quot;White on Black&quot;;IF(AND(COLUMN()-1&gt;=[Step1.$B18];COLUMN()-1&lt;=[Step1.$E1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8];COLUMN()-1&lt;=[Step1.$D18]);&quot;White on Black&quot;;IF(AND(COLUMN()-1&gt;=[Step1.$B18];COLUMN()-1&lt;=[Step1.$E1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8];COLUMN()-1&lt;=[Step1.$D18]);&quot;White on Black&quot;;IF(AND(COLUMN()-1&gt;=[Step1.$B18];COLUMN()-1&lt;=[Step1.$E1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8];COLUMN()-1&lt;=[Step1.$D18]);&quot;White on Black&quot;;IF(AND(COLUMN()-1&gt;=[Step1.$B18];COLUMN()-1&lt;=[Step1.$E1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8];COLUMN()-1&lt;=[Step1.$D18]);&quot;White on Black&quot;;IF(AND(COLUMN()-1&gt;=[Step1.$B18];COLUMN()-1&lt;=[Step1.$E1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number-columns-repeated="1004"/>
        </table:table-row>
        <table:table-row table:style-name="ro1">
          <table:table-cell table:formula="of:=IF(AND(COLUMN()-1&gt;=[Step1.$C19];COLUMN()-1&lt;=[Step1.$D19]);&quot;White on Black&quot;;IF(AND(COLUMN()-1&gt;=[Step1.$B19];COLUMN()-1&lt;=[Step1.$E19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19];COLUMN()-1&lt;=[Step1.$D19]);&quot;White on Black&quot;;IF(AND(COLUMN()-1&gt;=[Step1.$B19];COLUMN()-1&lt;=[Step1.$E1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9];COLUMN()-1&lt;=[Step1.$D19]);&quot;White on Black&quot;;IF(AND(COLUMN()-1&gt;=[Step1.$B19];COLUMN()-1&lt;=[Step1.$E1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9];COLUMN()-1&lt;=[Step1.$D19]);&quot;White on Black&quot;;IF(AND(COLUMN()-1&gt;=[Step1.$B19];COLUMN()-1&lt;=[Step1.$E1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9];COLUMN()-1&lt;=[Step1.$D19]);&quot;White on Black&quot;;IF(AND(COLUMN()-1&gt;=[Step1.$B19];COLUMN()-1&lt;=[Step1.$E1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9];COLUMN()-1&lt;=[Step1.$D19]);&quot;White on Black&quot;;IF(AND(COLUMN()-1&gt;=[Step1.$B19];COLUMN()-1&lt;=[Step1.$E1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9];COLUMN()-1&lt;=[Step1.$D19]);&quot;White on Black&quot;;IF(AND(COLUMN()-1&gt;=[Step1.$B19];COLUMN()-1&lt;=[Step1.$E1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9];COLUMN()-1&lt;=[Step1.$D19]);&quot;White on Black&quot;;IF(AND(COLUMN()-1&gt;=[Step1.$B19];COLUMN()-1&lt;=[Step1.$E1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9];COLUMN()-1&lt;=[Step1.$D19]);&quot;White on Black&quot;;IF(AND(COLUMN()-1&gt;=[Step1.$B19];COLUMN()-1&lt;=[Step1.$E1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9];COLUMN()-1&lt;=[Step1.$D19]);&quot;White on Black&quot;;IF(AND(COLUMN()-1&gt;=[Step1.$B19];COLUMN()-1&lt;=[Step1.$E1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9];COLUMN()-1&lt;=[Step1.$D19]);&quot;White on Black&quot;;IF(AND(COLUMN()-1&gt;=[Step1.$B19];COLUMN()-1&lt;=[Step1.$E1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9];COLUMN()-1&lt;=[Step1.$D19]);&quot;White on Black&quot;;IF(AND(COLUMN()-1&gt;=[Step1.$B19];COLUMN()-1&lt;=[Step1.$E1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9];COLUMN()-1&lt;=[Step1.$D19]);&quot;White on Black&quot;;IF(AND(COLUMN()-1&gt;=[Step1.$B19];COLUMN()-1&lt;=[Step1.$E1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9];COLUMN()-1&lt;=[Step1.$D19]);&quot;White on Black&quot;;IF(AND(COLUMN()-1&gt;=[Step1.$B19];COLUMN()-1&lt;=[Step1.$E1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9];COLUMN()-1&lt;=[Step1.$D19]);&quot;White on Black&quot;;IF(AND(COLUMN()-1&gt;=[Step1.$B19];COLUMN()-1&lt;=[Step1.$E1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9];COLUMN()-1&lt;=[Step1.$D19]);&quot;White on Black&quot;;IF(AND(COLUMN()-1&gt;=[Step1.$B19];COLUMN()-1&lt;=[Step1.$E1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9];COLUMN()-1&lt;=[Step1.$D19]);&quot;White on Black&quot;;IF(AND(COLUMN()-1&gt;=[Step1.$B19];COLUMN()-1&lt;=[Step1.$E1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9];COLUMN()-1&lt;=[Step1.$D19]);&quot;White on Black&quot;;IF(AND(COLUMN()-1&gt;=[Step1.$B19];COLUMN()-1&lt;=[Step1.$E1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9];COLUMN()-1&lt;=[Step1.$D19]);&quot;White on Black&quot;;IF(AND(COLUMN()-1&gt;=[Step1.$B19];COLUMN()-1&lt;=[Step1.$E1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9];COLUMN()-1&lt;=[Step1.$D19]);&quot;White on Black&quot;;IF(AND(COLUMN()-1&gt;=[Step1.$B19];COLUMN()-1&lt;=[Step1.$E1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number-columns-repeated="1004"/>
        </table:table-row>
        <table:table-row table:style-name="ro1">
          <table:table-cell table:formula="of:=IF(AND(COLUMN()-1&gt;=[Step1.$C20];COLUMN()-1&lt;=[Step1.$D20]);&quot;White on Black&quot;;IF(AND(COLUMN()-1&gt;=[Step1.$B20];COLUMN()-1&lt;=[Step1.$E20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20];COLUMN()-1&lt;=[Step1.$D20]);&quot;White on Black&quot;;IF(AND(COLUMN()-1&gt;=[Step1.$B20];COLUMN()-1&lt;=[Step1.$E2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0];COLUMN()-1&lt;=[Step1.$D20]);&quot;White on Black&quot;;IF(AND(COLUMN()-1&gt;=[Step1.$B20];COLUMN()-1&lt;=[Step1.$E2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0];COLUMN()-1&lt;=[Step1.$D20]);&quot;White on Black&quot;;IF(AND(COLUMN()-1&gt;=[Step1.$B20];COLUMN()-1&lt;=[Step1.$E2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0];COLUMN()-1&lt;=[Step1.$D20]);&quot;White on Black&quot;;IF(AND(COLUMN()-1&gt;=[Step1.$B20];COLUMN()-1&lt;=[Step1.$E2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0];COLUMN()-1&lt;=[Step1.$D20]);&quot;White on Black&quot;;IF(AND(COLUMN()-1&gt;=[Step1.$B20];COLUMN()-1&lt;=[Step1.$E2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0];COLUMN()-1&lt;=[Step1.$D20]);&quot;White on Black&quot;;IF(AND(COLUMN()-1&gt;=[Step1.$B20];COLUMN()-1&lt;=[Step1.$E2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0];COLUMN()-1&lt;=[Step1.$D20]);&quot;White on Black&quot;;IF(AND(COLUMN()-1&gt;=[Step1.$B20];COLUMN()-1&lt;=[Step1.$E2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0];COLUMN()-1&lt;=[Step1.$D20]);&quot;White on Black&quot;;IF(AND(COLUMN()-1&gt;=[Step1.$B20];COLUMN()-1&lt;=[Step1.$E2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0];COLUMN()-1&lt;=[Step1.$D20]);&quot;White on Black&quot;;IF(AND(COLUMN()-1&gt;=[Step1.$B20];COLUMN()-1&lt;=[Step1.$E2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0];COLUMN()-1&lt;=[Step1.$D20]);&quot;White on Black&quot;;IF(AND(COLUMN()-1&gt;=[Step1.$B20];COLUMN()-1&lt;=[Step1.$E2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0];COLUMN()-1&lt;=[Step1.$D20]);&quot;White on Black&quot;;IF(AND(COLUMN()-1&gt;=[Step1.$B20];COLUMN()-1&lt;=[Step1.$E2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0];COLUMN()-1&lt;=[Step1.$D20]);&quot;White on Black&quot;;IF(AND(COLUMN()-1&gt;=[Step1.$B20];COLUMN()-1&lt;=[Step1.$E2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0];COLUMN()-1&lt;=[Step1.$D20]);&quot;White on Black&quot;;IF(AND(COLUMN()-1&gt;=[Step1.$B20];COLUMN()-1&lt;=[Step1.$E2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0];COLUMN()-1&lt;=[Step1.$D20]);&quot;White on Black&quot;;IF(AND(COLUMN()-1&gt;=[Step1.$B20];COLUMN()-1&lt;=[Step1.$E2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0];COLUMN()-1&lt;=[Step1.$D20]);&quot;White on Black&quot;;IF(AND(COLUMN()-1&gt;=[Step1.$B20];COLUMN()-1&lt;=[Step1.$E2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0];COLUMN()-1&lt;=[Step1.$D20]);&quot;White on Black&quot;;IF(AND(COLUMN()-1&gt;=[Step1.$B20];COLUMN()-1&lt;=[Step1.$E2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0];COLUMN()-1&lt;=[Step1.$D20]);&quot;White on Black&quot;;IF(AND(COLUMN()-1&gt;=[Step1.$B20];COLUMN()-1&lt;=[Step1.$E2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0];COLUMN()-1&lt;=[Step1.$D20]);&quot;White on Black&quot;;IF(AND(COLUMN()-1&gt;=[Step1.$B20];COLUMN()-1&lt;=[Step1.$E2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0];COLUMN()-1&lt;=[Step1.$D20]);&quot;White on Black&quot;;IF(AND(COLUMN()-1&gt;=[Step1.$B20];COLUMN()-1&lt;=[Step1.$E2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number-columns-repeated="1004"/>
        </table:table-row>
        <table:table-row table:style-name="ro1">
          <table:table-cell table:formula="of:=IF(AND(COLUMN()-1&gt;=[Step1.$C21];COLUMN()-1&lt;=[Step1.$D21]);&quot;White on Black&quot;;IF(AND(COLUMN()-1&gt;=[Step1.$B21];COLUMN()-1&lt;=[Step1.$E21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21];COLUMN()-1&lt;=[Step1.$D21]);&quot;White on Black&quot;;IF(AND(COLUMN()-1&gt;=[Step1.$B21];COLUMN()-1&lt;=[Step1.$E2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1];COLUMN()-1&lt;=[Step1.$D21]);&quot;White on Black&quot;;IF(AND(COLUMN()-1&gt;=[Step1.$B21];COLUMN()-1&lt;=[Step1.$E2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1];COLUMN()-1&lt;=[Step1.$D21]);&quot;White on Black&quot;;IF(AND(COLUMN()-1&gt;=[Step1.$B21];COLUMN()-1&lt;=[Step1.$E2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1];COLUMN()-1&lt;=[Step1.$D21]);&quot;White on Black&quot;;IF(AND(COLUMN()-1&gt;=[Step1.$B21];COLUMN()-1&lt;=[Step1.$E2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1];COLUMN()-1&lt;=[Step1.$D21]);&quot;White on Black&quot;;IF(AND(COLUMN()-1&gt;=[Step1.$B21];COLUMN()-1&lt;=[Step1.$E2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1];COLUMN()-1&lt;=[Step1.$D21]);&quot;White on Black&quot;;IF(AND(COLUMN()-1&gt;=[Step1.$B21];COLUMN()-1&lt;=[Step1.$E2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1];COLUMN()-1&lt;=[Step1.$D21]);&quot;White on Black&quot;;IF(AND(COLUMN()-1&gt;=[Step1.$B21];COLUMN()-1&lt;=[Step1.$E2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1];COLUMN()-1&lt;=[Step1.$D21]);&quot;White on Black&quot;;IF(AND(COLUMN()-1&gt;=[Step1.$B21];COLUMN()-1&lt;=[Step1.$E2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1];COLUMN()-1&lt;=[Step1.$D21]);&quot;White on Black&quot;;IF(AND(COLUMN()-1&gt;=[Step1.$B21];COLUMN()-1&lt;=[Step1.$E2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1];COLUMN()-1&lt;=[Step1.$D21]);&quot;White on Black&quot;;IF(AND(COLUMN()-1&gt;=[Step1.$B21];COLUMN()-1&lt;=[Step1.$E2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1];COLUMN()-1&lt;=[Step1.$D21]);&quot;White on Black&quot;;IF(AND(COLUMN()-1&gt;=[Step1.$B21];COLUMN()-1&lt;=[Step1.$E2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1];COLUMN()-1&lt;=[Step1.$D21]);&quot;White on Black&quot;;IF(AND(COLUMN()-1&gt;=[Step1.$B21];COLUMN()-1&lt;=[Step1.$E2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1];COLUMN()-1&lt;=[Step1.$D21]);&quot;White on Black&quot;;IF(AND(COLUMN()-1&gt;=[Step1.$B21];COLUMN()-1&lt;=[Step1.$E2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1];COLUMN()-1&lt;=[Step1.$D21]);&quot;White on Black&quot;;IF(AND(COLUMN()-1&gt;=[Step1.$B21];COLUMN()-1&lt;=[Step1.$E2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1];COLUMN()-1&lt;=[Step1.$D21]);&quot;White on Black&quot;;IF(AND(COLUMN()-1&gt;=[Step1.$B21];COLUMN()-1&lt;=[Step1.$E2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1];COLUMN()-1&lt;=[Step1.$D21]);&quot;White on Black&quot;;IF(AND(COLUMN()-1&gt;=[Step1.$B21];COLUMN()-1&lt;=[Step1.$E2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1];COLUMN()-1&lt;=[Step1.$D21]);&quot;White on Black&quot;;IF(AND(COLUMN()-1&gt;=[Step1.$B21];COLUMN()-1&lt;=[Step1.$E2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1];COLUMN()-1&lt;=[Step1.$D21]);&quot;White on Black&quot;;IF(AND(COLUMN()-1&gt;=[Step1.$B21];COLUMN()-1&lt;=[Step1.$E2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1];COLUMN()-1&lt;=[Step1.$D21]);&quot;White on Black&quot;;IF(AND(COLUMN()-1&gt;=[Step1.$B21];COLUMN()-1&lt;=[Step1.$E2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number-columns-repeated="1004"/>
        </table:table-row>
        <table:table-row table:style-name="ro1">
          <table:table-cell table:formula="of:=IF(AND(COLUMN()-1&gt;=[Step1.$C22];COLUMN()-1&lt;=[Step1.$D22]);&quot;White on Black&quot;;IF(AND(COLUMN()-1&gt;=[Step1.$B22];COLUMN()-1&lt;=[Step1.$E22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22];COLUMN()-1&lt;=[Step1.$D22]);&quot;White on Black&quot;;IF(AND(COLUMN()-1&gt;=[Step1.$B22];COLUMN()-1&lt;=[Step1.$E2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2];COLUMN()-1&lt;=[Step1.$D22]);&quot;White on Black&quot;;IF(AND(COLUMN()-1&gt;=[Step1.$B22];COLUMN()-1&lt;=[Step1.$E2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2];COLUMN()-1&lt;=[Step1.$D22]);&quot;White on Black&quot;;IF(AND(COLUMN()-1&gt;=[Step1.$B22];COLUMN()-1&lt;=[Step1.$E2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2];COLUMN()-1&lt;=[Step1.$D22]);&quot;White on Black&quot;;IF(AND(COLUMN()-1&gt;=[Step1.$B22];COLUMN()-1&lt;=[Step1.$E2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2];COLUMN()-1&lt;=[Step1.$D22]);&quot;White on Black&quot;;IF(AND(COLUMN()-1&gt;=[Step1.$B22];COLUMN()-1&lt;=[Step1.$E2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2];COLUMN()-1&lt;=[Step1.$D22]);&quot;White on Black&quot;;IF(AND(COLUMN()-1&gt;=[Step1.$B22];COLUMN()-1&lt;=[Step1.$E2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2];COLUMN()-1&lt;=[Step1.$D22]);&quot;White on Black&quot;;IF(AND(COLUMN()-1&gt;=[Step1.$B22];COLUMN()-1&lt;=[Step1.$E2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2];COLUMN()-1&lt;=[Step1.$D22]);&quot;White on Black&quot;;IF(AND(COLUMN()-1&gt;=[Step1.$B22];COLUMN()-1&lt;=[Step1.$E2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2];COLUMN()-1&lt;=[Step1.$D22]);&quot;White on Black&quot;;IF(AND(COLUMN()-1&gt;=[Step1.$B22];COLUMN()-1&lt;=[Step1.$E2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2];COLUMN()-1&lt;=[Step1.$D22]);&quot;White on Black&quot;;IF(AND(COLUMN()-1&gt;=[Step1.$B22];COLUMN()-1&lt;=[Step1.$E2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2];COLUMN()-1&lt;=[Step1.$D22]);&quot;White on Black&quot;;IF(AND(COLUMN()-1&gt;=[Step1.$B22];COLUMN()-1&lt;=[Step1.$E2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2];COLUMN()-1&lt;=[Step1.$D22]);&quot;White on Black&quot;;IF(AND(COLUMN()-1&gt;=[Step1.$B22];COLUMN()-1&lt;=[Step1.$E2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2];COLUMN()-1&lt;=[Step1.$D22]);&quot;White on Black&quot;;IF(AND(COLUMN()-1&gt;=[Step1.$B22];COLUMN()-1&lt;=[Step1.$E2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2];COLUMN()-1&lt;=[Step1.$D22]);&quot;White on Black&quot;;IF(AND(COLUMN()-1&gt;=[Step1.$B22];COLUMN()-1&lt;=[Step1.$E2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2];COLUMN()-1&lt;=[Step1.$D22]);&quot;White on Black&quot;;IF(AND(COLUMN()-1&gt;=[Step1.$B22];COLUMN()-1&lt;=[Step1.$E2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2];COLUMN()-1&lt;=[Step1.$D22]);&quot;White on Black&quot;;IF(AND(COLUMN()-1&gt;=[Step1.$B22];COLUMN()-1&lt;=[Step1.$E2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2];COLUMN()-1&lt;=[Step1.$D22]);&quot;White on Black&quot;;IF(AND(COLUMN()-1&gt;=[Step1.$B22];COLUMN()-1&lt;=[Step1.$E2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2];COLUMN()-1&lt;=[Step1.$D22]);&quot;White on Black&quot;;IF(AND(COLUMN()-1&gt;=[Step1.$B22];COLUMN()-1&lt;=[Step1.$E2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2];COLUMN()-1&lt;=[Step1.$D22]);&quot;White on Black&quot;;IF(AND(COLUMN()-1&gt;=[Step1.$B22];COLUMN()-1&lt;=[Step1.$E2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number-columns-repeated="1004"/>
        </table:table-row>
        <table:table-row table:style-name="ro1">
          <table:table-cell table:formula="of:=IF(AND(COLUMN()-1&gt;=[Step1.$C23];COLUMN()-1&lt;=[Step1.$D23]);&quot;White on Black&quot;;IF(AND(COLUMN()-1&gt;=[Step1.$B23];COLUMN()-1&lt;=[Step1.$E23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23];COLUMN()-1&lt;=[Step1.$D23]);&quot;White on Black&quot;;IF(AND(COLUMN()-1&gt;=[Step1.$B23];COLUMN()-1&lt;=[Step1.$E2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3];COLUMN()-1&lt;=[Step1.$D23]);&quot;White on Black&quot;;IF(AND(COLUMN()-1&gt;=[Step1.$B23];COLUMN()-1&lt;=[Step1.$E2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3];COLUMN()-1&lt;=[Step1.$D23]);&quot;White on Black&quot;;IF(AND(COLUMN()-1&gt;=[Step1.$B23];COLUMN()-1&lt;=[Step1.$E2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3];COLUMN()-1&lt;=[Step1.$D23]);&quot;White on Black&quot;;IF(AND(COLUMN()-1&gt;=[Step1.$B23];COLUMN()-1&lt;=[Step1.$E2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3];COLUMN()-1&lt;=[Step1.$D23]);&quot;White on Black&quot;;IF(AND(COLUMN()-1&gt;=[Step1.$B23];COLUMN()-1&lt;=[Step1.$E2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3];COLUMN()-1&lt;=[Step1.$D23]);&quot;White on Black&quot;;IF(AND(COLUMN()-1&gt;=[Step1.$B23];COLUMN()-1&lt;=[Step1.$E2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3];COLUMN()-1&lt;=[Step1.$D23]);&quot;White on Black&quot;;IF(AND(COLUMN()-1&gt;=[Step1.$B23];COLUMN()-1&lt;=[Step1.$E2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3];COLUMN()-1&lt;=[Step1.$D23]);&quot;White on Black&quot;;IF(AND(COLUMN()-1&gt;=[Step1.$B23];COLUMN()-1&lt;=[Step1.$E2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3];COLUMN()-1&lt;=[Step1.$D23]);&quot;White on Black&quot;;IF(AND(COLUMN()-1&gt;=[Step1.$B23];COLUMN()-1&lt;=[Step1.$E2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3];COLUMN()-1&lt;=[Step1.$D23]);&quot;White on Black&quot;;IF(AND(COLUMN()-1&gt;=[Step1.$B23];COLUMN()-1&lt;=[Step1.$E2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3];COLUMN()-1&lt;=[Step1.$D23]);&quot;White on Black&quot;;IF(AND(COLUMN()-1&gt;=[Step1.$B23];COLUMN()-1&lt;=[Step1.$E2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3];COLUMN()-1&lt;=[Step1.$D23]);&quot;White on Black&quot;;IF(AND(COLUMN()-1&gt;=[Step1.$B23];COLUMN()-1&lt;=[Step1.$E2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3];COLUMN()-1&lt;=[Step1.$D23]);&quot;White on Black&quot;;IF(AND(COLUMN()-1&gt;=[Step1.$B23];COLUMN()-1&lt;=[Step1.$E2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3];COLUMN()-1&lt;=[Step1.$D23]);&quot;White on Black&quot;;IF(AND(COLUMN()-1&gt;=[Step1.$B23];COLUMN()-1&lt;=[Step1.$E2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3];COLUMN()-1&lt;=[Step1.$D23]);&quot;White on Black&quot;;IF(AND(COLUMN()-1&gt;=[Step1.$B23];COLUMN()-1&lt;=[Step1.$E2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3];COLUMN()-1&lt;=[Step1.$D23]);&quot;White on Black&quot;;IF(AND(COLUMN()-1&gt;=[Step1.$B23];COLUMN()-1&lt;=[Step1.$E2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3];COLUMN()-1&lt;=[Step1.$D23]);&quot;White on Black&quot;;IF(AND(COLUMN()-1&gt;=[Step1.$B23];COLUMN()-1&lt;=[Step1.$E2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3];COLUMN()-1&lt;=[Step1.$D23]);&quot;White on Black&quot;;IF(AND(COLUMN()-1&gt;=[Step1.$B23];COLUMN()-1&lt;=[Step1.$E2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3];COLUMN()-1&lt;=[Step1.$D23]);&quot;White on Black&quot;;IF(AND(COLUMN()-1&gt;=[Step1.$B23];COLUMN()-1&lt;=[Step1.$E2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number-columns-repeated="1004"/>
        </table:table-row>
        <table:table-row table:style-name="ro1">
          <table:table-cell table:formula="of:=IF(AND(COLUMN()-1&gt;=[Step1.$C24];COLUMN()-1&lt;=[Step1.$D24]);&quot;White on Black&quot;;IF(AND(COLUMN()-1&gt;=[Step1.$B24];COLUMN()-1&lt;=[Step1.$E24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24];COLUMN()-1&lt;=[Step1.$D24]);&quot;White on Black&quot;;IF(AND(COLUMN()-1&gt;=[Step1.$B24];COLUMN()-1&lt;=[Step1.$E2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4];COLUMN()-1&lt;=[Step1.$D24]);&quot;White on Black&quot;;IF(AND(COLUMN()-1&gt;=[Step1.$B24];COLUMN()-1&lt;=[Step1.$E2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4];COLUMN()-1&lt;=[Step1.$D24]);&quot;White on Black&quot;;IF(AND(COLUMN()-1&gt;=[Step1.$B24];COLUMN()-1&lt;=[Step1.$E2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4];COLUMN()-1&lt;=[Step1.$D24]);&quot;White on Black&quot;;IF(AND(COLUMN()-1&gt;=[Step1.$B24];COLUMN()-1&lt;=[Step1.$E2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4];COLUMN()-1&lt;=[Step1.$D24]);&quot;White on Black&quot;;IF(AND(COLUMN()-1&gt;=[Step1.$B24];COLUMN()-1&lt;=[Step1.$E2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4];COLUMN()-1&lt;=[Step1.$D24]);&quot;White on Black&quot;;IF(AND(COLUMN()-1&gt;=[Step1.$B24];COLUMN()-1&lt;=[Step1.$E2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4];COLUMN()-1&lt;=[Step1.$D24]);&quot;White on Black&quot;;IF(AND(COLUMN()-1&gt;=[Step1.$B24];COLUMN()-1&lt;=[Step1.$E2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4];COLUMN()-1&lt;=[Step1.$D24]);&quot;White on Black&quot;;IF(AND(COLUMN()-1&gt;=[Step1.$B24];COLUMN()-1&lt;=[Step1.$E2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4];COLUMN()-1&lt;=[Step1.$D24]);&quot;White on Black&quot;;IF(AND(COLUMN()-1&gt;=[Step1.$B24];COLUMN()-1&lt;=[Step1.$E2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4];COLUMN()-1&lt;=[Step1.$D24]);&quot;White on Black&quot;;IF(AND(COLUMN()-1&gt;=[Step1.$B24];COLUMN()-1&lt;=[Step1.$E2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4];COLUMN()-1&lt;=[Step1.$D24]);&quot;White on Black&quot;;IF(AND(COLUMN()-1&gt;=[Step1.$B24];COLUMN()-1&lt;=[Step1.$E2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4];COLUMN()-1&lt;=[Step1.$D24]);&quot;White on Black&quot;;IF(AND(COLUMN()-1&gt;=[Step1.$B24];COLUMN()-1&lt;=[Step1.$E2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4];COLUMN()-1&lt;=[Step1.$D24]);&quot;White on Black&quot;;IF(AND(COLUMN()-1&gt;=[Step1.$B24];COLUMN()-1&lt;=[Step1.$E2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4];COLUMN()-1&lt;=[Step1.$D24]);&quot;White on Black&quot;;IF(AND(COLUMN()-1&gt;=[Step1.$B24];COLUMN()-1&lt;=[Step1.$E2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4];COLUMN()-1&lt;=[Step1.$D24]);&quot;White on Black&quot;;IF(AND(COLUMN()-1&gt;=[Step1.$B24];COLUMN()-1&lt;=[Step1.$E2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4];COLUMN()-1&lt;=[Step1.$D24]);&quot;White on Black&quot;;IF(AND(COLUMN()-1&gt;=[Step1.$B24];COLUMN()-1&lt;=[Step1.$E2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4];COLUMN()-1&lt;=[Step1.$D24]);&quot;White on Black&quot;;IF(AND(COLUMN()-1&gt;=[Step1.$B24];COLUMN()-1&lt;=[Step1.$E2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4];COLUMN()-1&lt;=[Step1.$D24]);&quot;White on Black&quot;;IF(AND(COLUMN()-1&gt;=[Step1.$B24];COLUMN()-1&lt;=[Step1.$E2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4];COLUMN()-1&lt;=[Step1.$D24]);&quot;White on Black&quot;;IF(AND(COLUMN()-1&gt;=[Step1.$B24];COLUMN()-1&lt;=[Step1.$E2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number-columns-repeated="1004"/>
        </table:table-row>
        <table:table-row table:style-name="ro1">
          <table:table-cell table:formula="of:=IF(AND(COLUMN()-1&gt;=[Step1.$C25];COLUMN()-1&lt;=[Step1.$D25]);&quot;White on Black&quot;;IF(AND(COLUMN()-1&gt;=[Step1.$B25];COLUMN()-1&lt;=[Step1.$E25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25];COLUMN()-1&lt;=[Step1.$D25]);&quot;White on Black&quot;;IF(AND(COLUMN()-1&gt;=[Step1.$B25];COLUMN()-1&lt;=[Step1.$E2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5];COLUMN()-1&lt;=[Step1.$D25]);&quot;White on Black&quot;;IF(AND(COLUMN()-1&gt;=[Step1.$B25];COLUMN()-1&lt;=[Step1.$E2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5];COLUMN()-1&lt;=[Step1.$D25]);&quot;White on Black&quot;;IF(AND(COLUMN()-1&gt;=[Step1.$B25];COLUMN()-1&lt;=[Step1.$E2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5];COLUMN()-1&lt;=[Step1.$D25]);&quot;White on Black&quot;;IF(AND(COLUMN()-1&gt;=[Step1.$B25];COLUMN()-1&lt;=[Step1.$E2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5];COLUMN()-1&lt;=[Step1.$D25]);&quot;White on Black&quot;;IF(AND(COLUMN()-1&gt;=[Step1.$B25];COLUMN()-1&lt;=[Step1.$E2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5];COLUMN()-1&lt;=[Step1.$D25]);&quot;White on Black&quot;;IF(AND(COLUMN()-1&gt;=[Step1.$B25];COLUMN()-1&lt;=[Step1.$E2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5];COLUMN()-1&lt;=[Step1.$D25]);&quot;White on Black&quot;;IF(AND(COLUMN()-1&gt;=[Step1.$B25];COLUMN()-1&lt;=[Step1.$E2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5];COLUMN()-1&lt;=[Step1.$D25]);&quot;White on Black&quot;;IF(AND(COLUMN()-1&gt;=[Step1.$B25];COLUMN()-1&lt;=[Step1.$E2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5];COLUMN()-1&lt;=[Step1.$D25]);&quot;White on Black&quot;;IF(AND(COLUMN()-1&gt;=[Step1.$B25];COLUMN()-1&lt;=[Step1.$E2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5];COLUMN()-1&lt;=[Step1.$D25]);&quot;White on Black&quot;;IF(AND(COLUMN()-1&gt;=[Step1.$B25];COLUMN()-1&lt;=[Step1.$E2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5];COLUMN()-1&lt;=[Step1.$D25]);&quot;White on Black&quot;;IF(AND(COLUMN()-1&gt;=[Step1.$B25];COLUMN()-1&lt;=[Step1.$E2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5];COLUMN()-1&lt;=[Step1.$D25]);&quot;White on Black&quot;;IF(AND(COLUMN()-1&gt;=[Step1.$B25];COLUMN()-1&lt;=[Step1.$E2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5];COLUMN()-1&lt;=[Step1.$D25]);&quot;White on Black&quot;;IF(AND(COLUMN()-1&gt;=[Step1.$B25];COLUMN()-1&lt;=[Step1.$E2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5];COLUMN()-1&lt;=[Step1.$D25]);&quot;White on Black&quot;;IF(AND(COLUMN()-1&gt;=[Step1.$B25];COLUMN()-1&lt;=[Step1.$E2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5];COLUMN()-1&lt;=[Step1.$D25]);&quot;White on Black&quot;;IF(AND(COLUMN()-1&gt;=[Step1.$B25];COLUMN()-1&lt;=[Step1.$E2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5];COLUMN()-1&lt;=[Step1.$D25]);&quot;White on Black&quot;;IF(AND(COLUMN()-1&gt;=[Step1.$B25];COLUMN()-1&lt;=[Step1.$E2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5];COLUMN()-1&lt;=[Step1.$D25]);&quot;White on Black&quot;;IF(AND(COLUMN()-1&gt;=[Step1.$B25];COLUMN()-1&lt;=[Step1.$E2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5];COLUMN()-1&lt;=[Step1.$D25]);&quot;White on Black&quot;;IF(AND(COLUMN()-1&gt;=[Step1.$B25];COLUMN()-1&lt;=[Step1.$E2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5];COLUMN()-1&lt;=[Step1.$D25]);&quot;White on Black&quot;;IF(AND(COLUMN()-1&gt;=[Step1.$B25];COLUMN()-1&lt;=[Step1.$E2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number-columns-repeated="1004"/>
        </table:table-row>
        <table:table-row table:style-name="ro1">
          <table:table-cell table:formula="of:=IF(AND(COLUMN()-1&gt;=[Step1.$C26];COLUMN()-1&lt;=[Step1.$D26]);&quot;White on Black&quot;;IF(AND(COLUMN()-1&gt;=[Step1.$B26];COLUMN()-1&lt;=[Step1.$E26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26];COLUMN()-1&lt;=[Step1.$D26]);&quot;White on Black&quot;;IF(AND(COLUMN()-1&gt;=[Step1.$B26];COLUMN()-1&lt;=[Step1.$E2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6];COLUMN()-1&lt;=[Step1.$D26]);&quot;White on Black&quot;;IF(AND(COLUMN()-1&gt;=[Step1.$B26];COLUMN()-1&lt;=[Step1.$E2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6];COLUMN()-1&lt;=[Step1.$D26]);&quot;White on Black&quot;;IF(AND(COLUMN()-1&gt;=[Step1.$B26];COLUMN()-1&lt;=[Step1.$E2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6];COLUMN()-1&lt;=[Step1.$D26]);&quot;White on Black&quot;;IF(AND(COLUMN()-1&gt;=[Step1.$B26];COLUMN()-1&lt;=[Step1.$E2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6];COLUMN()-1&lt;=[Step1.$D26]);&quot;White on Black&quot;;IF(AND(COLUMN()-1&gt;=[Step1.$B26];COLUMN()-1&lt;=[Step1.$E2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6];COLUMN()-1&lt;=[Step1.$D26]);&quot;White on Black&quot;;IF(AND(COLUMN()-1&gt;=[Step1.$B26];COLUMN()-1&lt;=[Step1.$E2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6];COLUMN()-1&lt;=[Step1.$D26]);&quot;White on Black&quot;;IF(AND(COLUMN()-1&gt;=[Step1.$B26];COLUMN()-1&lt;=[Step1.$E2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6];COLUMN()-1&lt;=[Step1.$D26]);&quot;White on Black&quot;;IF(AND(COLUMN()-1&gt;=[Step1.$B26];COLUMN()-1&lt;=[Step1.$E2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6];COLUMN()-1&lt;=[Step1.$D26]);&quot;White on Black&quot;;IF(AND(COLUMN()-1&gt;=[Step1.$B26];COLUMN()-1&lt;=[Step1.$E2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6];COLUMN()-1&lt;=[Step1.$D26]);&quot;White on Black&quot;;IF(AND(COLUMN()-1&gt;=[Step1.$B26];COLUMN()-1&lt;=[Step1.$E2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6];COLUMN()-1&lt;=[Step1.$D26]);&quot;White on Black&quot;;IF(AND(COLUMN()-1&gt;=[Step1.$B26];COLUMN()-1&lt;=[Step1.$E2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6];COLUMN()-1&lt;=[Step1.$D26]);&quot;White on Black&quot;;IF(AND(COLUMN()-1&gt;=[Step1.$B26];COLUMN()-1&lt;=[Step1.$E2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6];COLUMN()-1&lt;=[Step1.$D26]);&quot;White on Black&quot;;IF(AND(COLUMN()-1&gt;=[Step1.$B26];COLUMN()-1&lt;=[Step1.$E2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6];COLUMN()-1&lt;=[Step1.$D26]);&quot;White on Black&quot;;IF(AND(COLUMN()-1&gt;=[Step1.$B26];COLUMN()-1&lt;=[Step1.$E2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6];COLUMN()-1&lt;=[Step1.$D26]);&quot;White on Black&quot;;IF(AND(COLUMN()-1&gt;=[Step1.$B26];COLUMN()-1&lt;=[Step1.$E2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6];COLUMN()-1&lt;=[Step1.$D26]);&quot;White on Black&quot;;IF(AND(COLUMN()-1&gt;=[Step1.$B26];COLUMN()-1&lt;=[Step1.$E2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6];COLUMN()-1&lt;=[Step1.$D26]);&quot;White on Black&quot;;IF(AND(COLUMN()-1&gt;=[Step1.$B26];COLUMN()-1&lt;=[Step1.$E2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6];COLUMN()-1&lt;=[Step1.$D26]);&quot;White on Black&quot;;IF(AND(COLUMN()-1&gt;=[Step1.$B26];COLUMN()-1&lt;=[Step1.$E2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6];COLUMN()-1&lt;=[Step1.$D26]);&quot;White on Black&quot;;IF(AND(COLUMN()-1&gt;=[Step1.$B26];COLUMN()-1&lt;=[Step1.$E2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number-columns-repeated="1004"/>
        </table:table-row>
        <table:table-row table:style-name="ro1">
          <table:table-cell table:formula="of:=IF(AND(COLUMN()-1&gt;=[Step1.$C27];COLUMN()-1&lt;=[Step1.$D27]);&quot;White on Black&quot;;IF(AND(COLUMN()-1&gt;=[Step1.$B27];COLUMN()-1&lt;=[Step1.$E27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27];COLUMN()-1&lt;=[Step1.$D27]);&quot;White on Black&quot;;IF(AND(COLUMN()-1&gt;=[Step1.$B27];COLUMN()-1&lt;=[Step1.$E2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7];COLUMN()-1&lt;=[Step1.$D27]);&quot;White on Black&quot;;IF(AND(COLUMN()-1&gt;=[Step1.$B27];COLUMN()-1&lt;=[Step1.$E2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7];COLUMN()-1&lt;=[Step1.$D27]);&quot;White on Black&quot;;IF(AND(COLUMN()-1&gt;=[Step1.$B27];COLUMN()-1&lt;=[Step1.$E2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7];COLUMN()-1&lt;=[Step1.$D27]);&quot;White on Black&quot;;IF(AND(COLUMN()-1&gt;=[Step1.$B27];COLUMN()-1&lt;=[Step1.$E2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7];COLUMN()-1&lt;=[Step1.$D27]);&quot;White on Black&quot;;IF(AND(COLUMN()-1&gt;=[Step1.$B27];COLUMN()-1&lt;=[Step1.$E2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7];COLUMN()-1&lt;=[Step1.$D27]);&quot;White on Black&quot;;IF(AND(COLUMN()-1&gt;=[Step1.$B27];COLUMN()-1&lt;=[Step1.$E2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7];COLUMN()-1&lt;=[Step1.$D27]);&quot;White on Black&quot;;IF(AND(COLUMN()-1&gt;=[Step1.$B27];COLUMN()-1&lt;=[Step1.$E2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7];COLUMN()-1&lt;=[Step1.$D27]);&quot;White on Black&quot;;IF(AND(COLUMN()-1&gt;=[Step1.$B27];COLUMN()-1&lt;=[Step1.$E2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7];COLUMN()-1&lt;=[Step1.$D27]);&quot;White on Black&quot;;IF(AND(COLUMN()-1&gt;=[Step1.$B27];COLUMN()-1&lt;=[Step1.$E2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7];COLUMN()-1&lt;=[Step1.$D27]);&quot;White on Black&quot;;IF(AND(COLUMN()-1&gt;=[Step1.$B27];COLUMN()-1&lt;=[Step1.$E2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7];COLUMN()-1&lt;=[Step1.$D27]);&quot;White on Black&quot;;IF(AND(COLUMN()-1&gt;=[Step1.$B27];COLUMN()-1&lt;=[Step1.$E2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7];COLUMN()-1&lt;=[Step1.$D27]);&quot;White on Black&quot;;IF(AND(COLUMN()-1&gt;=[Step1.$B27];COLUMN()-1&lt;=[Step1.$E2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7];COLUMN()-1&lt;=[Step1.$D27]);&quot;White on Black&quot;;IF(AND(COLUMN()-1&gt;=[Step1.$B27];COLUMN()-1&lt;=[Step1.$E2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7];COLUMN()-1&lt;=[Step1.$D27]);&quot;White on Black&quot;;IF(AND(COLUMN()-1&gt;=[Step1.$B27];COLUMN()-1&lt;=[Step1.$E2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7];COLUMN()-1&lt;=[Step1.$D27]);&quot;White on Black&quot;;IF(AND(COLUMN()-1&gt;=[Step1.$B27];COLUMN()-1&lt;=[Step1.$E2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7];COLUMN()-1&lt;=[Step1.$D27]);&quot;White on Black&quot;;IF(AND(COLUMN()-1&gt;=[Step1.$B27];COLUMN()-1&lt;=[Step1.$E2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7];COLUMN()-1&lt;=[Step1.$D27]);&quot;White on Black&quot;;IF(AND(COLUMN()-1&gt;=[Step1.$B27];COLUMN()-1&lt;=[Step1.$E2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7];COLUMN()-1&lt;=[Step1.$D27]);&quot;White on Black&quot;;IF(AND(COLUMN()-1&gt;=[Step1.$B27];COLUMN()-1&lt;=[Step1.$E2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7];COLUMN()-1&lt;=[Step1.$D27]);&quot;White on Black&quot;;IF(AND(COLUMN()-1&gt;=[Step1.$B27];COLUMN()-1&lt;=[Step1.$E2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number-columns-repeated="1004"/>
        </table:table-row>
        <table:table-row table:style-name="ro1">
          <table:table-cell table:formula="of:=IF(AND(COLUMN()-1&gt;=[Step1.$C28];COLUMN()-1&lt;=[Step1.$D28]);&quot;White on Black&quot;;IF(AND(COLUMN()-1&gt;=[Step1.$B28];COLUMN()-1&lt;=[Step1.$E28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28];COLUMN()-1&lt;=[Step1.$D28]);&quot;White on Black&quot;;IF(AND(COLUMN()-1&gt;=[Step1.$B28];COLUMN()-1&lt;=[Step1.$E2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8];COLUMN()-1&lt;=[Step1.$D28]);&quot;White on Black&quot;;IF(AND(COLUMN()-1&gt;=[Step1.$B28];COLUMN()-1&lt;=[Step1.$E2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8];COLUMN()-1&lt;=[Step1.$D28]);&quot;White on Black&quot;;IF(AND(COLUMN()-1&gt;=[Step1.$B28];COLUMN()-1&lt;=[Step1.$E2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8];COLUMN()-1&lt;=[Step1.$D28]);&quot;White on Black&quot;;IF(AND(COLUMN()-1&gt;=[Step1.$B28];COLUMN()-1&lt;=[Step1.$E2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8];COLUMN()-1&lt;=[Step1.$D28]);&quot;White on Black&quot;;IF(AND(COLUMN()-1&gt;=[Step1.$B28];COLUMN()-1&lt;=[Step1.$E2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8];COLUMN()-1&lt;=[Step1.$D28]);&quot;White on Black&quot;;IF(AND(COLUMN()-1&gt;=[Step1.$B28];COLUMN()-1&lt;=[Step1.$E2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8];COLUMN()-1&lt;=[Step1.$D28]);&quot;White on Black&quot;;IF(AND(COLUMN()-1&gt;=[Step1.$B28];COLUMN()-1&lt;=[Step1.$E2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8];COLUMN()-1&lt;=[Step1.$D28]);&quot;White on Black&quot;;IF(AND(COLUMN()-1&gt;=[Step1.$B28];COLUMN()-1&lt;=[Step1.$E2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8];COLUMN()-1&lt;=[Step1.$D28]);&quot;White on Black&quot;;IF(AND(COLUMN()-1&gt;=[Step1.$B28];COLUMN()-1&lt;=[Step1.$E2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8];COLUMN()-1&lt;=[Step1.$D28]);&quot;White on Black&quot;;IF(AND(COLUMN()-1&gt;=[Step1.$B28];COLUMN()-1&lt;=[Step1.$E2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8];COLUMN()-1&lt;=[Step1.$D28]);&quot;White on Black&quot;;IF(AND(COLUMN()-1&gt;=[Step1.$B28];COLUMN()-1&lt;=[Step1.$E2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8];COLUMN()-1&lt;=[Step1.$D28]);&quot;White on Black&quot;;IF(AND(COLUMN()-1&gt;=[Step1.$B28];COLUMN()-1&lt;=[Step1.$E2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8];COLUMN()-1&lt;=[Step1.$D28]);&quot;White on Black&quot;;IF(AND(COLUMN()-1&gt;=[Step1.$B28];COLUMN()-1&lt;=[Step1.$E2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8];COLUMN()-1&lt;=[Step1.$D28]);&quot;White on Black&quot;;IF(AND(COLUMN()-1&gt;=[Step1.$B28];COLUMN()-1&lt;=[Step1.$E2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8];COLUMN()-1&lt;=[Step1.$D28]);&quot;White on Black&quot;;IF(AND(COLUMN()-1&gt;=[Step1.$B28];COLUMN()-1&lt;=[Step1.$E2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8];COLUMN()-1&lt;=[Step1.$D28]);&quot;White on Black&quot;;IF(AND(COLUMN()-1&gt;=[Step1.$B28];COLUMN()-1&lt;=[Step1.$E2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8];COLUMN()-1&lt;=[Step1.$D28]);&quot;White on Black&quot;;IF(AND(COLUMN()-1&gt;=[Step1.$B28];COLUMN()-1&lt;=[Step1.$E2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8];COLUMN()-1&lt;=[Step1.$D28]);&quot;White on Black&quot;;IF(AND(COLUMN()-1&gt;=[Step1.$B28];COLUMN()-1&lt;=[Step1.$E2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8];COLUMN()-1&lt;=[Step1.$D28]);&quot;White on Black&quot;;IF(AND(COLUMN()-1&gt;=[Step1.$B28];COLUMN()-1&lt;=[Step1.$E2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number-columns-repeated="1004"/>
        </table:table-row>
        <table:table-row table:style-name="ro1">
          <table:table-cell table:formula="of:=IF(AND(COLUMN()-1&gt;=[Step1.$C29];COLUMN()-1&lt;=[Step1.$D29]);&quot;White on Black&quot;;IF(AND(COLUMN()-1&gt;=[Step1.$B29];COLUMN()-1&lt;=[Step1.$E29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29];COLUMN()-1&lt;=[Step1.$D29]);&quot;White on Black&quot;;IF(AND(COLUMN()-1&gt;=[Step1.$B29];COLUMN()-1&lt;=[Step1.$E2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9];COLUMN()-1&lt;=[Step1.$D29]);&quot;White on Black&quot;;IF(AND(COLUMN()-1&gt;=[Step1.$B29];COLUMN()-1&lt;=[Step1.$E2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9];COLUMN()-1&lt;=[Step1.$D29]);&quot;White on Black&quot;;IF(AND(COLUMN()-1&gt;=[Step1.$B29];COLUMN()-1&lt;=[Step1.$E2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9];COLUMN()-1&lt;=[Step1.$D29]);&quot;White on Black&quot;;IF(AND(COLUMN()-1&gt;=[Step1.$B29];COLUMN()-1&lt;=[Step1.$E2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9];COLUMN()-1&lt;=[Step1.$D29]);&quot;White on Black&quot;;IF(AND(COLUMN()-1&gt;=[Step1.$B29];COLUMN()-1&lt;=[Step1.$E2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9];COLUMN()-1&lt;=[Step1.$D29]);&quot;White on Black&quot;;IF(AND(COLUMN()-1&gt;=[Step1.$B29];COLUMN()-1&lt;=[Step1.$E2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9];COLUMN()-1&lt;=[Step1.$D29]);&quot;White on Black&quot;;IF(AND(COLUMN()-1&gt;=[Step1.$B29];COLUMN()-1&lt;=[Step1.$E2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9];COLUMN()-1&lt;=[Step1.$D29]);&quot;White on Black&quot;;IF(AND(COLUMN()-1&gt;=[Step1.$B29];COLUMN()-1&lt;=[Step1.$E2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9];COLUMN()-1&lt;=[Step1.$D29]);&quot;White on Black&quot;;IF(AND(COLUMN()-1&gt;=[Step1.$B29];COLUMN()-1&lt;=[Step1.$E2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9];COLUMN()-1&lt;=[Step1.$D29]);&quot;White on Black&quot;;IF(AND(COLUMN()-1&gt;=[Step1.$B29];COLUMN()-1&lt;=[Step1.$E2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9];COLUMN()-1&lt;=[Step1.$D29]);&quot;White on Black&quot;;IF(AND(COLUMN()-1&gt;=[Step1.$B29];COLUMN()-1&lt;=[Step1.$E2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9];COLUMN()-1&lt;=[Step1.$D29]);&quot;White on Black&quot;;IF(AND(COLUMN()-1&gt;=[Step1.$B29];COLUMN()-1&lt;=[Step1.$E2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9];COLUMN()-1&lt;=[Step1.$D29]);&quot;White on Black&quot;;IF(AND(COLUMN()-1&gt;=[Step1.$B29];COLUMN()-1&lt;=[Step1.$E2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9];COLUMN()-1&lt;=[Step1.$D29]);&quot;White on Black&quot;;IF(AND(COLUMN()-1&gt;=[Step1.$B29];COLUMN()-1&lt;=[Step1.$E2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9];COLUMN()-1&lt;=[Step1.$D29]);&quot;White on Black&quot;;IF(AND(COLUMN()-1&gt;=[Step1.$B29];COLUMN()-1&lt;=[Step1.$E2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9];COLUMN()-1&lt;=[Step1.$D29]);&quot;White on Black&quot;;IF(AND(COLUMN()-1&gt;=[Step1.$B29];COLUMN()-1&lt;=[Step1.$E2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9];COLUMN()-1&lt;=[Step1.$D29]);&quot;White on Black&quot;;IF(AND(COLUMN()-1&gt;=[Step1.$B29];COLUMN()-1&lt;=[Step1.$E2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9];COLUMN()-1&lt;=[Step1.$D29]);&quot;White on Black&quot;;IF(AND(COLUMN()-1&gt;=[Step1.$B29];COLUMN()-1&lt;=[Step1.$E2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29];COLUMN()-1&lt;=[Step1.$D29]);&quot;White on Black&quot;;IF(AND(COLUMN()-1&gt;=[Step1.$B29];COLUMN()-1&lt;=[Step1.$E2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number-columns-repeated="1004"/>
        </table:table-row>
        <table:table-row table:style-name="ro1">
          <table:table-cell table:formula="of:=IF(AND(COLUMN()-1&gt;=[Step1.$C30];COLUMN()-1&lt;=[Step1.$D30]);&quot;White on Black&quot;;IF(AND(COLUMN()-1&gt;=[Step1.$B30];COLUMN()-1&lt;=[Step1.$E30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30];COLUMN()-1&lt;=[Step1.$D30]);&quot;White on Black&quot;;IF(AND(COLUMN()-1&gt;=[Step1.$B30];COLUMN()-1&lt;=[Step1.$E3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0];COLUMN()-1&lt;=[Step1.$D30]);&quot;White on Black&quot;;IF(AND(COLUMN()-1&gt;=[Step1.$B30];COLUMN()-1&lt;=[Step1.$E3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0];COLUMN()-1&lt;=[Step1.$D30]);&quot;White on Black&quot;;IF(AND(COLUMN()-1&gt;=[Step1.$B30];COLUMN()-1&lt;=[Step1.$E3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0];COLUMN()-1&lt;=[Step1.$D30]);&quot;White on Black&quot;;IF(AND(COLUMN()-1&gt;=[Step1.$B30];COLUMN()-1&lt;=[Step1.$E3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0];COLUMN()-1&lt;=[Step1.$D30]);&quot;White on Black&quot;;IF(AND(COLUMN()-1&gt;=[Step1.$B30];COLUMN()-1&lt;=[Step1.$E3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0];COLUMN()-1&lt;=[Step1.$D30]);&quot;White on Black&quot;;IF(AND(COLUMN()-1&gt;=[Step1.$B30];COLUMN()-1&lt;=[Step1.$E3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0];COLUMN()-1&lt;=[Step1.$D30]);&quot;White on Black&quot;;IF(AND(COLUMN()-1&gt;=[Step1.$B30];COLUMN()-1&lt;=[Step1.$E3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0];COLUMN()-1&lt;=[Step1.$D30]);&quot;White on Black&quot;;IF(AND(COLUMN()-1&gt;=[Step1.$B30];COLUMN()-1&lt;=[Step1.$E3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0];COLUMN()-1&lt;=[Step1.$D30]);&quot;White on Black&quot;;IF(AND(COLUMN()-1&gt;=[Step1.$B30];COLUMN()-1&lt;=[Step1.$E3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0];COLUMN()-1&lt;=[Step1.$D30]);&quot;White on Black&quot;;IF(AND(COLUMN()-1&gt;=[Step1.$B30];COLUMN()-1&lt;=[Step1.$E3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0];COLUMN()-1&lt;=[Step1.$D30]);&quot;White on Black&quot;;IF(AND(COLUMN()-1&gt;=[Step1.$B30];COLUMN()-1&lt;=[Step1.$E3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0];COLUMN()-1&lt;=[Step1.$D30]);&quot;White on Black&quot;;IF(AND(COLUMN()-1&gt;=[Step1.$B30];COLUMN()-1&lt;=[Step1.$E3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0];COLUMN()-1&lt;=[Step1.$D30]);&quot;White on Black&quot;;IF(AND(COLUMN()-1&gt;=[Step1.$B30];COLUMN()-1&lt;=[Step1.$E3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0];COLUMN()-1&lt;=[Step1.$D30]);&quot;White on Black&quot;;IF(AND(COLUMN()-1&gt;=[Step1.$B30];COLUMN()-1&lt;=[Step1.$E3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0];COLUMN()-1&lt;=[Step1.$D30]);&quot;White on Black&quot;;IF(AND(COLUMN()-1&gt;=[Step1.$B30];COLUMN()-1&lt;=[Step1.$E3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0];COLUMN()-1&lt;=[Step1.$D30]);&quot;White on Black&quot;;IF(AND(COLUMN()-1&gt;=[Step1.$B30];COLUMN()-1&lt;=[Step1.$E3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0];COLUMN()-1&lt;=[Step1.$D30]);&quot;White on Black&quot;;IF(AND(COLUMN()-1&gt;=[Step1.$B30];COLUMN()-1&lt;=[Step1.$E3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0];COLUMN()-1&lt;=[Step1.$D30]);&quot;White on Black&quot;;IF(AND(COLUMN()-1&gt;=[Step1.$B30];COLUMN()-1&lt;=[Step1.$E3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0];COLUMN()-1&lt;=[Step1.$D30]);&quot;White on Black&quot;;IF(AND(COLUMN()-1&gt;=[Step1.$B30];COLUMN()-1&lt;=[Step1.$E3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number-columns-repeated="1004"/>
        </table:table-row>
        <table:table-row table:style-name="ro1">
          <table:table-cell table:formula="of:=IF(AND(COLUMN()-1&gt;=[Step1.$C31];COLUMN()-1&lt;=[Step1.$D31]);&quot;White on Black&quot;;IF(AND(COLUMN()-1&gt;=[Step1.$B31];COLUMN()-1&lt;=[Step1.$E31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31];COLUMN()-1&lt;=[Step1.$D31]);&quot;White on Black&quot;;IF(AND(COLUMN()-1&gt;=[Step1.$B31];COLUMN()-1&lt;=[Step1.$E3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1];COLUMN()-1&lt;=[Step1.$D31]);&quot;White on Black&quot;;IF(AND(COLUMN()-1&gt;=[Step1.$B31];COLUMN()-1&lt;=[Step1.$E3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1];COLUMN()-1&lt;=[Step1.$D31]);&quot;White on Black&quot;;IF(AND(COLUMN()-1&gt;=[Step1.$B31];COLUMN()-1&lt;=[Step1.$E3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1];COLUMN()-1&lt;=[Step1.$D31]);&quot;White on Black&quot;;IF(AND(COLUMN()-1&gt;=[Step1.$B31];COLUMN()-1&lt;=[Step1.$E3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1];COLUMN()-1&lt;=[Step1.$D31]);&quot;White on Black&quot;;IF(AND(COLUMN()-1&gt;=[Step1.$B31];COLUMN()-1&lt;=[Step1.$E3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1];COLUMN()-1&lt;=[Step1.$D31]);&quot;White on Black&quot;;IF(AND(COLUMN()-1&gt;=[Step1.$B31];COLUMN()-1&lt;=[Step1.$E3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1];COLUMN()-1&lt;=[Step1.$D31]);&quot;White on Black&quot;;IF(AND(COLUMN()-1&gt;=[Step1.$B31];COLUMN()-1&lt;=[Step1.$E3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1];COLUMN()-1&lt;=[Step1.$D31]);&quot;White on Black&quot;;IF(AND(COLUMN()-1&gt;=[Step1.$B31];COLUMN()-1&lt;=[Step1.$E3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1];COLUMN()-1&lt;=[Step1.$D31]);&quot;White on Black&quot;;IF(AND(COLUMN()-1&gt;=[Step1.$B31];COLUMN()-1&lt;=[Step1.$E3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1];COLUMN()-1&lt;=[Step1.$D31]);&quot;White on Black&quot;;IF(AND(COLUMN()-1&gt;=[Step1.$B31];COLUMN()-1&lt;=[Step1.$E3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1];COLUMN()-1&lt;=[Step1.$D31]);&quot;White on Black&quot;;IF(AND(COLUMN()-1&gt;=[Step1.$B31];COLUMN()-1&lt;=[Step1.$E3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1];COLUMN()-1&lt;=[Step1.$D31]);&quot;White on Black&quot;;IF(AND(COLUMN()-1&gt;=[Step1.$B31];COLUMN()-1&lt;=[Step1.$E3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1];COLUMN()-1&lt;=[Step1.$D31]);&quot;White on Black&quot;;IF(AND(COLUMN()-1&gt;=[Step1.$B31];COLUMN()-1&lt;=[Step1.$E3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1];COLUMN()-1&lt;=[Step1.$D31]);&quot;White on Black&quot;;IF(AND(COLUMN()-1&gt;=[Step1.$B31];COLUMN()-1&lt;=[Step1.$E3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1];COLUMN()-1&lt;=[Step1.$D31]);&quot;White on Black&quot;;IF(AND(COLUMN()-1&gt;=[Step1.$B31];COLUMN()-1&lt;=[Step1.$E3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1];COLUMN()-1&lt;=[Step1.$D31]);&quot;White on Black&quot;;IF(AND(COLUMN()-1&gt;=[Step1.$B31];COLUMN()-1&lt;=[Step1.$E3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1];COLUMN()-1&lt;=[Step1.$D31]);&quot;White on Black&quot;;IF(AND(COLUMN()-1&gt;=[Step1.$B31];COLUMN()-1&lt;=[Step1.$E3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1];COLUMN()-1&lt;=[Step1.$D31]);&quot;White on Black&quot;;IF(AND(COLUMN()-1&gt;=[Step1.$B31];COLUMN()-1&lt;=[Step1.$E3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1];COLUMN()-1&lt;=[Step1.$D31]);&quot;White on Black&quot;;IF(AND(COLUMN()-1&gt;=[Step1.$B31];COLUMN()-1&lt;=[Step1.$E3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number-columns-repeated="1004"/>
        </table:table-row>
        <table:table-row table:style-name="ro1">
          <table:table-cell table:formula="of:=IF(AND(COLUMN()-1&gt;=[Step1.$C32];COLUMN()-1&lt;=[Step1.$D32]);&quot;White on Black&quot;;IF(AND(COLUMN()-1&gt;=[Step1.$B32];COLUMN()-1&lt;=[Step1.$E32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32];COLUMN()-1&lt;=[Step1.$D32]);&quot;White on Black&quot;;IF(AND(COLUMN()-1&gt;=[Step1.$B32];COLUMN()-1&lt;=[Step1.$E3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2];COLUMN()-1&lt;=[Step1.$D32]);&quot;White on Black&quot;;IF(AND(COLUMN()-1&gt;=[Step1.$B32];COLUMN()-1&lt;=[Step1.$E3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2];COLUMN()-1&lt;=[Step1.$D32]);&quot;White on Black&quot;;IF(AND(COLUMN()-1&gt;=[Step1.$B32];COLUMN()-1&lt;=[Step1.$E3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2];COLUMN()-1&lt;=[Step1.$D32]);&quot;White on Black&quot;;IF(AND(COLUMN()-1&gt;=[Step1.$B32];COLUMN()-1&lt;=[Step1.$E3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2];COLUMN()-1&lt;=[Step1.$D32]);&quot;White on Black&quot;;IF(AND(COLUMN()-1&gt;=[Step1.$B32];COLUMN()-1&lt;=[Step1.$E3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2];COLUMN()-1&lt;=[Step1.$D32]);&quot;White on Black&quot;;IF(AND(COLUMN()-1&gt;=[Step1.$B32];COLUMN()-1&lt;=[Step1.$E3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2];COLUMN()-1&lt;=[Step1.$D32]);&quot;White on Black&quot;;IF(AND(COLUMN()-1&gt;=[Step1.$B32];COLUMN()-1&lt;=[Step1.$E3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2];COLUMN()-1&lt;=[Step1.$D32]);&quot;White on Black&quot;;IF(AND(COLUMN()-1&gt;=[Step1.$B32];COLUMN()-1&lt;=[Step1.$E3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2];COLUMN()-1&lt;=[Step1.$D32]);&quot;White on Black&quot;;IF(AND(COLUMN()-1&gt;=[Step1.$B32];COLUMN()-1&lt;=[Step1.$E3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2];COLUMN()-1&lt;=[Step1.$D32]);&quot;White on Black&quot;;IF(AND(COLUMN()-1&gt;=[Step1.$B32];COLUMN()-1&lt;=[Step1.$E3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2];COLUMN()-1&lt;=[Step1.$D32]);&quot;White on Black&quot;;IF(AND(COLUMN()-1&gt;=[Step1.$B32];COLUMN()-1&lt;=[Step1.$E3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2];COLUMN()-1&lt;=[Step1.$D32]);&quot;White on Black&quot;;IF(AND(COLUMN()-1&gt;=[Step1.$B32];COLUMN()-1&lt;=[Step1.$E3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2];COLUMN()-1&lt;=[Step1.$D32]);&quot;White on Black&quot;;IF(AND(COLUMN()-1&gt;=[Step1.$B32];COLUMN()-1&lt;=[Step1.$E3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2];COLUMN()-1&lt;=[Step1.$D32]);&quot;White on Black&quot;;IF(AND(COLUMN()-1&gt;=[Step1.$B32];COLUMN()-1&lt;=[Step1.$E3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2];COLUMN()-1&lt;=[Step1.$D32]);&quot;White on Black&quot;;IF(AND(COLUMN()-1&gt;=[Step1.$B32];COLUMN()-1&lt;=[Step1.$E3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2];COLUMN()-1&lt;=[Step1.$D32]);&quot;White on Black&quot;;IF(AND(COLUMN()-1&gt;=[Step1.$B32];COLUMN()-1&lt;=[Step1.$E3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2];COLUMN()-1&lt;=[Step1.$D32]);&quot;White on Black&quot;;IF(AND(COLUMN()-1&gt;=[Step1.$B32];COLUMN()-1&lt;=[Step1.$E3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2];COLUMN()-1&lt;=[Step1.$D32]);&quot;White on Black&quot;;IF(AND(COLUMN()-1&gt;=[Step1.$B32];COLUMN()-1&lt;=[Step1.$E3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2];COLUMN()-1&lt;=[Step1.$D32]);&quot;White on Black&quot;;IF(AND(COLUMN()-1&gt;=[Step1.$B32];COLUMN()-1&lt;=[Step1.$E3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number-columns-repeated="1004"/>
        </table:table-row>
        <table:table-row table:style-name="ro1">
          <table:table-cell table:formula="of:=IF(AND(COLUMN()-1&gt;=[Step1.$C33];COLUMN()-1&lt;=[Step1.$D33]);&quot;White on Black&quot;;IF(AND(COLUMN()-1&gt;=[Step1.$B33];COLUMN()-1&lt;=[Step1.$E33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33];COLUMN()-1&lt;=[Step1.$D33]);&quot;White on Black&quot;;IF(AND(COLUMN()-1&gt;=[Step1.$B33];COLUMN()-1&lt;=[Step1.$E3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3];COLUMN()-1&lt;=[Step1.$D33]);&quot;White on Black&quot;;IF(AND(COLUMN()-1&gt;=[Step1.$B33];COLUMN()-1&lt;=[Step1.$E3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3];COLUMN()-1&lt;=[Step1.$D33]);&quot;White on Black&quot;;IF(AND(COLUMN()-1&gt;=[Step1.$B33];COLUMN()-1&lt;=[Step1.$E3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3];COLUMN()-1&lt;=[Step1.$D33]);&quot;White on Black&quot;;IF(AND(COLUMN()-1&gt;=[Step1.$B33];COLUMN()-1&lt;=[Step1.$E3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3];COLUMN()-1&lt;=[Step1.$D33]);&quot;White on Black&quot;;IF(AND(COLUMN()-1&gt;=[Step1.$B33];COLUMN()-1&lt;=[Step1.$E3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3];COLUMN()-1&lt;=[Step1.$D33]);&quot;White on Black&quot;;IF(AND(COLUMN()-1&gt;=[Step1.$B33];COLUMN()-1&lt;=[Step1.$E3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3];COLUMN()-1&lt;=[Step1.$D33]);&quot;White on Black&quot;;IF(AND(COLUMN()-1&gt;=[Step1.$B33];COLUMN()-1&lt;=[Step1.$E3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3];COLUMN()-1&lt;=[Step1.$D33]);&quot;White on Black&quot;;IF(AND(COLUMN()-1&gt;=[Step1.$B33];COLUMN()-1&lt;=[Step1.$E3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3];COLUMN()-1&lt;=[Step1.$D33]);&quot;White on Black&quot;;IF(AND(COLUMN()-1&gt;=[Step1.$B33];COLUMN()-1&lt;=[Step1.$E3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3];COLUMN()-1&lt;=[Step1.$D33]);&quot;White on Black&quot;;IF(AND(COLUMN()-1&gt;=[Step1.$B33];COLUMN()-1&lt;=[Step1.$E3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3];COLUMN()-1&lt;=[Step1.$D33]);&quot;White on Black&quot;;IF(AND(COLUMN()-1&gt;=[Step1.$B33];COLUMN()-1&lt;=[Step1.$E3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3];COLUMN()-1&lt;=[Step1.$D33]);&quot;White on Black&quot;;IF(AND(COLUMN()-1&gt;=[Step1.$B33];COLUMN()-1&lt;=[Step1.$E3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3];COLUMN()-1&lt;=[Step1.$D33]);&quot;White on Black&quot;;IF(AND(COLUMN()-1&gt;=[Step1.$B33];COLUMN()-1&lt;=[Step1.$E3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3];COLUMN()-1&lt;=[Step1.$D33]);&quot;White on Black&quot;;IF(AND(COLUMN()-1&gt;=[Step1.$B33];COLUMN()-1&lt;=[Step1.$E3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3];COLUMN()-1&lt;=[Step1.$D33]);&quot;White on Black&quot;;IF(AND(COLUMN()-1&gt;=[Step1.$B33];COLUMN()-1&lt;=[Step1.$E3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3];COLUMN()-1&lt;=[Step1.$D33]);&quot;White on Black&quot;;IF(AND(COLUMN()-1&gt;=[Step1.$B33];COLUMN()-1&lt;=[Step1.$E3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3];COLUMN()-1&lt;=[Step1.$D33]);&quot;White on Black&quot;;IF(AND(COLUMN()-1&gt;=[Step1.$B33];COLUMN()-1&lt;=[Step1.$E3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3];COLUMN()-1&lt;=[Step1.$D33]);&quot;White on Black&quot;;IF(AND(COLUMN()-1&gt;=[Step1.$B33];COLUMN()-1&lt;=[Step1.$E3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3];COLUMN()-1&lt;=[Step1.$D33]);&quot;White on Black&quot;;IF(AND(COLUMN()-1&gt;=[Step1.$B33];COLUMN()-1&lt;=[Step1.$E3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number-columns-repeated="1004"/>
        </table:table-row>
        <table:table-row table:style-name="ro1">
          <table:table-cell table:formula="of:=IF(AND(COLUMN()-1&gt;=[Step1.$C34];COLUMN()-1&lt;=[Step1.$D34]);&quot;White on Black&quot;;IF(AND(COLUMN()-1&gt;=[Step1.$B34];COLUMN()-1&lt;=[Step1.$E34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34];COLUMN()-1&lt;=[Step1.$D34]);&quot;White on Black&quot;;IF(AND(COLUMN()-1&gt;=[Step1.$B34];COLUMN()-1&lt;=[Step1.$E3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4];COLUMN()-1&lt;=[Step1.$D34]);&quot;White on Black&quot;;IF(AND(COLUMN()-1&gt;=[Step1.$B34];COLUMN()-1&lt;=[Step1.$E3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4];COLUMN()-1&lt;=[Step1.$D34]);&quot;White on Black&quot;;IF(AND(COLUMN()-1&gt;=[Step1.$B34];COLUMN()-1&lt;=[Step1.$E3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4];COLUMN()-1&lt;=[Step1.$D34]);&quot;White on Black&quot;;IF(AND(COLUMN()-1&gt;=[Step1.$B34];COLUMN()-1&lt;=[Step1.$E3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4];COLUMN()-1&lt;=[Step1.$D34]);&quot;White on Black&quot;;IF(AND(COLUMN()-1&gt;=[Step1.$B34];COLUMN()-1&lt;=[Step1.$E3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4];COLUMN()-1&lt;=[Step1.$D34]);&quot;White on Black&quot;;IF(AND(COLUMN()-1&gt;=[Step1.$B34];COLUMN()-1&lt;=[Step1.$E3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4];COLUMN()-1&lt;=[Step1.$D34]);&quot;White on Black&quot;;IF(AND(COLUMN()-1&gt;=[Step1.$B34];COLUMN()-1&lt;=[Step1.$E3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4];COLUMN()-1&lt;=[Step1.$D34]);&quot;White on Black&quot;;IF(AND(COLUMN()-1&gt;=[Step1.$B34];COLUMN()-1&lt;=[Step1.$E3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4];COLUMN()-1&lt;=[Step1.$D34]);&quot;White on Black&quot;;IF(AND(COLUMN()-1&gt;=[Step1.$B34];COLUMN()-1&lt;=[Step1.$E3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4];COLUMN()-1&lt;=[Step1.$D34]);&quot;White on Black&quot;;IF(AND(COLUMN()-1&gt;=[Step1.$B34];COLUMN()-1&lt;=[Step1.$E3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4];COLUMN()-1&lt;=[Step1.$D34]);&quot;White on Black&quot;;IF(AND(COLUMN()-1&gt;=[Step1.$B34];COLUMN()-1&lt;=[Step1.$E3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4];COLUMN()-1&lt;=[Step1.$D34]);&quot;White on Black&quot;;IF(AND(COLUMN()-1&gt;=[Step1.$B34];COLUMN()-1&lt;=[Step1.$E3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4];COLUMN()-1&lt;=[Step1.$D34]);&quot;White on Black&quot;;IF(AND(COLUMN()-1&gt;=[Step1.$B34];COLUMN()-1&lt;=[Step1.$E3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4];COLUMN()-1&lt;=[Step1.$D34]);&quot;White on Black&quot;;IF(AND(COLUMN()-1&gt;=[Step1.$B34];COLUMN()-1&lt;=[Step1.$E3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4];COLUMN()-1&lt;=[Step1.$D34]);&quot;White on Black&quot;;IF(AND(COLUMN()-1&gt;=[Step1.$B34];COLUMN()-1&lt;=[Step1.$E3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4];COLUMN()-1&lt;=[Step1.$D34]);&quot;White on Black&quot;;IF(AND(COLUMN()-1&gt;=[Step1.$B34];COLUMN()-1&lt;=[Step1.$E3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4];COLUMN()-1&lt;=[Step1.$D34]);&quot;White on Black&quot;;IF(AND(COLUMN()-1&gt;=[Step1.$B34];COLUMN()-1&lt;=[Step1.$E3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4];COLUMN()-1&lt;=[Step1.$D34]);&quot;White on Black&quot;;IF(AND(COLUMN()-1&gt;=[Step1.$B34];COLUMN()-1&lt;=[Step1.$E3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4];COLUMN()-1&lt;=[Step1.$D34]);&quot;White on Black&quot;;IF(AND(COLUMN()-1&gt;=[Step1.$B34];COLUMN()-1&lt;=[Step1.$E3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number-columns-repeated="1004"/>
        </table:table-row>
        <table:table-row table:style-name="ro1">
          <table:table-cell table:formula="of:=IF(AND(COLUMN()-1&gt;=[Step1.$C35];COLUMN()-1&lt;=[Step1.$D35]);&quot;White on Black&quot;;IF(AND(COLUMN()-1&gt;=[Step1.$B35];COLUMN()-1&lt;=[Step1.$E35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35];COLUMN()-1&lt;=[Step1.$D35]);&quot;White on Black&quot;;IF(AND(COLUMN()-1&gt;=[Step1.$B35];COLUMN()-1&lt;=[Step1.$E3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5];COLUMN()-1&lt;=[Step1.$D35]);&quot;White on Black&quot;;IF(AND(COLUMN()-1&gt;=[Step1.$B35];COLUMN()-1&lt;=[Step1.$E3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5];COLUMN()-1&lt;=[Step1.$D35]);&quot;White on Black&quot;;IF(AND(COLUMN()-1&gt;=[Step1.$B35];COLUMN()-1&lt;=[Step1.$E3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5];COLUMN()-1&lt;=[Step1.$D35]);&quot;White on Black&quot;;IF(AND(COLUMN()-1&gt;=[Step1.$B35];COLUMN()-1&lt;=[Step1.$E3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5];COLUMN()-1&lt;=[Step1.$D35]);&quot;White on Black&quot;;IF(AND(COLUMN()-1&gt;=[Step1.$B35];COLUMN()-1&lt;=[Step1.$E3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5];COLUMN()-1&lt;=[Step1.$D35]);&quot;White on Black&quot;;IF(AND(COLUMN()-1&gt;=[Step1.$B35];COLUMN()-1&lt;=[Step1.$E3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5];COLUMN()-1&lt;=[Step1.$D35]);&quot;White on Black&quot;;IF(AND(COLUMN()-1&gt;=[Step1.$B35];COLUMN()-1&lt;=[Step1.$E3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5];COLUMN()-1&lt;=[Step1.$D35]);&quot;White on Black&quot;;IF(AND(COLUMN()-1&gt;=[Step1.$B35];COLUMN()-1&lt;=[Step1.$E3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5];COLUMN()-1&lt;=[Step1.$D35]);&quot;White on Black&quot;;IF(AND(COLUMN()-1&gt;=[Step1.$B35];COLUMN()-1&lt;=[Step1.$E3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5];COLUMN()-1&lt;=[Step1.$D35]);&quot;White on Black&quot;;IF(AND(COLUMN()-1&gt;=[Step1.$B35];COLUMN()-1&lt;=[Step1.$E3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5];COLUMN()-1&lt;=[Step1.$D35]);&quot;White on Black&quot;;IF(AND(COLUMN()-1&gt;=[Step1.$B35];COLUMN()-1&lt;=[Step1.$E3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5];COLUMN()-1&lt;=[Step1.$D35]);&quot;White on Black&quot;;IF(AND(COLUMN()-1&gt;=[Step1.$B35];COLUMN()-1&lt;=[Step1.$E3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5];COLUMN()-1&lt;=[Step1.$D35]);&quot;White on Black&quot;;IF(AND(COLUMN()-1&gt;=[Step1.$B35];COLUMN()-1&lt;=[Step1.$E3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5];COLUMN()-1&lt;=[Step1.$D35]);&quot;White on Black&quot;;IF(AND(COLUMN()-1&gt;=[Step1.$B35];COLUMN()-1&lt;=[Step1.$E3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5];COLUMN()-1&lt;=[Step1.$D35]);&quot;White on Black&quot;;IF(AND(COLUMN()-1&gt;=[Step1.$B35];COLUMN()-1&lt;=[Step1.$E3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5];COLUMN()-1&lt;=[Step1.$D35]);&quot;White on Black&quot;;IF(AND(COLUMN()-1&gt;=[Step1.$B35];COLUMN()-1&lt;=[Step1.$E3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5];COLUMN()-1&lt;=[Step1.$D35]);&quot;White on Black&quot;;IF(AND(COLUMN()-1&gt;=[Step1.$B35];COLUMN()-1&lt;=[Step1.$E3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5];COLUMN()-1&lt;=[Step1.$D35]);&quot;White on Black&quot;;IF(AND(COLUMN()-1&gt;=[Step1.$B35];COLUMN()-1&lt;=[Step1.$E3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5];COLUMN()-1&lt;=[Step1.$D35]);&quot;White on Black&quot;;IF(AND(COLUMN()-1&gt;=[Step1.$B35];COLUMN()-1&lt;=[Step1.$E3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number-columns-repeated="1004"/>
        </table:table-row>
        <table:table-row table:style-name="ro1">
          <table:table-cell table:formula="of:=IF(AND(COLUMN()-1&gt;=[Step1.$C36];COLUMN()-1&lt;=[Step1.$D36]);&quot;White on Black&quot;;IF(AND(COLUMN()-1&gt;=[Step1.$B36];COLUMN()-1&lt;=[Step1.$E36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36];COLUMN()-1&lt;=[Step1.$D36]);&quot;White on Black&quot;;IF(AND(COLUMN()-1&gt;=[Step1.$B36];COLUMN()-1&lt;=[Step1.$E3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6];COLUMN()-1&lt;=[Step1.$D36]);&quot;White on Black&quot;;IF(AND(COLUMN()-1&gt;=[Step1.$B36];COLUMN()-1&lt;=[Step1.$E3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6];COLUMN()-1&lt;=[Step1.$D36]);&quot;White on Black&quot;;IF(AND(COLUMN()-1&gt;=[Step1.$B36];COLUMN()-1&lt;=[Step1.$E3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6];COLUMN()-1&lt;=[Step1.$D36]);&quot;White on Black&quot;;IF(AND(COLUMN()-1&gt;=[Step1.$B36];COLUMN()-1&lt;=[Step1.$E3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6];COLUMN()-1&lt;=[Step1.$D36]);&quot;White on Black&quot;;IF(AND(COLUMN()-1&gt;=[Step1.$B36];COLUMN()-1&lt;=[Step1.$E3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6];COLUMN()-1&lt;=[Step1.$D36]);&quot;White on Black&quot;;IF(AND(COLUMN()-1&gt;=[Step1.$B36];COLUMN()-1&lt;=[Step1.$E3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6];COLUMN()-1&lt;=[Step1.$D36]);&quot;White on Black&quot;;IF(AND(COLUMN()-1&gt;=[Step1.$B36];COLUMN()-1&lt;=[Step1.$E3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6];COLUMN()-1&lt;=[Step1.$D36]);&quot;White on Black&quot;;IF(AND(COLUMN()-1&gt;=[Step1.$B36];COLUMN()-1&lt;=[Step1.$E3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6];COLUMN()-1&lt;=[Step1.$D36]);&quot;White on Black&quot;;IF(AND(COLUMN()-1&gt;=[Step1.$B36];COLUMN()-1&lt;=[Step1.$E3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6];COLUMN()-1&lt;=[Step1.$D36]);&quot;White on Black&quot;;IF(AND(COLUMN()-1&gt;=[Step1.$B36];COLUMN()-1&lt;=[Step1.$E3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6];COLUMN()-1&lt;=[Step1.$D36]);&quot;White on Black&quot;;IF(AND(COLUMN()-1&gt;=[Step1.$B36];COLUMN()-1&lt;=[Step1.$E3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6];COLUMN()-1&lt;=[Step1.$D36]);&quot;White on Black&quot;;IF(AND(COLUMN()-1&gt;=[Step1.$B36];COLUMN()-1&lt;=[Step1.$E3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6];COLUMN()-1&lt;=[Step1.$D36]);&quot;White on Black&quot;;IF(AND(COLUMN()-1&gt;=[Step1.$B36];COLUMN()-1&lt;=[Step1.$E3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6];COLUMN()-1&lt;=[Step1.$D36]);&quot;White on Black&quot;;IF(AND(COLUMN()-1&gt;=[Step1.$B36];COLUMN()-1&lt;=[Step1.$E3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6];COLUMN()-1&lt;=[Step1.$D36]);&quot;White on Black&quot;;IF(AND(COLUMN()-1&gt;=[Step1.$B36];COLUMN()-1&lt;=[Step1.$E3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6];COLUMN()-1&lt;=[Step1.$D36]);&quot;White on Black&quot;;IF(AND(COLUMN()-1&gt;=[Step1.$B36];COLUMN()-1&lt;=[Step1.$E3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6];COLUMN()-1&lt;=[Step1.$D36]);&quot;White on Black&quot;;IF(AND(COLUMN()-1&gt;=[Step1.$B36];COLUMN()-1&lt;=[Step1.$E3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6];COLUMN()-1&lt;=[Step1.$D36]);&quot;White on Black&quot;;IF(AND(COLUMN()-1&gt;=[Step1.$B36];COLUMN()-1&lt;=[Step1.$E3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6];COLUMN()-1&lt;=[Step1.$D36]);&quot;White on Black&quot;;IF(AND(COLUMN()-1&gt;=[Step1.$B36];COLUMN()-1&lt;=[Step1.$E3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number-columns-repeated="1004"/>
        </table:table-row>
        <table:table-row table:style-name="ro1">
          <table:table-cell table:formula="of:=IF(AND(COLUMN()-1&gt;=[Step1.$C37];COLUMN()-1&lt;=[Step1.$D37]);&quot;White on Black&quot;;IF(AND(COLUMN()-1&gt;=[Step1.$B37];COLUMN()-1&lt;=[Step1.$E37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37];COLUMN()-1&lt;=[Step1.$D37]);&quot;White on Black&quot;;IF(AND(COLUMN()-1&gt;=[Step1.$B37];COLUMN()-1&lt;=[Step1.$E3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7];COLUMN()-1&lt;=[Step1.$D37]);&quot;White on Black&quot;;IF(AND(COLUMN()-1&gt;=[Step1.$B37];COLUMN()-1&lt;=[Step1.$E3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7];COLUMN()-1&lt;=[Step1.$D37]);&quot;White on Black&quot;;IF(AND(COLUMN()-1&gt;=[Step1.$B37];COLUMN()-1&lt;=[Step1.$E3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7];COLUMN()-1&lt;=[Step1.$D37]);&quot;White on Black&quot;;IF(AND(COLUMN()-1&gt;=[Step1.$B37];COLUMN()-1&lt;=[Step1.$E3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7];COLUMN()-1&lt;=[Step1.$D37]);&quot;White on Black&quot;;IF(AND(COLUMN()-1&gt;=[Step1.$B37];COLUMN()-1&lt;=[Step1.$E3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7];COLUMN()-1&lt;=[Step1.$D37]);&quot;White on Black&quot;;IF(AND(COLUMN()-1&gt;=[Step1.$B37];COLUMN()-1&lt;=[Step1.$E3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7];COLUMN()-1&lt;=[Step1.$D37]);&quot;White on Black&quot;;IF(AND(COLUMN()-1&gt;=[Step1.$B37];COLUMN()-1&lt;=[Step1.$E3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7];COLUMN()-1&lt;=[Step1.$D37]);&quot;White on Black&quot;;IF(AND(COLUMN()-1&gt;=[Step1.$B37];COLUMN()-1&lt;=[Step1.$E3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7];COLUMN()-1&lt;=[Step1.$D37]);&quot;White on Black&quot;;IF(AND(COLUMN()-1&gt;=[Step1.$B37];COLUMN()-1&lt;=[Step1.$E3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7];COLUMN()-1&lt;=[Step1.$D37]);&quot;White on Black&quot;;IF(AND(COLUMN()-1&gt;=[Step1.$B37];COLUMN()-1&lt;=[Step1.$E3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7];COLUMN()-1&lt;=[Step1.$D37]);&quot;White on Black&quot;;IF(AND(COLUMN()-1&gt;=[Step1.$B37];COLUMN()-1&lt;=[Step1.$E3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7];COLUMN()-1&lt;=[Step1.$D37]);&quot;White on Black&quot;;IF(AND(COLUMN()-1&gt;=[Step1.$B37];COLUMN()-1&lt;=[Step1.$E3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7];COLUMN()-1&lt;=[Step1.$D37]);&quot;White on Black&quot;;IF(AND(COLUMN()-1&gt;=[Step1.$B37];COLUMN()-1&lt;=[Step1.$E3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7];COLUMN()-1&lt;=[Step1.$D37]);&quot;White on Black&quot;;IF(AND(COLUMN()-1&gt;=[Step1.$B37];COLUMN()-1&lt;=[Step1.$E3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7];COLUMN()-1&lt;=[Step1.$D37]);&quot;White on Black&quot;;IF(AND(COLUMN()-1&gt;=[Step1.$B37];COLUMN()-1&lt;=[Step1.$E3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7];COLUMN()-1&lt;=[Step1.$D37]);&quot;White on Black&quot;;IF(AND(COLUMN()-1&gt;=[Step1.$B37];COLUMN()-1&lt;=[Step1.$E3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7];COLUMN()-1&lt;=[Step1.$D37]);&quot;White on Black&quot;;IF(AND(COLUMN()-1&gt;=[Step1.$B37];COLUMN()-1&lt;=[Step1.$E3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7];COLUMN()-1&lt;=[Step1.$D37]);&quot;White on Black&quot;;IF(AND(COLUMN()-1&gt;=[Step1.$B37];COLUMN()-1&lt;=[Step1.$E3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7];COLUMN()-1&lt;=[Step1.$D37]);&quot;White on Black&quot;;IF(AND(COLUMN()-1&gt;=[Step1.$B37];COLUMN()-1&lt;=[Step1.$E3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number-columns-repeated="1004"/>
        </table:table-row>
        <table:table-row table:style-name="ro1">
          <table:table-cell table:formula="of:=IF(AND(COLUMN()-1&gt;=[Step1.$C38];COLUMN()-1&lt;=[Step1.$D38]);&quot;White on Black&quot;;IF(AND(COLUMN()-1&gt;=[Step1.$B38];COLUMN()-1&lt;=[Step1.$E38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38];COLUMN()-1&lt;=[Step1.$D38]);&quot;White on Black&quot;;IF(AND(COLUMN()-1&gt;=[Step1.$B38];COLUMN()-1&lt;=[Step1.$E3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8];COLUMN()-1&lt;=[Step1.$D38]);&quot;White on Black&quot;;IF(AND(COLUMN()-1&gt;=[Step1.$B38];COLUMN()-1&lt;=[Step1.$E3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8];COLUMN()-1&lt;=[Step1.$D38]);&quot;White on Black&quot;;IF(AND(COLUMN()-1&gt;=[Step1.$B38];COLUMN()-1&lt;=[Step1.$E3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8];COLUMN()-1&lt;=[Step1.$D38]);&quot;White on Black&quot;;IF(AND(COLUMN()-1&gt;=[Step1.$B38];COLUMN()-1&lt;=[Step1.$E3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8];COLUMN()-1&lt;=[Step1.$D38]);&quot;White on Black&quot;;IF(AND(COLUMN()-1&gt;=[Step1.$B38];COLUMN()-1&lt;=[Step1.$E3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8];COLUMN()-1&lt;=[Step1.$D38]);&quot;White on Black&quot;;IF(AND(COLUMN()-1&gt;=[Step1.$B38];COLUMN()-1&lt;=[Step1.$E3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8];COLUMN()-1&lt;=[Step1.$D38]);&quot;White on Black&quot;;IF(AND(COLUMN()-1&gt;=[Step1.$B38];COLUMN()-1&lt;=[Step1.$E3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8];COLUMN()-1&lt;=[Step1.$D38]);&quot;White on Black&quot;;IF(AND(COLUMN()-1&gt;=[Step1.$B38];COLUMN()-1&lt;=[Step1.$E3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8];COLUMN()-1&lt;=[Step1.$D38]);&quot;White on Black&quot;;IF(AND(COLUMN()-1&gt;=[Step1.$B38];COLUMN()-1&lt;=[Step1.$E3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8];COLUMN()-1&lt;=[Step1.$D38]);&quot;White on Black&quot;;IF(AND(COLUMN()-1&gt;=[Step1.$B38];COLUMN()-1&lt;=[Step1.$E3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8];COLUMN()-1&lt;=[Step1.$D38]);&quot;White on Black&quot;;IF(AND(COLUMN()-1&gt;=[Step1.$B38];COLUMN()-1&lt;=[Step1.$E3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8];COLUMN()-1&lt;=[Step1.$D38]);&quot;White on Black&quot;;IF(AND(COLUMN()-1&gt;=[Step1.$B38];COLUMN()-1&lt;=[Step1.$E3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8];COLUMN()-1&lt;=[Step1.$D38]);&quot;White on Black&quot;;IF(AND(COLUMN()-1&gt;=[Step1.$B38];COLUMN()-1&lt;=[Step1.$E3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8];COLUMN()-1&lt;=[Step1.$D38]);&quot;White on Black&quot;;IF(AND(COLUMN()-1&gt;=[Step1.$B38];COLUMN()-1&lt;=[Step1.$E3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8];COLUMN()-1&lt;=[Step1.$D38]);&quot;White on Black&quot;;IF(AND(COLUMN()-1&gt;=[Step1.$B38];COLUMN()-1&lt;=[Step1.$E3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8];COLUMN()-1&lt;=[Step1.$D38]);&quot;White on Black&quot;;IF(AND(COLUMN()-1&gt;=[Step1.$B38];COLUMN()-1&lt;=[Step1.$E3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8];COLUMN()-1&lt;=[Step1.$D38]);&quot;White on Black&quot;;IF(AND(COLUMN()-1&gt;=[Step1.$B38];COLUMN()-1&lt;=[Step1.$E3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8];COLUMN()-1&lt;=[Step1.$D38]);&quot;White on Black&quot;;IF(AND(COLUMN()-1&gt;=[Step1.$B38];COLUMN()-1&lt;=[Step1.$E3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38];COLUMN()-1&lt;=[Step1.$D38]);&quot;White on Black&quot;;IF(AND(COLUMN()-1&gt;=[Step1.$B38];COLUMN()-1&lt;=[Step1.$E3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number-columns-repeated="1004"/>
        </table:table-row>
        <table:table-row table:style-name="ro1">
          <table:table-cell table:formula="of:=IF(AND(COLUMN()-1&gt;=[Step1.$C39];COLUMN()-1&lt;=[Step1.$D39]);&quot;White on Black&quot;;IF(AND(COLUMN()-1&gt;=[Step1.$B39];COLUMN()-1&lt;=[Step1.$E39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39];COLUMN()-1&lt;=[Step1.$D39]);&quot;White on Black&quot;;IF(AND(COLUMN()-1&gt;=[Step1.$B39];COLUMN()-1&lt;=[Step1.$E3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9];COLUMN()-1&lt;=[Step1.$D39]);&quot;White on Black&quot;;IF(AND(COLUMN()-1&gt;=[Step1.$B39];COLUMN()-1&lt;=[Step1.$E3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9];COLUMN()-1&lt;=[Step1.$D39]);&quot;White on Black&quot;;IF(AND(COLUMN()-1&gt;=[Step1.$B39];COLUMN()-1&lt;=[Step1.$E3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9];COLUMN()-1&lt;=[Step1.$D39]);&quot;White on Black&quot;;IF(AND(COLUMN()-1&gt;=[Step1.$B39];COLUMN()-1&lt;=[Step1.$E3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9];COLUMN()-1&lt;=[Step1.$D39]);&quot;White on Black&quot;;IF(AND(COLUMN()-1&gt;=[Step1.$B39];COLUMN()-1&lt;=[Step1.$E3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9];COLUMN()-1&lt;=[Step1.$D39]);&quot;White on Black&quot;;IF(AND(COLUMN()-1&gt;=[Step1.$B39];COLUMN()-1&lt;=[Step1.$E3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9];COLUMN()-1&lt;=[Step1.$D39]);&quot;White on Black&quot;;IF(AND(COLUMN()-1&gt;=[Step1.$B39];COLUMN()-1&lt;=[Step1.$E3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9];COLUMN()-1&lt;=[Step1.$D39]);&quot;White on Black&quot;;IF(AND(COLUMN()-1&gt;=[Step1.$B39];COLUMN()-1&lt;=[Step1.$E3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9];COLUMN()-1&lt;=[Step1.$D39]);&quot;White on Black&quot;;IF(AND(COLUMN()-1&gt;=[Step1.$B39];COLUMN()-1&lt;=[Step1.$E3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9];COLUMN()-1&lt;=[Step1.$D39]);&quot;White on Black&quot;;IF(AND(COLUMN()-1&gt;=[Step1.$B39];COLUMN()-1&lt;=[Step1.$E3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9];COLUMN()-1&lt;=[Step1.$D39]);&quot;White on Black&quot;;IF(AND(COLUMN()-1&gt;=[Step1.$B39];COLUMN()-1&lt;=[Step1.$E3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9];COLUMN()-1&lt;=[Step1.$D39]);&quot;White on Black&quot;;IF(AND(COLUMN()-1&gt;=[Step1.$B39];COLUMN()-1&lt;=[Step1.$E3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9];COLUMN()-1&lt;=[Step1.$D39]);&quot;White on Black&quot;;IF(AND(COLUMN()-1&gt;=[Step1.$B39];COLUMN()-1&lt;=[Step1.$E3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9];COLUMN()-1&lt;=[Step1.$D39]);&quot;White on Black&quot;;IF(AND(COLUMN()-1&gt;=[Step1.$B39];COLUMN()-1&lt;=[Step1.$E3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9];COLUMN()-1&lt;=[Step1.$D39]);&quot;White on Black&quot;;IF(AND(COLUMN()-1&gt;=[Step1.$B39];COLUMN()-1&lt;=[Step1.$E3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9];COLUMN()-1&lt;=[Step1.$D39]);&quot;White on Black&quot;;IF(AND(COLUMN()-1&gt;=[Step1.$B39];COLUMN()-1&lt;=[Step1.$E3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9];COLUMN()-1&lt;=[Step1.$D39]);&quot;White on Black&quot;;IF(AND(COLUMN()-1&gt;=[Step1.$B39];COLUMN()-1&lt;=[Step1.$E3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9];COLUMN()-1&lt;=[Step1.$D39]);&quot;White on Black&quot;;IF(AND(COLUMN()-1&gt;=[Step1.$B39];COLUMN()-1&lt;=[Step1.$E3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9];COLUMN()-1&lt;=[Step1.$D39]);&quot;White on Black&quot;;IF(AND(COLUMN()-1&gt;=[Step1.$B39];COLUMN()-1&lt;=[Step1.$E3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number-columns-repeated="1004"/>
        </table:table-row>
        <table:table-row table:style-name="ro1">
          <table:table-cell table:formula="of:=IF(AND(COLUMN()-1&gt;=[Step1.$C40];COLUMN()-1&lt;=[Step1.$D40]);&quot;White on Black&quot;;IF(AND(COLUMN()-1&gt;=[Step1.$B40];COLUMN()-1&lt;=[Step1.$E40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40];COLUMN()-1&lt;=[Step1.$D40]);&quot;White on Black&quot;;IF(AND(COLUMN()-1&gt;=[Step1.$B40];COLUMN()-1&lt;=[Step1.$E4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0];COLUMN()-1&lt;=[Step1.$D40]);&quot;White on Black&quot;;IF(AND(COLUMN()-1&gt;=[Step1.$B40];COLUMN()-1&lt;=[Step1.$E4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0];COLUMN()-1&lt;=[Step1.$D40]);&quot;White on Black&quot;;IF(AND(COLUMN()-1&gt;=[Step1.$B40];COLUMN()-1&lt;=[Step1.$E4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0];COLUMN()-1&lt;=[Step1.$D40]);&quot;White on Black&quot;;IF(AND(COLUMN()-1&gt;=[Step1.$B40];COLUMN()-1&lt;=[Step1.$E4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0];COLUMN()-1&lt;=[Step1.$D40]);&quot;White on Black&quot;;IF(AND(COLUMN()-1&gt;=[Step1.$B40];COLUMN()-1&lt;=[Step1.$E4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0];COLUMN()-1&lt;=[Step1.$D40]);&quot;White on Black&quot;;IF(AND(COLUMN()-1&gt;=[Step1.$B40];COLUMN()-1&lt;=[Step1.$E4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0];COLUMN()-1&lt;=[Step1.$D40]);&quot;White on Black&quot;;IF(AND(COLUMN()-1&gt;=[Step1.$B40];COLUMN()-1&lt;=[Step1.$E4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0];COLUMN()-1&lt;=[Step1.$D40]);&quot;White on Black&quot;;IF(AND(COLUMN()-1&gt;=[Step1.$B40];COLUMN()-1&lt;=[Step1.$E4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0];COLUMN()-1&lt;=[Step1.$D40]);&quot;White on Black&quot;;IF(AND(COLUMN()-1&gt;=[Step1.$B40];COLUMN()-1&lt;=[Step1.$E4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0];COLUMN()-1&lt;=[Step1.$D40]);&quot;White on Black&quot;;IF(AND(COLUMN()-1&gt;=[Step1.$B40];COLUMN()-1&lt;=[Step1.$E4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0];COLUMN()-1&lt;=[Step1.$D40]);&quot;White on Black&quot;;IF(AND(COLUMN()-1&gt;=[Step1.$B40];COLUMN()-1&lt;=[Step1.$E4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0];COLUMN()-1&lt;=[Step1.$D40]);&quot;White on Black&quot;;IF(AND(COLUMN()-1&gt;=[Step1.$B40];COLUMN()-1&lt;=[Step1.$E4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0];COLUMN()-1&lt;=[Step1.$D40]);&quot;White on Black&quot;;IF(AND(COLUMN()-1&gt;=[Step1.$B40];COLUMN()-1&lt;=[Step1.$E4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0];COLUMN()-1&lt;=[Step1.$D40]);&quot;White on Black&quot;;IF(AND(COLUMN()-1&gt;=[Step1.$B40];COLUMN()-1&lt;=[Step1.$E4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0];COLUMN()-1&lt;=[Step1.$D40]);&quot;White on Black&quot;;IF(AND(COLUMN()-1&gt;=[Step1.$B40];COLUMN()-1&lt;=[Step1.$E4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0];COLUMN()-1&lt;=[Step1.$D40]);&quot;White on Black&quot;;IF(AND(COLUMN()-1&gt;=[Step1.$B40];COLUMN()-1&lt;=[Step1.$E4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0];COLUMN()-1&lt;=[Step1.$D40]);&quot;White on Black&quot;;IF(AND(COLUMN()-1&gt;=[Step1.$B40];COLUMN()-1&lt;=[Step1.$E4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0];COLUMN()-1&lt;=[Step1.$D40]);&quot;White on Black&quot;;IF(AND(COLUMN()-1&gt;=[Step1.$B40];COLUMN()-1&lt;=[Step1.$E4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0];COLUMN()-1&lt;=[Step1.$D40]);&quot;White on Black&quot;;IF(AND(COLUMN()-1&gt;=[Step1.$B40];COLUMN()-1&lt;=[Step1.$E4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number-columns-repeated="1004"/>
        </table:table-row>
        <table:table-row table:style-name="ro1">
          <table:table-cell table:formula="of:=IF(AND(COLUMN()-1&gt;=[Step1.$C41];COLUMN()-1&lt;=[Step1.$D41]);&quot;White on Black&quot;;IF(AND(COLUMN()-1&gt;=[Step1.$B41];COLUMN()-1&lt;=[Step1.$E41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41];COLUMN()-1&lt;=[Step1.$D41]);&quot;White on Black&quot;;IF(AND(COLUMN()-1&gt;=[Step1.$B41];COLUMN()-1&lt;=[Step1.$E4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1];COLUMN()-1&lt;=[Step1.$D41]);&quot;White on Black&quot;;IF(AND(COLUMN()-1&gt;=[Step1.$B41];COLUMN()-1&lt;=[Step1.$E4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1];COLUMN()-1&lt;=[Step1.$D41]);&quot;White on Black&quot;;IF(AND(COLUMN()-1&gt;=[Step1.$B41];COLUMN()-1&lt;=[Step1.$E4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1];COLUMN()-1&lt;=[Step1.$D41]);&quot;White on Black&quot;;IF(AND(COLUMN()-1&gt;=[Step1.$B41];COLUMN()-1&lt;=[Step1.$E4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1];COLUMN()-1&lt;=[Step1.$D41]);&quot;White on Black&quot;;IF(AND(COLUMN()-1&gt;=[Step1.$B41];COLUMN()-1&lt;=[Step1.$E4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1];COLUMN()-1&lt;=[Step1.$D41]);&quot;White on Black&quot;;IF(AND(COLUMN()-1&gt;=[Step1.$B41];COLUMN()-1&lt;=[Step1.$E4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1];COLUMN()-1&lt;=[Step1.$D41]);&quot;White on Black&quot;;IF(AND(COLUMN()-1&gt;=[Step1.$B41];COLUMN()-1&lt;=[Step1.$E4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1];COLUMN()-1&lt;=[Step1.$D41]);&quot;White on Black&quot;;IF(AND(COLUMN()-1&gt;=[Step1.$B41];COLUMN()-1&lt;=[Step1.$E4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1];COLUMN()-1&lt;=[Step1.$D41]);&quot;White on Black&quot;;IF(AND(COLUMN()-1&gt;=[Step1.$B41];COLUMN()-1&lt;=[Step1.$E4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1];COLUMN()-1&lt;=[Step1.$D41]);&quot;White on Black&quot;;IF(AND(COLUMN()-1&gt;=[Step1.$B41];COLUMN()-1&lt;=[Step1.$E4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1];COLUMN()-1&lt;=[Step1.$D41]);&quot;White on Black&quot;;IF(AND(COLUMN()-1&gt;=[Step1.$B41];COLUMN()-1&lt;=[Step1.$E4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1];COLUMN()-1&lt;=[Step1.$D41]);&quot;White on Black&quot;;IF(AND(COLUMN()-1&gt;=[Step1.$B41];COLUMN()-1&lt;=[Step1.$E4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1];COLUMN()-1&lt;=[Step1.$D41]);&quot;White on Black&quot;;IF(AND(COLUMN()-1&gt;=[Step1.$B41];COLUMN()-1&lt;=[Step1.$E4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1];COLUMN()-1&lt;=[Step1.$D41]);&quot;White on Black&quot;;IF(AND(COLUMN()-1&gt;=[Step1.$B41];COLUMN()-1&lt;=[Step1.$E4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1];COLUMN()-1&lt;=[Step1.$D41]);&quot;White on Black&quot;;IF(AND(COLUMN()-1&gt;=[Step1.$B41];COLUMN()-1&lt;=[Step1.$E4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1];COLUMN()-1&lt;=[Step1.$D41]);&quot;White on Black&quot;;IF(AND(COLUMN()-1&gt;=[Step1.$B41];COLUMN()-1&lt;=[Step1.$E4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1];COLUMN()-1&lt;=[Step1.$D41]);&quot;White on Black&quot;;IF(AND(COLUMN()-1&gt;=[Step1.$B41];COLUMN()-1&lt;=[Step1.$E4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1];COLUMN()-1&lt;=[Step1.$D41]);&quot;White on Black&quot;;IF(AND(COLUMN()-1&gt;=[Step1.$B41];COLUMN()-1&lt;=[Step1.$E4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1];COLUMN()-1&lt;=[Step1.$D41]);&quot;White on Black&quot;;IF(AND(COLUMN()-1&gt;=[Step1.$B41];COLUMN()-1&lt;=[Step1.$E4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number-columns-repeated="1004"/>
        </table:table-row>
        <table:table-row table:style-name="ro1">
          <table:table-cell table:formula="of:=IF(AND(COLUMN()-1&gt;=[Step1.$C42];COLUMN()-1&lt;=[Step1.$D42]);&quot;White on Black&quot;;IF(AND(COLUMN()-1&gt;=[Step1.$B42];COLUMN()-1&lt;=[Step1.$E42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42];COLUMN()-1&lt;=[Step1.$D42]);&quot;White on Black&quot;;IF(AND(COLUMN()-1&gt;=[Step1.$B42];COLUMN()-1&lt;=[Step1.$E4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2];COLUMN()-1&lt;=[Step1.$D42]);&quot;White on Black&quot;;IF(AND(COLUMN()-1&gt;=[Step1.$B42];COLUMN()-1&lt;=[Step1.$E4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2];COLUMN()-1&lt;=[Step1.$D42]);&quot;White on Black&quot;;IF(AND(COLUMN()-1&gt;=[Step1.$B42];COLUMN()-1&lt;=[Step1.$E4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2];COLUMN()-1&lt;=[Step1.$D42]);&quot;White on Black&quot;;IF(AND(COLUMN()-1&gt;=[Step1.$B42];COLUMN()-1&lt;=[Step1.$E4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2];COLUMN()-1&lt;=[Step1.$D42]);&quot;White on Black&quot;;IF(AND(COLUMN()-1&gt;=[Step1.$B42];COLUMN()-1&lt;=[Step1.$E4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2];COLUMN()-1&lt;=[Step1.$D42]);&quot;White on Black&quot;;IF(AND(COLUMN()-1&gt;=[Step1.$B42];COLUMN()-1&lt;=[Step1.$E4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2];COLUMN()-1&lt;=[Step1.$D42]);&quot;White on Black&quot;;IF(AND(COLUMN()-1&gt;=[Step1.$B42];COLUMN()-1&lt;=[Step1.$E4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2];COLUMN()-1&lt;=[Step1.$D42]);&quot;White on Black&quot;;IF(AND(COLUMN()-1&gt;=[Step1.$B42];COLUMN()-1&lt;=[Step1.$E4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2];COLUMN()-1&lt;=[Step1.$D42]);&quot;White on Black&quot;;IF(AND(COLUMN()-1&gt;=[Step1.$B42];COLUMN()-1&lt;=[Step1.$E4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2];COLUMN()-1&lt;=[Step1.$D42]);&quot;White on Black&quot;;IF(AND(COLUMN()-1&gt;=[Step1.$B42];COLUMN()-1&lt;=[Step1.$E4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2];COLUMN()-1&lt;=[Step1.$D42]);&quot;White on Black&quot;;IF(AND(COLUMN()-1&gt;=[Step1.$B42];COLUMN()-1&lt;=[Step1.$E4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2];COLUMN()-1&lt;=[Step1.$D42]);&quot;White on Black&quot;;IF(AND(COLUMN()-1&gt;=[Step1.$B42];COLUMN()-1&lt;=[Step1.$E4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2];COLUMN()-1&lt;=[Step1.$D42]);&quot;White on Black&quot;;IF(AND(COLUMN()-1&gt;=[Step1.$B42];COLUMN()-1&lt;=[Step1.$E4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2];COLUMN()-1&lt;=[Step1.$D42]);&quot;White on Black&quot;;IF(AND(COLUMN()-1&gt;=[Step1.$B42];COLUMN()-1&lt;=[Step1.$E4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2];COLUMN()-1&lt;=[Step1.$D42]);&quot;White on Black&quot;;IF(AND(COLUMN()-1&gt;=[Step1.$B42];COLUMN()-1&lt;=[Step1.$E4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2];COLUMN()-1&lt;=[Step1.$D42]);&quot;White on Black&quot;;IF(AND(COLUMN()-1&gt;=[Step1.$B42];COLUMN()-1&lt;=[Step1.$E4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2];COLUMN()-1&lt;=[Step1.$D42]);&quot;White on Black&quot;;IF(AND(COLUMN()-1&gt;=[Step1.$B42];COLUMN()-1&lt;=[Step1.$E4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2];COLUMN()-1&lt;=[Step1.$D42]);&quot;White on Black&quot;;IF(AND(COLUMN()-1&gt;=[Step1.$B42];COLUMN()-1&lt;=[Step1.$E4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2];COLUMN()-1&lt;=[Step1.$D42]);&quot;White on Black&quot;;IF(AND(COLUMN()-1&gt;=[Step1.$B42];COLUMN()-1&lt;=[Step1.$E4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number-columns-repeated="1004"/>
        </table:table-row>
        <table:table-row table:style-name="ro1">
          <table:table-cell table:formula="of:=IF(AND(COLUMN()-1&gt;=[Step1.$C43];COLUMN()-1&lt;=[Step1.$D43]);&quot;White on Black&quot;;IF(AND(COLUMN()-1&gt;=[Step1.$B43];COLUMN()-1&lt;=[Step1.$E43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43];COLUMN()-1&lt;=[Step1.$D43]);&quot;White on Black&quot;;IF(AND(COLUMN()-1&gt;=[Step1.$B43];COLUMN()-1&lt;=[Step1.$E4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3];COLUMN()-1&lt;=[Step1.$D43]);&quot;White on Black&quot;;IF(AND(COLUMN()-1&gt;=[Step1.$B43];COLUMN()-1&lt;=[Step1.$E4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3];COLUMN()-1&lt;=[Step1.$D43]);&quot;White on Black&quot;;IF(AND(COLUMN()-1&gt;=[Step1.$B43];COLUMN()-1&lt;=[Step1.$E4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3];COLUMN()-1&lt;=[Step1.$D43]);&quot;White on Black&quot;;IF(AND(COLUMN()-1&gt;=[Step1.$B43];COLUMN()-1&lt;=[Step1.$E4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3];COLUMN()-1&lt;=[Step1.$D43]);&quot;White on Black&quot;;IF(AND(COLUMN()-1&gt;=[Step1.$B43];COLUMN()-1&lt;=[Step1.$E4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3];COLUMN()-1&lt;=[Step1.$D43]);&quot;White on Black&quot;;IF(AND(COLUMN()-1&gt;=[Step1.$B43];COLUMN()-1&lt;=[Step1.$E4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3];COLUMN()-1&lt;=[Step1.$D43]);&quot;White on Black&quot;;IF(AND(COLUMN()-1&gt;=[Step1.$B43];COLUMN()-1&lt;=[Step1.$E4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3];COLUMN()-1&lt;=[Step1.$D43]);&quot;White on Black&quot;;IF(AND(COLUMN()-1&gt;=[Step1.$B43];COLUMN()-1&lt;=[Step1.$E4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3];COLUMN()-1&lt;=[Step1.$D43]);&quot;White on Black&quot;;IF(AND(COLUMN()-1&gt;=[Step1.$B43];COLUMN()-1&lt;=[Step1.$E4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3];COLUMN()-1&lt;=[Step1.$D43]);&quot;White on Black&quot;;IF(AND(COLUMN()-1&gt;=[Step1.$B43];COLUMN()-1&lt;=[Step1.$E4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3];COLUMN()-1&lt;=[Step1.$D43]);&quot;White on Black&quot;;IF(AND(COLUMN()-1&gt;=[Step1.$B43];COLUMN()-1&lt;=[Step1.$E4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3];COLUMN()-1&lt;=[Step1.$D43]);&quot;White on Black&quot;;IF(AND(COLUMN()-1&gt;=[Step1.$B43];COLUMN()-1&lt;=[Step1.$E4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3];COLUMN()-1&lt;=[Step1.$D43]);&quot;White on Black&quot;;IF(AND(COLUMN()-1&gt;=[Step1.$B43];COLUMN()-1&lt;=[Step1.$E4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3];COLUMN()-1&lt;=[Step1.$D43]);&quot;White on Black&quot;;IF(AND(COLUMN()-1&gt;=[Step1.$B43];COLUMN()-1&lt;=[Step1.$E4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3];COLUMN()-1&lt;=[Step1.$D43]);&quot;White on Black&quot;;IF(AND(COLUMN()-1&gt;=[Step1.$B43];COLUMN()-1&lt;=[Step1.$E4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3];COLUMN()-1&lt;=[Step1.$D43]);&quot;White on Black&quot;;IF(AND(COLUMN()-1&gt;=[Step1.$B43];COLUMN()-1&lt;=[Step1.$E4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3];COLUMN()-1&lt;=[Step1.$D43]);&quot;White on Black&quot;;IF(AND(COLUMN()-1&gt;=[Step1.$B43];COLUMN()-1&lt;=[Step1.$E4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3];COLUMN()-1&lt;=[Step1.$D43]);&quot;White on Black&quot;;IF(AND(COLUMN()-1&gt;=[Step1.$B43];COLUMN()-1&lt;=[Step1.$E4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3];COLUMN()-1&lt;=[Step1.$D43]);&quot;White on Black&quot;;IF(AND(COLUMN()-1&gt;=[Step1.$B43];COLUMN()-1&lt;=[Step1.$E4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number-columns-repeated="1004"/>
        </table:table-row>
        <table:table-row table:style-name="ro1">
          <table:table-cell table:formula="of:=IF(AND(COLUMN()-1&gt;=[Step1.$C44];COLUMN()-1&lt;=[Step1.$D44]);&quot;White on Black&quot;;IF(AND(COLUMN()-1&gt;=[Step1.$B44];COLUMN()-1&lt;=[Step1.$E44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44];COLUMN()-1&lt;=[Step1.$D44]);&quot;White on Black&quot;;IF(AND(COLUMN()-1&gt;=[Step1.$B44];COLUMN()-1&lt;=[Step1.$E4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4];COLUMN()-1&lt;=[Step1.$D44]);&quot;White on Black&quot;;IF(AND(COLUMN()-1&gt;=[Step1.$B44];COLUMN()-1&lt;=[Step1.$E4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4];COLUMN()-1&lt;=[Step1.$D44]);&quot;White on Black&quot;;IF(AND(COLUMN()-1&gt;=[Step1.$B44];COLUMN()-1&lt;=[Step1.$E4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4];COLUMN()-1&lt;=[Step1.$D44]);&quot;White on Black&quot;;IF(AND(COLUMN()-1&gt;=[Step1.$B44];COLUMN()-1&lt;=[Step1.$E4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4];COLUMN()-1&lt;=[Step1.$D44]);&quot;White on Black&quot;;IF(AND(COLUMN()-1&gt;=[Step1.$B44];COLUMN()-1&lt;=[Step1.$E4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4];COLUMN()-1&lt;=[Step1.$D44]);&quot;White on Black&quot;;IF(AND(COLUMN()-1&gt;=[Step1.$B44];COLUMN()-1&lt;=[Step1.$E4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4];COLUMN()-1&lt;=[Step1.$D44]);&quot;White on Black&quot;;IF(AND(COLUMN()-1&gt;=[Step1.$B44];COLUMN()-1&lt;=[Step1.$E4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4];COLUMN()-1&lt;=[Step1.$D44]);&quot;White on Black&quot;;IF(AND(COLUMN()-1&gt;=[Step1.$B44];COLUMN()-1&lt;=[Step1.$E4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4];COLUMN()-1&lt;=[Step1.$D44]);&quot;White on Black&quot;;IF(AND(COLUMN()-1&gt;=[Step1.$B44];COLUMN()-1&lt;=[Step1.$E4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4];COLUMN()-1&lt;=[Step1.$D44]);&quot;White on Black&quot;;IF(AND(COLUMN()-1&gt;=[Step1.$B44];COLUMN()-1&lt;=[Step1.$E4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4];COLUMN()-1&lt;=[Step1.$D44]);&quot;White on Black&quot;;IF(AND(COLUMN()-1&gt;=[Step1.$B44];COLUMN()-1&lt;=[Step1.$E4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4];COLUMN()-1&lt;=[Step1.$D44]);&quot;White on Black&quot;;IF(AND(COLUMN()-1&gt;=[Step1.$B44];COLUMN()-1&lt;=[Step1.$E4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4];COLUMN()-1&lt;=[Step1.$D44]);&quot;White on Black&quot;;IF(AND(COLUMN()-1&gt;=[Step1.$B44];COLUMN()-1&lt;=[Step1.$E4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4];COLUMN()-1&lt;=[Step1.$D44]);&quot;White on Black&quot;;IF(AND(COLUMN()-1&gt;=[Step1.$B44];COLUMN()-1&lt;=[Step1.$E4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4];COLUMN()-1&lt;=[Step1.$D44]);&quot;White on Black&quot;;IF(AND(COLUMN()-1&gt;=[Step1.$B44];COLUMN()-1&lt;=[Step1.$E4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4];COLUMN()-1&lt;=[Step1.$D44]);&quot;White on Black&quot;;IF(AND(COLUMN()-1&gt;=[Step1.$B44];COLUMN()-1&lt;=[Step1.$E4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4];COLUMN()-1&lt;=[Step1.$D44]);&quot;White on Black&quot;;IF(AND(COLUMN()-1&gt;=[Step1.$B44];COLUMN()-1&lt;=[Step1.$E4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4];COLUMN()-1&lt;=[Step1.$D44]);&quot;White on Black&quot;;IF(AND(COLUMN()-1&gt;=[Step1.$B44];COLUMN()-1&lt;=[Step1.$E4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4];COLUMN()-1&lt;=[Step1.$D44]);&quot;White on Black&quot;;IF(AND(COLUMN()-1&gt;=[Step1.$B44];COLUMN()-1&lt;=[Step1.$E4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number-columns-repeated="1004"/>
        </table:table-row>
        <table:table-row table:style-name="ro1">
          <table:table-cell table:formula="of:=IF(AND(COLUMN()-1&gt;=[Step1.$C45];COLUMN()-1&lt;=[Step1.$D45]);&quot;White on Black&quot;;IF(AND(COLUMN()-1&gt;=[Step1.$B45];COLUMN()-1&lt;=[Step1.$E45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45];COLUMN()-1&lt;=[Step1.$D45]);&quot;White on Black&quot;;IF(AND(COLUMN()-1&gt;=[Step1.$B45];COLUMN()-1&lt;=[Step1.$E4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5];COLUMN()-1&lt;=[Step1.$D45]);&quot;White on Black&quot;;IF(AND(COLUMN()-1&gt;=[Step1.$B45];COLUMN()-1&lt;=[Step1.$E4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5];COLUMN()-1&lt;=[Step1.$D45]);&quot;White on Black&quot;;IF(AND(COLUMN()-1&gt;=[Step1.$B45];COLUMN()-1&lt;=[Step1.$E4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5];COLUMN()-1&lt;=[Step1.$D45]);&quot;White on Black&quot;;IF(AND(COLUMN()-1&gt;=[Step1.$B45];COLUMN()-1&lt;=[Step1.$E4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5];COLUMN()-1&lt;=[Step1.$D45]);&quot;White on Black&quot;;IF(AND(COLUMN()-1&gt;=[Step1.$B45];COLUMN()-1&lt;=[Step1.$E4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5];COLUMN()-1&lt;=[Step1.$D45]);&quot;White on Black&quot;;IF(AND(COLUMN()-1&gt;=[Step1.$B45];COLUMN()-1&lt;=[Step1.$E4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5];COLUMN()-1&lt;=[Step1.$D45]);&quot;White on Black&quot;;IF(AND(COLUMN()-1&gt;=[Step1.$B45];COLUMN()-1&lt;=[Step1.$E4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5];COLUMN()-1&lt;=[Step1.$D45]);&quot;White on Black&quot;;IF(AND(COLUMN()-1&gt;=[Step1.$B45];COLUMN()-1&lt;=[Step1.$E4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5];COLUMN()-1&lt;=[Step1.$D45]);&quot;White on Black&quot;;IF(AND(COLUMN()-1&gt;=[Step1.$B45];COLUMN()-1&lt;=[Step1.$E4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5];COLUMN()-1&lt;=[Step1.$D45]);&quot;White on Black&quot;;IF(AND(COLUMN()-1&gt;=[Step1.$B45];COLUMN()-1&lt;=[Step1.$E4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5];COLUMN()-1&lt;=[Step1.$D45]);&quot;White on Black&quot;;IF(AND(COLUMN()-1&gt;=[Step1.$B45];COLUMN()-1&lt;=[Step1.$E4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5];COLUMN()-1&lt;=[Step1.$D45]);&quot;White on Black&quot;;IF(AND(COLUMN()-1&gt;=[Step1.$B45];COLUMN()-1&lt;=[Step1.$E4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5];COLUMN()-1&lt;=[Step1.$D45]);&quot;White on Black&quot;;IF(AND(COLUMN()-1&gt;=[Step1.$B45];COLUMN()-1&lt;=[Step1.$E4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5];COLUMN()-1&lt;=[Step1.$D45]);&quot;White on Black&quot;;IF(AND(COLUMN()-1&gt;=[Step1.$B45];COLUMN()-1&lt;=[Step1.$E4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5];COLUMN()-1&lt;=[Step1.$D45]);&quot;White on Black&quot;;IF(AND(COLUMN()-1&gt;=[Step1.$B45];COLUMN()-1&lt;=[Step1.$E4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5];COLUMN()-1&lt;=[Step1.$D45]);&quot;White on Black&quot;;IF(AND(COLUMN()-1&gt;=[Step1.$B45];COLUMN()-1&lt;=[Step1.$E4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5];COLUMN()-1&lt;=[Step1.$D45]);&quot;White on Black&quot;;IF(AND(COLUMN()-1&gt;=[Step1.$B45];COLUMN()-1&lt;=[Step1.$E4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5];COLUMN()-1&lt;=[Step1.$D45]);&quot;White on Black&quot;;IF(AND(COLUMN()-1&gt;=[Step1.$B45];COLUMN()-1&lt;=[Step1.$E4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5];COLUMN()-1&lt;=[Step1.$D45]);&quot;White on Black&quot;;IF(AND(COLUMN()-1&gt;=[Step1.$B45];COLUMN()-1&lt;=[Step1.$E4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number-columns-repeated="1004"/>
        </table:table-row>
        <table:table-row table:style-name="ro1">
          <table:table-cell table:formula="of:=IF(AND(COLUMN()-1&gt;=[Step1.$C46];COLUMN()-1&lt;=[Step1.$D46]);&quot;White on Black&quot;;IF(AND(COLUMN()-1&gt;=[Step1.$B46];COLUMN()-1&lt;=[Step1.$E46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46];COLUMN()-1&lt;=[Step1.$D46]);&quot;White on Black&quot;;IF(AND(COLUMN()-1&gt;=[Step1.$B46];COLUMN()-1&lt;=[Step1.$E4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6];COLUMN()-1&lt;=[Step1.$D46]);&quot;White on Black&quot;;IF(AND(COLUMN()-1&gt;=[Step1.$B46];COLUMN()-1&lt;=[Step1.$E4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6];COLUMN()-1&lt;=[Step1.$D46]);&quot;White on Black&quot;;IF(AND(COLUMN()-1&gt;=[Step1.$B46];COLUMN()-1&lt;=[Step1.$E4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6];COLUMN()-1&lt;=[Step1.$D46]);&quot;White on Black&quot;;IF(AND(COLUMN()-1&gt;=[Step1.$B46];COLUMN()-1&lt;=[Step1.$E4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6];COLUMN()-1&lt;=[Step1.$D46]);&quot;White on Black&quot;;IF(AND(COLUMN()-1&gt;=[Step1.$B46];COLUMN()-1&lt;=[Step1.$E4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6];COLUMN()-1&lt;=[Step1.$D46]);&quot;White on Black&quot;;IF(AND(COLUMN()-1&gt;=[Step1.$B46];COLUMN()-1&lt;=[Step1.$E4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6];COLUMN()-1&lt;=[Step1.$D46]);&quot;White on Black&quot;;IF(AND(COLUMN()-1&gt;=[Step1.$B46];COLUMN()-1&lt;=[Step1.$E4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6];COLUMN()-1&lt;=[Step1.$D46]);&quot;White on Black&quot;;IF(AND(COLUMN()-1&gt;=[Step1.$B46];COLUMN()-1&lt;=[Step1.$E4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6];COLUMN()-1&lt;=[Step1.$D46]);&quot;White on Black&quot;;IF(AND(COLUMN()-1&gt;=[Step1.$B46];COLUMN()-1&lt;=[Step1.$E4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6];COLUMN()-1&lt;=[Step1.$D46]);&quot;White on Black&quot;;IF(AND(COLUMN()-1&gt;=[Step1.$B46];COLUMN()-1&lt;=[Step1.$E4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6];COLUMN()-1&lt;=[Step1.$D46]);&quot;White on Black&quot;;IF(AND(COLUMN()-1&gt;=[Step1.$B46];COLUMN()-1&lt;=[Step1.$E4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6];COLUMN()-1&lt;=[Step1.$D46]);&quot;White on Black&quot;;IF(AND(COLUMN()-1&gt;=[Step1.$B46];COLUMN()-1&lt;=[Step1.$E4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6];COLUMN()-1&lt;=[Step1.$D46]);&quot;White on Black&quot;;IF(AND(COLUMN()-1&gt;=[Step1.$B46];COLUMN()-1&lt;=[Step1.$E4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6];COLUMN()-1&lt;=[Step1.$D46]);&quot;White on Black&quot;;IF(AND(COLUMN()-1&gt;=[Step1.$B46];COLUMN()-1&lt;=[Step1.$E4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6];COLUMN()-1&lt;=[Step1.$D46]);&quot;White on Black&quot;;IF(AND(COLUMN()-1&gt;=[Step1.$B46];COLUMN()-1&lt;=[Step1.$E4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6];COLUMN()-1&lt;=[Step1.$D46]);&quot;White on Black&quot;;IF(AND(COLUMN()-1&gt;=[Step1.$B46];COLUMN()-1&lt;=[Step1.$E4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6];COLUMN()-1&lt;=[Step1.$D46]);&quot;White on Black&quot;;IF(AND(COLUMN()-1&gt;=[Step1.$B46];COLUMN()-1&lt;=[Step1.$E4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6];COLUMN()-1&lt;=[Step1.$D46]);&quot;White on Black&quot;;IF(AND(COLUMN()-1&gt;=[Step1.$B46];COLUMN()-1&lt;=[Step1.$E4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6];COLUMN()-1&lt;=[Step1.$D46]);&quot;White on Black&quot;;IF(AND(COLUMN()-1&gt;=[Step1.$B46];COLUMN()-1&lt;=[Step1.$E4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number-columns-repeated="1004"/>
        </table:table-row>
        <table:table-row table:style-name="ro1">
          <table:table-cell table:formula="of:=IF(AND(COLUMN()-1&gt;=[Step1.$C47];COLUMN()-1&lt;=[Step1.$D47]);&quot;White on Black&quot;;IF(AND(COLUMN()-1&gt;=[Step1.$B47];COLUMN()-1&lt;=[Step1.$E47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47];COLUMN()-1&lt;=[Step1.$D47]);&quot;White on Black&quot;;IF(AND(COLUMN()-1&gt;=[Step1.$B47];COLUMN()-1&lt;=[Step1.$E4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7];COLUMN()-1&lt;=[Step1.$D47]);&quot;White on Black&quot;;IF(AND(COLUMN()-1&gt;=[Step1.$B47];COLUMN()-1&lt;=[Step1.$E4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7];COLUMN()-1&lt;=[Step1.$D47]);&quot;White on Black&quot;;IF(AND(COLUMN()-1&gt;=[Step1.$B47];COLUMN()-1&lt;=[Step1.$E4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7];COLUMN()-1&lt;=[Step1.$D47]);&quot;White on Black&quot;;IF(AND(COLUMN()-1&gt;=[Step1.$B47];COLUMN()-1&lt;=[Step1.$E4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7];COLUMN()-1&lt;=[Step1.$D47]);&quot;White on Black&quot;;IF(AND(COLUMN()-1&gt;=[Step1.$B47];COLUMN()-1&lt;=[Step1.$E4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7];COLUMN()-1&lt;=[Step1.$D47]);&quot;White on Black&quot;;IF(AND(COLUMN()-1&gt;=[Step1.$B47];COLUMN()-1&lt;=[Step1.$E4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7];COLUMN()-1&lt;=[Step1.$D47]);&quot;White on Black&quot;;IF(AND(COLUMN()-1&gt;=[Step1.$B47];COLUMN()-1&lt;=[Step1.$E4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7];COLUMN()-1&lt;=[Step1.$D47]);&quot;White on Black&quot;;IF(AND(COLUMN()-1&gt;=[Step1.$B47];COLUMN()-1&lt;=[Step1.$E4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7];COLUMN()-1&lt;=[Step1.$D47]);&quot;White on Black&quot;;IF(AND(COLUMN()-1&gt;=[Step1.$B47];COLUMN()-1&lt;=[Step1.$E4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7];COLUMN()-1&lt;=[Step1.$D47]);&quot;White on Black&quot;;IF(AND(COLUMN()-1&gt;=[Step1.$B47];COLUMN()-1&lt;=[Step1.$E4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7];COLUMN()-1&lt;=[Step1.$D47]);&quot;White on Black&quot;;IF(AND(COLUMN()-1&gt;=[Step1.$B47];COLUMN()-1&lt;=[Step1.$E4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7];COLUMN()-1&lt;=[Step1.$D47]);&quot;White on Black&quot;;IF(AND(COLUMN()-1&gt;=[Step1.$B47];COLUMN()-1&lt;=[Step1.$E4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7];COLUMN()-1&lt;=[Step1.$D47]);&quot;White on Black&quot;;IF(AND(COLUMN()-1&gt;=[Step1.$B47];COLUMN()-1&lt;=[Step1.$E4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7];COLUMN()-1&lt;=[Step1.$D47]);&quot;White on Black&quot;;IF(AND(COLUMN()-1&gt;=[Step1.$B47];COLUMN()-1&lt;=[Step1.$E4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7];COLUMN()-1&lt;=[Step1.$D47]);&quot;White on Black&quot;;IF(AND(COLUMN()-1&gt;=[Step1.$B47];COLUMN()-1&lt;=[Step1.$E4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7];COLUMN()-1&lt;=[Step1.$D47]);&quot;White on Black&quot;;IF(AND(COLUMN()-1&gt;=[Step1.$B47];COLUMN()-1&lt;=[Step1.$E4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7];COLUMN()-1&lt;=[Step1.$D47]);&quot;White on Black&quot;;IF(AND(COLUMN()-1&gt;=[Step1.$B47];COLUMN()-1&lt;=[Step1.$E4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7];COLUMN()-1&lt;=[Step1.$D47]);&quot;White on Black&quot;;IF(AND(COLUMN()-1&gt;=[Step1.$B47];COLUMN()-1&lt;=[Step1.$E4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7];COLUMN()-1&lt;=[Step1.$D47]);&quot;White on Black&quot;;IF(AND(COLUMN()-1&gt;=[Step1.$B47];COLUMN()-1&lt;=[Step1.$E4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number-columns-repeated="1004"/>
        </table:table-row>
        <table:table-row table:style-name="ro1">
          <table:table-cell table:formula="of:=IF(AND(COLUMN()-1&gt;=[Step1.$C48];COLUMN()-1&lt;=[Step1.$D48]);&quot;White on Black&quot;;IF(AND(COLUMN()-1&gt;=[Step1.$B48];COLUMN()-1&lt;=[Step1.$E48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48];COLUMN()-1&lt;=[Step1.$D48]);&quot;White on Black&quot;;IF(AND(COLUMN()-1&gt;=[Step1.$B48];COLUMN()-1&lt;=[Step1.$E4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8];COLUMN()-1&lt;=[Step1.$D48]);&quot;White on Black&quot;;IF(AND(COLUMN()-1&gt;=[Step1.$B48];COLUMN()-1&lt;=[Step1.$E4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8];COLUMN()-1&lt;=[Step1.$D48]);&quot;White on Black&quot;;IF(AND(COLUMN()-1&gt;=[Step1.$B48];COLUMN()-1&lt;=[Step1.$E4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8];COLUMN()-1&lt;=[Step1.$D48]);&quot;White on Black&quot;;IF(AND(COLUMN()-1&gt;=[Step1.$B48];COLUMN()-1&lt;=[Step1.$E4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8];COLUMN()-1&lt;=[Step1.$D48]);&quot;White on Black&quot;;IF(AND(COLUMN()-1&gt;=[Step1.$B48];COLUMN()-1&lt;=[Step1.$E4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8];COLUMN()-1&lt;=[Step1.$D48]);&quot;White on Black&quot;;IF(AND(COLUMN()-1&gt;=[Step1.$B48];COLUMN()-1&lt;=[Step1.$E4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8];COLUMN()-1&lt;=[Step1.$D48]);&quot;White on Black&quot;;IF(AND(COLUMN()-1&gt;=[Step1.$B48];COLUMN()-1&lt;=[Step1.$E4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8];COLUMN()-1&lt;=[Step1.$D48]);&quot;White on Black&quot;;IF(AND(COLUMN()-1&gt;=[Step1.$B48];COLUMN()-1&lt;=[Step1.$E4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8];COLUMN()-1&lt;=[Step1.$D48]);&quot;White on Black&quot;;IF(AND(COLUMN()-1&gt;=[Step1.$B48];COLUMN()-1&lt;=[Step1.$E4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8];COLUMN()-1&lt;=[Step1.$D48]);&quot;White on Black&quot;;IF(AND(COLUMN()-1&gt;=[Step1.$B48];COLUMN()-1&lt;=[Step1.$E4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8];COLUMN()-1&lt;=[Step1.$D48]);&quot;White on Black&quot;;IF(AND(COLUMN()-1&gt;=[Step1.$B48];COLUMN()-1&lt;=[Step1.$E4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8];COLUMN()-1&lt;=[Step1.$D48]);&quot;White on Black&quot;;IF(AND(COLUMN()-1&gt;=[Step1.$B48];COLUMN()-1&lt;=[Step1.$E4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8];COLUMN()-1&lt;=[Step1.$D48]);&quot;White on Black&quot;;IF(AND(COLUMN()-1&gt;=[Step1.$B48];COLUMN()-1&lt;=[Step1.$E4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8];COLUMN()-1&lt;=[Step1.$D48]);&quot;White on Black&quot;;IF(AND(COLUMN()-1&gt;=[Step1.$B48];COLUMN()-1&lt;=[Step1.$E4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8];COLUMN()-1&lt;=[Step1.$D48]);&quot;White on Black&quot;;IF(AND(COLUMN()-1&gt;=[Step1.$B48];COLUMN()-1&lt;=[Step1.$E4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8];COLUMN()-1&lt;=[Step1.$D48]);&quot;White on Black&quot;;IF(AND(COLUMN()-1&gt;=[Step1.$B48];COLUMN()-1&lt;=[Step1.$E4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8];COLUMN()-1&lt;=[Step1.$D48]);&quot;White on Black&quot;;IF(AND(COLUMN()-1&gt;=[Step1.$B48];COLUMN()-1&lt;=[Step1.$E4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8];COLUMN()-1&lt;=[Step1.$D48]);&quot;White on Black&quot;;IF(AND(COLUMN()-1&gt;=[Step1.$B48];COLUMN()-1&lt;=[Step1.$E4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8];COLUMN()-1&lt;=[Step1.$D48]);&quot;White on Black&quot;;IF(AND(COLUMN()-1&gt;=[Step1.$B48];COLUMN()-1&lt;=[Step1.$E4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number-columns-repeated="1004"/>
        </table:table-row>
        <table:table-row table:style-name="ro1">
          <table:table-cell table:formula="of:=IF(AND(COLUMN()-1&gt;=[Step1.$C49];COLUMN()-1&lt;=[Step1.$D49]);&quot;White on Black&quot;;IF(AND(COLUMN()-1&gt;=[Step1.$B49];COLUMN()-1&lt;=[Step1.$E49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49];COLUMN()-1&lt;=[Step1.$D49]);&quot;White on Black&quot;;IF(AND(COLUMN()-1&gt;=[Step1.$B49];COLUMN()-1&lt;=[Step1.$E4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9];COLUMN()-1&lt;=[Step1.$D49]);&quot;White on Black&quot;;IF(AND(COLUMN()-1&gt;=[Step1.$B49];COLUMN()-1&lt;=[Step1.$E4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9];COLUMN()-1&lt;=[Step1.$D49]);&quot;White on Black&quot;;IF(AND(COLUMN()-1&gt;=[Step1.$B49];COLUMN()-1&lt;=[Step1.$E4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9];COLUMN()-1&lt;=[Step1.$D49]);&quot;White on Black&quot;;IF(AND(COLUMN()-1&gt;=[Step1.$B49];COLUMN()-1&lt;=[Step1.$E4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9];COLUMN()-1&lt;=[Step1.$D49]);&quot;White on Black&quot;;IF(AND(COLUMN()-1&gt;=[Step1.$B49];COLUMN()-1&lt;=[Step1.$E4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9];COLUMN()-1&lt;=[Step1.$D49]);&quot;White on Black&quot;;IF(AND(COLUMN()-1&gt;=[Step1.$B49];COLUMN()-1&lt;=[Step1.$E4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9];COLUMN()-1&lt;=[Step1.$D49]);&quot;White on Black&quot;;IF(AND(COLUMN()-1&gt;=[Step1.$B49];COLUMN()-1&lt;=[Step1.$E4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9];COLUMN()-1&lt;=[Step1.$D49]);&quot;White on Black&quot;;IF(AND(COLUMN()-1&gt;=[Step1.$B49];COLUMN()-1&lt;=[Step1.$E4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9];COLUMN()-1&lt;=[Step1.$D49]);&quot;White on Black&quot;;IF(AND(COLUMN()-1&gt;=[Step1.$B49];COLUMN()-1&lt;=[Step1.$E4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9];COLUMN()-1&lt;=[Step1.$D49]);&quot;White on Black&quot;;IF(AND(COLUMN()-1&gt;=[Step1.$B49];COLUMN()-1&lt;=[Step1.$E4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9];COLUMN()-1&lt;=[Step1.$D49]);&quot;White on Black&quot;;IF(AND(COLUMN()-1&gt;=[Step1.$B49];COLUMN()-1&lt;=[Step1.$E4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9];COLUMN()-1&lt;=[Step1.$D49]);&quot;White on Black&quot;;IF(AND(COLUMN()-1&gt;=[Step1.$B49];COLUMN()-1&lt;=[Step1.$E4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9];COLUMN()-1&lt;=[Step1.$D49]);&quot;White on Black&quot;;IF(AND(COLUMN()-1&gt;=[Step1.$B49];COLUMN()-1&lt;=[Step1.$E4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9];COLUMN()-1&lt;=[Step1.$D49]);&quot;White on Black&quot;;IF(AND(COLUMN()-1&gt;=[Step1.$B49];COLUMN()-1&lt;=[Step1.$E4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9];COLUMN()-1&lt;=[Step1.$D49]);&quot;White on Black&quot;;IF(AND(COLUMN()-1&gt;=[Step1.$B49];COLUMN()-1&lt;=[Step1.$E4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9];COLUMN()-1&lt;=[Step1.$D49]);&quot;White on Black&quot;;IF(AND(COLUMN()-1&gt;=[Step1.$B49];COLUMN()-1&lt;=[Step1.$E4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9];COLUMN()-1&lt;=[Step1.$D49]);&quot;White on Black&quot;;IF(AND(COLUMN()-1&gt;=[Step1.$B49];COLUMN()-1&lt;=[Step1.$E4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9];COLUMN()-1&lt;=[Step1.$D49]);&quot;White on Black&quot;;IF(AND(COLUMN()-1&gt;=[Step1.$B49];COLUMN()-1&lt;=[Step1.$E4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49];COLUMN()-1&lt;=[Step1.$D49]);&quot;White on Black&quot;;IF(AND(COLUMN()-1&gt;=[Step1.$B49];COLUMN()-1&lt;=[Step1.$E4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number-columns-repeated="1004"/>
        </table:table-row>
        <table:table-row table:style-name="ro1">
          <table:table-cell table:formula="of:=IF(AND(COLUMN()-1&gt;=[Step1.$C50];COLUMN()-1&lt;=[Step1.$D50]);&quot;White on Black&quot;;IF(AND(COLUMN()-1&gt;=[Step1.$B50];COLUMN()-1&lt;=[Step1.$E50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50];COLUMN()-1&lt;=[Step1.$D50]);&quot;White on Black&quot;;IF(AND(COLUMN()-1&gt;=[Step1.$B50];COLUMN()-1&lt;=[Step1.$E5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0];COLUMN()-1&lt;=[Step1.$D50]);&quot;White on Black&quot;;IF(AND(COLUMN()-1&gt;=[Step1.$B50];COLUMN()-1&lt;=[Step1.$E5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0];COLUMN()-1&lt;=[Step1.$D50]);&quot;White on Black&quot;;IF(AND(COLUMN()-1&gt;=[Step1.$B50];COLUMN()-1&lt;=[Step1.$E5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0];COLUMN()-1&lt;=[Step1.$D50]);&quot;White on Black&quot;;IF(AND(COLUMN()-1&gt;=[Step1.$B50];COLUMN()-1&lt;=[Step1.$E5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0];COLUMN()-1&lt;=[Step1.$D50]);&quot;White on Black&quot;;IF(AND(COLUMN()-1&gt;=[Step1.$B50];COLUMN()-1&lt;=[Step1.$E5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0];COLUMN()-1&lt;=[Step1.$D50]);&quot;White on Black&quot;;IF(AND(COLUMN()-1&gt;=[Step1.$B50];COLUMN()-1&lt;=[Step1.$E5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0];COLUMN()-1&lt;=[Step1.$D50]);&quot;White on Black&quot;;IF(AND(COLUMN()-1&gt;=[Step1.$B50];COLUMN()-1&lt;=[Step1.$E5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0];COLUMN()-1&lt;=[Step1.$D50]);&quot;White on Black&quot;;IF(AND(COLUMN()-1&gt;=[Step1.$B50];COLUMN()-1&lt;=[Step1.$E5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0];COLUMN()-1&lt;=[Step1.$D50]);&quot;White on Black&quot;;IF(AND(COLUMN()-1&gt;=[Step1.$B50];COLUMN()-1&lt;=[Step1.$E5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0];COLUMN()-1&lt;=[Step1.$D50]);&quot;White on Black&quot;;IF(AND(COLUMN()-1&gt;=[Step1.$B50];COLUMN()-1&lt;=[Step1.$E5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0];COLUMN()-1&lt;=[Step1.$D50]);&quot;White on Black&quot;;IF(AND(COLUMN()-1&gt;=[Step1.$B50];COLUMN()-1&lt;=[Step1.$E5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0];COLUMN()-1&lt;=[Step1.$D50]);&quot;White on Black&quot;;IF(AND(COLUMN()-1&gt;=[Step1.$B50];COLUMN()-1&lt;=[Step1.$E5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0];COLUMN()-1&lt;=[Step1.$D50]);&quot;White on Black&quot;;IF(AND(COLUMN()-1&gt;=[Step1.$B50];COLUMN()-1&lt;=[Step1.$E5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0];COLUMN()-1&lt;=[Step1.$D50]);&quot;White on Black&quot;;IF(AND(COLUMN()-1&gt;=[Step1.$B50];COLUMN()-1&lt;=[Step1.$E5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0];COLUMN()-1&lt;=[Step1.$D50]);&quot;White on Black&quot;;IF(AND(COLUMN()-1&gt;=[Step1.$B50];COLUMN()-1&lt;=[Step1.$E5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0];COLUMN()-1&lt;=[Step1.$D50]);&quot;White on Black&quot;;IF(AND(COLUMN()-1&gt;=[Step1.$B50];COLUMN()-1&lt;=[Step1.$E5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0];COLUMN()-1&lt;=[Step1.$D50]);&quot;White on Black&quot;;IF(AND(COLUMN()-1&gt;=[Step1.$B50];COLUMN()-1&lt;=[Step1.$E5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0];COLUMN()-1&lt;=[Step1.$D50]);&quot;White on Black&quot;;IF(AND(COLUMN()-1&gt;=[Step1.$B50];COLUMN()-1&lt;=[Step1.$E5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0];COLUMN()-1&lt;=[Step1.$D50]);&quot;White on Black&quot;;IF(AND(COLUMN()-1&gt;=[Step1.$B50];COLUMN()-1&lt;=[Step1.$E5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number-columns-repeated="1004"/>
        </table:table-row>
        <table:table-row table:style-name="ro1">
          <table:table-cell table:formula="of:=IF(AND(COLUMN()-1&gt;=[Step1.$C51];COLUMN()-1&lt;=[Step1.$D51]);&quot;White on Black&quot;;IF(AND(COLUMN()-1&gt;=[Step1.$B51];COLUMN()-1&lt;=[Step1.$E51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51];COLUMN()-1&lt;=[Step1.$D51]);&quot;White on Black&quot;;IF(AND(COLUMN()-1&gt;=[Step1.$B51];COLUMN()-1&lt;=[Step1.$E5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1];COLUMN()-1&lt;=[Step1.$D51]);&quot;White on Black&quot;;IF(AND(COLUMN()-1&gt;=[Step1.$B51];COLUMN()-1&lt;=[Step1.$E5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1];COLUMN()-1&lt;=[Step1.$D51]);&quot;White on Black&quot;;IF(AND(COLUMN()-1&gt;=[Step1.$B51];COLUMN()-1&lt;=[Step1.$E5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1];COLUMN()-1&lt;=[Step1.$D51]);&quot;White on Black&quot;;IF(AND(COLUMN()-1&gt;=[Step1.$B51];COLUMN()-1&lt;=[Step1.$E5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1];COLUMN()-1&lt;=[Step1.$D51]);&quot;White on Black&quot;;IF(AND(COLUMN()-1&gt;=[Step1.$B51];COLUMN()-1&lt;=[Step1.$E5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1];COLUMN()-1&lt;=[Step1.$D51]);&quot;White on Black&quot;;IF(AND(COLUMN()-1&gt;=[Step1.$B51];COLUMN()-1&lt;=[Step1.$E5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1];COLUMN()-1&lt;=[Step1.$D51]);&quot;White on Black&quot;;IF(AND(COLUMN()-1&gt;=[Step1.$B51];COLUMN()-1&lt;=[Step1.$E5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1];COLUMN()-1&lt;=[Step1.$D51]);&quot;White on Black&quot;;IF(AND(COLUMN()-1&gt;=[Step1.$B51];COLUMN()-1&lt;=[Step1.$E5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1];COLUMN()-1&lt;=[Step1.$D51]);&quot;White on Black&quot;;IF(AND(COLUMN()-1&gt;=[Step1.$B51];COLUMN()-1&lt;=[Step1.$E5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1];COLUMN()-1&lt;=[Step1.$D51]);&quot;White on Black&quot;;IF(AND(COLUMN()-1&gt;=[Step1.$B51];COLUMN()-1&lt;=[Step1.$E5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1];COLUMN()-1&lt;=[Step1.$D51]);&quot;White on Black&quot;;IF(AND(COLUMN()-1&gt;=[Step1.$B51];COLUMN()-1&lt;=[Step1.$E5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1];COLUMN()-1&lt;=[Step1.$D51]);&quot;White on Black&quot;;IF(AND(COLUMN()-1&gt;=[Step1.$B51];COLUMN()-1&lt;=[Step1.$E5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1];COLUMN()-1&lt;=[Step1.$D51]);&quot;White on Black&quot;;IF(AND(COLUMN()-1&gt;=[Step1.$B51];COLUMN()-1&lt;=[Step1.$E5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1];COLUMN()-1&lt;=[Step1.$D51]);&quot;White on Black&quot;;IF(AND(COLUMN()-1&gt;=[Step1.$B51];COLUMN()-1&lt;=[Step1.$E5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1];COLUMN()-1&lt;=[Step1.$D51]);&quot;White on Black&quot;;IF(AND(COLUMN()-1&gt;=[Step1.$B51];COLUMN()-1&lt;=[Step1.$E5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1];COLUMN()-1&lt;=[Step1.$D51]);&quot;White on Black&quot;;IF(AND(COLUMN()-1&gt;=[Step1.$B51];COLUMN()-1&lt;=[Step1.$E5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1];COLUMN()-1&lt;=[Step1.$D51]);&quot;White on Black&quot;;IF(AND(COLUMN()-1&gt;=[Step1.$B51];COLUMN()-1&lt;=[Step1.$E5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1];COLUMN()-1&lt;=[Step1.$D51]);&quot;White on Black&quot;;IF(AND(COLUMN()-1&gt;=[Step1.$B51];COLUMN()-1&lt;=[Step1.$E5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1];COLUMN()-1&lt;=[Step1.$D51]);&quot;White on Black&quot;;IF(AND(COLUMN()-1&gt;=[Step1.$B51];COLUMN()-1&lt;=[Step1.$E5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number-columns-repeated="1004"/>
        </table:table-row>
        <table:table-row table:style-name="ro1">
          <table:table-cell table:formula="of:=IF(AND(COLUMN()-1&gt;=[Step1.$C52];COLUMN()-1&lt;=[Step1.$D52]);&quot;White on Black&quot;;IF(AND(COLUMN()-1&gt;=[Step1.$B52];COLUMN()-1&lt;=[Step1.$E52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52];COLUMN()-1&lt;=[Step1.$D52]);&quot;White on Black&quot;;IF(AND(COLUMN()-1&gt;=[Step1.$B52];COLUMN()-1&lt;=[Step1.$E5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2];COLUMN()-1&lt;=[Step1.$D52]);&quot;White on Black&quot;;IF(AND(COLUMN()-1&gt;=[Step1.$B52];COLUMN()-1&lt;=[Step1.$E5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2];COLUMN()-1&lt;=[Step1.$D52]);&quot;White on Black&quot;;IF(AND(COLUMN()-1&gt;=[Step1.$B52];COLUMN()-1&lt;=[Step1.$E5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2];COLUMN()-1&lt;=[Step1.$D52]);&quot;White on Black&quot;;IF(AND(COLUMN()-1&gt;=[Step1.$B52];COLUMN()-1&lt;=[Step1.$E5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2];COLUMN()-1&lt;=[Step1.$D52]);&quot;White on Black&quot;;IF(AND(COLUMN()-1&gt;=[Step1.$B52];COLUMN()-1&lt;=[Step1.$E5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2];COLUMN()-1&lt;=[Step1.$D52]);&quot;White on Black&quot;;IF(AND(COLUMN()-1&gt;=[Step1.$B52];COLUMN()-1&lt;=[Step1.$E5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2];COLUMN()-1&lt;=[Step1.$D52]);&quot;White on Black&quot;;IF(AND(COLUMN()-1&gt;=[Step1.$B52];COLUMN()-1&lt;=[Step1.$E5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2];COLUMN()-1&lt;=[Step1.$D52]);&quot;White on Black&quot;;IF(AND(COLUMN()-1&gt;=[Step1.$B52];COLUMN()-1&lt;=[Step1.$E5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2];COLUMN()-1&lt;=[Step1.$D52]);&quot;White on Black&quot;;IF(AND(COLUMN()-1&gt;=[Step1.$B52];COLUMN()-1&lt;=[Step1.$E5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2];COLUMN()-1&lt;=[Step1.$D52]);&quot;White on Black&quot;;IF(AND(COLUMN()-1&gt;=[Step1.$B52];COLUMN()-1&lt;=[Step1.$E5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2];COLUMN()-1&lt;=[Step1.$D52]);&quot;White on Black&quot;;IF(AND(COLUMN()-1&gt;=[Step1.$B52];COLUMN()-1&lt;=[Step1.$E5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2];COLUMN()-1&lt;=[Step1.$D52]);&quot;White on Black&quot;;IF(AND(COLUMN()-1&gt;=[Step1.$B52];COLUMN()-1&lt;=[Step1.$E5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2];COLUMN()-1&lt;=[Step1.$D52]);&quot;White on Black&quot;;IF(AND(COLUMN()-1&gt;=[Step1.$B52];COLUMN()-1&lt;=[Step1.$E5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2];COLUMN()-1&lt;=[Step1.$D52]);&quot;White on Black&quot;;IF(AND(COLUMN()-1&gt;=[Step1.$B52];COLUMN()-1&lt;=[Step1.$E5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2];COLUMN()-1&lt;=[Step1.$D52]);&quot;White on Black&quot;;IF(AND(COLUMN()-1&gt;=[Step1.$B52];COLUMN()-1&lt;=[Step1.$E5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2];COLUMN()-1&lt;=[Step1.$D52]);&quot;White on Black&quot;;IF(AND(COLUMN()-1&gt;=[Step1.$B52];COLUMN()-1&lt;=[Step1.$E5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2];COLUMN()-1&lt;=[Step1.$D52]);&quot;White on Black&quot;;IF(AND(COLUMN()-1&gt;=[Step1.$B52];COLUMN()-1&lt;=[Step1.$E5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2];COLUMN()-1&lt;=[Step1.$D52]);&quot;White on Black&quot;;IF(AND(COLUMN()-1&gt;=[Step1.$B52];COLUMN()-1&lt;=[Step1.$E5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2];COLUMN()-1&lt;=[Step1.$D52]);&quot;White on Black&quot;;IF(AND(COLUMN()-1&gt;=[Step1.$B52];COLUMN()-1&lt;=[Step1.$E5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number-columns-repeated="1004"/>
        </table:table-row>
        <table:table-row table:style-name="ro1">
          <table:table-cell table:formula="of:=IF(AND(COLUMN()-1&gt;=[Step1.$C53];COLUMN()-1&lt;=[Step1.$D53]);&quot;White on Black&quot;;IF(AND(COLUMN()-1&gt;=[Step1.$B53];COLUMN()-1&lt;=[Step1.$E53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53];COLUMN()-1&lt;=[Step1.$D53]);&quot;White on Black&quot;;IF(AND(COLUMN()-1&gt;=[Step1.$B53];COLUMN()-1&lt;=[Step1.$E5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3];COLUMN()-1&lt;=[Step1.$D53]);&quot;White on Black&quot;;IF(AND(COLUMN()-1&gt;=[Step1.$B53];COLUMN()-1&lt;=[Step1.$E5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3];COLUMN()-1&lt;=[Step1.$D53]);&quot;White on Black&quot;;IF(AND(COLUMN()-1&gt;=[Step1.$B53];COLUMN()-1&lt;=[Step1.$E5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3];COLUMN()-1&lt;=[Step1.$D53]);&quot;White on Black&quot;;IF(AND(COLUMN()-1&gt;=[Step1.$B53];COLUMN()-1&lt;=[Step1.$E5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3];COLUMN()-1&lt;=[Step1.$D53]);&quot;White on Black&quot;;IF(AND(COLUMN()-1&gt;=[Step1.$B53];COLUMN()-1&lt;=[Step1.$E5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3];COLUMN()-1&lt;=[Step1.$D53]);&quot;White on Black&quot;;IF(AND(COLUMN()-1&gt;=[Step1.$B53];COLUMN()-1&lt;=[Step1.$E5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3];COLUMN()-1&lt;=[Step1.$D53]);&quot;White on Black&quot;;IF(AND(COLUMN()-1&gt;=[Step1.$B53];COLUMN()-1&lt;=[Step1.$E5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3];COLUMN()-1&lt;=[Step1.$D53]);&quot;White on Black&quot;;IF(AND(COLUMN()-1&gt;=[Step1.$B53];COLUMN()-1&lt;=[Step1.$E5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3];COLUMN()-1&lt;=[Step1.$D53]);&quot;White on Black&quot;;IF(AND(COLUMN()-1&gt;=[Step1.$B53];COLUMN()-1&lt;=[Step1.$E5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3];COLUMN()-1&lt;=[Step1.$D53]);&quot;White on Black&quot;;IF(AND(COLUMN()-1&gt;=[Step1.$B53];COLUMN()-1&lt;=[Step1.$E5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3];COLUMN()-1&lt;=[Step1.$D53]);&quot;White on Black&quot;;IF(AND(COLUMN()-1&gt;=[Step1.$B53];COLUMN()-1&lt;=[Step1.$E5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3];COLUMN()-1&lt;=[Step1.$D53]);&quot;White on Black&quot;;IF(AND(COLUMN()-1&gt;=[Step1.$B53];COLUMN()-1&lt;=[Step1.$E5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3];COLUMN()-1&lt;=[Step1.$D53]);&quot;White on Black&quot;;IF(AND(COLUMN()-1&gt;=[Step1.$B53];COLUMN()-1&lt;=[Step1.$E5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3];COLUMN()-1&lt;=[Step1.$D53]);&quot;White on Black&quot;;IF(AND(COLUMN()-1&gt;=[Step1.$B53];COLUMN()-1&lt;=[Step1.$E5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3];COLUMN()-1&lt;=[Step1.$D53]);&quot;White on Black&quot;;IF(AND(COLUMN()-1&gt;=[Step1.$B53];COLUMN()-1&lt;=[Step1.$E5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3];COLUMN()-1&lt;=[Step1.$D53]);&quot;White on Black&quot;;IF(AND(COLUMN()-1&gt;=[Step1.$B53];COLUMN()-1&lt;=[Step1.$E5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3];COLUMN()-1&lt;=[Step1.$D53]);&quot;White on Black&quot;;IF(AND(COLUMN()-1&gt;=[Step1.$B53];COLUMN()-1&lt;=[Step1.$E5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3];COLUMN()-1&lt;=[Step1.$D53]);&quot;White on Black&quot;;IF(AND(COLUMN()-1&gt;=[Step1.$B53];COLUMN()-1&lt;=[Step1.$E5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3];COLUMN()-1&lt;=[Step1.$D53]);&quot;White on Black&quot;;IF(AND(COLUMN()-1&gt;=[Step1.$B53];COLUMN()-1&lt;=[Step1.$E5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number-columns-repeated="1004"/>
        </table:table-row>
        <table:table-row table:style-name="ro1">
          <table:table-cell table:formula="of:=IF(AND(COLUMN()-1&gt;=[Step1.$C54];COLUMN()-1&lt;=[Step1.$D54]);&quot;White on Black&quot;;IF(AND(COLUMN()-1&gt;=[Step1.$B54];COLUMN()-1&lt;=[Step1.$E54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54];COLUMN()-1&lt;=[Step1.$D54]);&quot;White on Black&quot;;IF(AND(COLUMN()-1&gt;=[Step1.$B54];COLUMN()-1&lt;=[Step1.$E5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4];COLUMN()-1&lt;=[Step1.$D54]);&quot;White on Black&quot;;IF(AND(COLUMN()-1&gt;=[Step1.$B54];COLUMN()-1&lt;=[Step1.$E5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4];COLUMN()-1&lt;=[Step1.$D54]);&quot;White on Black&quot;;IF(AND(COLUMN()-1&gt;=[Step1.$B54];COLUMN()-1&lt;=[Step1.$E5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4];COLUMN()-1&lt;=[Step1.$D54]);&quot;White on Black&quot;;IF(AND(COLUMN()-1&gt;=[Step1.$B54];COLUMN()-1&lt;=[Step1.$E5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4];COLUMN()-1&lt;=[Step1.$D54]);&quot;White on Black&quot;;IF(AND(COLUMN()-1&gt;=[Step1.$B54];COLUMN()-1&lt;=[Step1.$E5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4];COLUMN()-1&lt;=[Step1.$D54]);&quot;White on Black&quot;;IF(AND(COLUMN()-1&gt;=[Step1.$B54];COLUMN()-1&lt;=[Step1.$E5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4];COLUMN()-1&lt;=[Step1.$D54]);&quot;White on Black&quot;;IF(AND(COLUMN()-1&gt;=[Step1.$B54];COLUMN()-1&lt;=[Step1.$E5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4];COLUMN()-1&lt;=[Step1.$D54]);&quot;White on Black&quot;;IF(AND(COLUMN()-1&gt;=[Step1.$B54];COLUMN()-1&lt;=[Step1.$E5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4];COLUMN()-1&lt;=[Step1.$D54]);&quot;White on Black&quot;;IF(AND(COLUMN()-1&gt;=[Step1.$B54];COLUMN()-1&lt;=[Step1.$E5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4];COLUMN()-1&lt;=[Step1.$D54]);&quot;White on Black&quot;;IF(AND(COLUMN()-1&gt;=[Step1.$B54];COLUMN()-1&lt;=[Step1.$E5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4];COLUMN()-1&lt;=[Step1.$D54]);&quot;White on Black&quot;;IF(AND(COLUMN()-1&gt;=[Step1.$B54];COLUMN()-1&lt;=[Step1.$E5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4];COLUMN()-1&lt;=[Step1.$D54]);&quot;White on Black&quot;;IF(AND(COLUMN()-1&gt;=[Step1.$B54];COLUMN()-1&lt;=[Step1.$E5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4];COLUMN()-1&lt;=[Step1.$D54]);&quot;White on Black&quot;;IF(AND(COLUMN()-1&gt;=[Step1.$B54];COLUMN()-1&lt;=[Step1.$E5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4];COLUMN()-1&lt;=[Step1.$D54]);&quot;White on Black&quot;;IF(AND(COLUMN()-1&gt;=[Step1.$B54];COLUMN()-1&lt;=[Step1.$E5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4];COLUMN()-1&lt;=[Step1.$D54]);&quot;White on Black&quot;;IF(AND(COLUMN()-1&gt;=[Step1.$B54];COLUMN()-1&lt;=[Step1.$E5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4];COLUMN()-1&lt;=[Step1.$D54]);&quot;White on Black&quot;;IF(AND(COLUMN()-1&gt;=[Step1.$B54];COLUMN()-1&lt;=[Step1.$E5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4];COLUMN()-1&lt;=[Step1.$D54]);&quot;White on Black&quot;;IF(AND(COLUMN()-1&gt;=[Step1.$B54];COLUMN()-1&lt;=[Step1.$E5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4];COLUMN()-1&lt;=[Step1.$D54]);&quot;White on Black&quot;;IF(AND(COLUMN()-1&gt;=[Step1.$B54];COLUMN()-1&lt;=[Step1.$E5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4];COLUMN()-1&lt;=[Step1.$D54]);&quot;White on Black&quot;;IF(AND(COLUMN()-1&gt;=[Step1.$B54];COLUMN()-1&lt;=[Step1.$E5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number-columns-repeated="1004"/>
        </table:table-row>
        <table:table-row table:style-name="ro1">
          <table:table-cell table:formula="of:=IF(AND(COLUMN()-1&gt;=[Step1.$C55];COLUMN()-1&lt;=[Step1.$D55]);&quot;White on Black&quot;;IF(AND(COLUMN()-1&gt;=[Step1.$B55];COLUMN()-1&lt;=[Step1.$E55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55];COLUMN()-1&lt;=[Step1.$D55]);&quot;White on Black&quot;;IF(AND(COLUMN()-1&gt;=[Step1.$B55];COLUMN()-1&lt;=[Step1.$E5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5];COLUMN()-1&lt;=[Step1.$D55]);&quot;White on Black&quot;;IF(AND(COLUMN()-1&gt;=[Step1.$B55];COLUMN()-1&lt;=[Step1.$E5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5];COLUMN()-1&lt;=[Step1.$D55]);&quot;White on Black&quot;;IF(AND(COLUMN()-1&gt;=[Step1.$B55];COLUMN()-1&lt;=[Step1.$E5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5];COLUMN()-1&lt;=[Step1.$D55]);&quot;White on Black&quot;;IF(AND(COLUMN()-1&gt;=[Step1.$B55];COLUMN()-1&lt;=[Step1.$E5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5];COLUMN()-1&lt;=[Step1.$D55]);&quot;White on Black&quot;;IF(AND(COLUMN()-1&gt;=[Step1.$B55];COLUMN()-1&lt;=[Step1.$E5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5];COLUMN()-1&lt;=[Step1.$D55]);&quot;White on Black&quot;;IF(AND(COLUMN()-1&gt;=[Step1.$B55];COLUMN()-1&lt;=[Step1.$E5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5];COLUMN()-1&lt;=[Step1.$D55]);&quot;White on Black&quot;;IF(AND(COLUMN()-1&gt;=[Step1.$B55];COLUMN()-1&lt;=[Step1.$E5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5];COLUMN()-1&lt;=[Step1.$D55]);&quot;White on Black&quot;;IF(AND(COLUMN()-1&gt;=[Step1.$B55];COLUMN()-1&lt;=[Step1.$E5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5];COLUMN()-1&lt;=[Step1.$D55]);&quot;White on Black&quot;;IF(AND(COLUMN()-1&gt;=[Step1.$B55];COLUMN()-1&lt;=[Step1.$E5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5];COLUMN()-1&lt;=[Step1.$D55]);&quot;White on Black&quot;;IF(AND(COLUMN()-1&gt;=[Step1.$B55];COLUMN()-1&lt;=[Step1.$E5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5];COLUMN()-1&lt;=[Step1.$D55]);&quot;White on Black&quot;;IF(AND(COLUMN()-1&gt;=[Step1.$B55];COLUMN()-1&lt;=[Step1.$E5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5];COLUMN()-1&lt;=[Step1.$D55]);&quot;White on Black&quot;;IF(AND(COLUMN()-1&gt;=[Step1.$B55];COLUMN()-1&lt;=[Step1.$E5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5];COLUMN()-1&lt;=[Step1.$D55]);&quot;White on Black&quot;;IF(AND(COLUMN()-1&gt;=[Step1.$B55];COLUMN()-1&lt;=[Step1.$E5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5];COLUMN()-1&lt;=[Step1.$D55]);&quot;White on Black&quot;;IF(AND(COLUMN()-1&gt;=[Step1.$B55];COLUMN()-1&lt;=[Step1.$E5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5];COLUMN()-1&lt;=[Step1.$D55]);&quot;White on Black&quot;;IF(AND(COLUMN()-1&gt;=[Step1.$B55];COLUMN()-1&lt;=[Step1.$E5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5];COLUMN()-1&lt;=[Step1.$D55]);&quot;White on Black&quot;;IF(AND(COLUMN()-1&gt;=[Step1.$B55];COLUMN()-1&lt;=[Step1.$E5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5];COLUMN()-1&lt;=[Step1.$D55]);&quot;White on Black&quot;;IF(AND(COLUMN()-1&gt;=[Step1.$B55];COLUMN()-1&lt;=[Step1.$E5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5];COLUMN()-1&lt;=[Step1.$D55]);&quot;White on Black&quot;;IF(AND(COLUMN()-1&gt;=[Step1.$B55];COLUMN()-1&lt;=[Step1.$E5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5];COLUMN()-1&lt;=[Step1.$D55]);&quot;White on Black&quot;;IF(AND(COLUMN()-1&gt;=[Step1.$B55];COLUMN()-1&lt;=[Step1.$E5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number-columns-repeated="1004"/>
        </table:table-row>
        <table:table-row table:style-name="ro1">
          <table:table-cell table:formula="of:=IF(AND(COLUMN()-1&gt;=[Step1.$C56];COLUMN()-1&lt;=[Step1.$D56]);&quot;White on Black&quot;;IF(AND(COLUMN()-1&gt;=[Step1.$B56];COLUMN()-1&lt;=[Step1.$E56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56];COLUMN()-1&lt;=[Step1.$D56]);&quot;White on Black&quot;;IF(AND(COLUMN()-1&gt;=[Step1.$B56];COLUMN()-1&lt;=[Step1.$E5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6];COLUMN()-1&lt;=[Step1.$D56]);&quot;White on Black&quot;;IF(AND(COLUMN()-1&gt;=[Step1.$B56];COLUMN()-1&lt;=[Step1.$E5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6];COLUMN()-1&lt;=[Step1.$D56]);&quot;White on Black&quot;;IF(AND(COLUMN()-1&gt;=[Step1.$B56];COLUMN()-1&lt;=[Step1.$E5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6];COLUMN()-1&lt;=[Step1.$D56]);&quot;White on Black&quot;;IF(AND(COLUMN()-1&gt;=[Step1.$B56];COLUMN()-1&lt;=[Step1.$E5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6];COLUMN()-1&lt;=[Step1.$D56]);&quot;White on Black&quot;;IF(AND(COLUMN()-1&gt;=[Step1.$B56];COLUMN()-1&lt;=[Step1.$E5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6];COLUMN()-1&lt;=[Step1.$D56]);&quot;White on Black&quot;;IF(AND(COLUMN()-1&gt;=[Step1.$B56];COLUMN()-1&lt;=[Step1.$E5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6];COLUMN()-1&lt;=[Step1.$D56]);&quot;White on Black&quot;;IF(AND(COLUMN()-1&gt;=[Step1.$B56];COLUMN()-1&lt;=[Step1.$E5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6];COLUMN()-1&lt;=[Step1.$D56]);&quot;White on Black&quot;;IF(AND(COLUMN()-1&gt;=[Step1.$B56];COLUMN()-1&lt;=[Step1.$E5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6];COLUMN()-1&lt;=[Step1.$D56]);&quot;White on Black&quot;;IF(AND(COLUMN()-1&gt;=[Step1.$B56];COLUMN()-1&lt;=[Step1.$E5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6];COLUMN()-1&lt;=[Step1.$D56]);&quot;White on Black&quot;;IF(AND(COLUMN()-1&gt;=[Step1.$B56];COLUMN()-1&lt;=[Step1.$E5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6];COLUMN()-1&lt;=[Step1.$D56]);&quot;White on Black&quot;;IF(AND(COLUMN()-1&gt;=[Step1.$B56];COLUMN()-1&lt;=[Step1.$E5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6];COLUMN()-1&lt;=[Step1.$D56]);&quot;White on Black&quot;;IF(AND(COLUMN()-1&gt;=[Step1.$B56];COLUMN()-1&lt;=[Step1.$E5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6];COLUMN()-1&lt;=[Step1.$D56]);&quot;White on Black&quot;;IF(AND(COLUMN()-1&gt;=[Step1.$B56];COLUMN()-1&lt;=[Step1.$E5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6];COLUMN()-1&lt;=[Step1.$D56]);&quot;White on Black&quot;;IF(AND(COLUMN()-1&gt;=[Step1.$B56];COLUMN()-1&lt;=[Step1.$E5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6];COLUMN()-1&lt;=[Step1.$D56]);&quot;White on Black&quot;;IF(AND(COLUMN()-1&gt;=[Step1.$B56];COLUMN()-1&lt;=[Step1.$E5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6];COLUMN()-1&lt;=[Step1.$D56]);&quot;White on Black&quot;;IF(AND(COLUMN()-1&gt;=[Step1.$B56];COLUMN()-1&lt;=[Step1.$E5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6];COLUMN()-1&lt;=[Step1.$D56]);&quot;White on Black&quot;;IF(AND(COLUMN()-1&gt;=[Step1.$B56];COLUMN()-1&lt;=[Step1.$E5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6];COLUMN()-1&lt;=[Step1.$D56]);&quot;White on Black&quot;;IF(AND(COLUMN()-1&gt;=[Step1.$B56];COLUMN()-1&lt;=[Step1.$E5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6];COLUMN()-1&lt;=[Step1.$D56]);&quot;White on Black&quot;;IF(AND(COLUMN()-1&gt;=[Step1.$B56];COLUMN()-1&lt;=[Step1.$E5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number-columns-repeated="1004"/>
        </table:table-row>
        <table:table-row table:style-name="ro1">
          <table:table-cell table:formula="of:=IF(AND(COLUMN()-1&gt;=[Step1.$C57];COLUMN()-1&lt;=[Step1.$D57]);&quot;White on Black&quot;;IF(AND(COLUMN()-1&gt;=[Step1.$B57];COLUMN()-1&lt;=[Step1.$E57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57];COLUMN()-1&lt;=[Step1.$D57]);&quot;White on Black&quot;;IF(AND(COLUMN()-1&gt;=[Step1.$B57];COLUMN()-1&lt;=[Step1.$E5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7];COLUMN()-1&lt;=[Step1.$D57]);&quot;White on Black&quot;;IF(AND(COLUMN()-1&gt;=[Step1.$B57];COLUMN()-1&lt;=[Step1.$E5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7];COLUMN()-1&lt;=[Step1.$D57]);&quot;White on Black&quot;;IF(AND(COLUMN()-1&gt;=[Step1.$B57];COLUMN()-1&lt;=[Step1.$E5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7];COLUMN()-1&lt;=[Step1.$D57]);&quot;White on Black&quot;;IF(AND(COLUMN()-1&gt;=[Step1.$B57];COLUMN()-1&lt;=[Step1.$E5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7];COLUMN()-1&lt;=[Step1.$D57]);&quot;White on Black&quot;;IF(AND(COLUMN()-1&gt;=[Step1.$B57];COLUMN()-1&lt;=[Step1.$E5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7];COLUMN()-1&lt;=[Step1.$D57]);&quot;White on Black&quot;;IF(AND(COLUMN()-1&gt;=[Step1.$B57];COLUMN()-1&lt;=[Step1.$E5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7];COLUMN()-1&lt;=[Step1.$D57]);&quot;White on Black&quot;;IF(AND(COLUMN()-1&gt;=[Step1.$B57];COLUMN()-1&lt;=[Step1.$E5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7];COLUMN()-1&lt;=[Step1.$D57]);&quot;White on Black&quot;;IF(AND(COLUMN()-1&gt;=[Step1.$B57];COLUMN()-1&lt;=[Step1.$E5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7];COLUMN()-1&lt;=[Step1.$D57]);&quot;White on Black&quot;;IF(AND(COLUMN()-1&gt;=[Step1.$B57];COLUMN()-1&lt;=[Step1.$E5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7];COLUMN()-1&lt;=[Step1.$D57]);&quot;White on Black&quot;;IF(AND(COLUMN()-1&gt;=[Step1.$B57];COLUMN()-1&lt;=[Step1.$E5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7];COLUMN()-1&lt;=[Step1.$D57]);&quot;White on Black&quot;;IF(AND(COLUMN()-1&gt;=[Step1.$B57];COLUMN()-1&lt;=[Step1.$E5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7];COLUMN()-1&lt;=[Step1.$D57]);&quot;White on Black&quot;;IF(AND(COLUMN()-1&gt;=[Step1.$B57];COLUMN()-1&lt;=[Step1.$E5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7];COLUMN()-1&lt;=[Step1.$D57]);&quot;White on Black&quot;;IF(AND(COLUMN()-1&gt;=[Step1.$B57];COLUMN()-1&lt;=[Step1.$E5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7];COLUMN()-1&lt;=[Step1.$D57]);&quot;White on Black&quot;;IF(AND(COLUMN()-1&gt;=[Step1.$B57];COLUMN()-1&lt;=[Step1.$E5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7];COLUMN()-1&lt;=[Step1.$D57]);&quot;White on Black&quot;;IF(AND(COLUMN()-1&gt;=[Step1.$B57];COLUMN()-1&lt;=[Step1.$E5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7];COLUMN()-1&lt;=[Step1.$D57]);&quot;White on Black&quot;;IF(AND(COLUMN()-1&gt;=[Step1.$B57];COLUMN()-1&lt;=[Step1.$E5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7];COLUMN()-1&lt;=[Step1.$D57]);&quot;White on Black&quot;;IF(AND(COLUMN()-1&gt;=[Step1.$B57];COLUMN()-1&lt;=[Step1.$E5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7];COLUMN()-1&lt;=[Step1.$D57]);&quot;White on Black&quot;;IF(AND(COLUMN()-1&gt;=[Step1.$B57];COLUMN()-1&lt;=[Step1.$E5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7];COLUMN()-1&lt;=[Step1.$D57]);&quot;White on Black&quot;;IF(AND(COLUMN()-1&gt;=[Step1.$B57];COLUMN()-1&lt;=[Step1.$E5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number-columns-repeated="1004"/>
        </table:table-row>
        <table:table-row table:style-name="ro1">
          <table:table-cell table:formula="of:=IF(AND(COLUMN()-1&gt;=[Step1.$C58];COLUMN()-1&lt;=[Step1.$D58]);&quot;White on Black&quot;;IF(AND(COLUMN()-1&gt;=[Step1.$B58];COLUMN()-1&lt;=[Step1.$E58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58];COLUMN()-1&lt;=[Step1.$D58]);&quot;White on Black&quot;;IF(AND(COLUMN()-1&gt;=[Step1.$B58];COLUMN()-1&lt;=[Step1.$E5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8];COLUMN()-1&lt;=[Step1.$D58]);&quot;White on Black&quot;;IF(AND(COLUMN()-1&gt;=[Step1.$B58];COLUMN()-1&lt;=[Step1.$E5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8];COLUMN()-1&lt;=[Step1.$D58]);&quot;White on Black&quot;;IF(AND(COLUMN()-1&gt;=[Step1.$B58];COLUMN()-1&lt;=[Step1.$E5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8];COLUMN()-1&lt;=[Step1.$D58]);&quot;White on Black&quot;;IF(AND(COLUMN()-1&gt;=[Step1.$B58];COLUMN()-1&lt;=[Step1.$E5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8];COLUMN()-1&lt;=[Step1.$D58]);&quot;White on Black&quot;;IF(AND(COLUMN()-1&gt;=[Step1.$B58];COLUMN()-1&lt;=[Step1.$E5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8];COLUMN()-1&lt;=[Step1.$D58]);&quot;White on Black&quot;;IF(AND(COLUMN()-1&gt;=[Step1.$B58];COLUMN()-1&lt;=[Step1.$E5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8];COLUMN()-1&lt;=[Step1.$D58]);&quot;White on Black&quot;;IF(AND(COLUMN()-1&gt;=[Step1.$B58];COLUMN()-1&lt;=[Step1.$E5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8];COLUMN()-1&lt;=[Step1.$D58]);&quot;White on Black&quot;;IF(AND(COLUMN()-1&gt;=[Step1.$B58];COLUMN()-1&lt;=[Step1.$E5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8];COLUMN()-1&lt;=[Step1.$D58]);&quot;White on Black&quot;;IF(AND(COLUMN()-1&gt;=[Step1.$B58];COLUMN()-1&lt;=[Step1.$E5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8];COLUMN()-1&lt;=[Step1.$D58]);&quot;White on Black&quot;;IF(AND(COLUMN()-1&gt;=[Step1.$B58];COLUMN()-1&lt;=[Step1.$E5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8];COLUMN()-1&lt;=[Step1.$D58]);&quot;White on Black&quot;;IF(AND(COLUMN()-1&gt;=[Step1.$B58];COLUMN()-1&lt;=[Step1.$E5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8];COLUMN()-1&lt;=[Step1.$D58]);&quot;White on Black&quot;;IF(AND(COLUMN()-1&gt;=[Step1.$B58];COLUMN()-1&lt;=[Step1.$E5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8];COLUMN()-1&lt;=[Step1.$D58]);&quot;White on Black&quot;;IF(AND(COLUMN()-1&gt;=[Step1.$B58];COLUMN()-1&lt;=[Step1.$E5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8];COLUMN()-1&lt;=[Step1.$D58]);&quot;White on Black&quot;;IF(AND(COLUMN()-1&gt;=[Step1.$B58];COLUMN()-1&lt;=[Step1.$E5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8];COLUMN()-1&lt;=[Step1.$D58]);&quot;White on Black&quot;;IF(AND(COLUMN()-1&gt;=[Step1.$B58];COLUMN()-1&lt;=[Step1.$E5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8];COLUMN()-1&lt;=[Step1.$D58]);&quot;White on Black&quot;;IF(AND(COLUMN()-1&gt;=[Step1.$B58];COLUMN()-1&lt;=[Step1.$E5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8];COLUMN()-1&lt;=[Step1.$D58]);&quot;White on Black&quot;;IF(AND(COLUMN()-1&gt;=[Step1.$B58];COLUMN()-1&lt;=[Step1.$E5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8];COLUMN()-1&lt;=[Step1.$D58]);&quot;White on Black&quot;;IF(AND(COLUMN()-1&gt;=[Step1.$B58];COLUMN()-1&lt;=[Step1.$E5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58];COLUMN()-1&lt;=[Step1.$D58]);&quot;White on Black&quot;;IF(AND(COLUMN()-1&gt;=[Step1.$B58];COLUMN()-1&lt;=[Step1.$E5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number-columns-repeated="1004"/>
        </table:table-row>
        <table:table-row table:style-name="ro1">
          <table:table-cell table:formula="of:=IF(AND(COLUMN()-1&gt;=[Step1.$C59];COLUMN()-1&lt;=[Step1.$D59]);&quot;White on Black&quot;;IF(AND(COLUMN()-1&gt;=[Step1.$B59];COLUMN()-1&lt;=[Step1.$E59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59];COLUMN()-1&lt;=[Step1.$D59]);&quot;White on Black&quot;;IF(AND(COLUMN()-1&gt;=[Step1.$B59];COLUMN()-1&lt;=[Step1.$E5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9];COLUMN()-1&lt;=[Step1.$D59]);&quot;White on Black&quot;;IF(AND(COLUMN()-1&gt;=[Step1.$B59];COLUMN()-1&lt;=[Step1.$E5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9];COLUMN()-1&lt;=[Step1.$D59]);&quot;White on Black&quot;;IF(AND(COLUMN()-1&gt;=[Step1.$B59];COLUMN()-1&lt;=[Step1.$E5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9];COLUMN()-1&lt;=[Step1.$D59]);&quot;White on Black&quot;;IF(AND(COLUMN()-1&gt;=[Step1.$B59];COLUMN()-1&lt;=[Step1.$E5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9];COLUMN()-1&lt;=[Step1.$D59]);&quot;White on Black&quot;;IF(AND(COLUMN()-1&gt;=[Step1.$B59];COLUMN()-1&lt;=[Step1.$E5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9];COLUMN()-1&lt;=[Step1.$D59]);&quot;White on Black&quot;;IF(AND(COLUMN()-1&gt;=[Step1.$B59];COLUMN()-1&lt;=[Step1.$E5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9];COLUMN()-1&lt;=[Step1.$D59]);&quot;White on Black&quot;;IF(AND(COLUMN()-1&gt;=[Step1.$B59];COLUMN()-1&lt;=[Step1.$E5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9];COLUMN()-1&lt;=[Step1.$D59]);&quot;White on Black&quot;;IF(AND(COLUMN()-1&gt;=[Step1.$B59];COLUMN()-1&lt;=[Step1.$E5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9];COLUMN()-1&lt;=[Step1.$D59]);&quot;White on Black&quot;;IF(AND(COLUMN()-1&gt;=[Step1.$B59];COLUMN()-1&lt;=[Step1.$E5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9];COLUMN()-1&lt;=[Step1.$D59]);&quot;White on Black&quot;;IF(AND(COLUMN()-1&gt;=[Step1.$B59];COLUMN()-1&lt;=[Step1.$E5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9];COLUMN()-1&lt;=[Step1.$D59]);&quot;White on Black&quot;;IF(AND(COLUMN()-1&gt;=[Step1.$B59];COLUMN()-1&lt;=[Step1.$E5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9];COLUMN()-1&lt;=[Step1.$D59]);&quot;White on Black&quot;;IF(AND(COLUMN()-1&gt;=[Step1.$B59];COLUMN()-1&lt;=[Step1.$E5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9];COLUMN()-1&lt;=[Step1.$D59]);&quot;White on Black&quot;;IF(AND(COLUMN()-1&gt;=[Step1.$B59];COLUMN()-1&lt;=[Step1.$E5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9];COLUMN()-1&lt;=[Step1.$D59]);&quot;White on Black&quot;;IF(AND(COLUMN()-1&gt;=[Step1.$B59];COLUMN()-1&lt;=[Step1.$E5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9];COLUMN()-1&lt;=[Step1.$D59]);&quot;White on Black&quot;;IF(AND(COLUMN()-1&gt;=[Step1.$B59];COLUMN()-1&lt;=[Step1.$E5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9];COLUMN()-1&lt;=[Step1.$D59]);&quot;White on Black&quot;;IF(AND(COLUMN()-1&gt;=[Step1.$B59];COLUMN()-1&lt;=[Step1.$E5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9];COLUMN()-1&lt;=[Step1.$D59]);&quot;White on Black&quot;;IF(AND(COLUMN()-1&gt;=[Step1.$B59];COLUMN()-1&lt;=[Step1.$E5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9];COLUMN()-1&lt;=[Step1.$D59]);&quot;White on Black&quot;;IF(AND(COLUMN()-1&gt;=[Step1.$B59];COLUMN()-1&lt;=[Step1.$E5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9];COLUMN()-1&lt;=[Step1.$D59]);&quot;White on Black&quot;;IF(AND(COLUMN()-1&gt;=[Step1.$B59];COLUMN()-1&lt;=[Step1.$E5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number-columns-repeated="1004"/>
        </table:table-row>
        <table:table-row table:style-name="ro1">
          <table:table-cell table:formula="of:=IF(AND(COLUMN()-1&gt;=[Step1.$C60];COLUMN()-1&lt;=[Step1.$D60]);&quot;White on Black&quot;;IF(AND(COLUMN()-1&gt;=[Step1.$B60];COLUMN()-1&lt;=[Step1.$E60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60];COLUMN()-1&lt;=[Step1.$D60]);&quot;White on Black&quot;;IF(AND(COLUMN()-1&gt;=[Step1.$B60];COLUMN()-1&lt;=[Step1.$E6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0];COLUMN()-1&lt;=[Step1.$D60]);&quot;White on Black&quot;;IF(AND(COLUMN()-1&gt;=[Step1.$B60];COLUMN()-1&lt;=[Step1.$E6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0];COLUMN()-1&lt;=[Step1.$D60]);&quot;White on Black&quot;;IF(AND(COLUMN()-1&gt;=[Step1.$B60];COLUMN()-1&lt;=[Step1.$E6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0];COLUMN()-1&lt;=[Step1.$D60]);&quot;White on Black&quot;;IF(AND(COLUMN()-1&gt;=[Step1.$B60];COLUMN()-1&lt;=[Step1.$E6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0];COLUMN()-1&lt;=[Step1.$D60]);&quot;White on Black&quot;;IF(AND(COLUMN()-1&gt;=[Step1.$B60];COLUMN()-1&lt;=[Step1.$E6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0];COLUMN()-1&lt;=[Step1.$D60]);&quot;White on Black&quot;;IF(AND(COLUMN()-1&gt;=[Step1.$B60];COLUMN()-1&lt;=[Step1.$E6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0];COLUMN()-1&lt;=[Step1.$D60]);&quot;White on Black&quot;;IF(AND(COLUMN()-1&gt;=[Step1.$B60];COLUMN()-1&lt;=[Step1.$E6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0];COLUMN()-1&lt;=[Step1.$D60]);&quot;White on Black&quot;;IF(AND(COLUMN()-1&gt;=[Step1.$B60];COLUMN()-1&lt;=[Step1.$E6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0];COLUMN()-1&lt;=[Step1.$D60]);&quot;White on Black&quot;;IF(AND(COLUMN()-1&gt;=[Step1.$B60];COLUMN()-1&lt;=[Step1.$E6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0];COLUMN()-1&lt;=[Step1.$D60]);&quot;White on Black&quot;;IF(AND(COLUMN()-1&gt;=[Step1.$B60];COLUMN()-1&lt;=[Step1.$E6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0];COLUMN()-1&lt;=[Step1.$D60]);&quot;White on Black&quot;;IF(AND(COLUMN()-1&gt;=[Step1.$B60];COLUMN()-1&lt;=[Step1.$E6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0];COLUMN()-1&lt;=[Step1.$D60]);&quot;White on Black&quot;;IF(AND(COLUMN()-1&gt;=[Step1.$B60];COLUMN()-1&lt;=[Step1.$E6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0];COLUMN()-1&lt;=[Step1.$D60]);&quot;White on Black&quot;;IF(AND(COLUMN()-1&gt;=[Step1.$B60];COLUMN()-1&lt;=[Step1.$E6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0];COLUMN()-1&lt;=[Step1.$D60]);&quot;White on Black&quot;;IF(AND(COLUMN()-1&gt;=[Step1.$B60];COLUMN()-1&lt;=[Step1.$E6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0];COLUMN()-1&lt;=[Step1.$D60]);&quot;White on Black&quot;;IF(AND(COLUMN()-1&gt;=[Step1.$B60];COLUMN()-1&lt;=[Step1.$E6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0];COLUMN()-1&lt;=[Step1.$D60]);&quot;White on Black&quot;;IF(AND(COLUMN()-1&gt;=[Step1.$B60];COLUMN()-1&lt;=[Step1.$E6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0];COLUMN()-1&lt;=[Step1.$D60]);&quot;White on Black&quot;;IF(AND(COLUMN()-1&gt;=[Step1.$B60];COLUMN()-1&lt;=[Step1.$E6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0];COLUMN()-1&lt;=[Step1.$D60]);&quot;White on Black&quot;;IF(AND(COLUMN()-1&gt;=[Step1.$B60];COLUMN()-1&lt;=[Step1.$E6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0];COLUMN()-1&lt;=[Step1.$D60]);&quot;White on Black&quot;;IF(AND(COLUMN()-1&gt;=[Step1.$B60];COLUMN()-1&lt;=[Step1.$E6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number-columns-repeated="1004"/>
        </table:table-row>
        <table:table-row table:style-name="ro1">
          <table:table-cell table:formula="of:=IF(AND(COLUMN()-1&gt;=[Step1.$C61];COLUMN()-1&lt;=[Step1.$D61]);&quot;White on Black&quot;;IF(AND(COLUMN()-1&gt;=[Step1.$B61];COLUMN()-1&lt;=[Step1.$E61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61];COLUMN()-1&lt;=[Step1.$D61]);&quot;White on Black&quot;;IF(AND(COLUMN()-1&gt;=[Step1.$B61];COLUMN()-1&lt;=[Step1.$E6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1];COLUMN()-1&lt;=[Step1.$D61]);&quot;White on Black&quot;;IF(AND(COLUMN()-1&gt;=[Step1.$B61];COLUMN()-1&lt;=[Step1.$E6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1];COLUMN()-1&lt;=[Step1.$D61]);&quot;White on Black&quot;;IF(AND(COLUMN()-1&gt;=[Step1.$B61];COLUMN()-1&lt;=[Step1.$E6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1];COLUMN()-1&lt;=[Step1.$D61]);&quot;White on Black&quot;;IF(AND(COLUMN()-1&gt;=[Step1.$B61];COLUMN()-1&lt;=[Step1.$E6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1];COLUMN()-1&lt;=[Step1.$D61]);&quot;White on Black&quot;;IF(AND(COLUMN()-1&gt;=[Step1.$B61];COLUMN()-1&lt;=[Step1.$E6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1];COLUMN()-1&lt;=[Step1.$D61]);&quot;White on Black&quot;;IF(AND(COLUMN()-1&gt;=[Step1.$B61];COLUMN()-1&lt;=[Step1.$E6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1];COLUMN()-1&lt;=[Step1.$D61]);&quot;White on Black&quot;;IF(AND(COLUMN()-1&gt;=[Step1.$B61];COLUMN()-1&lt;=[Step1.$E6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1];COLUMN()-1&lt;=[Step1.$D61]);&quot;White on Black&quot;;IF(AND(COLUMN()-1&gt;=[Step1.$B61];COLUMN()-1&lt;=[Step1.$E6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1];COLUMN()-1&lt;=[Step1.$D61]);&quot;White on Black&quot;;IF(AND(COLUMN()-1&gt;=[Step1.$B61];COLUMN()-1&lt;=[Step1.$E6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1];COLUMN()-1&lt;=[Step1.$D61]);&quot;White on Black&quot;;IF(AND(COLUMN()-1&gt;=[Step1.$B61];COLUMN()-1&lt;=[Step1.$E6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1];COLUMN()-1&lt;=[Step1.$D61]);&quot;White on Black&quot;;IF(AND(COLUMN()-1&gt;=[Step1.$B61];COLUMN()-1&lt;=[Step1.$E6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1];COLUMN()-1&lt;=[Step1.$D61]);&quot;White on Black&quot;;IF(AND(COLUMN()-1&gt;=[Step1.$B61];COLUMN()-1&lt;=[Step1.$E6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1];COLUMN()-1&lt;=[Step1.$D61]);&quot;White on Black&quot;;IF(AND(COLUMN()-1&gt;=[Step1.$B61];COLUMN()-1&lt;=[Step1.$E6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1];COLUMN()-1&lt;=[Step1.$D61]);&quot;White on Black&quot;;IF(AND(COLUMN()-1&gt;=[Step1.$B61];COLUMN()-1&lt;=[Step1.$E6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1];COLUMN()-1&lt;=[Step1.$D61]);&quot;White on Black&quot;;IF(AND(COLUMN()-1&gt;=[Step1.$B61];COLUMN()-1&lt;=[Step1.$E6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1];COLUMN()-1&lt;=[Step1.$D61]);&quot;White on Black&quot;;IF(AND(COLUMN()-1&gt;=[Step1.$B61];COLUMN()-1&lt;=[Step1.$E6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1];COLUMN()-1&lt;=[Step1.$D61]);&quot;White on Black&quot;;IF(AND(COLUMN()-1&gt;=[Step1.$B61];COLUMN()-1&lt;=[Step1.$E6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1];COLUMN()-1&lt;=[Step1.$D61]);&quot;White on Black&quot;;IF(AND(COLUMN()-1&gt;=[Step1.$B61];COLUMN()-1&lt;=[Step1.$E6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1];COLUMN()-1&lt;=[Step1.$D61]);&quot;White on Black&quot;;IF(AND(COLUMN()-1&gt;=[Step1.$B61];COLUMN()-1&lt;=[Step1.$E6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number-columns-repeated="1004"/>
        </table:table-row>
        <table:table-row table:style-name="ro1">
          <table:table-cell table:formula="of:=IF(AND(COLUMN()-1&gt;=[Step1.$C62];COLUMN()-1&lt;=[Step1.$D62]);&quot;White on Black&quot;;IF(AND(COLUMN()-1&gt;=[Step1.$B62];COLUMN()-1&lt;=[Step1.$E62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62];COLUMN()-1&lt;=[Step1.$D62]);&quot;White on Black&quot;;IF(AND(COLUMN()-1&gt;=[Step1.$B62];COLUMN()-1&lt;=[Step1.$E6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2];COLUMN()-1&lt;=[Step1.$D62]);&quot;White on Black&quot;;IF(AND(COLUMN()-1&gt;=[Step1.$B62];COLUMN()-1&lt;=[Step1.$E6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2];COLUMN()-1&lt;=[Step1.$D62]);&quot;White on Black&quot;;IF(AND(COLUMN()-1&gt;=[Step1.$B62];COLUMN()-1&lt;=[Step1.$E6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2];COLUMN()-1&lt;=[Step1.$D62]);&quot;White on Black&quot;;IF(AND(COLUMN()-1&gt;=[Step1.$B62];COLUMN()-1&lt;=[Step1.$E6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2];COLUMN()-1&lt;=[Step1.$D62]);&quot;White on Black&quot;;IF(AND(COLUMN()-1&gt;=[Step1.$B62];COLUMN()-1&lt;=[Step1.$E6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2];COLUMN()-1&lt;=[Step1.$D62]);&quot;White on Black&quot;;IF(AND(COLUMN()-1&gt;=[Step1.$B62];COLUMN()-1&lt;=[Step1.$E6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2];COLUMN()-1&lt;=[Step1.$D62]);&quot;White on Black&quot;;IF(AND(COLUMN()-1&gt;=[Step1.$B62];COLUMN()-1&lt;=[Step1.$E6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2];COLUMN()-1&lt;=[Step1.$D62]);&quot;White on Black&quot;;IF(AND(COLUMN()-1&gt;=[Step1.$B62];COLUMN()-1&lt;=[Step1.$E6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2];COLUMN()-1&lt;=[Step1.$D62]);&quot;White on Black&quot;;IF(AND(COLUMN()-1&gt;=[Step1.$B62];COLUMN()-1&lt;=[Step1.$E6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2];COLUMN()-1&lt;=[Step1.$D62]);&quot;White on Black&quot;;IF(AND(COLUMN()-1&gt;=[Step1.$B62];COLUMN()-1&lt;=[Step1.$E6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2];COLUMN()-1&lt;=[Step1.$D62]);&quot;White on Black&quot;;IF(AND(COLUMN()-1&gt;=[Step1.$B62];COLUMN()-1&lt;=[Step1.$E6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2];COLUMN()-1&lt;=[Step1.$D62]);&quot;White on Black&quot;;IF(AND(COLUMN()-1&gt;=[Step1.$B62];COLUMN()-1&lt;=[Step1.$E6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2];COLUMN()-1&lt;=[Step1.$D62]);&quot;White on Black&quot;;IF(AND(COLUMN()-1&gt;=[Step1.$B62];COLUMN()-1&lt;=[Step1.$E6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2];COLUMN()-1&lt;=[Step1.$D62]);&quot;White on Black&quot;;IF(AND(COLUMN()-1&gt;=[Step1.$B62];COLUMN()-1&lt;=[Step1.$E6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2];COLUMN()-1&lt;=[Step1.$D62]);&quot;White on Black&quot;;IF(AND(COLUMN()-1&gt;=[Step1.$B62];COLUMN()-1&lt;=[Step1.$E6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2];COLUMN()-1&lt;=[Step1.$D62]);&quot;White on Black&quot;;IF(AND(COLUMN()-1&gt;=[Step1.$B62];COLUMN()-1&lt;=[Step1.$E6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2];COLUMN()-1&lt;=[Step1.$D62]);&quot;White on Black&quot;;IF(AND(COLUMN()-1&gt;=[Step1.$B62];COLUMN()-1&lt;=[Step1.$E6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2];COLUMN()-1&lt;=[Step1.$D62]);&quot;White on Black&quot;;IF(AND(COLUMN()-1&gt;=[Step1.$B62];COLUMN()-1&lt;=[Step1.$E6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2];COLUMN()-1&lt;=[Step1.$D62]);&quot;White on Black&quot;;IF(AND(COLUMN()-1&gt;=[Step1.$B62];COLUMN()-1&lt;=[Step1.$E6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number-columns-repeated="1004"/>
        </table:table-row>
        <table:table-row table:style-name="ro1">
          <table:table-cell table:formula="of:=IF(AND(COLUMN()-1&gt;=[Step1.$C63];COLUMN()-1&lt;=[Step1.$D63]);&quot;White on Black&quot;;IF(AND(COLUMN()-1&gt;=[Step1.$B63];COLUMN()-1&lt;=[Step1.$E63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63];COLUMN()-1&lt;=[Step1.$D63]);&quot;White on Black&quot;;IF(AND(COLUMN()-1&gt;=[Step1.$B63];COLUMN()-1&lt;=[Step1.$E6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3];COLUMN()-1&lt;=[Step1.$D63]);&quot;White on Black&quot;;IF(AND(COLUMN()-1&gt;=[Step1.$B63];COLUMN()-1&lt;=[Step1.$E6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3];COLUMN()-1&lt;=[Step1.$D63]);&quot;White on Black&quot;;IF(AND(COLUMN()-1&gt;=[Step1.$B63];COLUMN()-1&lt;=[Step1.$E6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3];COLUMN()-1&lt;=[Step1.$D63]);&quot;White on Black&quot;;IF(AND(COLUMN()-1&gt;=[Step1.$B63];COLUMN()-1&lt;=[Step1.$E6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3];COLUMN()-1&lt;=[Step1.$D63]);&quot;White on Black&quot;;IF(AND(COLUMN()-1&gt;=[Step1.$B63];COLUMN()-1&lt;=[Step1.$E6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3];COLUMN()-1&lt;=[Step1.$D63]);&quot;White on Black&quot;;IF(AND(COLUMN()-1&gt;=[Step1.$B63];COLUMN()-1&lt;=[Step1.$E6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3];COLUMN()-1&lt;=[Step1.$D63]);&quot;White on Black&quot;;IF(AND(COLUMN()-1&gt;=[Step1.$B63];COLUMN()-1&lt;=[Step1.$E6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3];COLUMN()-1&lt;=[Step1.$D63]);&quot;White on Black&quot;;IF(AND(COLUMN()-1&gt;=[Step1.$B63];COLUMN()-1&lt;=[Step1.$E6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3];COLUMN()-1&lt;=[Step1.$D63]);&quot;White on Black&quot;;IF(AND(COLUMN()-1&gt;=[Step1.$B63];COLUMN()-1&lt;=[Step1.$E6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3];COLUMN()-1&lt;=[Step1.$D63]);&quot;White on Black&quot;;IF(AND(COLUMN()-1&gt;=[Step1.$B63];COLUMN()-1&lt;=[Step1.$E6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3];COLUMN()-1&lt;=[Step1.$D63]);&quot;White on Black&quot;;IF(AND(COLUMN()-1&gt;=[Step1.$B63];COLUMN()-1&lt;=[Step1.$E6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3];COLUMN()-1&lt;=[Step1.$D63]);&quot;White on Black&quot;;IF(AND(COLUMN()-1&gt;=[Step1.$B63];COLUMN()-1&lt;=[Step1.$E6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3];COLUMN()-1&lt;=[Step1.$D63]);&quot;White on Black&quot;;IF(AND(COLUMN()-1&gt;=[Step1.$B63];COLUMN()-1&lt;=[Step1.$E6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3];COLUMN()-1&lt;=[Step1.$D63]);&quot;White on Black&quot;;IF(AND(COLUMN()-1&gt;=[Step1.$B63];COLUMN()-1&lt;=[Step1.$E6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3];COLUMN()-1&lt;=[Step1.$D63]);&quot;White on Black&quot;;IF(AND(COLUMN()-1&gt;=[Step1.$B63];COLUMN()-1&lt;=[Step1.$E6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3];COLUMN()-1&lt;=[Step1.$D63]);&quot;White on Black&quot;;IF(AND(COLUMN()-1&gt;=[Step1.$B63];COLUMN()-1&lt;=[Step1.$E6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3];COLUMN()-1&lt;=[Step1.$D63]);&quot;White on Black&quot;;IF(AND(COLUMN()-1&gt;=[Step1.$B63];COLUMN()-1&lt;=[Step1.$E6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3];COLUMN()-1&lt;=[Step1.$D63]);&quot;White on Black&quot;;IF(AND(COLUMN()-1&gt;=[Step1.$B63];COLUMN()-1&lt;=[Step1.$E6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3];COLUMN()-1&lt;=[Step1.$D63]);&quot;White on Black&quot;;IF(AND(COLUMN()-1&gt;=[Step1.$B63];COLUMN()-1&lt;=[Step1.$E6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number-columns-repeated="1004"/>
        </table:table-row>
        <table:table-row table:style-name="ro1">
          <table:table-cell table:formula="of:=IF(AND(COLUMN()-1&gt;=[Step1.$C64];COLUMN()-1&lt;=[Step1.$D64]);&quot;White on Black&quot;;IF(AND(COLUMN()-1&gt;=[Step1.$B64];COLUMN()-1&lt;=[Step1.$E64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64];COLUMN()-1&lt;=[Step1.$D64]);&quot;White on Black&quot;;IF(AND(COLUMN()-1&gt;=[Step1.$B64];COLUMN()-1&lt;=[Step1.$E6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4];COLUMN()-1&lt;=[Step1.$D64]);&quot;White on Black&quot;;IF(AND(COLUMN()-1&gt;=[Step1.$B64];COLUMN()-1&lt;=[Step1.$E6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4];COLUMN()-1&lt;=[Step1.$D64]);&quot;White on Black&quot;;IF(AND(COLUMN()-1&gt;=[Step1.$B64];COLUMN()-1&lt;=[Step1.$E6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4];COLUMN()-1&lt;=[Step1.$D64]);&quot;White on Black&quot;;IF(AND(COLUMN()-1&gt;=[Step1.$B64];COLUMN()-1&lt;=[Step1.$E6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4];COLUMN()-1&lt;=[Step1.$D64]);&quot;White on Black&quot;;IF(AND(COLUMN()-1&gt;=[Step1.$B64];COLUMN()-1&lt;=[Step1.$E6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4];COLUMN()-1&lt;=[Step1.$D64]);&quot;White on Black&quot;;IF(AND(COLUMN()-1&gt;=[Step1.$B64];COLUMN()-1&lt;=[Step1.$E6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4];COLUMN()-1&lt;=[Step1.$D64]);&quot;White on Black&quot;;IF(AND(COLUMN()-1&gt;=[Step1.$B64];COLUMN()-1&lt;=[Step1.$E6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4];COLUMN()-1&lt;=[Step1.$D64]);&quot;White on Black&quot;;IF(AND(COLUMN()-1&gt;=[Step1.$B64];COLUMN()-1&lt;=[Step1.$E6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4];COLUMN()-1&lt;=[Step1.$D64]);&quot;White on Black&quot;;IF(AND(COLUMN()-1&gt;=[Step1.$B64];COLUMN()-1&lt;=[Step1.$E6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4];COLUMN()-1&lt;=[Step1.$D64]);&quot;White on Black&quot;;IF(AND(COLUMN()-1&gt;=[Step1.$B64];COLUMN()-1&lt;=[Step1.$E6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4];COLUMN()-1&lt;=[Step1.$D64]);&quot;White on Black&quot;;IF(AND(COLUMN()-1&gt;=[Step1.$B64];COLUMN()-1&lt;=[Step1.$E6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4];COLUMN()-1&lt;=[Step1.$D64]);&quot;White on Black&quot;;IF(AND(COLUMN()-1&gt;=[Step1.$B64];COLUMN()-1&lt;=[Step1.$E6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4];COLUMN()-1&lt;=[Step1.$D64]);&quot;White on Black&quot;;IF(AND(COLUMN()-1&gt;=[Step1.$B64];COLUMN()-1&lt;=[Step1.$E6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4];COLUMN()-1&lt;=[Step1.$D64]);&quot;White on Black&quot;;IF(AND(COLUMN()-1&gt;=[Step1.$B64];COLUMN()-1&lt;=[Step1.$E6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4];COLUMN()-1&lt;=[Step1.$D64]);&quot;White on Black&quot;;IF(AND(COLUMN()-1&gt;=[Step1.$B64];COLUMN()-1&lt;=[Step1.$E6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4];COLUMN()-1&lt;=[Step1.$D64]);&quot;White on Black&quot;;IF(AND(COLUMN()-1&gt;=[Step1.$B64];COLUMN()-1&lt;=[Step1.$E6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4];COLUMN()-1&lt;=[Step1.$D64]);&quot;White on Black&quot;;IF(AND(COLUMN()-1&gt;=[Step1.$B64];COLUMN()-1&lt;=[Step1.$E6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4];COLUMN()-1&lt;=[Step1.$D64]);&quot;White on Black&quot;;IF(AND(COLUMN()-1&gt;=[Step1.$B64];COLUMN()-1&lt;=[Step1.$E6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4];COLUMN()-1&lt;=[Step1.$D64]);&quot;White on Black&quot;;IF(AND(COLUMN()-1&gt;=[Step1.$B64];COLUMN()-1&lt;=[Step1.$E6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number-columns-repeated="1004"/>
        </table:table-row>
        <table:table-row table:style-name="ro1">
          <table:table-cell table:formula="of:=IF(AND(COLUMN()-1&gt;=[Step1.$C65];COLUMN()-1&lt;=[Step1.$D65]);&quot;White on Black&quot;;IF(AND(COLUMN()-1&gt;=[Step1.$B65];COLUMN()-1&lt;=[Step1.$E65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65];COLUMN()-1&lt;=[Step1.$D65]);&quot;White on Black&quot;;IF(AND(COLUMN()-1&gt;=[Step1.$B65];COLUMN()-1&lt;=[Step1.$E6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5];COLUMN()-1&lt;=[Step1.$D65]);&quot;White on Black&quot;;IF(AND(COLUMN()-1&gt;=[Step1.$B65];COLUMN()-1&lt;=[Step1.$E6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5];COLUMN()-1&lt;=[Step1.$D65]);&quot;White on Black&quot;;IF(AND(COLUMN()-1&gt;=[Step1.$B65];COLUMN()-1&lt;=[Step1.$E6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5];COLUMN()-1&lt;=[Step1.$D65]);&quot;White on Black&quot;;IF(AND(COLUMN()-1&gt;=[Step1.$B65];COLUMN()-1&lt;=[Step1.$E6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5];COLUMN()-1&lt;=[Step1.$D65]);&quot;White on Black&quot;;IF(AND(COLUMN()-1&gt;=[Step1.$B65];COLUMN()-1&lt;=[Step1.$E6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5];COLUMN()-1&lt;=[Step1.$D65]);&quot;White on Black&quot;;IF(AND(COLUMN()-1&gt;=[Step1.$B65];COLUMN()-1&lt;=[Step1.$E6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5];COLUMN()-1&lt;=[Step1.$D65]);&quot;White on Black&quot;;IF(AND(COLUMN()-1&gt;=[Step1.$B65];COLUMN()-1&lt;=[Step1.$E6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5];COLUMN()-1&lt;=[Step1.$D65]);&quot;White on Black&quot;;IF(AND(COLUMN()-1&gt;=[Step1.$B65];COLUMN()-1&lt;=[Step1.$E6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5];COLUMN()-1&lt;=[Step1.$D65]);&quot;White on Black&quot;;IF(AND(COLUMN()-1&gt;=[Step1.$B65];COLUMN()-1&lt;=[Step1.$E6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5];COLUMN()-1&lt;=[Step1.$D65]);&quot;White on Black&quot;;IF(AND(COLUMN()-1&gt;=[Step1.$B65];COLUMN()-1&lt;=[Step1.$E6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5];COLUMN()-1&lt;=[Step1.$D65]);&quot;White on Black&quot;;IF(AND(COLUMN()-1&gt;=[Step1.$B65];COLUMN()-1&lt;=[Step1.$E6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5];COLUMN()-1&lt;=[Step1.$D65]);&quot;White on Black&quot;;IF(AND(COLUMN()-1&gt;=[Step1.$B65];COLUMN()-1&lt;=[Step1.$E6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5];COLUMN()-1&lt;=[Step1.$D65]);&quot;White on Black&quot;;IF(AND(COLUMN()-1&gt;=[Step1.$B65];COLUMN()-1&lt;=[Step1.$E6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5];COLUMN()-1&lt;=[Step1.$D65]);&quot;White on Black&quot;;IF(AND(COLUMN()-1&gt;=[Step1.$B65];COLUMN()-1&lt;=[Step1.$E6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5];COLUMN()-1&lt;=[Step1.$D65]);&quot;White on Black&quot;;IF(AND(COLUMN()-1&gt;=[Step1.$B65];COLUMN()-1&lt;=[Step1.$E6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5];COLUMN()-1&lt;=[Step1.$D65]);&quot;White on Black&quot;;IF(AND(COLUMN()-1&gt;=[Step1.$B65];COLUMN()-1&lt;=[Step1.$E6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5];COLUMN()-1&lt;=[Step1.$D65]);&quot;White on Black&quot;;IF(AND(COLUMN()-1&gt;=[Step1.$B65];COLUMN()-1&lt;=[Step1.$E6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5];COLUMN()-1&lt;=[Step1.$D65]);&quot;White on Black&quot;;IF(AND(COLUMN()-1&gt;=[Step1.$B65];COLUMN()-1&lt;=[Step1.$E6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5];COLUMN()-1&lt;=[Step1.$D65]);&quot;White on Black&quot;;IF(AND(COLUMN()-1&gt;=[Step1.$B65];COLUMN()-1&lt;=[Step1.$E6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number-columns-repeated="1004"/>
        </table:table-row>
        <table:table-row table:style-name="ro1">
          <table:table-cell table:formula="of:=IF(AND(COLUMN()-1&gt;=[Step1.$C66];COLUMN()-1&lt;=[Step1.$D66]);&quot;White on Black&quot;;IF(AND(COLUMN()-1&gt;=[Step1.$B66];COLUMN()-1&lt;=[Step1.$E66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66];COLUMN()-1&lt;=[Step1.$D66]);&quot;White on Black&quot;;IF(AND(COLUMN()-1&gt;=[Step1.$B66];COLUMN()-1&lt;=[Step1.$E6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6];COLUMN()-1&lt;=[Step1.$D66]);&quot;White on Black&quot;;IF(AND(COLUMN()-1&gt;=[Step1.$B66];COLUMN()-1&lt;=[Step1.$E6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6];COLUMN()-1&lt;=[Step1.$D66]);&quot;White on Black&quot;;IF(AND(COLUMN()-1&gt;=[Step1.$B66];COLUMN()-1&lt;=[Step1.$E6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6];COLUMN()-1&lt;=[Step1.$D66]);&quot;White on Black&quot;;IF(AND(COLUMN()-1&gt;=[Step1.$B66];COLUMN()-1&lt;=[Step1.$E6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6];COLUMN()-1&lt;=[Step1.$D66]);&quot;White on Black&quot;;IF(AND(COLUMN()-1&gt;=[Step1.$B66];COLUMN()-1&lt;=[Step1.$E6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6];COLUMN()-1&lt;=[Step1.$D66]);&quot;White on Black&quot;;IF(AND(COLUMN()-1&gt;=[Step1.$B66];COLUMN()-1&lt;=[Step1.$E6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6];COLUMN()-1&lt;=[Step1.$D66]);&quot;White on Black&quot;;IF(AND(COLUMN()-1&gt;=[Step1.$B66];COLUMN()-1&lt;=[Step1.$E6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6];COLUMN()-1&lt;=[Step1.$D66]);&quot;White on Black&quot;;IF(AND(COLUMN()-1&gt;=[Step1.$B66];COLUMN()-1&lt;=[Step1.$E6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6];COLUMN()-1&lt;=[Step1.$D66]);&quot;White on Black&quot;;IF(AND(COLUMN()-1&gt;=[Step1.$B66];COLUMN()-1&lt;=[Step1.$E6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6];COLUMN()-1&lt;=[Step1.$D66]);&quot;White on Black&quot;;IF(AND(COLUMN()-1&gt;=[Step1.$B66];COLUMN()-1&lt;=[Step1.$E6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6];COLUMN()-1&lt;=[Step1.$D66]);&quot;White on Black&quot;;IF(AND(COLUMN()-1&gt;=[Step1.$B66];COLUMN()-1&lt;=[Step1.$E6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6];COLUMN()-1&lt;=[Step1.$D66]);&quot;White on Black&quot;;IF(AND(COLUMN()-1&gt;=[Step1.$B66];COLUMN()-1&lt;=[Step1.$E6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6];COLUMN()-1&lt;=[Step1.$D66]);&quot;White on Black&quot;;IF(AND(COLUMN()-1&gt;=[Step1.$B66];COLUMN()-1&lt;=[Step1.$E6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6];COLUMN()-1&lt;=[Step1.$D66]);&quot;White on Black&quot;;IF(AND(COLUMN()-1&gt;=[Step1.$B66];COLUMN()-1&lt;=[Step1.$E6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6];COLUMN()-1&lt;=[Step1.$D66]);&quot;White on Black&quot;;IF(AND(COLUMN()-1&gt;=[Step1.$B66];COLUMN()-1&lt;=[Step1.$E6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6];COLUMN()-1&lt;=[Step1.$D66]);&quot;White on Black&quot;;IF(AND(COLUMN()-1&gt;=[Step1.$B66];COLUMN()-1&lt;=[Step1.$E6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6];COLUMN()-1&lt;=[Step1.$D66]);&quot;White on Black&quot;;IF(AND(COLUMN()-1&gt;=[Step1.$B66];COLUMN()-1&lt;=[Step1.$E6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6];COLUMN()-1&lt;=[Step1.$D66]);&quot;White on Black&quot;;IF(AND(COLUMN()-1&gt;=[Step1.$B66];COLUMN()-1&lt;=[Step1.$E6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6];COLUMN()-1&lt;=[Step1.$D66]);&quot;White on Black&quot;;IF(AND(COLUMN()-1&gt;=[Step1.$B66];COLUMN()-1&lt;=[Step1.$E6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number-columns-repeated="1004"/>
        </table:table-row>
        <table:table-row table:style-name="ro1">
          <table:table-cell table:formula="of:=IF(AND(COLUMN()-1&gt;=[Step1.$C67];COLUMN()-1&lt;=[Step1.$D67]);&quot;White on Black&quot;;IF(AND(COLUMN()-1&gt;=[Step1.$B67];COLUMN()-1&lt;=[Step1.$E67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67];COLUMN()-1&lt;=[Step1.$D67]);&quot;White on Black&quot;;IF(AND(COLUMN()-1&gt;=[Step1.$B67];COLUMN()-1&lt;=[Step1.$E6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7];COLUMN()-1&lt;=[Step1.$D67]);&quot;White on Black&quot;;IF(AND(COLUMN()-1&gt;=[Step1.$B67];COLUMN()-1&lt;=[Step1.$E6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7];COLUMN()-1&lt;=[Step1.$D67]);&quot;White on Black&quot;;IF(AND(COLUMN()-1&gt;=[Step1.$B67];COLUMN()-1&lt;=[Step1.$E6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7];COLUMN()-1&lt;=[Step1.$D67]);&quot;White on Black&quot;;IF(AND(COLUMN()-1&gt;=[Step1.$B67];COLUMN()-1&lt;=[Step1.$E6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7];COLUMN()-1&lt;=[Step1.$D67]);&quot;White on Black&quot;;IF(AND(COLUMN()-1&gt;=[Step1.$B67];COLUMN()-1&lt;=[Step1.$E6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7];COLUMN()-1&lt;=[Step1.$D67]);&quot;White on Black&quot;;IF(AND(COLUMN()-1&gt;=[Step1.$B67];COLUMN()-1&lt;=[Step1.$E6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7];COLUMN()-1&lt;=[Step1.$D67]);&quot;White on Black&quot;;IF(AND(COLUMN()-1&gt;=[Step1.$B67];COLUMN()-1&lt;=[Step1.$E6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7];COLUMN()-1&lt;=[Step1.$D67]);&quot;White on Black&quot;;IF(AND(COLUMN()-1&gt;=[Step1.$B67];COLUMN()-1&lt;=[Step1.$E6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7];COLUMN()-1&lt;=[Step1.$D67]);&quot;White on Black&quot;;IF(AND(COLUMN()-1&gt;=[Step1.$B67];COLUMN()-1&lt;=[Step1.$E6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7];COLUMN()-1&lt;=[Step1.$D67]);&quot;White on Black&quot;;IF(AND(COLUMN()-1&gt;=[Step1.$B67];COLUMN()-1&lt;=[Step1.$E6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7];COLUMN()-1&lt;=[Step1.$D67]);&quot;White on Black&quot;;IF(AND(COLUMN()-1&gt;=[Step1.$B67];COLUMN()-1&lt;=[Step1.$E6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7];COLUMN()-1&lt;=[Step1.$D67]);&quot;White on Black&quot;;IF(AND(COLUMN()-1&gt;=[Step1.$B67];COLUMN()-1&lt;=[Step1.$E6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7];COLUMN()-1&lt;=[Step1.$D67]);&quot;White on Black&quot;;IF(AND(COLUMN()-1&gt;=[Step1.$B67];COLUMN()-1&lt;=[Step1.$E6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7];COLUMN()-1&lt;=[Step1.$D67]);&quot;White on Black&quot;;IF(AND(COLUMN()-1&gt;=[Step1.$B67];COLUMN()-1&lt;=[Step1.$E6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7];COLUMN()-1&lt;=[Step1.$D67]);&quot;White on Black&quot;;IF(AND(COLUMN()-1&gt;=[Step1.$B67];COLUMN()-1&lt;=[Step1.$E6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7];COLUMN()-1&lt;=[Step1.$D67]);&quot;White on Black&quot;;IF(AND(COLUMN()-1&gt;=[Step1.$B67];COLUMN()-1&lt;=[Step1.$E6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7];COLUMN()-1&lt;=[Step1.$D67]);&quot;White on Black&quot;;IF(AND(COLUMN()-1&gt;=[Step1.$B67];COLUMN()-1&lt;=[Step1.$E6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7];COLUMN()-1&lt;=[Step1.$D67]);&quot;White on Black&quot;;IF(AND(COLUMN()-1&gt;=[Step1.$B67];COLUMN()-1&lt;=[Step1.$E6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7];COLUMN()-1&lt;=[Step1.$D67]);&quot;White on Black&quot;;IF(AND(COLUMN()-1&gt;=[Step1.$B67];COLUMN()-1&lt;=[Step1.$E6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number-columns-repeated="1004"/>
        </table:table-row>
        <table:table-row table:style-name="ro1">
          <table:table-cell table:formula="of:=IF(AND(COLUMN()-1&gt;=[Step1.$C68];COLUMN()-1&lt;=[Step1.$D68]);&quot;White on Black&quot;;IF(AND(COLUMN()-1&gt;=[Step1.$B68];COLUMN()-1&lt;=[Step1.$E68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68];COLUMN()-1&lt;=[Step1.$D68]);&quot;White on Black&quot;;IF(AND(COLUMN()-1&gt;=[Step1.$B68];COLUMN()-1&lt;=[Step1.$E6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8];COLUMN()-1&lt;=[Step1.$D68]);&quot;White on Black&quot;;IF(AND(COLUMN()-1&gt;=[Step1.$B68];COLUMN()-1&lt;=[Step1.$E6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8];COLUMN()-1&lt;=[Step1.$D68]);&quot;White on Black&quot;;IF(AND(COLUMN()-1&gt;=[Step1.$B68];COLUMN()-1&lt;=[Step1.$E6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8];COLUMN()-1&lt;=[Step1.$D68]);&quot;White on Black&quot;;IF(AND(COLUMN()-1&gt;=[Step1.$B68];COLUMN()-1&lt;=[Step1.$E6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8];COLUMN()-1&lt;=[Step1.$D68]);&quot;White on Black&quot;;IF(AND(COLUMN()-1&gt;=[Step1.$B68];COLUMN()-1&lt;=[Step1.$E6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8];COLUMN()-1&lt;=[Step1.$D68]);&quot;White on Black&quot;;IF(AND(COLUMN()-1&gt;=[Step1.$B68];COLUMN()-1&lt;=[Step1.$E6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8];COLUMN()-1&lt;=[Step1.$D68]);&quot;White on Black&quot;;IF(AND(COLUMN()-1&gt;=[Step1.$B68];COLUMN()-1&lt;=[Step1.$E6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8];COLUMN()-1&lt;=[Step1.$D68]);&quot;White on Black&quot;;IF(AND(COLUMN()-1&gt;=[Step1.$B68];COLUMN()-1&lt;=[Step1.$E6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8];COLUMN()-1&lt;=[Step1.$D68]);&quot;White on Black&quot;;IF(AND(COLUMN()-1&gt;=[Step1.$B68];COLUMN()-1&lt;=[Step1.$E6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8];COLUMN()-1&lt;=[Step1.$D68]);&quot;White on Black&quot;;IF(AND(COLUMN()-1&gt;=[Step1.$B68];COLUMN()-1&lt;=[Step1.$E6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8];COLUMN()-1&lt;=[Step1.$D68]);&quot;White on Black&quot;;IF(AND(COLUMN()-1&gt;=[Step1.$B68];COLUMN()-1&lt;=[Step1.$E6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8];COLUMN()-1&lt;=[Step1.$D68]);&quot;White on Black&quot;;IF(AND(COLUMN()-1&gt;=[Step1.$B68];COLUMN()-1&lt;=[Step1.$E6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8];COLUMN()-1&lt;=[Step1.$D68]);&quot;White on Black&quot;;IF(AND(COLUMN()-1&gt;=[Step1.$B68];COLUMN()-1&lt;=[Step1.$E6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8];COLUMN()-1&lt;=[Step1.$D68]);&quot;White on Black&quot;;IF(AND(COLUMN()-1&gt;=[Step1.$B68];COLUMN()-1&lt;=[Step1.$E6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8];COLUMN()-1&lt;=[Step1.$D68]);&quot;White on Black&quot;;IF(AND(COLUMN()-1&gt;=[Step1.$B68];COLUMN()-1&lt;=[Step1.$E6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8];COLUMN()-1&lt;=[Step1.$D68]);&quot;White on Black&quot;;IF(AND(COLUMN()-1&gt;=[Step1.$B68];COLUMN()-1&lt;=[Step1.$E6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8];COLUMN()-1&lt;=[Step1.$D68]);&quot;White on Black&quot;;IF(AND(COLUMN()-1&gt;=[Step1.$B68];COLUMN()-1&lt;=[Step1.$E6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8];COLUMN()-1&lt;=[Step1.$D68]);&quot;White on Black&quot;;IF(AND(COLUMN()-1&gt;=[Step1.$B68];COLUMN()-1&lt;=[Step1.$E6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8];COLUMN()-1&lt;=[Step1.$D68]);&quot;White on Black&quot;;IF(AND(COLUMN()-1&gt;=[Step1.$B68];COLUMN()-1&lt;=[Step1.$E6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number-columns-repeated="1004"/>
        </table:table-row>
        <table:table-row table:style-name="ro1">
          <table:table-cell table:formula="of:=IF(AND(COLUMN()-1&gt;=[Step1.$C69];COLUMN()-1&lt;=[Step1.$D69]);&quot;White on Black&quot;;IF(AND(COLUMN()-1&gt;=[Step1.$B69];COLUMN()-1&lt;=[Step1.$E69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69];COLUMN()-1&lt;=[Step1.$D69]);&quot;White on Black&quot;;IF(AND(COLUMN()-1&gt;=[Step1.$B69];COLUMN()-1&lt;=[Step1.$E6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9];COLUMN()-1&lt;=[Step1.$D69]);&quot;White on Black&quot;;IF(AND(COLUMN()-1&gt;=[Step1.$B69];COLUMN()-1&lt;=[Step1.$E6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9];COLUMN()-1&lt;=[Step1.$D69]);&quot;White on Black&quot;;IF(AND(COLUMN()-1&gt;=[Step1.$B69];COLUMN()-1&lt;=[Step1.$E6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9];COLUMN()-1&lt;=[Step1.$D69]);&quot;White on Black&quot;;IF(AND(COLUMN()-1&gt;=[Step1.$B69];COLUMN()-1&lt;=[Step1.$E6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9];COLUMN()-1&lt;=[Step1.$D69]);&quot;White on Black&quot;;IF(AND(COLUMN()-1&gt;=[Step1.$B69];COLUMN()-1&lt;=[Step1.$E6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9];COLUMN()-1&lt;=[Step1.$D69]);&quot;White on Black&quot;;IF(AND(COLUMN()-1&gt;=[Step1.$B69];COLUMN()-1&lt;=[Step1.$E6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9];COLUMN()-1&lt;=[Step1.$D69]);&quot;White on Black&quot;;IF(AND(COLUMN()-1&gt;=[Step1.$B69];COLUMN()-1&lt;=[Step1.$E6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9];COLUMN()-1&lt;=[Step1.$D69]);&quot;White on Black&quot;;IF(AND(COLUMN()-1&gt;=[Step1.$B69];COLUMN()-1&lt;=[Step1.$E6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9];COLUMN()-1&lt;=[Step1.$D69]);&quot;White on Black&quot;;IF(AND(COLUMN()-1&gt;=[Step1.$B69];COLUMN()-1&lt;=[Step1.$E6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9];COLUMN()-1&lt;=[Step1.$D69]);&quot;White on Black&quot;;IF(AND(COLUMN()-1&gt;=[Step1.$B69];COLUMN()-1&lt;=[Step1.$E6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9];COLUMN()-1&lt;=[Step1.$D69]);&quot;White on Black&quot;;IF(AND(COLUMN()-1&gt;=[Step1.$B69];COLUMN()-1&lt;=[Step1.$E6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9];COLUMN()-1&lt;=[Step1.$D69]);&quot;White on Black&quot;;IF(AND(COLUMN()-1&gt;=[Step1.$B69];COLUMN()-1&lt;=[Step1.$E6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9];COLUMN()-1&lt;=[Step1.$D69]);&quot;White on Black&quot;;IF(AND(COLUMN()-1&gt;=[Step1.$B69];COLUMN()-1&lt;=[Step1.$E6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9];COLUMN()-1&lt;=[Step1.$D69]);&quot;White on Black&quot;;IF(AND(COLUMN()-1&gt;=[Step1.$B69];COLUMN()-1&lt;=[Step1.$E6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9];COLUMN()-1&lt;=[Step1.$D69]);&quot;White on Black&quot;;IF(AND(COLUMN()-1&gt;=[Step1.$B69];COLUMN()-1&lt;=[Step1.$E6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9];COLUMN()-1&lt;=[Step1.$D69]);&quot;White on Black&quot;;IF(AND(COLUMN()-1&gt;=[Step1.$B69];COLUMN()-1&lt;=[Step1.$E6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9];COLUMN()-1&lt;=[Step1.$D69]);&quot;White on Black&quot;;IF(AND(COLUMN()-1&gt;=[Step1.$B69];COLUMN()-1&lt;=[Step1.$E6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9];COLUMN()-1&lt;=[Step1.$D69]);&quot;White on Black&quot;;IF(AND(COLUMN()-1&gt;=[Step1.$B69];COLUMN()-1&lt;=[Step1.$E6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69];COLUMN()-1&lt;=[Step1.$D69]);&quot;White on Black&quot;;IF(AND(COLUMN()-1&gt;=[Step1.$B69];COLUMN()-1&lt;=[Step1.$E6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number-columns-repeated="1004"/>
        </table:table-row>
        <table:table-row table:style-name="ro1">
          <table:table-cell table:formula="of:=IF(AND(COLUMN()-1&gt;=[Step1.$C70];COLUMN()-1&lt;=[Step1.$D70]);&quot;White on Black&quot;;IF(AND(COLUMN()-1&gt;=[Step1.$B70];COLUMN()-1&lt;=[Step1.$E70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70];COLUMN()-1&lt;=[Step1.$D70]);&quot;White on Black&quot;;IF(AND(COLUMN()-1&gt;=[Step1.$B70];COLUMN()-1&lt;=[Step1.$E7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0];COLUMN()-1&lt;=[Step1.$D70]);&quot;White on Black&quot;;IF(AND(COLUMN()-1&gt;=[Step1.$B70];COLUMN()-1&lt;=[Step1.$E7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0];COLUMN()-1&lt;=[Step1.$D70]);&quot;White on Black&quot;;IF(AND(COLUMN()-1&gt;=[Step1.$B70];COLUMN()-1&lt;=[Step1.$E7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0];COLUMN()-1&lt;=[Step1.$D70]);&quot;White on Black&quot;;IF(AND(COLUMN()-1&gt;=[Step1.$B70];COLUMN()-1&lt;=[Step1.$E7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0];COLUMN()-1&lt;=[Step1.$D70]);&quot;White on Black&quot;;IF(AND(COLUMN()-1&gt;=[Step1.$B70];COLUMN()-1&lt;=[Step1.$E7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0];COLUMN()-1&lt;=[Step1.$D70]);&quot;White on Black&quot;;IF(AND(COLUMN()-1&gt;=[Step1.$B70];COLUMN()-1&lt;=[Step1.$E7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0];COLUMN()-1&lt;=[Step1.$D70]);&quot;White on Black&quot;;IF(AND(COLUMN()-1&gt;=[Step1.$B70];COLUMN()-1&lt;=[Step1.$E7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0];COLUMN()-1&lt;=[Step1.$D70]);&quot;White on Black&quot;;IF(AND(COLUMN()-1&gt;=[Step1.$B70];COLUMN()-1&lt;=[Step1.$E7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0];COLUMN()-1&lt;=[Step1.$D70]);&quot;White on Black&quot;;IF(AND(COLUMN()-1&gt;=[Step1.$B70];COLUMN()-1&lt;=[Step1.$E7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0];COLUMN()-1&lt;=[Step1.$D70]);&quot;White on Black&quot;;IF(AND(COLUMN()-1&gt;=[Step1.$B70];COLUMN()-1&lt;=[Step1.$E7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0];COLUMN()-1&lt;=[Step1.$D70]);&quot;White on Black&quot;;IF(AND(COLUMN()-1&gt;=[Step1.$B70];COLUMN()-1&lt;=[Step1.$E7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0];COLUMN()-1&lt;=[Step1.$D70]);&quot;White on Black&quot;;IF(AND(COLUMN()-1&gt;=[Step1.$B70];COLUMN()-1&lt;=[Step1.$E7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0];COLUMN()-1&lt;=[Step1.$D70]);&quot;White on Black&quot;;IF(AND(COLUMN()-1&gt;=[Step1.$B70];COLUMN()-1&lt;=[Step1.$E7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0];COLUMN()-1&lt;=[Step1.$D70]);&quot;White on Black&quot;;IF(AND(COLUMN()-1&gt;=[Step1.$B70];COLUMN()-1&lt;=[Step1.$E7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0];COLUMN()-1&lt;=[Step1.$D70]);&quot;White on Black&quot;;IF(AND(COLUMN()-1&gt;=[Step1.$B70];COLUMN()-1&lt;=[Step1.$E7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0];COLUMN()-1&lt;=[Step1.$D70]);&quot;White on Black&quot;;IF(AND(COLUMN()-1&gt;=[Step1.$B70];COLUMN()-1&lt;=[Step1.$E7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0];COLUMN()-1&lt;=[Step1.$D70]);&quot;White on Black&quot;;IF(AND(COLUMN()-1&gt;=[Step1.$B70];COLUMN()-1&lt;=[Step1.$E7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0];COLUMN()-1&lt;=[Step1.$D70]);&quot;White on Black&quot;;IF(AND(COLUMN()-1&gt;=[Step1.$B70];COLUMN()-1&lt;=[Step1.$E7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0];COLUMN()-1&lt;=[Step1.$D70]);&quot;White on Black&quot;;IF(AND(COLUMN()-1&gt;=[Step1.$B70];COLUMN()-1&lt;=[Step1.$E7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number-columns-repeated="1004"/>
        </table:table-row>
        <table:table-row table:style-name="ro1">
          <table:table-cell table:formula="of:=IF(AND(COLUMN()-1&gt;=[Step1.$C71];COLUMN()-1&lt;=[Step1.$D71]);&quot;White on Black&quot;;IF(AND(COLUMN()-1&gt;=[Step1.$B71];COLUMN()-1&lt;=[Step1.$E71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71];COLUMN()-1&lt;=[Step1.$D71]);&quot;White on Black&quot;;IF(AND(COLUMN()-1&gt;=[Step1.$B71];COLUMN()-1&lt;=[Step1.$E7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1];COLUMN()-1&lt;=[Step1.$D71]);&quot;White on Black&quot;;IF(AND(COLUMN()-1&gt;=[Step1.$B71];COLUMN()-1&lt;=[Step1.$E7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1];COLUMN()-1&lt;=[Step1.$D71]);&quot;White on Black&quot;;IF(AND(COLUMN()-1&gt;=[Step1.$B71];COLUMN()-1&lt;=[Step1.$E7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1];COLUMN()-1&lt;=[Step1.$D71]);&quot;White on Black&quot;;IF(AND(COLUMN()-1&gt;=[Step1.$B71];COLUMN()-1&lt;=[Step1.$E7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1];COLUMN()-1&lt;=[Step1.$D71]);&quot;White on Black&quot;;IF(AND(COLUMN()-1&gt;=[Step1.$B71];COLUMN()-1&lt;=[Step1.$E7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1];COLUMN()-1&lt;=[Step1.$D71]);&quot;White on Black&quot;;IF(AND(COLUMN()-1&gt;=[Step1.$B71];COLUMN()-1&lt;=[Step1.$E7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1];COLUMN()-1&lt;=[Step1.$D71]);&quot;White on Black&quot;;IF(AND(COLUMN()-1&gt;=[Step1.$B71];COLUMN()-1&lt;=[Step1.$E7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1];COLUMN()-1&lt;=[Step1.$D71]);&quot;White on Black&quot;;IF(AND(COLUMN()-1&gt;=[Step1.$B71];COLUMN()-1&lt;=[Step1.$E7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1];COLUMN()-1&lt;=[Step1.$D71]);&quot;White on Black&quot;;IF(AND(COLUMN()-1&gt;=[Step1.$B71];COLUMN()-1&lt;=[Step1.$E7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1];COLUMN()-1&lt;=[Step1.$D71]);&quot;White on Black&quot;;IF(AND(COLUMN()-1&gt;=[Step1.$B71];COLUMN()-1&lt;=[Step1.$E7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1];COLUMN()-1&lt;=[Step1.$D71]);&quot;White on Black&quot;;IF(AND(COLUMN()-1&gt;=[Step1.$B71];COLUMN()-1&lt;=[Step1.$E7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1];COLUMN()-1&lt;=[Step1.$D71]);&quot;White on Black&quot;;IF(AND(COLUMN()-1&gt;=[Step1.$B71];COLUMN()-1&lt;=[Step1.$E7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1];COLUMN()-1&lt;=[Step1.$D71]);&quot;White on Black&quot;;IF(AND(COLUMN()-1&gt;=[Step1.$B71];COLUMN()-1&lt;=[Step1.$E7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1];COLUMN()-1&lt;=[Step1.$D71]);&quot;White on Black&quot;;IF(AND(COLUMN()-1&gt;=[Step1.$B71];COLUMN()-1&lt;=[Step1.$E7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1];COLUMN()-1&lt;=[Step1.$D71]);&quot;White on Black&quot;;IF(AND(COLUMN()-1&gt;=[Step1.$B71];COLUMN()-1&lt;=[Step1.$E7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1];COLUMN()-1&lt;=[Step1.$D71]);&quot;White on Black&quot;;IF(AND(COLUMN()-1&gt;=[Step1.$B71];COLUMN()-1&lt;=[Step1.$E7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1];COLUMN()-1&lt;=[Step1.$D71]);&quot;White on Black&quot;;IF(AND(COLUMN()-1&gt;=[Step1.$B71];COLUMN()-1&lt;=[Step1.$E7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1];COLUMN()-1&lt;=[Step1.$D71]);&quot;White on Black&quot;;IF(AND(COLUMN()-1&gt;=[Step1.$B71];COLUMN()-1&lt;=[Step1.$E7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1];COLUMN()-1&lt;=[Step1.$D71]);&quot;White on Black&quot;;IF(AND(COLUMN()-1&gt;=[Step1.$B71];COLUMN()-1&lt;=[Step1.$E7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number-columns-repeated="1004"/>
        </table:table-row>
        <table:table-row table:style-name="ro1">
          <table:table-cell table:formula="of:=IF(AND(COLUMN()-1&gt;=[Step1.$C72];COLUMN()-1&lt;=[Step1.$D72]);&quot;White on Black&quot;;IF(AND(COLUMN()-1&gt;=[Step1.$B72];COLUMN()-1&lt;=[Step1.$E72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72];COLUMN()-1&lt;=[Step1.$D72]);&quot;White on Black&quot;;IF(AND(COLUMN()-1&gt;=[Step1.$B72];COLUMN()-1&lt;=[Step1.$E7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2];COLUMN()-1&lt;=[Step1.$D72]);&quot;White on Black&quot;;IF(AND(COLUMN()-1&gt;=[Step1.$B72];COLUMN()-1&lt;=[Step1.$E7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2];COLUMN()-1&lt;=[Step1.$D72]);&quot;White on Black&quot;;IF(AND(COLUMN()-1&gt;=[Step1.$B72];COLUMN()-1&lt;=[Step1.$E7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2];COLUMN()-1&lt;=[Step1.$D72]);&quot;White on Black&quot;;IF(AND(COLUMN()-1&gt;=[Step1.$B72];COLUMN()-1&lt;=[Step1.$E7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2];COLUMN()-1&lt;=[Step1.$D72]);&quot;White on Black&quot;;IF(AND(COLUMN()-1&gt;=[Step1.$B72];COLUMN()-1&lt;=[Step1.$E7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2];COLUMN()-1&lt;=[Step1.$D72]);&quot;White on Black&quot;;IF(AND(COLUMN()-1&gt;=[Step1.$B72];COLUMN()-1&lt;=[Step1.$E7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2];COLUMN()-1&lt;=[Step1.$D72]);&quot;White on Black&quot;;IF(AND(COLUMN()-1&gt;=[Step1.$B72];COLUMN()-1&lt;=[Step1.$E7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2];COLUMN()-1&lt;=[Step1.$D72]);&quot;White on Black&quot;;IF(AND(COLUMN()-1&gt;=[Step1.$B72];COLUMN()-1&lt;=[Step1.$E7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2];COLUMN()-1&lt;=[Step1.$D72]);&quot;White on Black&quot;;IF(AND(COLUMN()-1&gt;=[Step1.$B72];COLUMN()-1&lt;=[Step1.$E7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2];COLUMN()-1&lt;=[Step1.$D72]);&quot;White on Black&quot;;IF(AND(COLUMN()-1&gt;=[Step1.$B72];COLUMN()-1&lt;=[Step1.$E7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2];COLUMN()-1&lt;=[Step1.$D72]);&quot;White on Black&quot;;IF(AND(COLUMN()-1&gt;=[Step1.$B72];COLUMN()-1&lt;=[Step1.$E7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2];COLUMN()-1&lt;=[Step1.$D72]);&quot;White on Black&quot;;IF(AND(COLUMN()-1&gt;=[Step1.$B72];COLUMN()-1&lt;=[Step1.$E7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2];COLUMN()-1&lt;=[Step1.$D72]);&quot;White on Black&quot;;IF(AND(COLUMN()-1&gt;=[Step1.$B72];COLUMN()-1&lt;=[Step1.$E7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2];COLUMN()-1&lt;=[Step1.$D72]);&quot;White on Black&quot;;IF(AND(COLUMN()-1&gt;=[Step1.$B72];COLUMN()-1&lt;=[Step1.$E7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2];COLUMN()-1&lt;=[Step1.$D72]);&quot;White on Black&quot;;IF(AND(COLUMN()-1&gt;=[Step1.$B72];COLUMN()-1&lt;=[Step1.$E7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2];COLUMN()-1&lt;=[Step1.$D72]);&quot;White on Black&quot;;IF(AND(COLUMN()-1&gt;=[Step1.$B72];COLUMN()-1&lt;=[Step1.$E7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2];COLUMN()-1&lt;=[Step1.$D72]);&quot;White on Black&quot;;IF(AND(COLUMN()-1&gt;=[Step1.$B72];COLUMN()-1&lt;=[Step1.$E7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2];COLUMN()-1&lt;=[Step1.$D72]);&quot;White on Black&quot;;IF(AND(COLUMN()-1&gt;=[Step1.$B72];COLUMN()-1&lt;=[Step1.$E7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2];COLUMN()-1&lt;=[Step1.$D72]);&quot;White on Black&quot;;IF(AND(COLUMN()-1&gt;=[Step1.$B72];COLUMN()-1&lt;=[Step1.$E7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number-columns-repeated="1004"/>
        </table:table-row>
        <table:table-row table:style-name="ro1">
          <table:table-cell table:formula="of:=IF(AND(COLUMN()-1&gt;=[Step1.$C73];COLUMN()-1&lt;=[Step1.$D73]);&quot;White on Black&quot;;IF(AND(COLUMN()-1&gt;=[Step1.$B73];COLUMN()-1&lt;=[Step1.$E73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73];COLUMN()-1&lt;=[Step1.$D73]);&quot;White on Black&quot;;IF(AND(COLUMN()-1&gt;=[Step1.$B73];COLUMN()-1&lt;=[Step1.$E7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3];COLUMN()-1&lt;=[Step1.$D73]);&quot;White on Black&quot;;IF(AND(COLUMN()-1&gt;=[Step1.$B73];COLUMN()-1&lt;=[Step1.$E7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3];COLUMN()-1&lt;=[Step1.$D73]);&quot;White on Black&quot;;IF(AND(COLUMN()-1&gt;=[Step1.$B73];COLUMN()-1&lt;=[Step1.$E7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3];COLUMN()-1&lt;=[Step1.$D73]);&quot;White on Black&quot;;IF(AND(COLUMN()-1&gt;=[Step1.$B73];COLUMN()-1&lt;=[Step1.$E7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3];COLUMN()-1&lt;=[Step1.$D73]);&quot;White on Black&quot;;IF(AND(COLUMN()-1&gt;=[Step1.$B73];COLUMN()-1&lt;=[Step1.$E7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3];COLUMN()-1&lt;=[Step1.$D73]);&quot;White on Black&quot;;IF(AND(COLUMN()-1&gt;=[Step1.$B73];COLUMN()-1&lt;=[Step1.$E7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3];COLUMN()-1&lt;=[Step1.$D73]);&quot;White on Black&quot;;IF(AND(COLUMN()-1&gt;=[Step1.$B73];COLUMN()-1&lt;=[Step1.$E7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3];COLUMN()-1&lt;=[Step1.$D73]);&quot;White on Black&quot;;IF(AND(COLUMN()-1&gt;=[Step1.$B73];COLUMN()-1&lt;=[Step1.$E7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3];COLUMN()-1&lt;=[Step1.$D73]);&quot;White on Black&quot;;IF(AND(COLUMN()-1&gt;=[Step1.$B73];COLUMN()-1&lt;=[Step1.$E7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3];COLUMN()-1&lt;=[Step1.$D73]);&quot;White on Black&quot;;IF(AND(COLUMN()-1&gt;=[Step1.$B73];COLUMN()-1&lt;=[Step1.$E7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3];COLUMN()-1&lt;=[Step1.$D73]);&quot;White on Black&quot;;IF(AND(COLUMN()-1&gt;=[Step1.$B73];COLUMN()-1&lt;=[Step1.$E7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3];COLUMN()-1&lt;=[Step1.$D73]);&quot;White on Black&quot;;IF(AND(COLUMN()-1&gt;=[Step1.$B73];COLUMN()-1&lt;=[Step1.$E7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3];COLUMN()-1&lt;=[Step1.$D73]);&quot;White on Black&quot;;IF(AND(COLUMN()-1&gt;=[Step1.$B73];COLUMN()-1&lt;=[Step1.$E7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3];COLUMN()-1&lt;=[Step1.$D73]);&quot;White on Black&quot;;IF(AND(COLUMN()-1&gt;=[Step1.$B73];COLUMN()-1&lt;=[Step1.$E7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3];COLUMN()-1&lt;=[Step1.$D73]);&quot;White on Black&quot;;IF(AND(COLUMN()-1&gt;=[Step1.$B73];COLUMN()-1&lt;=[Step1.$E7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3];COLUMN()-1&lt;=[Step1.$D73]);&quot;White on Black&quot;;IF(AND(COLUMN()-1&gt;=[Step1.$B73];COLUMN()-1&lt;=[Step1.$E7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3];COLUMN()-1&lt;=[Step1.$D73]);&quot;White on Black&quot;;IF(AND(COLUMN()-1&gt;=[Step1.$B73];COLUMN()-1&lt;=[Step1.$E7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3];COLUMN()-1&lt;=[Step1.$D73]);&quot;White on Black&quot;;IF(AND(COLUMN()-1&gt;=[Step1.$B73];COLUMN()-1&lt;=[Step1.$E7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3];COLUMN()-1&lt;=[Step1.$D73]);&quot;White on Black&quot;;IF(AND(COLUMN()-1&gt;=[Step1.$B73];COLUMN()-1&lt;=[Step1.$E7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number-columns-repeated="1004"/>
        </table:table-row>
        <table:table-row table:style-name="ro1">
          <table:table-cell table:formula="of:=IF(AND(COLUMN()-1&gt;=[Step1.$C74];COLUMN()-1&lt;=[Step1.$D74]);&quot;White on Black&quot;;IF(AND(COLUMN()-1&gt;=[Step1.$B74];COLUMN()-1&lt;=[Step1.$E74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74];COLUMN()-1&lt;=[Step1.$D74]);&quot;White on Black&quot;;IF(AND(COLUMN()-1&gt;=[Step1.$B74];COLUMN()-1&lt;=[Step1.$E7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4];COLUMN()-1&lt;=[Step1.$D74]);&quot;White on Black&quot;;IF(AND(COLUMN()-1&gt;=[Step1.$B74];COLUMN()-1&lt;=[Step1.$E7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4];COLUMN()-1&lt;=[Step1.$D74]);&quot;White on Black&quot;;IF(AND(COLUMN()-1&gt;=[Step1.$B74];COLUMN()-1&lt;=[Step1.$E7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4];COLUMN()-1&lt;=[Step1.$D74]);&quot;White on Black&quot;;IF(AND(COLUMN()-1&gt;=[Step1.$B74];COLUMN()-1&lt;=[Step1.$E7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4];COLUMN()-1&lt;=[Step1.$D74]);&quot;White on Black&quot;;IF(AND(COLUMN()-1&gt;=[Step1.$B74];COLUMN()-1&lt;=[Step1.$E7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4];COLUMN()-1&lt;=[Step1.$D74]);&quot;White on Black&quot;;IF(AND(COLUMN()-1&gt;=[Step1.$B74];COLUMN()-1&lt;=[Step1.$E7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4];COLUMN()-1&lt;=[Step1.$D74]);&quot;White on Black&quot;;IF(AND(COLUMN()-1&gt;=[Step1.$B74];COLUMN()-1&lt;=[Step1.$E7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4];COLUMN()-1&lt;=[Step1.$D74]);&quot;White on Black&quot;;IF(AND(COLUMN()-1&gt;=[Step1.$B74];COLUMN()-1&lt;=[Step1.$E7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4];COLUMN()-1&lt;=[Step1.$D74]);&quot;White on Black&quot;;IF(AND(COLUMN()-1&gt;=[Step1.$B74];COLUMN()-1&lt;=[Step1.$E7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4];COLUMN()-1&lt;=[Step1.$D74]);&quot;White on Black&quot;;IF(AND(COLUMN()-1&gt;=[Step1.$B74];COLUMN()-1&lt;=[Step1.$E7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4];COLUMN()-1&lt;=[Step1.$D74]);&quot;White on Black&quot;;IF(AND(COLUMN()-1&gt;=[Step1.$B74];COLUMN()-1&lt;=[Step1.$E7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4];COLUMN()-1&lt;=[Step1.$D74]);&quot;White on Black&quot;;IF(AND(COLUMN()-1&gt;=[Step1.$B74];COLUMN()-1&lt;=[Step1.$E7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4];COLUMN()-1&lt;=[Step1.$D74]);&quot;White on Black&quot;;IF(AND(COLUMN()-1&gt;=[Step1.$B74];COLUMN()-1&lt;=[Step1.$E7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4];COLUMN()-1&lt;=[Step1.$D74]);&quot;White on Black&quot;;IF(AND(COLUMN()-1&gt;=[Step1.$B74];COLUMN()-1&lt;=[Step1.$E7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4];COLUMN()-1&lt;=[Step1.$D74]);&quot;White on Black&quot;;IF(AND(COLUMN()-1&gt;=[Step1.$B74];COLUMN()-1&lt;=[Step1.$E7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4];COLUMN()-1&lt;=[Step1.$D74]);&quot;White on Black&quot;;IF(AND(COLUMN()-1&gt;=[Step1.$B74];COLUMN()-1&lt;=[Step1.$E7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4];COLUMN()-1&lt;=[Step1.$D74]);&quot;White on Black&quot;;IF(AND(COLUMN()-1&gt;=[Step1.$B74];COLUMN()-1&lt;=[Step1.$E7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4];COLUMN()-1&lt;=[Step1.$D74]);&quot;White on Black&quot;;IF(AND(COLUMN()-1&gt;=[Step1.$B74];COLUMN()-1&lt;=[Step1.$E7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4];COLUMN()-1&lt;=[Step1.$D74]);&quot;White on Black&quot;;IF(AND(COLUMN()-1&gt;=[Step1.$B74];COLUMN()-1&lt;=[Step1.$E7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number-columns-repeated="1004"/>
        </table:table-row>
        <table:table-row table:style-name="ro1">
          <table:table-cell table:formula="of:=IF(AND(COLUMN()-1&gt;=[Step1.$C75];COLUMN()-1&lt;=[Step1.$D75]);&quot;White on Black&quot;;IF(AND(COLUMN()-1&gt;=[Step1.$B75];COLUMN()-1&lt;=[Step1.$E75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75];COLUMN()-1&lt;=[Step1.$D75]);&quot;White on Black&quot;;IF(AND(COLUMN()-1&gt;=[Step1.$B75];COLUMN()-1&lt;=[Step1.$E7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5];COLUMN()-1&lt;=[Step1.$D75]);&quot;White on Black&quot;;IF(AND(COLUMN()-1&gt;=[Step1.$B75];COLUMN()-1&lt;=[Step1.$E7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5];COLUMN()-1&lt;=[Step1.$D75]);&quot;White on Black&quot;;IF(AND(COLUMN()-1&gt;=[Step1.$B75];COLUMN()-1&lt;=[Step1.$E7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5];COLUMN()-1&lt;=[Step1.$D75]);&quot;White on Black&quot;;IF(AND(COLUMN()-1&gt;=[Step1.$B75];COLUMN()-1&lt;=[Step1.$E7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5];COLUMN()-1&lt;=[Step1.$D75]);&quot;White on Black&quot;;IF(AND(COLUMN()-1&gt;=[Step1.$B75];COLUMN()-1&lt;=[Step1.$E7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5];COLUMN()-1&lt;=[Step1.$D75]);&quot;White on Black&quot;;IF(AND(COLUMN()-1&gt;=[Step1.$B75];COLUMN()-1&lt;=[Step1.$E7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5];COLUMN()-1&lt;=[Step1.$D75]);&quot;White on Black&quot;;IF(AND(COLUMN()-1&gt;=[Step1.$B75];COLUMN()-1&lt;=[Step1.$E7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5];COLUMN()-1&lt;=[Step1.$D75]);&quot;White on Black&quot;;IF(AND(COLUMN()-1&gt;=[Step1.$B75];COLUMN()-1&lt;=[Step1.$E7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5];COLUMN()-1&lt;=[Step1.$D75]);&quot;White on Black&quot;;IF(AND(COLUMN()-1&gt;=[Step1.$B75];COLUMN()-1&lt;=[Step1.$E7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5];COLUMN()-1&lt;=[Step1.$D75]);&quot;White on Black&quot;;IF(AND(COLUMN()-1&gt;=[Step1.$B75];COLUMN()-1&lt;=[Step1.$E7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5];COLUMN()-1&lt;=[Step1.$D75]);&quot;White on Black&quot;;IF(AND(COLUMN()-1&gt;=[Step1.$B75];COLUMN()-1&lt;=[Step1.$E7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5];COLUMN()-1&lt;=[Step1.$D75]);&quot;White on Black&quot;;IF(AND(COLUMN()-1&gt;=[Step1.$B75];COLUMN()-1&lt;=[Step1.$E7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5];COLUMN()-1&lt;=[Step1.$D75]);&quot;White on Black&quot;;IF(AND(COLUMN()-1&gt;=[Step1.$B75];COLUMN()-1&lt;=[Step1.$E7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5];COLUMN()-1&lt;=[Step1.$D75]);&quot;White on Black&quot;;IF(AND(COLUMN()-1&gt;=[Step1.$B75];COLUMN()-1&lt;=[Step1.$E7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5];COLUMN()-1&lt;=[Step1.$D75]);&quot;White on Black&quot;;IF(AND(COLUMN()-1&gt;=[Step1.$B75];COLUMN()-1&lt;=[Step1.$E7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5];COLUMN()-1&lt;=[Step1.$D75]);&quot;White on Black&quot;;IF(AND(COLUMN()-1&gt;=[Step1.$B75];COLUMN()-1&lt;=[Step1.$E7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5];COLUMN()-1&lt;=[Step1.$D75]);&quot;White on Black&quot;;IF(AND(COLUMN()-1&gt;=[Step1.$B75];COLUMN()-1&lt;=[Step1.$E7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5];COLUMN()-1&lt;=[Step1.$D75]);&quot;White on Black&quot;;IF(AND(COLUMN()-1&gt;=[Step1.$B75];COLUMN()-1&lt;=[Step1.$E7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5];COLUMN()-1&lt;=[Step1.$D75]);&quot;White on Black&quot;;IF(AND(COLUMN()-1&gt;=[Step1.$B75];COLUMN()-1&lt;=[Step1.$E7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number-columns-repeated="1004"/>
        </table:table-row>
        <table:table-row table:style-name="ro1">
          <table:table-cell table:formula="of:=IF(AND(COLUMN()-1&gt;=[Step1.$C76];COLUMN()-1&lt;=[Step1.$D76]);&quot;White on Black&quot;;IF(AND(COLUMN()-1&gt;=[Step1.$B76];COLUMN()-1&lt;=[Step1.$E76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76];COLUMN()-1&lt;=[Step1.$D76]);&quot;White on Black&quot;;IF(AND(COLUMN()-1&gt;=[Step1.$B76];COLUMN()-1&lt;=[Step1.$E7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6];COLUMN()-1&lt;=[Step1.$D76]);&quot;White on Black&quot;;IF(AND(COLUMN()-1&gt;=[Step1.$B76];COLUMN()-1&lt;=[Step1.$E7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6];COLUMN()-1&lt;=[Step1.$D76]);&quot;White on Black&quot;;IF(AND(COLUMN()-1&gt;=[Step1.$B76];COLUMN()-1&lt;=[Step1.$E7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6];COLUMN()-1&lt;=[Step1.$D76]);&quot;White on Black&quot;;IF(AND(COLUMN()-1&gt;=[Step1.$B76];COLUMN()-1&lt;=[Step1.$E7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6];COLUMN()-1&lt;=[Step1.$D76]);&quot;White on Black&quot;;IF(AND(COLUMN()-1&gt;=[Step1.$B76];COLUMN()-1&lt;=[Step1.$E7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6];COLUMN()-1&lt;=[Step1.$D76]);&quot;White on Black&quot;;IF(AND(COLUMN()-1&gt;=[Step1.$B76];COLUMN()-1&lt;=[Step1.$E7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6];COLUMN()-1&lt;=[Step1.$D76]);&quot;White on Black&quot;;IF(AND(COLUMN()-1&gt;=[Step1.$B76];COLUMN()-1&lt;=[Step1.$E7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6];COLUMN()-1&lt;=[Step1.$D76]);&quot;White on Black&quot;;IF(AND(COLUMN()-1&gt;=[Step1.$B76];COLUMN()-1&lt;=[Step1.$E7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6];COLUMN()-1&lt;=[Step1.$D76]);&quot;White on Black&quot;;IF(AND(COLUMN()-1&gt;=[Step1.$B76];COLUMN()-1&lt;=[Step1.$E7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6];COLUMN()-1&lt;=[Step1.$D76]);&quot;White on Black&quot;;IF(AND(COLUMN()-1&gt;=[Step1.$B76];COLUMN()-1&lt;=[Step1.$E7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6];COLUMN()-1&lt;=[Step1.$D76]);&quot;White on Black&quot;;IF(AND(COLUMN()-1&gt;=[Step1.$B76];COLUMN()-1&lt;=[Step1.$E7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6];COLUMN()-1&lt;=[Step1.$D76]);&quot;White on Black&quot;;IF(AND(COLUMN()-1&gt;=[Step1.$B76];COLUMN()-1&lt;=[Step1.$E7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6];COLUMN()-1&lt;=[Step1.$D76]);&quot;White on Black&quot;;IF(AND(COLUMN()-1&gt;=[Step1.$B76];COLUMN()-1&lt;=[Step1.$E7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6];COLUMN()-1&lt;=[Step1.$D76]);&quot;White on Black&quot;;IF(AND(COLUMN()-1&gt;=[Step1.$B76];COLUMN()-1&lt;=[Step1.$E7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6];COLUMN()-1&lt;=[Step1.$D76]);&quot;White on Black&quot;;IF(AND(COLUMN()-1&gt;=[Step1.$B76];COLUMN()-1&lt;=[Step1.$E7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6];COLUMN()-1&lt;=[Step1.$D76]);&quot;White on Black&quot;;IF(AND(COLUMN()-1&gt;=[Step1.$B76];COLUMN()-1&lt;=[Step1.$E7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6];COLUMN()-1&lt;=[Step1.$D76]);&quot;White on Black&quot;;IF(AND(COLUMN()-1&gt;=[Step1.$B76];COLUMN()-1&lt;=[Step1.$E7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6];COLUMN()-1&lt;=[Step1.$D76]);&quot;White on Black&quot;;IF(AND(COLUMN()-1&gt;=[Step1.$B76];COLUMN()-1&lt;=[Step1.$E7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6];COLUMN()-1&lt;=[Step1.$D76]);&quot;White on Black&quot;;IF(AND(COLUMN()-1&gt;=[Step1.$B76];COLUMN()-1&lt;=[Step1.$E7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number-columns-repeated="1004"/>
        </table:table-row>
        <table:table-row table:style-name="ro1">
          <table:table-cell table:formula="of:=IF(AND(COLUMN()-1&gt;=[Step1.$C77];COLUMN()-1&lt;=[Step1.$D77]);&quot;White on Black&quot;;IF(AND(COLUMN()-1&gt;=[Step1.$B77];COLUMN()-1&lt;=[Step1.$E77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77];COLUMN()-1&lt;=[Step1.$D77]);&quot;White on Black&quot;;IF(AND(COLUMN()-1&gt;=[Step1.$B77];COLUMN()-1&lt;=[Step1.$E7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7];COLUMN()-1&lt;=[Step1.$D77]);&quot;White on Black&quot;;IF(AND(COLUMN()-1&gt;=[Step1.$B77];COLUMN()-1&lt;=[Step1.$E7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7];COLUMN()-1&lt;=[Step1.$D77]);&quot;White on Black&quot;;IF(AND(COLUMN()-1&gt;=[Step1.$B77];COLUMN()-1&lt;=[Step1.$E7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7];COLUMN()-1&lt;=[Step1.$D77]);&quot;White on Black&quot;;IF(AND(COLUMN()-1&gt;=[Step1.$B77];COLUMN()-1&lt;=[Step1.$E7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7];COLUMN()-1&lt;=[Step1.$D77]);&quot;White on Black&quot;;IF(AND(COLUMN()-1&gt;=[Step1.$B77];COLUMN()-1&lt;=[Step1.$E7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7];COLUMN()-1&lt;=[Step1.$D77]);&quot;White on Black&quot;;IF(AND(COLUMN()-1&gt;=[Step1.$B77];COLUMN()-1&lt;=[Step1.$E7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7];COLUMN()-1&lt;=[Step1.$D77]);&quot;White on Black&quot;;IF(AND(COLUMN()-1&gt;=[Step1.$B77];COLUMN()-1&lt;=[Step1.$E7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7];COLUMN()-1&lt;=[Step1.$D77]);&quot;White on Black&quot;;IF(AND(COLUMN()-1&gt;=[Step1.$B77];COLUMN()-1&lt;=[Step1.$E7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7];COLUMN()-1&lt;=[Step1.$D77]);&quot;White on Black&quot;;IF(AND(COLUMN()-1&gt;=[Step1.$B77];COLUMN()-1&lt;=[Step1.$E7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7];COLUMN()-1&lt;=[Step1.$D77]);&quot;White on Black&quot;;IF(AND(COLUMN()-1&gt;=[Step1.$B77];COLUMN()-1&lt;=[Step1.$E7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7];COLUMN()-1&lt;=[Step1.$D77]);&quot;White on Black&quot;;IF(AND(COLUMN()-1&gt;=[Step1.$B77];COLUMN()-1&lt;=[Step1.$E7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7];COLUMN()-1&lt;=[Step1.$D77]);&quot;White on Black&quot;;IF(AND(COLUMN()-1&gt;=[Step1.$B77];COLUMN()-1&lt;=[Step1.$E7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7];COLUMN()-1&lt;=[Step1.$D77]);&quot;White on Black&quot;;IF(AND(COLUMN()-1&gt;=[Step1.$B77];COLUMN()-1&lt;=[Step1.$E7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7];COLUMN()-1&lt;=[Step1.$D77]);&quot;White on Black&quot;;IF(AND(COLUMN()-1&gt;=[Step1.$B77];COLUMN()-1&lt;=[Step1.$E7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7];COLUMN()-1&lt;=[Step1.$D77]);&quot;White on Black&quot;;IF(AND(COLUMN()-1&gt;=[Step1.$B77];COLUMN()-1&lt;=[Step1.$E7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7];COLUMN()-1&lt;=[Step1.$D77]);&quot;White on Black&quot;;IF(AND(COLUMN()-1&gt;=[Step1.$B77];COLUMN()-1&lt;=[Step1.$E7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7];COLUMN()-1&lt;=[Step1.$D77]);&quot;White on Black&quot;;IF(AND(COLUMN()-1&gt;=[Step1.$B77];COLUMN()-1&lt;=[Step1.$E7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7];COLUMN()-1&lt;=[Step1.$D77]);&quot;White on Black&quot;;IF(AND(COLUMN()-1&gt;=[Step1.$B77];COLUMN()-1&lt;=[Step1.$E7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7];COLUMN()-1&lt;=[Step1.$D77]);&quot;White on Black&quot;;IF(AND(COLUMN()-1&gt;=[Step1.$B77];COLUMN()-1&lt;=[Step1.$E7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number-columns-repeated="1004"/>
        </table:table-row>
        <table:table-row table:style-name="ro1">
          <table:table-cell table:formula="of:=IF(AND(COLUMN()-1&gt;=[Step1.$C78];COLUMN()-1&lt;=[Step1.$D78]);&quot;White on Black&quot;;IF(AND(COLUMN()-1&gt;=[Step1.$B78];COLUMN()-1&lt;=[Step1.$E78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78];COLUMN()-1&lt;=[Step1.$D78]);&quot;White on Black&quot;;IF(AND(COLUMN()-1&gt;=[Step1.$B78];COLUMN()-1&lt;=[Step1.$E7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8];COLUMN()-1&lt;=[Step1.$D78]);&quot;White on Black&quot;;IF(AND(COLUMN()-1&gt;=[Step1.$B78];COLUMN()-1&lt;=[Step1.$E7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8];COLUMN()-1&lt;=[Step1.$D78]);&quot;White on Black&quot;;IF(AND(COLUMN()-1&gt;=[Step1.$B78];COLUMN()-1&lt;=[Step1.$E7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8];COLUMN()-1&lt;=[Step1.$D78]);&quot;White on Black&quot;;IF(AND(COLUMN()-1&gt;=[Step1.$B78];COLUMN()-1&lt;=[Step1.$E7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8];COLUMN()-1&lt;=[Step1.$D78]);&quot;White on Black&quot;;IF(AND(COLUMN()-1&gt;=[Step1.$B78];COLUMN()-1&lt;=[Step1.$E7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8];COLUMN()-1&lt;=[Step1.$D78]);&quot;White on Black&quot;;IF(AND(COLUMN()-1&gt;=[Step1.$B78];COLUMN()-1&lt;=[Step1.$E7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8];COLUMN()-1&lt;=[Step1.$D78]);&quot;White on Black&quot;;IF(AND(COLUMN()-1&gt;=[Step1.$B78];COLUMN()-1&lt;=[Step1.$E7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8];COLUMN()-1&lt;=[Step1.$D78]);&quot;White on Black&quot;;IF(AND(COLUMN()-1&gt;=[Step1.$B78];COLUMN()-1&lt;=[Step1.$E7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8];COLUMN()-1&lt;=[Step1.$D78]);&quot;White on Black&quot;;IF(AND(COLUMN()-1&gt;=[Step1.$B78];COLUMN()-1&lt;=[Step1.$E7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8];COLUMN()-1&lt;=[Step1.$D78]);&quot;White on Black&quot;;IF(AND(COLUMN()-1&gt;=[Step1.$B78];COLUMN()-1&lt;=[Step1.$E7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8];COLUMN()-1&lt;=[Step1.$D78]);&quot;White on Black&quot;;IF(AND(COLUMN()-1&gt;=[Step1.$B78];COLUMN()-1&lt;=[Step1.$E7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8];COLUMN()-1&lt;=[Step1.$D78]);&quot;White on Black&quot;;IF(AND(COLUMN()-1&gt;=[Step1.$B78];COLUMN()-1&lt;=[Step1.$E7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8];COLUMN()-1&lt;=[Step1.$D78]);&quot;White on Black&quot;;IF(AND(COLUMN()-1&gt;=[Step1.$B78];COLUMN()-1&lt;=[Step1.$E7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8];COLUMN()-1&lt;=[Step1.$D78]);&quot;White on Black&quot;;IF(AND(COLUMN()-1&gt;=[Step1.$B78];COLUMN()-1&lt;=[Step1.$E7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8];COLUMN()-1&lt;=[Step1.$D78]);&quot;White on Black&quot;;IF(AND(COLUMN()-1&gt;=[Step1.$B78];COLUMN()-1&lt;=[Step1.$E7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8];COLUMN()-1&lt;=[Step1.$D78]);&quot;White on Black&quot;;IF(AND(COLUMN()-1&gt;=[Step1.$B78];COLUMN()-1&lt;=[Step1.$E7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8];COLUMN()-1&lt;=[Step1.$D78]);&quot;White on Black&quot;;IF(AND(COLUMN()-1&gt;=[Step1.$B78];COLUMN()-1&lt;=[Step1.$E7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8];COLUMN()-1&lt;=[Step1.$D78]);&quot;White on Black&quot;;IF(AND(COLUMN()-1&gt;=[Step1.$B78];COLUMN()-1&lt;=[Step1.$E7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78];COLUMN()-1&lt;=[Step1.$D78]);&quot;White on Black&quot;;IF(AND(COLUMN()-1&gt;=[Step1.$B78];COLUMN()-1&lt;=[Step1.$E7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number-columns-repeated="1004"/>
        </table:table-row>
        <table:table-row table:style-name="ro1">
          <table:table-cell table:formula="of:=IF(AND(COLUMN()-1&gt;=[Step1.$C79];COLUMN()-1&lt;=[Step1.$D79]);&quot;White on Black&quot;;IF(AND(COLUMN()-1&gt;=[Step1.$B79];COLUMN()-1&lt;=[Step1.$E79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79];COLUMN()-1&lt;=[Step1.$D79]);&quot;White on Black&quot;;IF(AND(COLUMN()-1&gt;=[Step1.$B79];COLUMN()-1&lt;=[Step1.$E7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9];COLUMN()-1&lt;=[Step1.$D79]);&quot;White on Black&quot;;IF(AND(COLUMN()-1&gt;=[Step1.$B79];COLUMN()-1&lt;=[Step1.$E7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9];COLUMN()-1&lt;=[Step1.$D79]);&quot;White on Black&quot;;IF(AND(COLUMN()-1&gt;=[Step1.$B79];COLUMN()-1&lt;=[Step1.$E7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9];COLUMN()-1&lt;=[Step1.$D79]);&quot;White on Black&quot;;IF(AND(COLUMN()-1&gt;=[Step1.$B79];COLUMN()-1&lt;=[Step1.$E7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9];COLUMN()-1&lt;=[Step1.$D79]);&quot;White on Black&quot;;IF(AND(COLUMN()-1&gt;=[Step1.$B79];COLUMN()-1&lt;=[Step1.$E7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9];COLUMN()-1&lt;=[Step1.$D79]);&quot;White on Black&quot;;IF(AND(COLUMN()-1&gt;=[Step1.$B79];COLUMN()-1&lt;=[Step1.$E7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9];COLUMN()-1&lt;=[Step1.$D79]);&quot;White on Black&quot;;IF(AND(COLUMN()-1&gt;=[Step1.$B79];COLUMN()-1&lt;=[Step1.$E7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9];COLUMN()-1&lt;=[Step1.$D79]);&quot;White on Black&quot;;IF(AND(COLUMN()-1&gt;=[Step1.$B79];COLUMN()-1&lt;=[Step1.$E7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9];COLUMN()-1&lt;=[Step1.$D79]);&quot;White on Black&quot;;IF(AND(COLUMN()-1&gt;=[Step1.$B79];COLUMN()-1&lt;=[Step1.$E7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9];COLUMN()-1&lt;=[Step1.$D79]);&quot;White on Black&quot;;IF(AND(COLUMN()-1&gt;=[Step1.$B79];COLUMN()-1&lt;=[Step1.$E7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9];COLUMN()-1&lt;=[Step1.$D79]);&quot;White on Black&quot;;IF(AND(COLUMN()-1&gt;=[Step1.$B79];COLUMN()-1&lt;=[Step1.$E7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9];COLUMN()-1&lt;=[Step1.$D79]);&quot;White on Black&quot;;IF(AND(COLUMN()-1&gt;=[Step1.$B79];COLUMN()-1&lt;=[Step1.$E7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9];COLUMN()-1&lt;=[Step1.$D79]);&quot;White on Black&quot;;IF(AND(COLUMN()-1&gt;=[Step1.$B79];COLUMN()-1&lt;=[Step1.$E7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9];COLUMN()-1&lt;=[Step1.$D79]);&quot;White on Black&quot;;IF(AND(COLUMN()-1&gt;=[Step1.$B79];COLUMN()-1&lt;=[Step1.$E7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9];COLUMN()-1&lt;=[Step1.$D79]);&quot;White on Black&quot;;IF(AND(COLUMN()-1&gt;=[Step1.$B79];COLUMN()-1&lt;=[Step1.$E7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9];COLUMN()-1&lt;=[Step1.$D79]);&quot;White on Black&quot;;IF(AND(COLUMN()-1&gt;=[Step1.$B79];COLUMN()-1&lt;=[Step1.$E7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9];COLUMN()-1&lt;=[Step1.$D79]);&quot;White on Black&quot;;IF(AND(COLUMN()-1&gt;=[Step1.$B79];COLUMN()-1&lt;=[Step1.$E7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9];COLUMN()-1&lt;=[Step1.$D79]);&quot;White on Black&quot;;IF(AND(COLUMN()-1&gt;=[Step1.$B79];COLUMN()-1&lt;=[Step1.$E7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9];COLUMN()-1&lt;=[Step1.$D79]);&quot;White on Black&quot;;IF(AND(COLUMN()-1&gt;=[Step1.$B79];COLUMN()-1&lt;=[Step1.$E7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number-columns-repeated="1004"/>
        </table:table-row>
        <table:table-row table:style-name="ro1">
          <table:table-cell table:formula="of:=IF(AND(COLUMN()-1&gt;=[Step1.$C80];COLUMN()-1&lt;=[Step1.$D80]);&quot;White on Black&quot;;IF(AND(COLUMN()-1&gt;=[Step1.$B80];COLUMN()-1&lt;=[Step1.$E80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80];COLUMN()-1&lt;=[Step1.$D80]);&quot;White on Black&quot;;IF(AND(COLUMN()-1&gt;=[Step1.$B80];COLUMN()-1&lt;=[Step1.$E8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0];COLUMN()-1&lt;=[Step1.$D80]);&quot;White on Black&quot;;IF(AND(COLUMN()-1&gt;=[Step1.$B80];COLUMN()-1&lt;=[Step1.$E8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0];COLUMN()-1&lt;=[Step1.$D80]);&quot;White on Black&quot;;IF(AND(COLUMN()-1&gt;=[Step1.$B80];COLUMN()-1&lt;=[Step1.$E8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0];COLUMN()-1&lt;=[Step1.$D80]);&quot;White on Black&quot;;IF(AND(COLUMN()-1&gt;=[Step1.$B80];COLUMN()-1&lt;=[Step1.$E8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0];COLUMN()-1&lt;=[Step1.$D80]);&quot;White on Black&quot;;IF(AND(COLUMN()-1&gt;=[Step1.$B80];COLUMN()-1&lt;=[Step1.$E8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0];COLUMN()-1&lt;=[Step1.$D80]);&quot;White on Black&quot;;IF(AND(COLUMN()-1&gt;=[Step1.$B80];COLUMN()-1&lt;=[Step1.$E8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0];COLUMN()-1&lt;=[Step1.$D80]);&quot;White on Black&quot;;IF(AND(COLUMN()-1&gt;=[Step1.$B80];COLUMN()-1&lt;=[Step1.$E8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0];COLUMN()-1&lt;=[Step1.$D80]);&quot;White on Black&quot;;IF(AND(COLUMN()-1&gt;=[Step1.$B80];COLUMN()-1&lt;=[Step1.$E8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0];COLUMN()-1&lt;=[Step1.$D80]);&quot;White on Black&quot;;IF(AND(COLUMN()-1&gt;=[Step1.$B80];COLUMN()-1&lt;=[Step1.$E8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0];COLUMN()-1&lt;=[Step1.$D80]);&quot;White on Black&quot;;IF(AND(COLUMN()-1&gt;=[Step1.$B80];COLUMN()-1&lt;=[Step1.$E8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0];COLUMN()-1&lt;=[Step1.$D80]);&quot;White on Black&quot;;IF(AND(COLUMN()-1&gt;=[Step1.$B80];COLUMN()-1&lt;=[Step1.$E8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0];COLUMN()-1&lt;=[Step1.$D80]);&quot;White on Black&quot;;IF(AND(COLUMN()-1&gt;=[Step1.$B80];COLUMN()-1&lt;=[Step1.$E8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0];COLUMN()-1&lt;=[Step1.$D80]);&quot;White on Black&quot;;IF(AND(COLUMN()-1&gt;=[Step1.$B80];COLUMN()-1&lt;=[Step1.$E8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0];COLUMN()-1&lt;=[Step1.$D80]);&quot;White on Black&quot;;IF(AND(COLUMN()-1&gt;=[Step1.$B80];COLUMN()-1&lt;=[Step1.$E8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0];COLUMN()-1&lt;=[Step1.$D80]);&quot;White on Black&quot;;IF(AND(COLUMN()-1&gt;=[Step1.$B80];COLUMN()-1&lt;=[Step1.$E8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0];COLUMN()-1&lt;=[Step1.$D80]);&quot;White on Black&quot;;IF(AND(COLUMN()-1&gt;=[Step1.$B80];COLUMN()-1&lt;=[Step1.$E8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0];COLUMN()-1&lt;=[Step1.$D80]);&quot;White on Black&quot;;IF(AND(COLUMN()-1&gt;=[Step1.$B80];COLUMN()-1&lt;=[Step1.$E8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0];COLUMN()-1&lt;=[Step1.$D80]);&quot;White on Black&quot;;IF(AND(COLUMN()-1&gt;=[Step1.$B80];COLUMN()-1&lt;=[Step1.$E8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0];COLUMN()-1&lt;=[Step1.$D80]);&quot;White on Black&quot;;IF(AND(COLUMN()-1&gt;=[Step1.$B80];COLUMN()-1&lt;=[Step1.$E8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number-columns-repeated="1004"/>
        </table:table-row>
        <table:table-row table:style-name="ro1">
          <table:table-cell table:formula="of:=IF(AND(COLUMN()-1&gt;=[Step1.$C81];COLUMN()-1&lt;=[Step1.$D81]);&quot;White on Black&quot;;IF(AND(COLUMN()-1&gt;=[Step1.$B81];COLUMN()-1&lt;=[Step1.$E81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81];COLUMN()-1&lt;=[Step1.$D81]);&quot;White on Black&quot;;IF(AND(COLUMN()-1&gt;=[Step1.$B81];COLUMN()-1&lt;=[Step1.$E8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1];COLUMN()-1&lt;=[Step1.$D81]);&quot;White on Black&quot;;IF(AND(COLUMN()-1&gt;=[Step1.$B81];COLUMN()-1&lt;=[Step1.$E8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1];COLUMN()-1&lt;=[Step1.$D81]);&quot;White on Black&quot;;IF(AND(COLUMN()-1&gt;=[Step1.$B81];COLUMN()-1&lt;=[Step1.$E8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1];COLUMN()-1&lt;=[Step1.$D81]);&quot;White on Black&quot;;IF(AND(COLUMN()-1&gt;=[Step1.$B81];COLUMN()-1&lt;=[Step1.$E8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1];COLUMN()-1&lt;=[Step1.$D81]);&quot;White on Black&quot;;IF(AND(COLUMN()-1&gt;=[Step1.$B81];COLUMN()-1&lt;=[Step1.$E8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1];COLUMN()-1&lt;=[Step1.$D81]);&quot;White on Black&quot;;IF(AND(COLUMN()-1&gt;=[Step1.$B81];COLUMN()-1&lt;=[Step1.$E8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1];COLUMN()-1&lt;=[Step1.$D81]);&quot;White on Black&quot;;IF(AND(COLUMN()-1&gt;=[Step1.$B81];COLUMN()-1&lt;=[Step1.$E8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1];COLUMN()-1&lt;=[Step1.$D81]);&quot;White on Black&quot;;IF(AND(COLUMN()-1&gt;=[Step1.$B81];COLUMN()-1&lt;=[Step1.$E8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1];COLUMN()-1&lt;=[Step1.$D81]);&quot;White on Black&quot;;IF(AND(COLUMN()-1&gt;=[Step1.$B81];COLUMN()-1&lt;=[Step1.$E8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1];COLUMN()-1&lt;=[Step1.$D81]);&quot;White on Black&quot;;IF(AND(COLUMN()-1&gt;=[Step1.$B81];COLUMN()-1&lt;=[Step1.$E8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1];COLUMN()-1&lt;=[Step1.$D81]);&quot;White on Black&quot;;IF(AND(COLUMN()-1&gt;=[Step1.$B81];COLUMN()-1&lt;=[Step1.$E8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1];COLUMN()-1&lt;=[Step1.$D81]);&quot;White on Black&quot;;IF(AND(COLUMN()-1&gt;=[Step1.$B81];COLUMN()-1&lt;=[Step1.$E8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1];COLUMN()-1&lt;=[Step1.$D81]);&quot;White on Black&quot;;IF(AND(COLUMN()-1&gt;=[Step1.$B81];COLUMN()-1&lt;=[Step1.$E8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1];COLUMN()-1&lt;=[Step1.$D81]);&quot;White on Black&quot;;IF(AND(COLUMN()-1&gt;=[Step1.$B81];COLUMN()-1&lt;=[Step1.$E8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1];COLUMN()-1&lt;=[Step1.$D81]);&quot;White on Black&quot;;IF(AND(COLUMN()-1&gt;=[Step1.$B81];COLUMN()-1&lt;=[Step1.$E8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1];COLUMN()-1&lt;=[Step1.$D81]);&quot;White on Black&quot;;IF(AND(COLUMN()-1&gt;=[Step1.$B81];COLUMN()-1&lt;=[Step1.$E8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1];COLUMN()-1&lt;=[Step1.$D81]);&quot;White on Black&quot;;IF(AND(COLUMN()-1&gt;=[Step1.$B81];COLUMN()-1&lt;=[Step1.$E8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1];COLUMN()-1&lt;=[Step1.$D81]);&quot;White on Black&quot;;IF(AND(COLUMN()-1&gt;=[Step1.$B81];COLUMN()-1&lt;=[Step1.$E8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1];COLUMN()-1&lt;=[Step1.$D81]);&quot;White on Black&quot;;IF(AND(COLUMN()-1&gt;=[Step1.$B81];COLUMN()-1&lt;=[Step1.$E8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number-columns-repeated="1004"/>
        </table:table-row>
        <table:table-row table:style-name="ro1">
          <table:table-cell table:formula="of:=IF(AND(COLUMN()-1&gt;=[Step1.$C82];COLUMN()-1&lt;=[Step1.$D82]);&quot;White on Black&quot;;IF(AND(COLUMN()-1&gt;=[Step1.$B82];COLUMN()-1&lt;=[Step1.$E82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82];COLUMN()-1&lt;=[Step1.$D82]);&quot;White on Black&quot;;IF(AND(COLUMN()-1&gt;=[Step1.$B82];COLUMN()-1&lt;=[Step1.$E8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2];COLUMN()-1&lt;=[Step1.$D82]);&quot;White on Black&quot;;IF(AND(COLUMN()-1&gt;=[Step1.$B82];COLUMN()-1&lt;=[Step1.$E8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2];COLUMN()-1&lt;=[Step1.$D82]);&quot;White on Black&quot;;IF(AND(COLUMN()-1&gt;=[Step1.$B82];COLUMN()-1&lt;=[Step1.$E8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2];COLUMN()-1&lt;=[Step1.$D82]);&quot;White on Black&quot;;IF(AND(COLUMN()-1&gt;=[Step1.$B82];COLUMN()-1&lt;=[Step1.$E8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2];COLUMN()-1&lt;=[Step1.$D82]);&quot;White on Black&quot;;IF(AND(COLUMN()-1&gt;=[Step1.$B82];COLUMN()-1&lt;=[Step1.$E8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2];COLUMN()-1&lt;=[Step1.$D82]);&quot;White on Black&quot;;IF(AND(COLUMN()-1&gt;=[Step1.$B82];COLUMN()-1&lt;=[Step1.$E8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2];COLUMN()-1&lt;=[Step1.$D82]);&quot;White on Black&quot;;IF(AND(COLUMN()-1&gt;=[Step1.$B82];COLUMN()-1&lt;=[Step1.$E8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2];COLUMN()-1&lt;=[Step1.$D82]);&quot;White on Black&quot;;IF(AND(COLUMN()-1&gt;=[Step1.$B82];COLUMN()-1&lt;=[Step1.$E8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2];COLUMN()-1&lt;=[Step1.$D82]);&quot;White on Black&quot;;IF(AND(COLUMN()-1&gt;=[Step1.$B82];COLUMN()-1&lt;=[Step1.$E8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2];COLUMN()-1&lt;=[Step1.$D82]);&quot;White on Black&quot;;IF(AND(COLUMN()-1&gt;=[Step1.$B82];COLUMN()-1&lt;=[Step1.$E8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2];COLUMN()-1&lt;=[Step1.$D82]);&quot;White on Black&quot;;IF(AND(COLUMN()-1&gt;=[Step1.$B82];COLUMN()-1&lt;=[Step1.$E8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2];COLUMN()-1&lt;=[Step1.$D82]);&quot;White on Black&quot;;IF(AND(COLUMN()-1&gt;=[Step1.$B82];COLUMN()-1&lt;=[Step1.$E8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2];COLUMN()-1&lt;=[Step1.$D82]);&quot;White on Black&quot;;IF(AND(COLUMN()-1&gt;=[Step1.$B82];COLUMN()-1&lt;=[Step1.$E8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2];COLUMN()-1&lt;=[Step1.$D82]);&quot;White on Black&quot;;IF(AND(COLUMN()-1&gt;=[Step1.$B82];COLUMN()-1&lt;=[Step1.$E8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2];COLUMN()-1&lt;=[Step1.$D82]);&quot;White on Black&quot;;IF(AND(COLUMN()-1&gt;=[Step1.$B82];COLUMN()-1&lt;=[Step1.$E8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2];COLUMN()-1&lt;=[Step1.$D82]);&quot;White on Black&quot;;IF(AND(COLUMN()-1&gt;=[Step1.$B82];COLUMN()-1&lt;=[Step1.$E8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2];COLUMN()-1&lt;=[Step1.$D82]);&quot;White on Black&quot;;IF(AND(COLUMN()-1&gt;=[Step1.$B82];COLUMN()-1&lt;=[Step1.$E8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2];COLUMN()-1&lt;=[Step1.$D82]);&quot;White on Black&quot;;IF(AND(COLUMN()-1&gt;=[Step1.$B82];COLUMN()-1&lt;=[Step1.$E8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2];COLUMN()-1&lt;=[Step1.$D82]);&quot;White on Black&quot;;IF(AND(COLUMN()-1&gt;=[Step1.$B82];COLUMN()-1&lt;=[Step1.$E8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number-columns-repeated="1004"/>
        </table:table-row>
        <table:table-row table:style-name="ro1">
          <table:table-cell table:formula="of:=IF(AND(COLUMN()-1&gt;=[Step1.$C83];COLUMN()-1&lt;=[Step1.$D83]);&quot;White on Black&quot;;IF(AND(COLUMN()-1&gt;=[Step1.$B83];COLUMN()-1&lt;=[Step1.$E83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83];COLUMN()-1&lt;=[Step1.$D83]);&quot;White on Black&quot;;IF(AND(COLUMN()-1&gt;=[Step1.$B83];COLUMN()-1&lt;=[Step1.$E8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3];COLUMN()-1&lt;=[Step1.$D83]);&quot;White on Black&quot;;IF(AND(COLUMN()-1&gt;=[Step1.$B83];COLUMN()-1&lt;=[Step1.$E8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3];COLUMN()-1&lt;=[Step1.$D83]);&quot;White on Black&quot;;IF(AND(COLUMN()-1&gt;=[Step1.$B83];COLUMN()-1&lt;=[Step1.$E8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3];COLUMN()-1&lt;=[Step1.$D83]);&quot;White on Black&quot;;IF(AND(COLUMN()-1&gt;=[Step1.$B83];COLUMN()-1&lt;=[Step1.$E8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3];COLUMN()-1&lt;=[Step1.$D83]);&quot;White on Black&quot;;IF(AND(COLUMN()-1&gt;=[Step1.$B83];COLUMN()-1&lt;=[Step1.$E8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3];COLUMN()-1&lt;=[Step1.$D83]);&quot;White on Black&quot;;IF(AND(COLUMN()-1&gt;=[Step1.$B83];COLUMN()-1&lt;=[Step1.$E8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3];COLUMN()-1&lt;=[Step1.$D83]);&quot;White on Black&quot;;IF(AND(COLUMN()-1&gt;=[Step1.$B83];COLUMN()-1&lt;=[Step1.$E8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3];COLUMN()-1&lt;=[Step1.$D83]);&quot;White on Black&quot;;IF(AND(COLUMN()-1&gt;=[Step1.$B83];COLUMN()-1&lt;=[Step1.$E8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3];COLUMN()-1&lt;=[Step1.$D83]);&quot;White on Black&quot;;IF(AND(COLUMN()-1&gt;=[Step1.$B83];COLUMN()-1&lt;=[Step1.$E8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3];COLUMN()-1&lt;=[Step1.$D83]);&quot;White on Black&quot;;IF(AND(COLUMN()-1&gt;=[Step1.$B83];COLUMN()-1&lt;=[Step1.$E8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3];COLUMN()-1&lt;=[Step1.$D83]);&quot;White on Black&quot;;IF(AND(COLUMN()-1&gt;=[Step1.$B83];COLUMN()-1&lt;=[Step1.$E8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3];COLUMN()-1&lt;=[Step1.$D83]);&quot;White on Black&quot;;IF(AND(COLUMN()-1&gt;=[Step1.$B83];COLUMN()-1&lt;=[Step1.$E8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3];COLUMN()-1&lt;=[Step1.$D83]);&quot;White on Black&quot;;IF(AND(COLUMN()-1&gt;=[Step1.$B83];COLUMN()-1&lt;=[Step1.$E8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3];COLUMN()-1&lt;=[Step1.$D83]);&quot;White on Black&quot;;IF(AND(COLUMN()-1&gt;=[Step1.$B83];COLUMN()-1&lt;=[Step1.$E8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3];COLUMN()-1&lt;=[Step1.$D83]);&quot;White on Black&quot;;IF(AND(COLUMN()-1&gt;=[Step1.$B83];COLUMN()-1&lt;=[Step1.$E8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3];COLUMN()-1&lt;=[Step1.$D83]);&quot;White on Black&quot;;IF(AND(COLUMN()-1&gt;=[Step1.$B83];COLUMN()-1&lt;=[Step1.$E8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3];COLUMN()-1&lt;=[Step1.$D83]);&quot;White on Black&quot;;IF(AND(COLUMN()-1&gt;=[Step1.$B83];COLUMN()-1&lt;=[Step1.$E8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3];COLUMN()-1&lt;=[Step1.$D83]);&quot;White on Black&quot;;IF(AND(COLUMN()-1&gt;=[Step1.$B83];COLUMN()-1&lt;=[Step1.$E8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3];COLUMN()-1&lt;=[Step1.$D83]);&quot;White on Black&quot;;IF(AND(COLUMN()-1&gt;=[Step1.$B83];COLUMN()-1&lt;=[Step1.$E8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number-columns-repeated="1004"/>
        </table:table-row>
        <table:table-row table:style-name="ro1">
          <table:table-cell table:formula="of:=IF(AND(COLUMN()-1&gt;=[Step1.$C84];COLUMN()-1&lt;=[Step1.$D84]);&quot;White on Black&quot;;IF(AND(COLUMN()-1&gt;=[Step1.$B84];COLUMN()-1&lt;=[Step1.$E84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84];COLUMN()-1&lt;=[Step1.$D84]);&quot;White on Black&quot;;IF(AND(COLUMN()-1&gt;=[Step1.$B84];COLUMN()-1&lt;=[Step1.$E8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4];COLUMN()-1&lt;=[Step1.$D84]);&quot;White on Black&quot;;IF(AND(COLUMN()-1&gt;=[Step1.$B84];COLUMN()-1&lt;=[Step1.$E8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4];COLUMN()-1&lt;=[Step1.$D84]);&quot;White on Black&quot;;IF(AND(COLUMN()-1&gt;=[Step1.$B84];COLUMN()-1&lt;=[Step1.$E8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4];COLUMN()-1&lt;=[Step1.$D84]);&quot;White on Black&quot;;IF(AND(COLUMN()-1&gt;=[Step1.$B84];COLUMN()-1&lt;=[Step1.$E8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4];COLUMN()-1&lt;=[Step1.$D84]);&quot;White on Black&quot;;IF(AND(COLUMN()-1&gt;=[Step1.$B84];COLUMN()-1&lt;=[Step1.$E8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4];COLUMN()-1&lt;=[Step1.$D84]);&quot;White on Black&quot;;IF(AND(COLUMN()-1&gt;=[Step1.$B84];COLUMN()-1&lt;=[Step1.$E8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4];COLUMN()-1&lt;=[Step1.$D84]);&quot;White on Black&quot;;IF(AND(COLUMN()-1&gt;=[Step1.$B84];COLUMN()-1&lt;=[Step1.$E8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4];COLUMN()-1&lt;=[Step1.$D84]);&quot;White on Black&quot;;IF(AND(COLUMN()-1&gt;=[Step1.$B84];COLUMN()-1&lt;=[Step1.$E8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4];COLUMN()-1&lt;=[Step1.$D84]);&quot;White on Black&quot;;IF(AND(COLUMN()-1&gt;=[Step1.$B84];COLUMN()-1&lt;=[Step1.$E8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4];COLUMN()-1&lt;=[Step1.$D84]);&quot;White on Black&quot;;IF(AND(COLUMN()-1&gt;=[Step1.$B84];COLUMN()-1&lt;=[Step1.$E8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4];COLUMN()-1&lt;=[Step1.$D84]);&quot;White on Black&quot;;IF(AND(COLUMN()-1&gt;=[Step1.$B84];COLUMN()-1&lt;=[Step1.$E8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4];COLUMN()-1&lt;=[Step1.$D84]);&quot;White on Black&quot;;IF(AND(COLUMN()-1&gt;=[Step1.$B84];COLUMN()-1&lt;=[Step1.$E8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4];COLUMN()-1&lt;=[Step1.$D84]);&quot;White on Black&quot;;IF(AND(COLUMN()-1&gt;=[Step1.$B84];COLUMN()-1&lt;=[Step1.$E8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4];COLUMN()-1&lt;=[Step1.$D84]);&quot;White on Black&quot;;IF(AND(COLUMN()-1&gt;=[Step1.$B84];COLUMN()-1&lt;=[Step1.$E8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4];COLUMN()-1&lt;=[Step1.$D84]);&quot;White on Black&quot;;IF(AND(COLUMN()-1&gt;=[Step1.$B84];COLUMN()-1&lt;=[Step1.$E8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4];COLUMN()-1&lt;=[Step1.$D84]);&quot;White on Black&quot;;IF(AND(COLUMN()-1&gt;=[Step1.$B84];COLUMN()-1&lt;=[Step1.$E8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4];COLUMN()-1&lt;=[Step1.$D84]);&quot;White on Black&quot;;IF(AND(COLUMN()-1&gt;=[Step1.$B84];COLUMN()-1&lt;=[Step1.$E8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4];COLUMN()-1&lt;=[Step1.$D84]);&quot;White on Black&quot;;IF(AND(COLUMN()-1&gt;=[Step1.$B84];COLUMN()-1&lt;=[Step1.$E8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4];COLUMN()-1&lt;=[Step1.$D84]);&quot;White on Black&quot;;IF(AND(COLUMN()-1&gt;=[Step1.$B84];COLUMN()-1&lt;=[Step1.$E8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number-columns-repeated="1004"/>
        </table:table-row>
        <table:table-row table:style-name="ro1">
          <table:table-cell table:formula="of:=IF(AND(COLUMN()-1&gt;=[Step1.$C85];COLUMN()-1&lt;=[Step1.$D85]);&quot;White on Black&quot;;IF(AND(COLUMN()-1&gt;=[Step1.$B85];COLUMN()-1&lt;=[Step1.$E85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85];COLUMN()-1&lt;=[Step1.$D85]);&quot;White on Black&quot;;IF(AND(COLUMN()-1&gt;=[Step1.$B85];COLUMN()-1&lt;=[Step1.$E8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5];COLUMN()-1&lt;=[Step1.$D85]);&quot;White on Black&quot;;IF(AND(COLUMN()-1&gt;=[Step1.$B85];COLUMN()-1&lt;=[Step1.$E8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5];COLUMN()-1&lt;=[Step1.$D85]);&quot;White on Black&quot;;IF(AND(COLUMN()-1&gt;=[Step1.$B85];COLUMN()-1&lt;=[Step1.$E8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5];COLUMN()-1&lt;=[Step1.$D85]);&quot;White on Black&quot;;IF(AND(COLUMN()-1&gt;=[Step1.$B85];COLUMN()-1&lt;=[Step1.$E8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5];COLUMN()-1&lt;=[Step1.$D85]);&quot;White on Black&quot;;IF(AND(COLUMN()-1&gt;=[Step1.$B85];COLUMN()-1&lt;=[Step1.$E8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5];COLUMN()-1&lt;=[Step1.$D85]);&quot;White on Black&quot;;IF(AND(COLUMN()-1&gt;=[Step1.$B85];COLUMN()-1&lt;=[Step1.$E8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5];COLUMN()-1&lt;=[Step1.$D85]);&quot;White on Black&quot;;IF(AND(COLUMN()-1&gt;=[Step1.$B85];COLUMN()-1&lt;=[Step1.$E8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5];COLUMN()-1&lt;=[Step1.$D85]);&quot;White on Black&quot;;IF(AND(COLUMN()-1&gt;=[Step1.$B85];COLUMN()-1&lt;=[Step1.$E8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5];COLUMN()-1&lt;=[Step1.$D85]);&quot;White on Black&quot;;IF(AND(COLUMN()-1&gt;=[Step1.$B85];COLUMN()-1&lt;=[Step1.$E8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5];COLUMN()-1&lt;=[Step1.$D85]);&quot;White on Black&quot;;IF(AND(COLUMN()-1&gt;=[Step1.$B85];COLUMN()-1&lt;=[Step1.$E8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5];COLUMN()-1&lt;=[Step1.$D85]);&quot;White on Black&quot;;IF(AND(COLUMN()-1&gt;=[Step1.$B85];COLUMN()-1&lt;=[Step1.$E8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5];COLUMN()-1&lt;=[Step1.$D85]);&quot;White on Black&quot;;IF(AND(COLUMN()-1&gt;=[Step1.$B85];COLUMN()-1&lt;=[Step1.$E8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5];COLUMN()-1&lt;=[Step1.$D85]);&quot;White on Black&quot;;IF(AND(COLUMN()-1&gt;=[Step1.$B85];COLUMN()-1&lt;=[Step1.$E8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5];COLUMN()-1&lt;=[Step1.$D85]);&quot;White on Black&quot;;IF(AND(COLUMN()-1&gt;=[Step1.$B85];COLUMN()-1&lt;=[Step1.$E8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5];COLUMN()-1&lt;=[Step1.$D85]);&quot;White on Black&quot;;IF(AND(COLUMN()-1&gt;=[Step1.$B85];COLUMN()-1&lt;=[Step1.$E8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5];COLUMN()-1&lt;=[Step1.$D85]);&quot;White on Black&quot;;IF(AND(COLUMN()-1&gt;=[Step1.$B85];COLUMN()-1&lt;=[Step1.$E8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5];COLUMN()-1&lt;=[Step1.$D85]);&quot;White on Black&quot;;IF(AND(COLUMN()-1&gt;=[Step1.$B85];COLUMN()-1&lt;=[Step1.$E8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5];COLUMN()-1&lt;=[Step1.$D85]);&quot;White on Black&quot;;IF(AND(COLUMN()-1&gt;=[Step1.$B85];COLUMN()-1&lt;=[Step1.$E8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5];COLUMN()-1&lt;=[Step1.$D85]);&quot;White on Black&quot;;IF(AND(COLUMN()-1&gt;=[Step1.$B85];COLUMN()-1&lt;=[Step1.$E8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number-columns-repeated="1004"/>
        </table:table-row>
        <table:table-row table:style-name="ro1">
          <table:table-cell table:formula="of:=IF(AND(COLUMN()-1&gt;=[Step1.$C86];COLUMN()-1&lt;=[Step1.$D86]);&quot;White on Black&quot;;IF(AND(COLUMN()-1&gt;=[Step1.$B86];COLUMN()-1&lt;=[Step1.$E86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86];COLUMN()-1&lt;=[Step1.$D86]);&quot;White on Black&quot;;IF(AND(COLUMN()-1&gt;=[Step1.$B86];COLUMN()-1&lt;=[Step1.$E8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6];COLUMN()-1&lt;=[Step1.$D86]);&quot;White on Black&quot;;IF(AND(COLUMN()-1&gt;=[Step1.$B86];COLUMN()-1&lt;=[Step1.$E8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6];COLUMN()-1&lt;=[Step1.$D86]);&quot;White on Black&quot;;IF(AND(COLUMN()-1&gt;=[Step1.$B86];COLUMN()-1&lt;=[Step1.$E8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6];COLUMN()-1&lt;=[Step1.$D86]);&quot;White on Black&quot;;IF(AND(COLUMN()-1&gt;=[Step1.$B86];COLUMN()-1&lt;=[Step1.$E8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6];COLUMN()-1&lt;=[Step1.$D86]);&quot;White on Black&quot;;IF(AND(COLUMN()-1&gt;=[Step1.$B86];COLUMN()-1&lt;=[Step1.$E8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6];COLUMN()-1&lt;=[Step1.$D86]);&quot;White on Black&quot;;IF(AND(COLUMN()-1&gt;=[Step1.$B86];COLUMN()-1&lt;=[Step1.$E8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6];COLUMN()-1&lt;=[Step1.$D86]);&quot;White on Black&quot;;IF(AND(COLUMN()-1&gt;=[Step1.$B86];COLUMN()-1&lt;=[Step1.$E8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6];COLUMN()-1&lt;=[Step1.$D86]);&quot;White on Black&quot;;IF(AND(COLUMN()-1&gt;=[Step1.$B86];COLUMN()-1&lt;=[Step1.$E8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6];COLUMN()-1&lt;=[Step1.$D86]);&quot;White on Black&quot;;IF(AND(COLUMN()-1&gt;=[Step1.$B86];COLUMN()-1&lt;=[Step1.$E8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6];COLUMN()-1&lt;=[Step1.$D86]);&quot;White on Black&quot;;IF(AND(COLUMN()-1&gt;=[Step1.$B86];COLUMN()-1&lt;=[Step1.$E8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6];COLUMN()-1&lt;=[Step1.$D86]);&quot;White on Black&quot;;IF(AND(COLUMN()-1&gt;=[Step1.$B86];COLUMN()-1&lt;=[Step1.$E8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6];COLUMN()-1&lt;=[Step1.$D86]);&quot;White on Black&quot;;IF(AND(COLUMN()-1&gt;=[Step1.$B86];COLUMN()-1&lt;=[Step1.$E8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6];COLUMN()-1&lt;=[Step1.$D86]);&quot;White on Black&quot;;IF(AND(COLUMN()-1&gt;=[Step1.$B86];COLUMN()-1&lt;=[Step1.$E8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6];COLUMN()-1&lt;=[Step1.$D86]);&quot;White on Black&quot;;IF(AND(COLUMN()-1&gt;=[Step1.$B86];COLUMN()-1&lt;=[Step1.$E8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6];COLUMN()-1&lt;=[Step1.$D86]);&quot;White on Black&quot;;IF(AND(COLUMN()-1&gt;=[Step1.$B86];COLUMN()-1&lt;=[Step1.$E8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6];COLUMN()-1&lt;=[Step1.$D86]);&quot;White on Black&quot;;IF(AND(COLUMN()-1&gt;=[Step1.$B86];COLUMN()-1&lt;=[Step1.$E8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6];COLUMN()-1&lt;=[Step1.$D86]);&quot;White on Black&quot;;IF(AND(COLUMN()-1&gt;=[Step1.$B86];COLUMN()-1&lt;=[Step1.$E8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6];COLUMN()-1&lt;=[Step1.$D86]);&quot;White on Black&quot;;IF(AND(COLUMN()-1&gt;=[Step1.$B86];COLUMN()-1&lt;=[Step1.$E8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6];COLUMN()-1&lt;=[Step1.$D86]);&quot;White on Black&quot;;IF(AND(COLUMN()-1&gt;=[Step1.$B86];COLUMN()-1&lt;=[Step1.$E8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number-columns-repeated="1004"/>
        </table:table-row>
        <table:table-row table:style-name="ro1">
          <table:table-cell table:formula="of:=IF(AND(COLUMN()-1&gt;=[Step1.$C87];COLUMN()-1&lt;=[Step1.$D87]);&quot;White on Black&quot;;IF(AND(COLUMN()-1&gt;=[Step1.$B87];COLUMN()-1&lt;=[Step1.$E87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87];COLUMN()-1&lt;=[Step1.$D87]);&quot;White on Black&quot;;IF(AND(COLUMN()-1&gt;=[Step1.$B87];COLUMN()-1&lt;=[Step1.$E8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7];COLUMN()-1&lt;=[Step1.$D87]);&quot;White on Black&quot;;IF(AND(COLUMN()-1&gt;=[Step1.$B87];COLUMN()-1&lt;=[Step1.$E8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7];COLUMN()-1&lt;=[Step1.$D87]);&quot;White on Black&quot;;IF(AND(COLUMN()-1&gt;=[Step1.$B87];COLUMN()-1&lt;=[Step1.$E8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7];COLUMN()-1&lt;=[Step1.$D87]);&quot;White on Black&quot;;IF(AND(COLUMN()-1&gt;=[Step1.$B87];COLUMN()-1&lt;=[Step1.$E8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7];COLUMN()-1&lt;=[Step1.$D87]);&quot;White on Black&quot;;IF(AND(COLUMN()-1&gt;=[Step1.$B87];COLUMN()-1&lt;=[Step1.$E8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7];COLUMN()-1&lt;=[Step1.$D87]);&quot;White on Black&quot;;IF(AND(COLUMN()-1&gt;=[Step1.$B87];COLUMN()-1&lt;=[Step1.$E8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7];COLUMN()-1&lt;=[Step1.$D87]);&quot;White on Black&quot;;IF(AND(COLUMN()-1&gt;=[Step1.$B87];COLUMN()-1&lt;=[Step1.$E8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7];COLUMN()-1&lt;=[Step1.$D87]);&quot;White on Black&quot;;IF(AND(COLUMN()-1&gt;=[Step1.$B87];COLUMN()-1&lt;=[Step1.$E8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7];COLUMN()-1&lt;=[Step1.$D87]);&quot;White on Black&quot;;IF(AND(COLUMN()-1&gt;=[Step1.$B87];COLUMN()-1&lt;=[Step1.$E8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7];COLUMN()-1&lt;=[Step1.$D87]);&quot;White on Black&quot;;IF(AND(COLUMN()-1&gt;=[Step1.$B87];COLUMN()-1&lt;=[Step1.$E8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7];COLUMN()-1&lt;=[Step1.$D87]);&quot;White on Black&quot;;IF(AND(COLUMN()-1&gt;=[Step1.$B87];COLUMN()-1&lt;=[Step1.$E8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7];COLUMN()-1&lt;=[Step1.$D87]);&quot;White on Black&quot;;IF(AND(COLUMN()-1&gt;=[Step1.$B87];COLUMN()-1&lt;=[Step1.$E8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7];COLUMN()-1&lt;=[Step1.$D87]);&quot;White on Black&quot;;IF(AND(COLUMN()-1&gt;=[Step1.$B87];COLUMN()-1&lt;=[Step1.$E8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7];COLUMN()-1&lt;=[Step1.$D87]);&quot;White on Black&quot;;IF(AND(COLUMN()-1&gt;=[Step1.$B87];COLUMN()-1&lt;=[Step1.$E8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7];COLUMN()-1&lt;=[Step1.$D87]);&quot;White on Black&quot;;IF(AND(COLUMN()-1&gt;=[Step1.$B87];COLUMN()-1&lt;=[Step1.$E8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7];COLUMN()-1&lt;=[Step1.$D87]);&quot;White on Black&quot;;IF(AND(COLUMN()-1&gt;=[Step1.$B87];COLUMN()-1&lt;=[Step1.$E8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7];COLUMN()-1&lt;=[Step1.$D87]);&quot;White on Black&quot;;IF(AND(COLUMN()-1&gt;=[Step1.$B87];COLUMN()-1&lt;=[Step1.$E8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7];COLUMN()-1&lt;=[Step1.$D87]);&quot;White on Black&quot;;IF(AND(COLUMN()-1&gt;=[Step1.$B87];COLUMN()-1&lt;=[Step1.$E8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7];COLUMN()-1&lt;=[Step1.$D87]);&quot;White on Black&quot;;IF(AND(COLUMN()-1&gt;=[Step1.$B87];COLUMN()-1&lt;=[Step1.$E8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number-columns-repeated="1004"/>
        </table:table-row>
        <table:table-row table:style-name="ro1">
          <table:table-cell table:formula="of:=IF(AND(COLUMN()-1&gt;=[Step1.$C88];COLUMN()-1&lt;=[Step1.$D88]);&quot;White on Black&quot;;IF(AND(COLUMN()-1&gt;=[Step1.$B88];COLUMN()-1&lt;=[Step1.$E88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88];COLUMN()-1&lt;=[Step1.$D88]);&quot;White on Black&quot;;IF(AND(COLUMN()-1&gt;=[Step1.$B88];COLUMN()-1&lt;=[Step1.$E8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8];COLUMN()-1&lt;=[Step1.$D88]);&quot;White on Black&quot;;IF(AND(COLUMN()-1&gt;=[Step1.$B88];COLUMN()-1&lt;=[Step1.$E8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8];COLUMN()-1&lt;=[Step1.$D88]);&quot;White on Black&quot;;IF(AND(COLUMN()-1&gt;=[Step1.$B88];COLUMN()-1&lt;=[Step1.$E8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8];COLUMN()-1&lt;=[Step1.$D88]);&quot;White on Black&quot;;IF(AND(COLUMN()-1&gt;=[Step1.$B88];COLUMN()-1&lt;=[Step1.$E8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8];COLUMN()-1&lt;=[Step1.$D88]);&quot;White on Black&quot;;IF(AND(COLUMN()-1&gt;=[Step1.$B88];COLUMN()-1&lt;=[Step1.$E8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8];COLUMN()-1&lt;=[Step1.$D88]);&quot;White on Black&quot;;IF(AND(COLUMN()-1&gt;=[Step1.$B88];COLUMN()-1&lt;=[Step1.$E8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8];COLUMN()-1&lt;=[Step1.$D88]);&quot;White on Black&quot;;IF(AND(COLUMN()-1&gt;=[Step1.$B88];COLUMN()-1&lt;=[Step1.$E8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8];COLUMN()-1&lt;=[Step1.$D88]);&quot;White on Black&quot;;IF(AND(COLUMN()-1&gt;=[Step1.$B88];COLUMN()-1&lt;=[Step1.$E8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8];COLUMN()-1&lt;=[Step1.$D88]);&quot;White on Black&quot;;IF(AND(COLUMN()-1&gt;=[Step1.$B88];COLUMN()-1&lt;=[Step1.$E8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8];COLUMN()-1&lt;=[Step1.$D88]);&quot;White on Black&quot;;IF(AND(COLUMN()-1&gt;=[Step1.$B88];COLUMN()-1&lt;=[Step1.$E8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8];COLUMN()-1&lt;=[Step1.$D88]);&quot;White on Black&quot;;IF(AND(COLUMN()-1&gt;=[Step1.$B88];COLUMN()-1&lt;=[Step1.$E8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8];COLUMN()-1&lt;=[Step1.$D88]);&quot;White on Black&quot;;IF(AND(COLUMN()-1&gt;=[Step1.$B88];COLUMN()-1&lt;=[Step1.$E8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8];COLUMN()-1&lt;=[Step1.$D88]);&quot;White on Black&quot;;IF(AND(COLUMN()-1&gt;=[Step1.$B88];COLUMN()-1&lt;=[Step1.$E8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8];COLUMN()-1&lt;=[Step1.$D88]);&quot;White on Black&quot;;IF(AND(COLUMN()-1&gt;=[Step1.$B88];COLUMN()-1&lt;=[Step1.$E8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8];COLUMN()-1&lt;=[Step1.$D88]);&quot;White on Black&quot;;IF(AND(COLUMN()-1&gt;=[Step1.$B88];COLUMN()-1&lt;=[Step1.$E8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8];COLUMN()-1&lt;=[Step1.$D88]);&quot;White on Black&quot;;IF(AND(COLUMN()-1&gt;=[Step1.$B88];COLUMN()-1&lt;=[Step1.$E8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8];COLUMN()-1&lt;=[Step1.$D88]);&quot;White on Black&quot;;IF(AND(COLUMN()-1&gt;=[Step1.$B88];COLUMN()-1&lt;=[Step1.$E8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8];COLUMN()-1&lt;=[Step1.$D88]);&quot;White on Black&quot;;IF(AND(COLUMN()-1&gt;=[Step1.$B88];COLUMN()-1&lt;=[Step1.$E8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8];COLUMN()-1&lt;=[Step1.$D88]);&quot;White on Black&quot;;IF(AND(COLUMN()-1&gt;=[Step1.$B88];COLUMN()-1&lt;=[Step1.$E8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number-columns-repeated="1004"/>
        </table:table-row>
        <table:table-row table:style-name="ro1">
          <table:table-cell table:formula="of:=IF(AND(COLUMN()-1&gt;=[Step1.$C89];COLUMN()-1&lt;=[Step1.$D89]);&quot;White on Black&quot;;IF(AND(COLUMN()-1&gt;=[Step1.$B89];COLUMN()-1&lt;=[Step1.$E89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89];COLUMN()-1&lt;=[Step1.$D89]);&quot;White on Black&quot;;IF(AND(COLUMN()-1&gt;=[Step1.$B89];COLUMN()-1&lt;=[Step1.$E8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9];COLUMN()-1&lt;=[Step1.$D89]);&quot;White on Black&quot;;IF(AND(COLUMN()-1&gt;=[Step1.$B89];COLUMN()-1&lt;=[Step1.$E8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9];COLUMN()-1&lt;=[Step1.$D89]);&quot;White on Black&quot;;IF(AND(COLUMN()-1&gt;=[Step1.$B89];COLUMN()-1&lt;=[Step1.$E8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9];COLUMN()-1&lt;=[Step1.$D89]);&quot;White on Black&quot;;IF(AND(COLUMN()-1&gt;=[Step1.$B89];COLUMN()-1&lt;=[Step1.$E8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9];COLUMN()-1&lt;=[Step1.$D89]);&quot;White on Black&quot;;IF(AND(COLUMN()-1&gt;=[Step1.$B89];COLUMN()-1&lt;=[Step1.$E8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9];COLUMN()-1&lt;=[Step1.$D89]);&quot;White on Black&quot;;IF(AND(COLUMN()-1&gt;=[Step1.$B89];COLUMN()-1&lt;=[Step1.$E8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9];COLUMN()-1&lt;=[Step1.$D89]);&quot;White on Black&quot;;IF(AND(COLUMN()-1&gt;=[Step1.$B89];COLUMN()-1&lt;=[Step1.$E8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9];COLUMN()-1&lt;=[Step1.$D89]);&quot;White on Black&quot;;IF(AND(COLUMN()-1&gt;=[Step1.$B89];COLUMN()-1&lt;=[Step1.$E8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9];COLUMN()-1&lt;=[Step1.$D89]);&quot;White on Black&quot;;IF(AND(COLUMN()-1&gt;=[Step1.$B89];COLUMN()-1&lt;=[Step1.$E8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9];COLUMN()-1&lt;=[Step1.$D89]);&quot;White on Black&quot;;IF(AND(COLUMN()-1&gt;=[Step1.$B89];COLUMN()-1&lt;=[Step1.$E8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9];COLUMN()-1&lt;=[Step1.$D89]);&quot;White on Black&quot;;IF(AND(COLUMN()-1&gt;=[Step1.$B89];COLUMN()-1&lt;=[Step1.$E8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9];COLUMN()-1&lt;=[Step1.$D89]);&quot;White on Black&quot;;IF(AND(COLUMN()-1&gt;=[Step1.$B89];COLUMN()-1&lt;=[Step1.$E8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9];COLUMN()-1&lt;=[Step1.$D89]);&quot;White on Black&quot;;IF(AND(COLUMN()-1&gt;=[Step1.$B89];COLUMN()-1&lt;=[Step1.$E8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9];COLUMN()-1&lt;=[Step1.$D89]);&quot;White on Black&quot;;IF(AND(COLUMN()-1&gt;=[Step1.$B89];COLUMN()-1&lt;=[Step1.$E8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9];COLUMN()-1&lt;=[Step1.$D89]);&quot;White on Black&quot;;IF(AND(COLUMN()-1&gt;=[Step1.$B89];COLUMN()-1&lt;=[Step1.$E8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9];COLUMN()-1&lt;=[Step1.$D89]);&quot;White on Black&quot;;IF(AND(COLUMN()-1&gt;=[Step1.$B89];COLUMN()-1&lt;=[Step1.$E8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9];COLUMN()-1&lt;=[Step1.$D89]);&quot;White on Black&quot;;IF(AND(COLUMN()-1&gt;=[Step1.$B89];COLUMN()-1&lt;=[Step1.$E8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9];COLUMN()-1&lt;=[Step1.$D89]);&quot;White on Black&quot;;IF(AND(COLUMN()-1&gt;=[Step1.$B89];COLUMN()-1&lt;=[Step1.$E8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89];COLUMN()-1&lt;=[Step1.$D89]);&quot;White on Black&quot;;IF(AND(COLUMN()-1&gt;=[Step1.$B89];COLUMN()-1&lt;=[Step1.$E8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number-columns-repeated="1004"/>
        </table:table-row>
        <table:table-row table:style-name="ro1">
          <table:table-cell table:formula="of:=IF(AND(COLUMN()-1&gt;=[Step1.$C90];COLUMN()-1&lt;=[Step1.$D90]);&quot;White on Black&quot;;IF(AND(COLUMN()-1&gt;=[Step1.$B90];COLUMN()-1&lt;=[Step1.$E90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90];COLUMN()-1&lt;=[Step1.$D90]);&quot;White on Black&quot;;IF(AND(COLUMN()-1&gt;=[Step1.$B90];COLUMN()-1&lt;=[Step1.$E9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0];COLUMN()-1&lt;=[Step1.$D90]);&quot;White on Black&quot;;IF(AND(COLUMN()-1&gt;=[Step1.$B90];COLUMN()-1&lt;=[Step1.$E9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0];COLUMN()-1&lt;=[Step1.$D90]);&quot;White on Black&quot;;IF(AND(COLUMN()-1&gt;=[Step1.$B90];COLUMN()-1&lt;=[Step1.$E9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0];COLUMN()-1&lt;=[Step1.$D90]);&quot;White on Black&quot;;IF(AND(COLUMN()-1&gt;=[Step1.$B90];COLUMN()-1&lt;=[Step1.$E9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0];COLUMN()-1&lt;=[Step1.$D90]);&quot;White on Black&quot;;IF(AND(COLUMN()-1&gt;=[Step1.$B90];COLUMN()-1&lt;=[Step1.$E9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0];COLUMN()-1&lt;=[Step1.$D90]);&quot;White on Black&quot;;IF(AND(COLUMN()-1&gt;=[Step1.$B90];COLUMN()-1&lt;=[Step1.$E9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0];COLUMN()-1&lt;=[Step1.$D90]);&quot;White on Black&quot;;IF(AND(COLUMN()-1&gt;=[Step1.$B90];COLUMN()-1&lt;=[Step1.$E9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0];COLUMN()-1&lt;=[Step1.$D90]);&quot;White on Black&quot;;IF(AND(COLUMN()-1&gt;=[Step1.$B90];COLUMN()-1&lt;=[Step1.$E9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0];COLUMN()-1&lt;=[Step1.$D90]);&quot;White on Black&quot;;IF(AND(COLUMN()-1&gt;=[Step1.$B90];COLUMN()-1&lt;=[Step1.$E9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0];COLUMN()-1&lt;=[Step1.$D90]);&quot;White on Black&quot;;IF(AND(COLUMN()-1&gt;=[Step1.$B90];COLUMN()-1&lt;=[Step1.$E9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0];COLUMN()-1&lt;=[Step1.$D90]);&quot;White on Black&quot;;IF(AND(COLUMN()-1&gt;=[Step1.$B90];COLUMN()-1&lt;=[Step1.$E9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0];COLUMN()-1&lt;=[Step1.$D90]);&quot;White on Black&quot;;IF(AND(COLUMN()-1&gt;=[Step1.$B90];COLUMN()-1&lt;=[Step1.$E9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0];COLUMN()-1&lt;=[Step1.$D90]);&quot;White on Black&quot;;IF(AND(COLUMN()-1&gt;=[Step1.$B90];COLUMN()-1&lt;=[Step1.$E9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0];COLUMN()-1&lt;=[Step1.$D90]);&quot;White on Black&quot;;IF(AND(COLUMN()-1&gt;=[Step1.$B90];COLUMN()-1&lt;=[Step1.$E9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0];COLUMN()-1&lt;=[Step1.$D90]);&quot;White on Black&quot;;IF(AND(COLUMN()-1&gt;=[Step1.$B90];COLUMN()-1&lt;=[Step1.$E9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0];COLUMN()-1&lt;=[Step1.$D90]);&quot;White on Black&quot;;IF(AND(COLUMN()-1&gt;=[Step1.$B90];COLUMN()-1&lt;=[Step1.$E9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0];COLUMN()-1&lt;=[Step1.$D90]);&quot;White on Black&quot;;IF(AND(COLUMN()-1&gt;=[Step1.$B90];COLUMN()-1&lt;=[Step1.$E9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0];COLUMN()-1&lt;=[Step1.$D90]);&quot;White on Black&quot;;IF(AND(COLUMN()-1&gt;=[Step1.$B90];COLUMN()-1&lt;=[Step1.$E9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0];COLUMN()-1&lt;=[Step1.$D90]);&quot;White on Black&quot;;IF(AND(COLUMN()-1&gt;=[Step1.$B90];COLUMN()-1&lt;=[Step1.$E9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number-columns-repeated="1004"/>
        </table:table-row>
        <table:table-row table:style-name="ro1">
          <table:table-cell table:formula="of:=IF(AND(COLUMN()-1&gt;=[Step1.$C91];COLUMN()-1&lt;=[Step1.$D91]);&quot;White on Black&quot;;IF(AND(COLUMN()-1&gt;=[Step1.$B91];COLUMN()-1&lt;=[Step1.$E91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91];COLUMN()-1&lt;=[Step1.$D91]);&quot;White on Black&quot;;IF(AND(COLUMN()-1&gt;=[Step1.$B91];COLUMN()-1&lt;=[Step1.$E9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1];COLUMN()-1&lt;=[Step1.$D91]);&quot;White on Black&quot;;IF(AND(COLUMN()-1&gt;=[Step1.$B91];COLUMN()-1&lt;=[Step1.$E9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1];COLUMN()-1&lt;=[Step1.$D91]);&quot;White on Black&quot;;IF(AND(COLUMN()-1&gt;=[Step1.$B91];COLUMN()-1&lt;=[Step1.$E9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1];COLUMN()-1&lt;=[Step1.$D91]);&quot;White on Black&quot;;IF(AND(COLUMN()-1&gt;=[Step1.$B91];COLUMN()-1&lt;=[Step1.$E9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1];COLUMN()-1&lt;=[Step1.$D91]);&quot;White on Black&quot;;IF(AND(COLUMN()-1&gt;=[Step1.$B91];COLUMN()-1&lt;=[Step1.$E9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1];COLUMN()-1&lt;=[Step1.$D91]);&quot;White on Black&quot;;IF(AND(COLUMN()-1&gt;=[Step1.$B91];COLUMN()-1&lt;=[Step1.$E9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1];COLUMN()-1&lt;=[Step1.$D91]);&quot;White on Black&quot;;IF(AND(COLUMN()-1&gt;=[Step1.$B91];COLUMN()-1&lt;=[Step1.$E9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1];COLUMN()-1&lt;=[Step1.$D91]);&quot;White on Black&quot;;IF(AND(COLUMN()-1&gt;=[Step1.$B91];COLUMN()-1&lt;=[Step1.$E9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1];COLUMN()-1&lt;=[Step1.$D91]);&quot;White on Black&quot;;IF(AND(COLUMN()-1&gt;=[Step1.$B91];COLUMN()-1&lt;=[Step1.$E9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1];COLUMN()-1&lt;=[Step1.$D91]);&quot;White on Black&quot;;IF(AND(COLUMN()-1&gt;=[Step1.$B91];COLUMN()-1&lt;=[Step1.$E9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1];COLUMN()-1&lt;=[Step1.$D91]);&quot;White on Black&quot;;IF(AND(COLUMN()-1&gt;=[Step1.$B91];COLUMN()-1&lt;=[Step1.$E9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1];COLUMN()-1&lt;=[Step1.$D91]);&quot;White on Black&quot;;IF(AND(COLUMN()-1&gt;=[Step1.$B91];COLUMN()-1&lt;=[Step1.$E9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1];COLUMN()-1&lt;=[Step1.$D91]);&quot;White on Black&quot;;IF(AND(COLUMN()-1&gt;=[Step1.$B91];COLUMN()-1&lt;=[Step1.$E9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1];COLUMN()-1&lt;=[Step1.$D91]);&quot;White on Black&quot;;IF(AND(COLUMN()-1&gt;=[Step1.$B91];COLUMN()-1&lt;=[Step1.$E9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1];COLUMN()-1&lt;=[Step1.$D91]);&quot;White on Black&quot;;IF(AND(COLUMN()-1&gt;=[Step1.$B91];COLUMN()-1&lt;=[Step1.$E9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1];COLUMN()-1&lt;=[Step1.$D91]);&quot;White on Black&quot;;IF(AND(COLUMN()-1&gt;=[Step1.$B91];COLUMN()-1&lt;=[Step1.$E9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1];COLUMN()-1&lt;=[Step1.$D91]);&quot;White on Black&quot;;IF(AND(COLUMN()-1&gt;=[Step1.$B91];COLUMN()-1&lt;=[Step1.$E9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1];COLUMN()-1&lt;=[Step1.$D91]);&quot;White on Black&quot;;IF(AND(COLUMN()-1&gt;=[Step1.$B91];COLUMN()-1&lt;=[Step1.$E9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1];COLUMN()-1&lt;=[Step1.$D91]);&quot;White on Black&quot;;IF(AND(COLUMN()-1&gt;=[Step1.$B91];COLUMN()-1&lt;=[Step1.$E9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number-columns-repeated="1004"/>
        </table:table-row>
        <table:table-row table:style-name="ro1">
          <table:table-cell table:formula="of:=IF(AND(COLUMN()-1&gt;=[Step1.$C92];COLUMN()-1&lt;=[Step1.$D92]);&quot;White on Black&quot;;IF(AND(COLUMN()-1&gt;=[Step1.$B92];COLUMN()-1&lt;=[Step1.$E92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92];COLUMN()-1&lt;=[Step1.$D92]);&quot;White on Black&quot;;IF(AND(COLUMN()-1&gt;=[Step1.$B92];COLUMN()-1&lt;=[Step1.$E9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2];COLUMN()-1&lt;=[Step1.$D92]);&quot;White on Black&quot;;IF(AND(COLUMN()-1&gt;=[Step1.$B92];COLUMN()-1&lt;=[Step1.$E9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2];COLUMN()-1&lt;=[Step1.$D92]);&quot;White on Black&quot;;IF(AND(COLUMN()-1&gt;=[Step1.$B92];COLUMN()-1&lt;=[Step1.$E9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2];COLUMN()-1&lt;=[Step1.$D92]);&quot;White on Black&quot;;IF(AND(COLUMN()-1&gt;=[Step1.$B92];COLUMN()-1&lt;=[Step1.$E9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2];COLUMN()-1&lt;=[Step1.$D92]);&quot;White on Black&quot;;IF(AND(COLUMN()-1&gt;=[Step1.$B92];COLUMN()-1&lt;=[Step1.$E9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2];COLUMN()-1&lt;=[Step1.$D92]);&quot;White on Black&quot;;IF(AND(COLUMN()-1&gt;=[Step1.$B92];COLUMN()-1&lt;=[Step1.$E9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2];COLUMN()-1&lt;=[Step1.$D92]);&quot;White on Black&quot;;IF(AND(COLUMN()-1&gt;=[Step1.$B92];COLUMN()-1&lt;=[Step1.$E9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2];COLUMN()-1&lt;=[Step1.$D92]);&quot;White on Black&quot;;IF(AND(COLUMN()-1&gt;=[Step1.$B92];COLUMN()-1&lt;=[Step1.$E9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2];COLUMN()-1&lt;=[Step1.$D92]);&quot;White on Black&quot;;IF(AND(COLUMN()-1&gt;=[Step1.$B92];COLUMN()-1&lt;=[Step1.$E9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2];COLUMN()-1&lt;=[Step1.$D92]);&quot;White on Black&quot;;IF(AND(COLUMN()-1&gt;=[Step1.$B92];COLUMN()-1&lt;=[Step1.$E9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2];COLUMN()-1&lt;=[Step1.$D92]);&quot;White on Black&quot;;IF(AND(COLUMN()-1&gt;=[Step1.$B92];COLUMN()-1&lt;=[Step1.$E9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2];COLUMN()-1&lt;=[Step1.$D92]);&quot;White on Black&quot;;IF(AND(COLUMN()-1&gt;=[Step1.$B92];COLUMN()-1&lt;=[Step1.$E9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2];COLUMN()-1&lt;=[Step1.$D92]);&quot;White on Black&quot;;IF(AND(COLUMN()-1&gt;=[Step1.$B92];COLUMN()-1&lt;=[Step1.$E9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2];COLUMN()-1&lt;=[Step1.$D92]);&quot;White on Black&quot;;IF(AND(COLUMN()-1&gt;=[Step1.$B92];COLUMN()-1&lt;=[Step1.$E9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2];COLUMN()-1&lt;=[Step1.$D92]);&quot;White on Black&quot;;IF(AND(COLUMN()-1&gt;=[Step1.$B92];COLUMN()-1&lt;=[Step1.$E9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2];COLUMN()-1&lt;=[Step1.$D92]);&quot;White on Black&quot;;IF(AND(COLUMN()-1&gt;=[Step1.$B92];COLUMN()-1&lt;=[Step1.$E9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2];COLUMN()-1&lt;=[Step1.$D92]);&quot;White on Black&quot;;IF(AND(COLUMN()-1&gt;=[Step1.$B92];COLUMN()-1&lt;=[Step1.$E9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2];COLUMN()-1&lt;=[Step1.$D92]);&quot;White on Black&quot;;IF(AND(COLUMN()-1&gt;=[Step1.$B92];COLUMN()-1&lt;=[Step1.$E9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2];COLUMN()-1&lt;=[Step1.$D92]);&quot;White on Black&quot;;IF(AND(COLUMN()-1&gt;=[Step1.$B92];COLUMN()-1&lt;=[Step1.$E9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number-columns-repeated="1004"/>
        </table:table-row>
        <table:table-row table:style-name="ro1">
          <table:table-cell table:formula="of:=IF(AND(COLUMN()-1&gt;=[Step1.$C93];COLUMN()-1&lt;=[Step1.$D93]);&quot;White on Black&quot;;IF(AND(COLUMN()-1&gt;=[Step1.$B93];COLUMN()-1&lt;=[Step1.$E93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93];COLUMN()-1&lt;=[Step1.$D93]);&quot;White on Black&quot;;IF(AND(COLUMN()-1&gt;=[Step1.$B93];COLUMN()-1&lt;=[Step1.$E9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3];COLUMN()-1&lt;=[Step1.$D93]);&quot;White on Black&quot;;IF(AND(COLUMN()-1&gt;=[Step1.$B93];COLUMN()-1&lt;=[Step1.$E9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3];COLUMN()-1&lt;=[Step1.$D93]);&quot;White on Black&quot;;IF(AND(COLUMN()-1&gt;=[Step1.$B93];COLUMN()-1&lt;=[Step1.$E9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3];COLUMN()-1&lt;=[Step1.$D93]);&quot;White on Black&quot;;IF(AND(COLUMN()-1&gt;=[Step1.$B93];COLUMN()-1&lt;=[Step1.$E9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3];COLUMN()-1&lt;=[Step1.$D93]);&quot;White on Black&quot;;IF(AND(COLUMN()-1&gt;=[Step1.$B93];COLUMN()-1&lt;=[Step1.$E9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3];COLUMN()-1&lt;=[Step1.$D93]);&quot;White on Black&quot;;IF(AND(COLUMN()-1&gt;=[Step1.$B93];COLUMN()-1&lt;=[Step1.$E9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3];COLUMN()-1&lt;=[Step1.$D93]);&quot;White on Black&quot;;IF(AND(COLUMN()-1&gt;=[Step1.$B93];COLUMN()-1&lt;=[Step1.$E9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3];COLUMN()-1&lt;=[Step1.$D93]);&quot;White on Black&quot;;IF(AND(COLUMN()-1&gt;=[Step1.$B93];COLUMN()-1&lt;=[Step1.$E9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3];COLUMN()-1&lt;=[Step1.$D93]);&quot;White on Black&quot;;IF(AND(COLUMN()-1&gt;=[Step1.$B93];COLUMN()-1&lt;=[Step1.$E9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3];COLUMN()-1&lt;=[Step1.$D93]);&quot;White on Black&quot;;IF(AND(COLUMN()-1&gt;=[Step1.$B93];COLUMN()-1&lt;=[Step1.$E9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3];COLUMN()-1&lt;=[Step1.$D93]);&quot;White on Black&quot;;IF(AND(COLUMN()-1&gt;=[Step1.$B93];COLUMN()-1&lt;=[Step1.$E9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3];COLUMN()-1&lt;=[Step1.$D93]);&quot;White on Black&quot;;IF(AND(COLUMN()-1&gt;=[Step1.$B93];COLUMN()-1&lt;=[Step1.$E9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3];COLUMN()-1&lt;=[Step1.$D93]);&quot;White on Black&quot;;IF(AND(COLUMN()-1&gt;=[Step1.$B93];COLUMN()-1&lt;=[Step1.$E9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3];COLUMN()-1&lt;=[Step1.$D93]);&quot;White on Black&quot;;IF(AND(COLUMN()-1&gt;=[Step1.$B93];COLUMN()-1&lt;=[Step1.$E9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3];COLUMN()-1&lt;=[Step1.$D93]);&quot;White on Black&quot;;IF(AND(COLUMN()-1&gt;=[Step1.$B93];COLUMN()-1&lt;=[Step1.$E9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3];COLUMN()-1&lt;=[Step1.$D93]);&quot;White on Black&quot;;IF(AND(COLUMN()-1&gt;=[Step1.$B93];COLUMN()-1&lt;=[Step1.$E9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3];COLUMN()-1&lt;=[Step1.$D93]);&quot;White on Black&quot;;IF(AND(COLUMN()-1&gt;=[Step1.$B93];COLUMN()-1&lt;=[Step1.$E9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3];COLUMN()-1&lt;=[Step1.$D93]);&quot;White on Black&quot;;IF(AND(COLUMN()-1&gt;=[Step1.$B93];COLUMN()-1&lt;=[Step1.$E9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3];COLUMN()-1&lt;=[Step1.$D93]);&quot;White on Black&quot;;IF(AND(COLUMN()-1&gt;=[Step1.$B93];COLUMN()-1&lt;=[Step1.$E9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number-columns-repeated="1004"/>
        </table:table-row>
        <table:table-row table:style-name="ro1">
          <table:table-cell table:formula="of:=IF(AND(COLUMN()-1&gt;=[Step1.$C94];COLUMN()-1&lt;=[Step1.$D94]);&quot;White on Black&quot;;IF(AND(COLUMN()-1&gt;=[Step1.$B94];COLUMN()-1&lt;=[Step1.$E94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94];COLUMN()-1&lt;=[Step1.$D94]);&quot;White on Black&quot;;IF(AND(COLUMN()-1&gt;=[Step1.$B94];COLUMN()-1&lt;=[Step1.$E9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4];COLUMN()-1&lt;=[Step1.$D94]);&quot;White on Black&quot;;IF(AND(COLUMN()-1&gt;=[Step1.$B94];COLUMN()-1&lt;=[Step1.$E9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4];COLUMN()-1&lt;=[Step1.$D94]);&quot;White on Black&quot;;IF(AND(COLUMN()-1&gt;=[Step1.$B94];COLUMN()-1&lt;=[Step1.$E9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4];COLUMN()-1&lt;=[Step1.$D94]);&quot;White on Black&quot;;IF(AND(COLUMN()-1&gt;=[Step1.$B94];COLUMN()-1&lt;=[Step1.$E9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4];COLUMN()-1&lt;=[Step1.$D94]);&quot;White on Black&quot;;IF(AND(COLUMN()-1&gt;=[Step1.$B94];COLUMN()-1&lt;=[Step1.$E9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4];COLUMN()-1&lt;=[Step1.$D94]);&quot;White on Black&quot;;IF(AND(COLUMN()-1&gt;=[Step1.$B94];COLUMN()-1&lt;=[Step1.$E9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4];COLUMN()-1&lt;=[Step1.$D94]);&quot;White on Black&quot;;IF(AND(COLUMN()-1&gt;=[Step1.$B94];COLUMN()-1&lt;=[Step1.$E9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4];COLUMN()-1&lt;=[Step1.$D94]);&quot;White on Black&quot;;IF(AND(COLUMN()-1&gt;=[Step1.$B94];COLUMN()-1&lt;=[Step1.$E9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4];COLUMN()-1&lt;=[Step1.$D94]);&quot;White on Black&quot;;IF(AND(COLUMN()-1&gt;=[Step1.$B94];COLUMN()-1&lt;=[Step1.$E9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4];COLUMN()-1&lt;=[Step1.$D94]);&quot;White on Black&quot;;IF(AND(COLUMN()-1&gt;=[Step1.$B94];COLUMN()-1&lt;=[Step1.$E9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4];COLUMN()-1&lt;=[Step1.$D94]);&quot;White on Black&quot;;IF(AND(COLUMN()-1&gt;=[Step1.$B94];COLUMN()-1&lt;=[Step1.$E9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4];COLUMN()-1&lt;=[Step1.$D94]);&quot;White on Black&quot;;IF(AND(COLUMN()-1&gt;=[Step1.$B94];COLUMN()-1&lt;=[Step1.$E9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4];COLUMN()-1&lt;=[Step1.$D94]);&quot;White on Black&quot;;IF(AND(COLUMN()-1&gt;=[Step1.$B94];COLUMN()-1&lt;=[Step1.$E9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4];COLUMN()-1&lt;=[Step1.$D94]);&quot;White on Black&quot;;IF(AND(COLUMN()-1&gt;=[Step1.$B94];COLUMN()-1&lt;=[Step1.$E9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4];COLUMN()-1&lt;=[Step1.$D94]);&quot;White on Black&quot;;IF(AND(COLUMN()-1&gt;=[Step1.$B94];COLUMN()-1&lt;=[Step1.$E9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4];COLUMN()-1&lt;=[Step1.$D94]);&quot;White on Black&quot;;IF(AND(COLUMN()-1&gt;=[Step1.$B94];COLUMN()-1&lt;=[Step1.$E9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4];COLUMN()-1&lt;=[Step1.$D94]);&quot;White on Black&quot;;IF(AND(COLUMN()-1&gt;=[Step1.$B94];COLUMN()-1&lt;=[Step1.$E9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4];COLUMN()-1&lt;=[Step1.$D94]);&quot;White on Black&quot;;IF(AND(COLUMN()-1&gt;=[Step1.$B94];COLUMN()-1&lt;=[Step1.$E9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4];COLUMN()-1&lt;=[Step1.$D94]);&quot;White on Black&quot;;IF(AND(COLUMN()-1&gt;=[Step1.$B94];COLUMN()-1&lt;=[Step1.$E9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number-columns-repeated="1004"/>
        </table:table-row>
        <table:table-row table:style-name="ro1">
          <table:table-cell table:formula="of:=IF(AND(COLUMN()-1&gt;=[Step1.$C95];COLUMN()-1&lt;=[Step1.$D95]);&quot;White on Black&quot;;IF(AND(COLUMN()-1&gt;=[Step1.$B95];COLUMN()-1&lt;=[Step1.$E95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95];COLUMN()-1&lt;=[Step1.$D95]);&quot;White on Black&quot;;IF(AND(COLUMN()-1&gt;=[Step1.$B95];COLUMN()-1&lt;=[Step1.$E9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5];COLUMN()-1&lt;=[Step1.$D95]);&quot;White on Black&quot;;IF(AND(COLUMN()-1&gt;=[Step1.$B95];COLUMN()-1&lt;=[Step1.$E9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5];COLUMN()-1&lt;=[Step1.$D95]);&quot;White on Black&quot;;IF(AND(COLUMN()-1&gt;=[Step1.$B95];COLUMN()-1&lt;=[Step1.$E9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5];COLUMN()-1&lt;=[Step1.$D95]);&quot;White on Black&quot;;IF(AND(COLUMN()-1&gt;=[Step1.$B95];COLUMN()-1&lt;=[Step1.$E9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5];COLUMN()-1&lt;=[Step1.$D95]);&quot;White on Black&quot;;IF(AND(COLUMN()-1&gt;=[Step1.$B95];COLUMN()-1&lt;=[Step1.$E9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5];COLUMN()-1&lt;=[Step1.$D95]);&quot;White on Black&quot;;IF(AND(COLUMN()-1&gt;=[Step1.$B95];COLUMN()-1&lt;=[Step1.$E9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5];COLUMN()-1&lt;=[Step1.$D95]);&quot;White on Black&quot;;IF(AND(COLUMN()-1&gt;=[Step1.$B95];COLUMN()-1&lt;=[Step1.$E9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5];COLUMN()-1&lt;=[Step1.$D95]);&quot;White on Black&quot;;IF(AND(COLUMN()-1&gt;=[Step1.$B95];COLUMN()-1&lt;=[Step1.$E9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5];COLUMN()-1&lt;=[Step1.$D95]);&quot;White on Black&quot;;IF(AND(COLUMN()-1&gt;=[Step1.$B95];COLUMN()-1&lt;=[Step1.$E9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5];COLUMN()-1&lt;=[Step1.$D95]);&quot;White on Black&quot;;IF(AND(COLUMN()-1&gt;=[Step1.$B95];COLUMN()-1&lt;=[Step1.$E9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5];COLUMN()-1&lt;=[Step1.$D95]);&quot;White on Black&quot;;IF(AND(COLUMN()-1&gt;=[Step1.$B95];COLUMN()-1&lt;=[Step1.$E9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5];COLUMN()-1&lt;=[Step1.$D95]);&quot;White on Black&quot;;IF(AND(COLUMN()-1&gt;=[Step1.$B95];COLUMN()-1&lt;=[Step1.$E9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5];COLUMN()-1&lt;=[Step1.$D95]);&quot;White on Black&quot;;IF(AND(COLUMN()-1&gt;=[Step1.$B95];COLUMN()-1&lt;=[Step1.$E9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5];COLUMN()-1&lt;=[Step1.$D95]);&quot;White on Black&quot;;IF(AND(COLUMN()-1&gt;=[Step1.$B95];COLUMN()-1&lt;=[Step1.$E9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5];COLUMN()-1&lt;=[Step1.$D95]);&quot;White on Black&quot;;IF(AND(COLUMN()-1&gt;=[Step1.$B95];COLUMN()-1&lt;=[Step1.$E9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5];COLUMN()-1&lt;=[Step1.$D95]);&quot;White on Black&quot;;IF(AND(COLUMN()-1&gt;=[Step1.$B95];COLUMN()-1&lt;=[Step1.$E9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5];COLUMN()-1&lt;=[Step1.$D95]);&quot;White on Black&quot;;IF(AND(COLUMN()-1&gt;=[Step1.$B95];COLUMN()-1&lt;=[Step1.$E9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5];COLUMN()-1&lt;=[Step1.$D95]);&quot;White on Black&quot;;IF(AND(COLUMN()-1&gt;=[Step1.$B95];COLUMN()-1&lt;=[Step1.$E9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5];COLUMN()-1&lt;=[Step1.$D95]);&quot;White on Black&quot;;IF(AND(COLUMN()-1&gt;=[Step1.$B95];COLUMN()-1&lt;=[Step1.$E9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number-columns-repeated="1004"/>
        </table:table-row>
        <table:table-row table:style-name="ro1">
          <table:table-cell table:formula="of:=IF(AND(COLUMN()-1&gt;=[Step1.$C96];COLUMN()-1&lt;=[Step1.$D96]);&quot;White on Black&quot;;IF(AND(COLUMN()-1&gt;=[Step1.$B96];COLUMN()-1&lt;=[Step1.$E96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96];COLUMN()-1&lt;=[Step1.$D96]);&quot;White on Black&quot;;IF(AND(COLUMN()-1&gt;=[Step1.$B96];COLUMN()-1&lt;=[Step1.$E9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6];COLUMN()-1&lt;=[Step1.$D96]);&quot;White on Black&quot;;IF(AND(COLUMN()-1&gt;=[Step1.$B96];COLUMN()-1&lt;=[Step1.$E9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6];COLUMN()-1&lt;=[Step1.$D96]);&quot;White on Black&quot;;IF(AND(COLUMN()-1&gt;=[Step1.$B96];COLUMN()-1&lt;=[Step1.$E9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6];COLUMN()-1&lt;=[Step1.$D96]);&quot;White on Black&quot;;IF(AND(COLUMN()-1&gt;=[Step1.$B96];COLUMN()-1&lt;=[Step1.$E9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6];COLUMN()-1&lt;=[Step1.$D96]);&quot;White on Black&quot;;IF(AND(COLUMN()-1&gt;=[Step1.$B96];COLUMN()-1&lt;=[Step1.$E9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6];COLUMN()-1&lt;=[Step1.$D96]);&quot;White on Black&quot;;IF(AND(COLUMN()-1&gt;=[Step1.$B96];COLUMN()-1&lt;=[Step1.$E9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6];COLUMN()-1&lt;=[Step1.$D96]);&quot;White on Black&quot;;IF(AND(COLUMN()-1&gt;=[Step1.$B96];COLUMN()-1&lt;=[Step1.$E9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6];COLUMN()-1&lt;=[Step1.$D96]);&quot;White on Black&quot;;IF(AND(COLUMN()-1&gt;=[Step1.$B96];COLUMN()-1&lt;=[Step1.$E9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6];COLUMN()-1&lt;=[Step1.$D96]);&quot;White on Black&quot;;IF(AND(COLUMN()-1&gt;=[Step1.$B96];COLUMN()-1&lt;=[Step1.$E9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6];COLUMN()-1&lt;=[Step1.$D96]);&quot;White on Black&quot;;IF(AND(COLUMN()-1&gt;=[Step1.$B96];COLUMN()-1&lt;=[Step1.$E9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6];COLUMN()-1&lt;=[Step1.$D96]);&quot;White on Black&quot;;IF(AND(COLUMN()-1&gt;=[Step1.$B96];COLUMN()-1&lt;=[Step1.$E9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6];COLUMN()-1&lt;=[Step1.$D96]);&quot;White on Black&quot;;IF(AND(COLUMN()-1&gt;=[Step1.$B96];COLUMN()-1&lt;=[Step1.$E9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6];COLUMN()-1&lt;=[Step1.$D96]);&quot;White on Black&quot;;IF(AND(COLUMN()-1&gt;=[Step1.$B96];COLUMN()-1&lt;=[Step1.$E9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6];COLUMN()-1&lt;=[Step1.$D96]);&quot;White on Black&quot;;IF(AND(COLUMN()-1&gt;=[Step1.$B96];COLUMN()-1&lt;=[Step1.$E9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6];COLUMN()-1&lt;=[Step1.$D96]);&quot;White on Black&quot;;IF(AND(COLUMN()-1&gt;=[Step1.$B96];COLUMN()-1&lt;=[Step1.$E9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6];COLUMN()-1&lt;=[Step1.$D96]);&quot;White on Black&quot;;IF(AND(COLUMN()-1&gt;=[Step1.$B96];COLUMN()-1&lt;=[Step1.$E9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6];COLUMN()-1&lt;=[Step1.$D96]);&quot;White on Black&quot;;IF(AND(COLUMN()-1&gt;=[Step1.$B96];COLUMN()-1&lt;=[Step1.$E9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6];COLUMN()-1&lt;=[Step1.$D96]);&quot;White on Black&quot;;IF(AND(COLUMN()-1&gt;=[Step1.$B96];COLUMN()-1&lt;=[Step1.$E9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6];COLUMN()-1&lt;=[Step1.$D96]);&quot;White on Black&quot;;IF(AND(COLUMN()-1&gt;=[Step1.$B96];COLUMN()-1&lt;=[Step1.$E9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number-columns-repeated="1004"/>
        </table:table-row>
        <table:table-row table:style-name="ro1">
          <table:table-cell table:formula="of:=IF(AND(COLUMN()-1&gt;=[Step1.$C97];COLUMN()-1&lt;=[Step1.$D97]);&quot;White on Black&quot;;IF(AND(COLUMN()-1&gt;=[Step1.$B97];COLUMN()-1&lt;=[Step1.$E97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97];COLUMN()-1&lt;=[Step1.$D97]);&quot;White on Black&quot;;IF(AND(COLUMN()-1&gt;=[Step1.$B97];COLUMN()-1&lt;=[Step1.$E9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7];COLUMN()-1&lt;=[Step1.$D97]);&quot;White on Black&quot;;IF(AND(COLUMN()-1&gt;=[Step1.$B97];COLUMN()-1&lt;=[Step1.$E9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7];COLUMN()-1&lt;=[Step1.$D97]);&quot;White on Black&quot;;IF(AND(COLUMN()-1&gt;=[Step1.$B97];COLUMN()-1&lt;=[Step1.$E9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7];COLUMN()-1&lt;=[Step1.$D97]);&quot;White on Black&quot;;IF(AND(COLUMN()-1&gt;=[Step1.$B97];COLUMN()-1&lt;=[Step1.$E9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7];COLUMN()-1&lt;=[Step1.$D97]);&quot;White on Black&quot;;IF(AND(COLUMN()-1&gt;=[Step1.$B97];COLUMN()-1&lt;=[Step1.$E9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7];COLUMN()-1&lt;=[Step1.$D97]);&quot;White on Black&quot;;IF(AND(COLUMN()-1&gt;=[Step1.$B97];COLUMN()-1&lt;=[Step1.$E9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7];COLUMN()-1&lt;=[Step1.$D97]);&quot;White on Black&quot;;IF(AND(COLUMN()-1&gt;=[Step1.$B97];COLUMN()-1&lt;=[Step1.$E9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7];COLUMN()-1&lt;=[Step1.$D97]);&quot;White on Black&quot;;IF(AND(COLUMN()-1&gt;=[Step1.$B97];COLUMN()-1&lt;=[Step1.$E9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7];COLUMN()-1&lt;=[Step1.$D97]);&quot;White on Black&quot;;IF(AND(COLUMN()-1&gt;=[Step1.$B97];COLUMN()-1&lt;=[Step1.$E9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7];COLUMN()-1&lt;=[Step1.$D97]);&quot;White on Black&quot;;IF(AND(COLUMN()-1&gt;=[Step1.$B97];COLUMN()-1&lt;=[Step1.$E9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7];COLUMN()-1&lt;=[Step1.$D97]);&quot;White on Black&quot;;IF(AND(COLUMN()-1&gt;=[Step1.$B97];COLUMN()-1&lt;=[Step1.$E9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7];COLUMN()-1&lt;=[Step1.$D97]);&quot;White on Black&quot;;IF(AND(COLUMN()-1&gt;=[Step1.$B97];COLUMN()-1&lt;=[Step1.$E9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7];COLUMN()-1&lt;=[Step1.$D97]);&quot;White on Black&quot;;IF(AND(COLUMN()-1&gt;=[Step1.$B97];COLUMN()-1&lt;=[Step1.$E9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7];COLUMN()-1&lt;=[Step1.$D97]);&quot;White on Black&quot;;IF(AND(COLUMN()-1&gt;=[Step1.$B97];COLUMN()-1&lt;=[Step1.$E9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7];COLUMN()-1&lt;=[Step1.$D97]);&quot;White on Black&quot;;IF(AND(COLUMN()-1&gt;=[Step1.$B97];COLUMN()-1&lt;=[Step1.$E9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7];COLUMN()-1&lt;=[Step1.$D97]);&quot;White on Black&quot;;IF(AND(COLUMN()-1&gt;=[Step1.$B97];COLUMN()-1&lt;=[Step1.$E9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7];COLUMN()-1&lt;=[Step1.$D97]);&quot;White on Black&quot;;IF(AND(COLUMN()-1&gt;=[Step1.$B97];COLUMN()-1&lt;=[Step1.$E9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7];COLUMN()-1&lt;=[Step1.$D97]);&quot;White on Black&quot;;IF(AND(COLUMN()-1&gt;=[Step1.$B97];COLUMN()-1&lt;=[Step1.$E9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7];COLUMN()-1&lt;=[Step1.$D97]);&quot;White on Black&quot;;IF(AND(COLUMN()-1&gt;=[Step1.$B97];COLUMN()-1&lt;=[Step1.$E9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number-columns-repeated="1004"/>
        </table:table-row>
        <table:table-row table:style-name="ro1">
          <table:table-cell table:formula="of:=IF(AND(COLUMN()-1&gt;=[Step1.$C98];COLUMN()-1&lt;=[Step1.$D98]);&quot;White on Black&quot;;IF(AND(COLUMN()-1&gt;=[Step1.$B98];COLUMN()-1&lt;=[Step1.$E98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98];COLUMN()-1&lt;=[Step1.$D98]);&quot;White on Black&quot;;IF(AND(COLUMN()-1&gt;=[Step1.$B98];COLUMN()-1&lt;=[Step1.$E9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8];COLUMN()-1&lt;=[Step1.$D98]);&quot;White on Black&quot;;IF(AND(COLUMN()-1&gt;=[Step1.$B98];COLUMN()-1&lt;=[Step1.$E9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8];COLUMN()-1&lt;=[Step1.$D98]);&quot;White on Black&quot;;IF(AND(COLUMN()-1&gt;=[Step1.$B98];COLUMN()-1&lt;=[Step1.$E9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8];COLUMN()-1&lt;=[Step1.$D98]);&quot;White on Black&quot;;IF(AND(COLUMN()-1&gt;=[Step1.$B98];COLUMN()-1&lt;=[Step1.$E9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8];COLUMN()-1&lt;=[Step1.$D98]);&quot;White on Black&quot;;IF(AND(COLUMN()-1&gt;=[Step1.$B98];COLUMN()-1&lt;=[Step1.$E9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8];COLUMN()-1&lt;=[Step1.$D98]);&quot;White on Black&quot;;IF(AND(COLUMN()-1&gt;=[Step1.$B98];COLUMN()-1&lt;=[Step1.$E9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8];COLUMN()-1&lt;=[Step1.$D98]);&quot;White on Black&quot;;IF(AND(COLUMN()-1&gt;=[Step1.$B98];COLUMN()-1&lt;=[Step1.$E9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8];COLUMN()-1&lt;=[Step1.$D98]);&quot;White on Black&quot;;IF(AND(COLUMN()-1&gt;=[Step1.$B98];COLUMN()-1&lt;=[Step1.$E9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8];COLUMN()-1&lt;=[Step1.$D98]);&quot;White on Black&quot;;IF(AND(COLUMN()-1&gt;=[Step1.$B98];COLUMN()-1&lt;=[Step1.$E9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8];COLUMN()-1&lt;=[Step1.$D98]);&quot;White on Black&quot;;IF(AND(COLUMN()-1&gt;=[Step1.$B98];COLUMN()-1&lt;=[Step1.$E9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8];COLUMN()-1&lt;=[Step1.$D98]);&quot;White on Black&quot;;IF(AND(COLUMN()-1&gt;=[Step1.$B98];COLUMN()-1&lt;=[Step1.$E9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8];COLUMN()-1&lt;=[Step1.$D98]);&quot;White on Black&quot;;IF(AND(COLUMN()-1&gt;=[Step1.$B98];COLUMN()-1&lt;=[Step1.$E9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8];COLUMN()-1&lt;=[Step1.$D98]);&quot;White on Black&quot;;IF(AND(COLUMN()-1&gt;=[Step1.$B98];COLUMN()-1&lt;=[Step1.$E9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8];COLUMN()-1&lt;=[Step1.$D98]);&quot;White on Black&quot;;IF(AND(COLUMN()-1&gt;=[Step1.$B98];COLUMN()-1&lt;=[Step1.$E9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8];COLUMN()-1&lt;=[Step1.$D98]);&quot;White on Black&quot;;IF(AND(COLUMN()-1&gt;=[Step1.$B98];COLUMN()-1&lt;=[Step1.$E9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8];COLUMN()-1&lt;=[Step1.$D98]);&quot;White on Black&quot;;IF(AND(COLUMN()-1&gt;=[Step1.$B98];COLUMN()-1&lt;=[Step1.$E9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8];COLUMN()-1&lt;=[Step1.$D98]);&quot;White on Black&quot;;IF(AND(COLUMN()-1&gt;=[Step1.$B98];COLUMN()-1&lt;=[Step1.$E9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8];COLUMN()-1&lt;=[Step1.$D98]);&quot;White on Black&quot;;IF(AND(COLUMN()-1&gt;=[Step1.$B98];COLUMN()-1&lt;=[Step1.$E9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98];COLUMN()-1&lt;=[Step1.$D98]);&quot;White on Black&quot;;IF(AND(COLUMN()-1&gt;=[Step1.$B98];COLUMN()-1&lt;=[Step1.$E9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number-columns-repeated="1004"/>
        </table:table-row>
        <table:table-row table:style-name="ro1">
          <table:table-cell table:formula="of:=IF(AND(COLUMN()-1&gt;=[Step1.$C99];COLUMN()-1&lt;=[Step1.$D99]);&quot;White on Black&quot;;IF(AND(COLUMN()-1&gt;=[Step1.$B99];COLUMN()-1&lt;=[Step1.$E99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99];COLUMN()-1&lt;=[Step1.$D99]);&quot;White on Black&quot;;IF(AND(COLUMN()-1&gt;=[Step1.$B99];COLUMN()-1&lt;=[Step1.$E9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9];COLUMN()-1&lt;=[Step1.$D99]);&quot;White on Black&quot;;IF(AND(COLUMN()-1&gt;=[Step1.$B99];COLUMN()-1&lt;=[Step1.$E9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9];COLUMN()-1&lt;=[Step1.$D99]);&quot;White on Black&quot;;IF(AND(COLUMN()-1&gt;=[Step1.$B99];COLUMN()-1&lt;=[Step1.$E9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9];COLUMN()-1&lt;=[Step1.$D99]);&quot;White on Black&quot;;IF(AND(COLUMN()-1&gt;=[Step1.$B99];COLUMN()-1&lt;=[Step1.$E9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9];COLUMN()-1&lt;=[Step1.$D99]);&quot;White on Black&quot;;IF(AND(COLUMN()-1&gt;=[Step1.$B99];COLUMN()-1&lt;=[Step1.$E9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9];COLUMN()-1&lt;=[Step1.$D99]);&quot;White on Black&quot;;IF(AND(COLUMN()-1&gt;=[Step1.$B99];COLUMN()-1&lt;=[Step1.$E9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9];COLUMN()-1&lt;=[Step1.$D99]);&quot;White on Black&quot;;IF(AND(COLUMN()-1&gt;=[Step1.$B99];COLUMN()-1&lt;=[Step1.$E9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9];COLUMN()-1&lt;=[Step1.$D99]);&quot;White on Black&quot;;IF(AND(COLUMN()-1&gt;=[Step1.$B99];COLUMN()-1&lt;=[Step1.$E9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9];COLUMN()-1&lt;=[Step1.$D99]);&quot;White on Black&quot;;IF(AND(COLUMN()-1&gt;=[Step1.$B99];COLUMN()-1&lt;=[Step1.$E9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9];COLUMN()-1&lt;=[Step1.$D99]);&quot;White on Black&quot;;IF(AND(COLUMN()-1&gt;=[Step1.$B99];COLUMN()-1&lt;=[Step1.$E9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9];COLUMN()-1&lt;=[Step1.$D99]);&quot;White on Black&quot;;IF(AND(COLUMN()-1&gt;=[Step1.$B99];COLUMN()-1&lt;=[Step1.$E9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9];COLUMN()-1&lt;=[Step1.$D99]);&quot;White on Black&quot;;IF(AND(COLUMN()-1&gt;=[Step1.$B99];COLUMN()-1&lt;=[Step1.$E9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9];COLUMN()-1&lt;=[Step1.$D99]);&quot;White on Black&quot;;IF(AND(COLUMN()-1&gt;=[Step1.$B99];COLUMN()-1&lt;=[Step1.$E9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9];COLUMN()-1&lt;=[Step1.$D99]);&quot;White on Black&quot;;IF(AND(COLUMN()-1&gt;=[Step1.$B99];COLUMN()-1&lt;=[Step1.$E9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9];COLUMN()-1&lt;=[Step1.$D99]);&quot;White on Black&quot;;IF(AND(COLUMN()-1&gt;=[Step1.$B99];COLUMN()-1&lt;=[Step1.$E9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9];COLUMN()-1&lt;=[Step1.$D99]);&quot;White on Black&quot;;IF(AND(COLUMN()-1&gt;=[Step1.$B99];COLUMN()-1&lt;=[Step1.$E9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9];COLUMN()-1&lt;=[Step1.$D99]);&quot;White on Black&quot;;IF(AND(COLUMN()-1&gt;=[Step1.$B99];COLUMN()-1&lt;=[Step1.$E9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9];COLUMN()-1&lt;=[Step1.$D99]);&quot;White on Black&quot;;IF(AND(COLUMN()-1&gt;=[Step1.$B99];COLUMN()-1&lt;=[Step1.$E9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99];COLUMN()-1&lt;=[Step1.$D99]);&quot;White on Black&quot;;IF(AND(COLUMN()-1&gt;=[Step1.$B99];COLUMN()-1&lt;=[Step1.$E99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number-columns-repeated="1004"/>
        </table:table-row>
        <table:table-row table:style-name="ro1">
          <table:table-cell table:formula="of:=IF(AND(COLUMN()-1&gt;=[Step1.$C100];COLUMN()-1&lt;=[Step1.$D100]);&quot;White on Black&quot;;IF(AND(COLUMN()-1&gt;=[Step1.$B100];COLUMN()-1&lt;=[Step1.$E100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100];COLUMN()-1&lt;=[Step1.$D100]);&quot;White on Black&quot;;IF(AND(COLUMN()-1&gt;=[Step1.$B100];COLUMN()-1&lt;=[Step1.$E10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00];COLUMN()-1&lt;=[Step1.$D100]);&quot;White on Black&quot;;IF(AND(COLUMN()-1&gt;=[Step1.$B100];COLUMN()-1&lt;=[Step1.$E10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00];COLUMN()-1&lt;=[Step1.$D100]);&quot;White on Black&quot;;IF(AND(COLUMN()-1&gt;=[Step1.$B100];COLUMN()-1&lt;=[Step1.$E10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00];COLUMN()-1&lt;=[Step1.$D100]);&quot;White on Black&quot;;IF(AND(COLUMN()-1&gt;=[Step1.$B100];COLUMN()-1&lt;=[Step1.$E10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00];COLUMN()-1&lt;=[Step1.$D100]);&quot;White on Black&quot;;IF(AND(COLUMN()-1&gt;=[Step1.$B100];COLUMN()-1&lt;=[Step1.$E10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00];COLUMN()-1&lt;=[Step1.$D100]);&quot;White on Black&quot;;IF(AND(COLUMN()-1&gt;=[Step1.$B100];COLUMN()-1&lt;=[Step1.$E10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00];COLUMN()-1&lt;=[Step1.$D100]);&quot;White on Black&quot;;IF(AND(COLUMN()-1&gt;=[Step1.$B100];COLUMN()-1&lt;=[Step1.$E10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00];COLUMN()-1&lt;=[Step1.$D100]);&quot;White on Black&quot;;IF(AND(COLUMN()-1&gt;=[Step1.$B100];COLUMN()-1&lt;=[Step1.$E10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00];COLUMN()-1&lt;=[Step1.$D100]);&quot;White on Black&quot;;IF(AND(COLUMN()-1&gt;=[Step1.$B100];COLUMN()-1&lt;=[Step1.$E10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00];COLUMN()-1&lt;=[Step1.$D100]);&quot;White on Black&quot;;IF(AND(COLUMN()-1&gt;=[Step1.$B100];COLUMN()-1&lt;=[Step1.$E10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00];COLUMN()-1&lt;=[Step1.$D100]);&quot;White on Black&quot;;IF(AND(COLUMN()-1&gt;=[Step1.$B100];COLUMN()-1&lt;=[Step1.$E10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00];COLUMN()-1&lt;=[Step1.$D100]);&quot;White on Black&quot;;IF(AND(COLUMN()-1&gt;=[Step1.$B100];COLUMN()-1&lt;=[Step1.$E10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00];COLUMN()-1&lt;=[Step1.$D100]);&quot;White on Black&quot;;IF(AND(COLUMN()-1&gt;=[Step1.$B100];COLUMN()-1&lt;=[Step1.$E10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00];COLUMN()-1&lt;=[Step1.$D100]);&quot;White on Black&quot;;IF(AND(COLUMN()-1&gt;=[Step1.$B100];COLUMN()-1&lt;=[Step1.$E10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00];COLUMN()-1&lt;=[Step1.$D100]);&quot;White on Black&quot;;IF(AND(COLUMN()-1&gt;=[Step1.$B100];COLUMN()-1&lt;=[Step1.$E10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00];COLUMN()-1&lt;=[Step1.$D100]);&quot;White on Black&quot;;IF(AND(COLUMN()-1&gt;=[Step1.$B100];COLUMN()-1&lt;=[Step1.$E10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00];COLUMN()-1&lt;=[Step1.$D100]);&quot;White on Black&quot;;IF(AND(COLUMN()-1&gt;=[Step1.$B100];COLUMN()-1&lt;=[Step1.$E10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00];COLUMN()-1&lt;=[Step1.$D100]);&quot;White on Black&quot;;IF(AND(COLUMN()-1&gt;=[Step1.$B100];COLUMN()-1&lt;=[Step1.$E10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100];COLUMN()-1&lt;=[Step1.$D100]);&quot;White on Black&quot;;IF(AND(COLUMN()-1&gt;=[Step1.$B100];COLUMN()-1&lt;=[Step1.$E100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number-columns-repeated="1004"/>
        </table:table-row>
      </table:table>
      <table:named-expressions>
        <table:named-range table:name="alhambra" table:base-cell-address="$'Printable Version'.$V$7" table:cell-range-address="$'Printable Version'.$C$3:.$Q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ay" style:family="table-cell" style:parent-style-name="Default">
      <style:table-cell-properties fo:background-color="#666666"/>
      <style:text-properties fo:color="#666666"/>
    </style:style>
    <style:style style:name="White_20_on_20_Gray" style:display-name="White on Gray" style:family="table-cell" style:parent-style-name="Gray">
      <style:text-properties fo:color="#ffffff"/>
    </style:style>
    <style:style style:name="Black" style:family="table-cell" style:parent-style-name="Default">
      <style:table-cell-properties fo:background-color="#000000"/>
      <style:text-properties fo:color="#000000"/>
    </style:style>
    <style:style style:name="White_20_on_20_Black" style:display-name="White on Black" style:family="table-cell" style:parent-style-name="Black">
      <style:text-properties fo:color="#ffffff"/>
    </style:style>
    <style:style style:name="Alternating_20_Dark" style:display-name="Alternating Dark" style:family="table-cell" style:parent-style-name="Default">
      <style:table-cell-properties fo:background-color="#cccccc"/>
    </style:style>
    <style:style style:name="Alternating_20_Light" style:display-name="Alternating Light" style:family="table-cell" style:parent-style-name="Defaul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style style:name="MT1" style:family="text">
      <style:text-properties fo:font-size="20pt"/>
    </style:style>
  </office:automatic-styles>
  <office:master-styles>
    <style:master-page style:name="Default" style:page-layout-name="Mpm1">
      <style:header>
        <style:region-left>
          <text:p><text:span text:style-name="MT1">Trevor's Tabletop Games</text:span></text:p>
        </style:region-left>
        <style:region-right>
          <text:p><text:date style:data-style-name="N2" text:date-value="2016-08-16">00/00/0000</text:dat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/00/0000</text:date>, <text:time style:data-style-name="N2" text:time-value="17:54:52.2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asterovenly </meta:initial-creator>
    <meta:creation-date>2016-08-14T19:51:08.009000000</meta:creation-date>
    <dc:date>2016-08-16T17:56:22.641000000</dc:date>
    <dc:creator>toasterovenly </dc:creator>
    <meta:editing-duration>P1DT20H12M28S</meta:editing-duration>
    <meta:editing-cycles>8</meta:editing-cycles>
    <meta:generator>LibreOffice/4.4.3.2$Windows_x86 LibreOffice_project/88805f81e9fe61362df02b9941de8e38a9b5fd16</meta:generator>
    <meta:document-statistic meta:table-count="5" meta:cell-count="2611" meta:object-count="0"/>
  </office:meta>
</office:document-meta>
</file>